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vl_mv1" table:style-name="ta1">
        <table:shapes>
          <draw:frame draw:z-index="0" draw:style-name="gr1" draw:text-style-name="P1" svg:width="7.0055in" svg:height="2.8764in" svg:x="4.9701in" svg:y="47.652in">
            <draw:object draw:notify-on-update-of-ranges="mvl_mv1.E1:mvl_mv1.E1 mvl_mv1.E2:mvl_mv1.E322 mvl_mv1.F1:mvl_mv1.F1 mvl_mv1.F2:mvl_mv1.F322 mvl_mv1.E1:mvl_mv1.E1 mvl_mv1.E2:mvl_mv1.E322 mvl_mv1.G1:mvl_mv1.G1 mvl_mv1.G2:mvl_mv1.G322 mvl_mv1.E1:mvl_mv1.E1 mvl_mv1.E2:mvl_mv1.E322 mvl_mv1.H1:mvl_mv1.H1 mvl_mv1.H2:mvl_mv1.H322 mvl_mv1.E1:mvl_mv1.E1 mvl_mv1.E2:mvl_mv1.E322 mvl_mv1.I1:mvl_mv1.I1 mvl_mv1.I2:mvl_mv1.I322 mvl_mv1.E1:mvl_mv1.E1 mvl_mv1.E2:mvl_mv1.E322 mvl_mv1.J1:mvl_mv1.J1 mvl_mv1.J2:mvl_mv1.J322 mvl_mv1.E1:mvl_mv1.E1 mvl_mv1.E2:mvl_mv1.E322 mvl_mv1.K1:mvl_mv1.K1 mvl_mv1.K2:mvl_mv1.K3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(hr)</text:p>
          </table:table-cell>
          <table:table-cell office:value-type="float" office:value="-21.797" calcext:value-type="float">
            <text:p>-21.797</text:p>
          </table:table-cell>
          <table:table-cell office:value-type="float" office:value="3396.124" calcext:value-type="float">
            <text:p>3396.124</text:p>
          </table:table-cell>
          <table:table-cell office:value-type="float" office:value="-47.709" calcext:value-type="float">
            <text:p>-47.709</text:p>
          </table:table-cell>
          <table:table-cell table:formula="of:=[.A1]" office:value-type="string" office:string-value="Time (hr)" calcext:value-type="string">
            <text:p>Time (hr)</text:p>
          </table:table-cell>
          <table:table-cell office:value-type="string" calcext:value-type="string">
            <text:p>View 1 X</text:p>
          </table:table-cell>
          <table:table-cell office:value-type="string" calcext:value-type="string">
            <text:p>View 1 Y</text:p>
          </table:table-cell>
          <table:table-cell office:value-type="string" calcext:value-type="string">
            <text:p>View 1 Z</text:p>
          </table:table-cell>
          <table:table-cell office:value-type="string" calcext:value-type="string">
            <text:p>View 2 X</text:p>
          </table:table-cell>
          <table:table-cell office:value-type="string" calcext:value-type="string">
            <text:p>View 2 Y</text:p>
          </table:table-cell>
          <table:table-cell office:value-type="string" calcext:value-type="string">
            <text:p>View 2 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1.797" calcext:value-type="float">
            <text:p>-21.797</text:p>
          </table:table-cell>
          <table:table-cell office:value-type="float" office:value="3396.124" calcext:value-type="float">
            <text:p>3396.124</text:p>
          </table:table-cell>
          <table:table-cell office:value-type="float" office:value="-47.709" calcext:value-type="float">
            <text:p>-47.709</text:p>
          </table:table-cell>
          <table:table-cell table:formula="of:=[.A2]" office:value-type="float" office:value="0" calcext:value-type="float">
            <text:p>0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[.C2]-[.$C$2]" office:value-type="float" office:value="0" calcext:value-type="float">
            <text:p>0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21.644" calcext:value-type="float">
            <text:p>-21.644</text:p>
          </table:table-cell>
          <table:table-cell office:value-type="float" office:value="3240.656" calcext:value-type="float">
            <text:p>3240.656</text:p>
          </table:table-cell>
          <table:table-cell office:value-type="float" office:value="-82.01" calcext:value-type="float">
            <text:p>-82.01</text:p>
          </table:table-cell>
          <table:table-cell table:formula="of:=[.A3]" office:value-type="float" office:value="0.1" calcext:value-type="float">
            <text:p>0.1</text:p>
          </table:table-cell>
          <table:table-cell table:formula="of:=[.B3]-[.$B$2]" office:value-type="float" office:value="0.153000000000002" calcext:value-type="float">
            <text:p>0.153000000000002</text:p>
          </table:table-cell>
          <table:table-cell table:formula="of:=[.C3]-[.$C$2]" office:value-type="float" office:value="-155.468" calcext:value-type="float">
            <text:p>-155.468</text:p>
          </table:table-cell>
          <table:table-cell table:formula="of:=[.D3]-[.$D$2]" office:value-type="float" office:value="-34.301" calcext:value-type="float">
            <text:p>-34.301</text:p>
          </table:table-cell>
          <table:table-cell office:value-type="float" office:value="0.0430000000000064" calcext:value-type="float">
            <text:p>0.043000000000006</text:p>
          </table:table-cell>
          <table:table-cell office:value-type="float" office:value="-149.94" calcext:value-type="float">
            <text:p>-14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23.39" calcext:value-type="float">
            <text:p>-23.39</text:p>
          </table:table-cell>
          <table:table-cell office:value-type="float" office:value="3240.169" calcext:value-type="float">
            <text:p>3240.169</text:p>
          </table:table-cell>
          <table:table-cell office:value-type="float" office:value="-84.313" calcext:value-type="float">
            <text:p>-84.313</text:p>
          </table:table-cell>
          <table:table-cell table:formula="of:=[.A4]" office:value-type="float" office:value="0.2" calcext:value-type="float">
            <text:p>0.2</text:p>
          </table:table-cell>
          <table:table-cell table:formula="of:=[.B4]-[.$B$2]" office:value-type="float" office:value="-1.593" calcext:value-type="float">
            <text:p>-1.593</text:p>
          </table:table-cell>
          <table:table-cell table:formula="of:=[.C4]-[.$C$2]" office:value-type="float" office:value="-155.955" calcext:value-type="float">
            <text:p>-155.955</text:p>
          </table:table-cell>
          <table:table-cell table:formula="of:=[.D4]-[.$D$2]" office:value-type="float" office:value="-36.604" calcext:value-type="float">
            <text:p>-36.604</text:p>
          </table:table-cell>
          <table:table-cell office:value-type="float" office:value="-3.84" calcext:value-type="float">
            <text:p>-3.84</text:p>
          </table:table-cell>
          <table:table-cell office:value-type="float" office:value="-153.368" calcext:value-type="float">
            <text:p>-153.368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24.41" calcext:value-type="float">
            <text:p>-24.41</text:p>
          </table:table-cell>
          <table:table-cell office:value-type="float" office:value="3241.604" calcext:value-type="float">
            <text:p>3241.604</text:p>
          </table:table-cell>
          <table:table-cell office:value-type="float" office:value="-85.979" calcext:value-type="float">
            <text:p>-85.979</text:p>
          </table:table-cell>
          <table:table-cell table:formula="of:=[.A5]" office:value-type="float" office:value="0.3" calcext:value-type="float">
            <text:p>0.3</text:p>
          </table:table-cell>
          <table:table-cell table:formula="of:=[.B5]-[.$B$2]" office:value-type="float" office:value="-2.613" calcext:value-type="float">
            <text:p>-2.613</text:p>
          </table:table-cell>
          <table:table-cell table:formula="of:=[.C5]-[.$C$2]" office:value-type="float" office:value="-154.52" calcext:value-type="float">
            <text:p>-154.52</text:p>
          </table:table-cell>
          <table:table-cell table:formula="of:=[.D5]-[.$D$2]" office:value-type="float" office:value="-38.27" calcext:value-type="float">
            <text:p>-38.27</text:p>
          </table:table-cell>
          <table:table-cell office:value-type="float" office:value="-4.19899999999998" calcext:value-type="float">
            <text:p>-4.19899999999998</text:p>
          </table:table-cell>
          <table:table-cell office:value-type="float" office:value="-153.366" calcext:value-type="float">
            <text:p>-153.366</text:p>
          </table:table-cell>
          <table:table-cell office:value-type="float" office:value="4.511" calcext:value-type="float">
            <text:p>4.51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4.784" calcext:value-type="float">
            <text:p>-24.784</text:p>
          </table:table-cell>
          <table:table-cell office:value-type="float" office:value="3242.307" calcext:value-type="float">
            <text:p>3242.307</text:p>
          </table:table-cell>
          <table:table-cell office:value-type="float" office:value="-86.788" calcext:value-type="float">
            <text:p>-86.788</text:p>
          </table:table-cell>
          <table:table-cell table:formula="of:=[.A6]" office:value-type="float" office:value="0.4" calcext:value-type="float">
            <text:p>0.4</text:p>
          </table:table-cell>
          <table:table-cell table:formula="of:=[.B6]-[.$B$2]" office:value-type="float" office:value="-2.987" calcext:value-type="float">
            <text:p>-2.987</text:p>
          </table:table-cell>
          <table:table-cell table:formula="of:=[.C6]-[.$C$2]" office:value-type="float" office:value="-153.817" calcext:value-type="float">
            <text:p>-153.817</text:p>
          </table:table-cell>
          <table:table-cell table:formula="of:=[.D6]-[.$D$2]" office:value-type="float" office:value="-39.079" calcext:value-type="float">
            <text:p>-39.079</text:p>
          </table:table-cell>
          <table:table-cell office:value-type="float" office:value="-2.63999999999999" calcext:value-type="float">
            <text:p>-2.63999999999999</text:p>
          </table:table-cell>
          <table:table-cell office:value-type="float" office:value="-153.81" calcext:value-type="float">
            <text:p>-153.81</text:p>
          </table:table-cell>
          <table:table-cell office:value-type="float" office:value="8.46899999999999" calcext:value-type="float">
            <text:p>8.46899999999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25.116" calcext:value-type="float">
            <text:p>-25.116</text:p>
          </table:table-cell>
          <table:table-cell office:value-type="float" office:value="3242.655" calcext:value-type="float">
            <text:p>3242.655</text:p>
          </table:table-cell>
          <table:table-cell office:value-type="float" office:value="-86.21" calcext:value-type="float">
            <text:p>-86.21</text:p>
          </table:table-cell>
          <table:table-cell table:formula="of:=[.A7]" office:value-type="float" office:value="0.5" calcext:value-type="float">
            <text:p>0.5</text:p>
          </table:table-cell>
          <table:table-cell table:formula="of:=[.B7]-[.$B$2]" office:value-type="float" office:value="-3.319" calcext:value-type="float">
            <text:p>-3.319</text:p>
          </table:table-cell>
          <table:table-cell table:formula="of:=[.C7]-[.$C$2]" office:value-type="float" office:value="-153.469" calcext:value-type="float">
            <text:p>-153.469</text:p>
          </table:table-cell>
          <table:table-cell table:formula="of:=[.D7]-[.$D$2]" office:value-type="float" office:value="-38.501" calcext:value-type="float">
            <text:p>-38.501</text:p>
          </table:table-cell>
          <table:table-cell office:value-type="float" office:value="-0.537999999999983" calcext:value-type="float">
            <text:p>-0.537999999999983</text:p>
          </table:table-cell>
          <table:table-cell office:value-type="float" office:value="-155.315" calcext:value-type="float">
            <text:p>-155.315</text:p>
          </table:table-cell>
          <table:table-cell office:value-type="float" office:value="10.148" calcext:value-type="float">
            <text:p>10.1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25.791" calcext:value-type="float">
            <text:p>-25.791</text:p>
          </table:table-cell>
          <table:table-cell office:value-type="float" office:value="3241.118" calcext:value-type="float">
            <text:p>3241.118</text:p>
          </table:table-cell>
          <table:table-cell office:value-type="float" office:value="-84.456" calcext:value-type="float">
            <text:p>-84.456</text:p>
          </table:table-cell>
          <table:table-cell table:formula="of:=[.A8]" office:value-type="float" office:value="0.6" calcext:value-type="float">
            <text:p>0.6</text:p>
          </table:table-cell>
          <table:table-cell table:formula="of:=[.B8]-[.$B$2]" office:value-type="float" office:value="-3.994" calcext:value-type="float">
            <text:p>-3.994</text:p>
          </table:table-cell>
          <table:table-cell table:formula="of:=[.C8]-[.$C$2]" office:value-type="float" office:value="-155.006" calcext:value-type="float">
            <text:p>-155.006</text:p>
          </table:table-cell>
          <table:table-cell table:formula="of:=[.D8]-[.$D$2]" office:value-type="float" office:value="-36.747" calcext:value-type="float">
            <text:p>-36.747</text:p>
          </table:table-cell>
          <table:table-cell office:value-type="float" office:value="3.01300000000001" calcext:value-type="float">
            <text:p>3.01300000000001</text:p>
          </table:table-cell>
          <table:table-cell office:value-type="float" office:value="-156.09" calcext:value-type="float">
            <text:p>-156.09</text:p>
          </table:table-cell>
          <table:table-cell office:value-type="float" office:value="11.564" calcext:value-type="float">
            <text:p>11.5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29.444" calcext:value-type="float">
            <text:p>-29.444</text:p>
          </table:table-cell>
          <table:table-cell office:value-type="float" office:value="3241.545" calcext:value-type="float">
            <text:p>3241.545</text:p>
          </table:table-cell>
          <table:table-cell office:value-type="float" office:value="-83.601" calcext:value-type="float">
            <text:p>-83.601</text:p>
          </table:table-cell>
          <table:table-cell table:formula="of:=[.A9]" office:value-type="float" office:value="0.7" calcext:value-type="float">
            <text:p>0.7</text:p>
          </table:table-cell>
          <table:table-cell table:formula="of:=[.B9]-[.$B$2]" office:value-type="float" office:value="-7.647" calcext:value-type="float">
            <text:p>-7.647</text:p>
          </table:table-cell>
          <table:table-cell table:formula="of:=[.C9]-[.$C$2]" office:value-type="float" office:value="-154.579" calcext:value-type="float">
            <text:p>-154.579</text:p>
          </table:table-cell>
          <table:table-cell table:formula="of:=[.D9]-[.$D$2]" office:value-type="float" office:value="-35.892" calcext:value-type="float">
            <text:p>-35.892</text:p>
          </table:table-cell>
          <table:table-cell office:value-type="float" office:value="2.595" calcext:value-type="float">
            <text:p>2.595</text:p>
          </table:table-cell>
          <table:table-cell office:value-type="float" office:value="-156.671" calcext:value-type="float">
            <text:p>-156.671</text:p>
          </table:table-cell>
          <table:table-cell office:value-type="float" office:value="12.674" calcext:value-type="float">
            <text:p>12.6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30.996" calcext:value-type="float">
            <text:p>-30.996</text:p>
          </table:table-cell>
          <table:table-cell office:value-type="float" office:value="3241" calcext:value-type="float">
            <text:p>3241</text:p>
          </table:table-cell>
          <table:table-cell office:value-type="float" office:value="-82.592" calcext:value-type="float">
            <text:p>-82.592</text:p>
          </table:table-cell>
          <table:table-cell table:formula="of:=[.A10]" office:value-type="float" office:value="0.8" calcext:value-type="float">
            <text:p>0.8</text:p>
          </table:table-cell>
          <table:table-cell table:formula="of:=[.B10]-[.$B$2]" office:value-type="float" office:value="-9.199" calcext:value-type="float">
            <text:p>-9.199</text:p>
          </table:table-cell>
          <table:table-cell table:formula="of:=[.C10]-[.$C$2]" office:value-type="float" office:value="-155.124" calcext:value-type="float">
            <text:p>-155.124</text:p>
          </table:table-cell>
          <table:table-cell table:formula="of:=[.D10]-[.$D$2]" office:value-type="float" office:value="-34.883" calcext:value-type="float">
            <text:p>-34.883</text:p>
          </table:table-cell>
          <table:table-cell office:value-type="float" office:value="2.632" calcext:value-type="float">
            <text:p>2.632</text:p>
          </table:table-cell>
          <table:table-cell office:value-type="float" office:value="-156.753" calcext:value-type="float">
            <text:p>-156.753</text:p>
          </table:table-cell>
          <table:table-cell office:value-type="float" office:value="14.281" calcext:value-type="float">
            <text:p>14.28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32.778" calcext:value-type="float">
            <text:p>-32.778</text:p>
          </table:table-cell>
          <table:table-cell office:value-type="float" office:value="3239.06" calcext:value-type="float">
            <text:p>3239.06</text:p>
          </table:table-cell>
          <table:table-cell office:value-type="float" office:value="-80.067" calcext:value-type="float">
            <text:p>-80.067</text:p>
          </table:table-cell>
          <table:table-cell table:formula="of:=[.A11]" office:value-type="float" office:value="0.9" calcext:value-type="float">
            <text:p>0.9</text:p>
          </table:table-cell>
          <table:table-cell table:formula="of:=[.B11]-[.$B$2]" office:value-type="float" office:value="-10.981" calcext:value-type="float">
            <text:p>-10.981</text:p>
          </table:table-cell>
          <table:table-cell table:formula="of:=[.C11]-[.$C$2]" office:value-type="float" office:value="-157.064" calcext:value-type="float">
            <text:p>-157.064</text:p>
          </table:table-cell>
          <table:table-cell table:formula="of:=[.D11]-[.$D$2]" office:value-type="float" office:value="-32.358" calcext:value-type="float">
            <text:p>-32.358</text:p>
          </table:table-cell>
          <table:table-cell office:value-type="float" office:value="5.08500000000001" calcext:value-type="float">
            <text:p>5.08500000000001</text:p>
          </table:table-cell>
          <table:table-cell office:value-type="float" office:value="-155.942" calcext:value-type="float">
            <text:p>-155.942</text:p>
          </table:table-cell>
          <table:table-cell office:value-type="float" office:value="16.526" calcext:value-type="float">
            <text:p>16.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3.868" calcext:value-type="float">
            <text:p>-33.868</text:p>
          </table:table-cell>
          <table:table-cell office:value-type="float" office:value="3239.085" calcext:value-type="float">
            <text:p>3239.085</text:p>
          </table:table-cell>
          <table:table-cell office:value-type="float" office:value="-79.602" calcext:value-type="float">
            <text:p>-79.602</text:p>
          </table:table-cell>
          <table:table-cell table:formula="of:=[.A12]" office:value-type="float" office:value="1" calcext:value-type="float">
            <text:p>1</text:p>
          </table:table-cell>
          <table:table-cell table:formula="of:=[.B12]-[.$B$2]" office:value-type="float" office:value="-12.071" calcext:value-type="float">
            <text:p>-12.071</text:p>
          </table:table-cell>
          <table:table-cell table:formula="of:=[.C12]-[.$C$2]" office:value-type="float" office:value="-157.039" calcext:value-type="float">
            <text:p>-157.039</text:p>
          </table:table-cell>
          <table:table-cell table:formula="of:=[.D12]-[.$D$2]" office:value-type="float" office:value="-31.893" calcext:value-type="float">
            <text:p>-31.893</text:p>
          </table:table-cell>
          <table:table-cell office:value-type="float" office:value="6.39400000000001" calcext:value-type="float">
            <text:p>6.39400000000001</text:p>
          </table:table-cell>
          <table:table-cell office:value-type="float" office:value="-154.727" calcext:value-type="float">
            <text:p>-154.727</text:p>
          </table:table-cell>
          <table:table-cell office:value-type="float" office:value="18.425" calcext:value-type="float">
            <text:p>18.4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33.471" calcext:value-type="float">
            <text:p>-33.471</text:p>
          </table:table-cell>
          <table:table-cell office:value-type="float" office:value="3240.651" calcext:value-type="float">
            <text:p>3240.651</text:p>
          </table:table-cell>
          <table:table-cell office:value-type="float" office:value="-80.087" calcext:value-type="float">
            <text:p>-80.087</text:p>
          </table:table-cell>
          <table:table-cell table:formula="of:=[.A13]" office:value-type="float" office:value="1.1" calcext:value-type="float">
            <text:p>1.1</text:p>
          </table:table-cell>
          <table:table-cell table:formula="of:=[.B13]-[.$B$2]" office:value-type="float" office:value="-11.674" calcext:value-type="float">
            <text:p>-11.674</text:p>
          </table:table-cell>
          <table:table-cell table:formula="of:=[.C13]-[.$C$2]" office:value-type="float" office:value="-155.473" calcext:value-type="float">
            <text:p>-155.473</text:p>
          </table:table-cell>
          <table:table-cell table:formula="of:=[.D13]-[.$D$2]" office:value-type="float" office:value="-32.378" calcext:value-type="float">
            <text:p>-32.378</text:p>
          </table:table-cell>
          <table:table-cell office:value-type="float" office:value="6.03900000000002" calcext:value-type="float">
            <text:p>6.03900000000002</text:p>
          </table:table-cell>
          <table:table-cell office:value-type="float" office:value="-151.463" calcext:value-type="float">
            <text:p>-151.463</text:p>
          </table:table-cell>
          <table:table-cell office:value-type="float" office:value="18.397" calcext:value-type="float">
            <text:p>18.3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79.403" calcext:value-type="float">
            <text:p>-79.403</text:p>
          </table:table-cell>
          <table:table-cell office:value-type="float" office:value="3240.956" calcext:value-type="float">
            <text:p>3240.956</text:p>
          </table:table-cell>
          <table:table-cell office:value-type="float" office:value="-110.372" calcext:value-type="float">
            <text:p>-110.372</text:p>
          </table:table-cell>
          <table:table-cell table:formula="of:=[.A14]" office:value-type="float" office:value="1.2" calcext:value-type="float">
            <text:p>1.2</text:p>
          </table:table-cell>
          <table:table-cell table:formula="of:=[.B14]-[.$B$2]" office:value-type="float" office:value="-57.606" calcext:value-type="float">
            <text:p>-57.606</text:p>
          </table:table-cell>
          <table:table-cell table:formula="of:=[.C14]-[.$C$2]" office:value-type="float" office:value="-155.168" calcext:value-type="float">
            <text:p>-155.168</text:p>
          </table:table-cell>
          <table:table-cell table:formula="of:=[.D14]-[.$D$2]" office:value-type="float" office:value="-62.663" calcext:value-type="float">
            <text:p>-62.663</text:p>
          </table:table-cell>
          <table:table-cell office:value-type="float" office:value="36.614" calcext:value-type="float">
            <text:p>36.614</text:p>
          </table:table-cell>
          <table:table-cell office:value-type="float" office:value="-150.552" calcext:value-type="float">
            <text:p>-150.552</text:p>
          </table:table-cell>
          <table:table-cell office:value-type="float" office:value="21.688" calcext:value-type="float">
            <text:p>21.68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78.647" calcext:value-type="float">
            <text:p>-78.647</text:p>
          </table:table-cell>
          <table:table-cell office:value-type="float" office:value="3240.812" calcext:value-type="float">
            <text:p>3240.812</text:p>
          </table:table-cell>
          <table:table-cell office:value-type="float" office:value="-110.325" calcext:value-type="float">
            <text:p>-110.325</text:p>
          </table:table-cell>
          <table:table-cell table:formula="of:=[.A15]" office:value-type="float" office:value="1.3" calcext:value-type="float">
            <text:p>1.3</text:p>
          </table:table-cell>
          <table:table-cell table:formula="of:=[.B15]-[.$B$2]" office:value-type="float" office:value="-56.85" calcext:value-type="float">
            <text:p>-56.85</text:p>
          </table:table-cell>
          <table:table-cell table:formula="of:=[.C15]-[.$C$2]" office:value-type="float" office:value="-155.312" calcext:value-type="float">
            <text:p>-155.312</text:p>
          </table:table-cell>
          <table:table-cell table:formula="of:=[.D15]-[.$D$2]" office:value-type="float" office:value="-62.616" calcext:value-type="float">
            <text:p>-62.616</text:p>
          </table:table-cell>
          <table:table-cell office:value-type="float" office:value="34.725" calcext:value-type="float">
            <text:p>34.725</text:p>
          </table:table-cell>
          <table:table-cell office:value-type="float" office:value="-149.042" calcext:value-type="float">
            <text:p>-149.042</text:p>
          </table:table-cell>
          <table:table-cell office:value-type="float" office:value="24.433" calcext:value-type="float">
            <text:p>24.4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78.696" calcext:value-type="float">
            <text:p>-78.696</text:p>
          </table:table-cell>
          <table:table-cell office:value-type="float" office:value="3240.604" calcext:value-type="float">
            <text:p>3240.604</text:p>
          </table:table-cell>
          <table:table-cell office:value-type="float" office:value="-109.74" calcext:value-type="float">
            <text:p>-109.74</text:p>
          </table:table-cell>
          <table:table-cell table:formula="of:=[.A16]" office:value-type="float" office:value="1.4" calcext:value-type="float">
            <text:p>1.4</text:p>
          </table:table-cell>
          <table:table-cell table:formula="of:=[.B16]-[.$B$2]" office:value-type="float" office:value="-56.899" calcext:value-type="float">
            <text:p>-56.899</text:p>
          </table:table-cell>
          <table:table-cell table:formula="of:=[.C16]-[.$C$2]" office:value-type="float" office:value="-155.52" calcext:value-type="float">
            <text:p>-155.52</text:p>
          </table:table-cell>
          <table:table-cell table:formula="of:=[.D16]-[.$D$2]" office:value-type="float" office:value="-62.031" calcext:value-type="float">
            <text:p>-62.031</text:p>
          </table:table-cell>
          <table:table-cell office:value-type="float" office:value="32.969" calcext:value-type="float">
            <text:p>32.969</text:p>
          </table:table-cell>
          <table:table-cell office:value-type="float" office:value="-146.841" calcext:value-type="float">
            <text:p>-146.841</text:p>
          </table:table-cell>
          <table:table-cell office:value-type="float" office:value="27.804" calcext:value-type="float">
            <text:p>27.80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76.663" calcext:value-type="float">
            <text:p>-76.663</text:p>
          </table:table-cell>
          <table:table-cell office:value-type="float" office:value="3241.573" calcext:value-type="float">
            <text:p>3241.573</text:p>
          </table:table-cell>
          <table:table-cell office:value-type="float" office:value="-108.509" calcext:value-type="float">
            <text:p>-108.509</text:p>
          </table:table-cell>
          <table:table-cell table:formula="of:=[.A17]" office:value-type="float" office:value="1.5" calcext:value-type="float">
            <text:p>1.5</text:p>
          </table:table-cell>
          <table:table-cell table:formula="of:=[.B17]-[.$B$2]" office:value-type="float" office:value="-54.866" calcext:value-type="float">
            <text:p>-54.866</text:p>
          </table:table-cell>
          <table:table-cell table:formula="of:=[.C17]-[.$C$2]" office:value-type="float" office:value="-154.551" calcext:value-type="float">
            <text:p>-154.551</text:p>
          </table:table-cell>
          <table:table-cell table:formula="of:=[.D17]-[.$D$2]" office:value-type="float" office:value="-60.8" calcext:value-type="float">
            <text:p>-60.8</text:p>
          </table:table-cell>
          <table:table-cell office:value-type="float" office:value="31.537" calcext:value-type="float">
            <text:p>31.537</text:p>
          </table:table-cell>
          <table:table-cell office:value-type="float" office:value="-144.045" calcext:value-type="float">
            <text:p>-144.045</text:p>
          </table:table-cell>
          <table:table-cell office:value-type="float" office:value="30.237" calcext:value-type="float">
            <text:p>30.23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76.056" calcext:value-type="float">
            <text:p>-76.056</text:p>
          </table:table-cell>
          <table:table-cell office:value-type="float" office:value="3243.118" calcext:value-type="float">
            <text:p>3243.118</text:p>
          </table:table-cell>
          <table:table-cell office:value-type="float" office:value="-108.157" calcext:value-type="float">
            <text:p>-108.157</text:p>
          </table:table-cell>
          <table:table-cell table:formula="of:=[.A18]" office:value-type="float" office:value="1.6" calcext:value-type="float">
            <text:p>1.6</text:p>
          </table:table-cell>
          <table:table-cell table:formula="of:=[.B18]-[.$B$2]" office:value-type="float" office:value="-54.259" calcext:value-type="float">
            <text:p>-54.259</text:p>
          </table:table-cell>
          <table:table-cell table:formula="of:=[.C18]-[.$C$2]" office:value-type="float" office:value="-153.006" calcext:value-type="float">
            <text:p>-153.006</text:p>
          </table:table-cell>
          <table:table-cell table:formula="of:=[.D18]-[.$D$2]" office:value-type="float" office:value="-60.448" calcext:value-type="float">
            <text:p>-60.448</text:p>
          </table:table-cell>
          <table:table-cell office:value-type="float" office:value="31.927" calcext:value-type="float">
            <text:p>31.927</text:p>
          </table:table-cell>
          <table:table-cell office:value-type="float" office:value="-142.194" calcext:value-type="float">
            <text:p>-142.194</text:p>
          </table:table-cell>
          <table:table-cell office:value-type="float" office:value="32.969" calcext:value-type="float">
            <text:p>32.96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76.226" calcext:value-type="float">
            <text:p>-76.226</text:p>
          </table:table-cell>
          <table:table-cell office:value-type="float" office:value="3246.177" calcext:value-type="float">
            <text:p>3246.177</text:p>
          </table:table-cell>
          <table:table-cell office:value-type="float" office:value="-108.954" calcext:value-type="float">
            <text:p>-108.954</text:p>
          </table:table-cell>
          <table:table-cell table:formula="of:=[.A19]" office:value-type="float" office:value="1.7" calcext:value-type="float">
            <text:p>1.7</text:p>
          </table:table-cell>
          <table:table-cell table:formula="of:=[.B19]-[.$B$2]" office:value-type="float" office:value="-54.429" calcext:value-type="float">
            <text:p>-54.429</text:p>
          </table:table-cell>
          <table:table-cell table:formula="of:=[.C19]-[.$C$2]" office:value-type="float" office:value="-149.947" calcext:value-type="float">
            <text:p>-149.947</text:p>
          </table:table-cell>
          <table:table-cell table:formula="of:=[.D19]-[.$D$2]" office:value-type="float" office:value="-61.245" calcext:value-type="float">
            <text:p>-61.245</text:p>
          </table:table-cell>
          <table:table-cell office:value-type="float" office:value="30.015" calcext:value-type="float">
            <text:p>30.015</text:p>
          </table:table-cell>
          <table:table-cell office:value-type="float" office:value="-139.662" calcext:value-type="float">
            <text:p>-139.662</text:p>
          </table:table-cell>
          <table:table-cell office:value-type="float" office:value="36.046" calcext:value-type="float">
            <text:p>36.04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76.374" calcext:value-type="float">
            <text:p>-76.374</text:p>
          </table:table-cell>
          <table:table-cell office:value-type="float" office:value="3248.676" calcext:value-type="float">
            <text:p>3248.676</text:p>
          </table:table-cell>
          <table:table-cell office:value-type="float" office:value="-107.436" calcext:value-type="float">
            <text:p>-107.436</text:p>
          </table:table-cell>
          <table:table-cell table:formula="of:=[.A20]" office:value-type="float" office:value="1.8" calcext:value-type="float">
            <text:p>1.8</text:p>
          </table:table-cell>
          <table:table-cell table:formula="of:=[.B20]-[.$B$2]" office:value-type="float" office:value="-54.577" calcext:value-type="float">
            <text:p>-54.577</text:p>
          </table:table-cell>
          <table:table-cell table:formula="of:=[.C20]-[.$C$2]" office:value-type="float" office:value="-147.448" calcext:value-type="float">
            <text:p>-147.448</text:p>
          </table:table-cell>
          <table:table-cell table:formula="of:=[.D20]-[.$D$2]" office:value-type="float" office:value="-59.727" calcext:value-type="float">
            <text:p>-59.727</text:p>
          </table:table-cell>
          <table:table-cell office:value-type="float" office:value="28.92" calcext:value-type="float">
            <text:p>28.92</text:p>
          </table:table-cell>
          <table:table-cell office:value-type="float" office:value="-137.684" calcext:value-type="float">
            <text:p>-137.684</text:p>
          </table:table-cell>
          <table:table-cell office:value-type="float" office:value="39.513" calcext:value-type="float">
            <text:p>39.51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73.915" calcext:value-type="float">
            <text:p>-73.915</text:p>
          </table:table-cell>
          <table:table-cell office:value-type="float" office:value="3250.851" calcext:value-type="float">
            <text:p>3250.851</text:p>
          </table:table-cell>
          <table:table-cell office:value-type="float" office:value="-106.793" calcext:value-type="float">
            <text:p>-106.793</text:p>
          </table:table-cell>
          <table:table-cell table:formula="of:=[.A21]" office:value-type="float" office:value="1.9" calcext:value-type="float">
            <text:p>1.9</text:p>
          </table:table-cell>
          <table:table-cell table:formula="of:=[.B21]-[.$B$2]" office:value-type="float" office:value="-52.118" calcext:value-type="float">
            <text:p>-52.118</text:p>
          </table:table-cell>
          <table:table-cell table:formula="of:=[.C21]-[.$C$2]" office:value-type="float" office:value="-145.273" calcext:value-type="float">
            <text:p>-145.273</text:p>
          </table:table-cell>
          <table:table-cell table:formula="of:=[.D21]-[.$D$2]" office:value-type="float" office:value="-59.084" calcext:value-type="float">
            <text:p>-59.084</text:p>
          </table:table-cell>
          <table:table-cell office:value-type="float" office:value="28.204" calcext:value-type="float">
            <text:p>28.204</text:p>
          </table:table-cell>
          <table:table-cell office:value-type="float" office:value="-135.367" calcext:value-type="float">
            <text:p>-135.367</text:p>
          </table:table-cell>
          <table:table-cell office:value-type="float" office:value="41.095" calcext:value-type="float">
            <text:p>41.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2.932" calcext:value-type="float">
            <text:p>-72.932</text:p>
          </table:table-cell>
          <table:table-cell office:value-type="float" office:value="3253.339" calcext:value-type="float">
            <text:p>3253.339</text:p>
          </table:table-cell>
          <table:table-cell office:value-type="float" office:value="-106.264" calcext:value-type="float">
            <text:p>-106.264</text:p>
          </table:table-cell>
          <table:table-cell table:formula="of:=[.A22]" office:value-type="float" office:value="2" calcext:value-type="float">
            <text:p>2</text:p>
          </table:table-cell>
          <table:table-cell table:formula="of:=[.B22]-[.$B$2]" office:value-type="float" office:value="-51.135" calcext:value-type="float">
            <text:p>-51.135</text:p>
          </table:table-cell>
          <table:table-cell table:formula="of:=[.C22]-[.$C$2]" office:value-type="float" office:value="-142.785" calcext:value-type="float">
            <text:p>-142.785</text:p>
          </table:table-cell>
          <table:table-cell table:formula="of:=[.D22]-[.$D$2]" office:value-type="float" office:value="-58.555" calcext:value-type="float">
            <text:p>-58.555</text:p>
          </table:table-cell>
          <table:table-cell office:value-type="float" office:value="26.757" calcext:value-type="float">
            <text:p>26.757</text:p>
          </table:table-cell>
          <table:table-cell office:value-type="float" office:value="-133.38" calcext:value-type="float">
            <text:p>-133.38</text:p>
          </table:table-cell>
          <table:table-cell office:value-type="float" office:value="43.066" calcext:value-type="float">
            <text:p>43.06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76.216" calcext:value-type="float">
            <text:p>-76.216</text:p>
          </table:table-cell>
          <table:table-cell office:value-type="float" office:value="3255.479" calcext:value-type="float">
            <text:p>3255.479</text:p>
          </table:table-cell>
          <table:table-cell office:value-type="float" office:value="-105.1" calcext:value-type="float">
            <text:p>-105.1</text:p>
          </table:table-cell>
          <table:table-cell table:formula="of:=[.A23]" office:value-type="float" office:value="2.1" calcext:value-type="float">
            <text:p>2.1</text:p>
          </table:table-cell>
          <table:table-cell table:formula="of:=[.B23]-[.$B$2]" office:value-type="float" office:value="-54.419" calcext:value-type="float">
            <text:p>-54.419</text:p>
          </table:table-cell>
          <table:table-cell table:formula="of:=[.C23]-[.$C$2]" office:value-type="float" office:value="-140.645" calcext:value-type="float">
            <text:p>-140.645</text:p>
          </table:table-cell>
          <table:table-cell table:formula="of:=[.D23]-[.$D$2]" office:value-type="float" office:value="-57.391" calcext:value-type="float">
            <text:p>-57.391</text:p>
          </table:table-cell>
          <table:table-cell office:value-type="float" office:value="22.838" calcext:value-type="float">
            <text:p>22.838</text:p>
          </table:table-cell>
          <table:table-cell office:value-type="float" office:value="-131.488" calcext:value-type="float">
            <text:p>-131.488</text:p>
          </table:table-cell>
          <table:table-cell office:value-type="float" office:value="47.952" calcext:value-type="float">
            <text:p>47.9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75.312" calcext:value-type="float">
            <text:p>-75.312</text:p>
          </table:table-cell>
          <table:table-cell office:value-type="float" office:value="3259.099" calcext:value-type="float">
            <text:p>3259.099</text:p>
          </table:table-cell>
          <table:table-cell office:value-type="float" office:value="-106.437" calcext:value-type="float">
            <text:p>-106.437</text:p>
          </table:table-cell>
          <table:table-cell table:formula="of:=[.A24]" office:value-type="float" office:value="2.2" calcext:value-type="float">
            <text:p>2.2</text:p>
          </table:table-cell>
          <table:table-cell table:formula="of:=[.B24]-[.$B$2]" office:value-type="float" office:value="-53.515" calcext:value-type="float">
            <text:p>-53.515</text:p>
          </table:table-cell>
          <table:table-cell table:formula="of:=[.C24]-[.$C$2]" office:value-type="float" office:value="-137.025" calcext:value-type="float">
            <text:p>-137.025</text:p>
          </table:table-cell>
          <table:table-cell table:formula="of:=[.D24]-[.$D$2]" office:value-type="float" office:value="-58.728" calcext:value-type="float">
            <text:p>-58.728</text:p>
          </table:table-cell>
          <table:table-cell office:value-type="float" office:value="18.875" calcext:value-type="float">
            <text:p>18.875</text:p>
          </table:table-cell>
          <table:table-cell office:value-type="float" office:value="-127.582" calcext:value-type="float">
            <text:p>-127.582</text:p>
          </table:table-cell>
          <table:table-cell office:value-type="float" office:value="48.875" calcext:value-type="float">
            <text:p>48.87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72.148" calcext:value-type="float">
            <text:p>-72.148</text:p>
          </table:table-cell>
          <table:table-cell office:value-type="float" office:value="3261.944" calcext:value-type="float">
            <text:p>3261.944</text:p>
          </table:table-cell>
          <table:table-cell office:value-type="float" office:value="-107.516" calcext:value-type="float">
            <text:p>-107.516</text:p>
          </table:table-cell>
          <table:table-cell table:formula="of:=[.A25]" office:value-type="float" office:value="2.3" calcext:value-type="float">
            <text:p>2.3</text:p>
          </table:table-cell>
          <table:table-cell table:formula="of:=[.B25]-[.$B$2]" office:value-type="float" office:value="-50.351" calcext:value-type="float">
            <text:p>-50.351</text:p>
          </table:table-cell>
          <table:table-cell table:formula="of:=[.C25]-[.$C$2]" office:value-type="float" office:value="-134.18" calcext:value-type="float">
            <text:p>-134.18</text:p>
          </table:table-cell>
          <table:table-cell table:formula="of:=[.D25]-[.$D$2]" office:value-type="float" office:value="-59.807" calcext:value-type="float">
            <text:p>-59.807</text:p>
          </table:table-cell>
          <table:table-cell office:value-type="float" office:value="16.055" calcext:value-type="float">
            <text:p>16.055</text:p>
          </table:table-cell>
          <table:table-cell office:value-type="float" office:value="-124.365" calcext:value-type="float">
            <text:p>-124.365</text:p>
          </table:table-cell>
          <table:table-cell office:value-type="float" office:value="48.504" calcext:value-type="float">
            <text:p>48.5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70.351" calcext:value-type="float">
            <text:p>-70.351</text:p>
          </table:table-cell>
          <table:table-cell office:value-type="float" office:value="3264.29" calcext:value-type="float">
            <text:p>3264.29</text:p>
          </table:table-cell>
          <table:table-cell office:value-type="float" office:value="-107.748" calcext:value-type="float">
            <text:p>-107.748</text:p>
          </table:table-cell>
          <table:table-cell table:formula="of:=[.A26]" office:value-type="float" office:value="2.4" calcext:value-type="float">
            <text:p>2.4</text:p>
          </table:table-cell>
          <table:table-cell table:formula="of:=[.B26]-[.$B$2]" office:value-type="float" office:value="-48.554" calcext:value-type="float">
            <text:p>-48.554</text:p>
          </table:table-cell>
          <table:table-cell table:formula="of:=[.C26]-[.$C$2]" office:value-type="float" office:value="-131.834" calcext:value-type="float">
            <text:p>-131.834</text:p>
          </table:table-cell>
          <table:table-cell table:formula="of:=[.D26]-[.$D$2]" office:value-type="float" office:value="-60.039" calcext:value-type="float">
            <text:p>-60.039</text:p>
          </table:table-cell>
          <table:table-cell office:value-type="float" office:value="15.292" calcext:value-type="float">
            <text:p>15.292</text:p>
          </table:table-cell>
          <table:table-cell office:value-type="float" office:value="-121.837" calcext:value-type="float">
            <text:p>-121.837</text:p>
          </table:table-cell>
          <table:table-cell office:value-type="float" office:value="49.118" calcext:value-type="float">
            <text:p>49.11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7.439" calcext:value-type="float">
            <text:p>-67.439</text:p>
          </table:table-cell>
          <table:table-cell office:value-type="float" office:value="3265.946" calcext:value-type="float">
            <text:p>3265.946</text:p>
          </table:table-cell>
          <table:table-cell office:value-type="float" office:value="-106.788" calcext:value-type="float">
            <text:p>-106.788</text:p>
          </table:table-cell>
          <table:table-cell table:formula="of:=[.A27]" office:value-type="float" office:value="2.5" calcext:value-type="float">
            <text:p>2.5</text:p>
          </table:table-cell>
          <table:table-cell table:formula="of:=[.B27]-[.$B$2]" office:value-type="float" office:value="-45.642" calcext:value-type="float">
            <text:p>-45.642</text:p>
          </table:table-cell>
          <table:table-cell table:formula="of:=[.C27]-[.$C$2]" office:value-type="float" office:value="-130.178" calcext:value-type="float">
            <text:p>-130.178</text:p>
          </table:table-cell>
          <table:table-cell table:formula="of:=[.D27]-[.$D$2]" office:value-type="float" office:value="-59.079" calcext:value-type="float">
            <text:p>-59.079</text:p>
          </table:table-cell>
          <table:table-cell office:value-type="float" office:value="15.123" calcext:value-type="float">
            <text:p>15.123</text:p>
          </table:table-cell>
          <table:table-cell office:value-type="float" office:value="-119.341" calcext:value-type="float">
            <text:p>-119.341</text:p>
          </table:table-cell>
          <table:table-cell office:value-type="float" office:value="48.883" calcext:value-type="float">
            <text:p>48.88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5.056" calcext:value-type="float">
            <text:p>-65.056</text:p>
          </table:table-cell>
          <table:table-cell office:value-type="float" office:value="3267.348" calcext:value-type="float">
            <text:p>3267.348</text:p>
          </table:table-cell>
          <table:table-cell office:value-type="float" office:value="-105.517" calcext:value-type="float">
            <text:p>-105.517</text:p>
          </table:table-cell>
          <table:table-cell table:formula="of:=[.A28]" office:value-type="float" office:value="2.6" calcext:value-type="float">
            <text:p>2.6</text:p>
          </table:table-cell>
          <table:table-cell table:formula="of:=[.B28]-[.$B$2]" office:value-type="float" office:value="-43.259" calcext:value-type="float">
            <text:p>-43.259</text:p>
          </table:table-cell>
          <table:table-cell table:formula="of:=[.C28]-[.$C$2]" office:value-type="float" office:value="-128.776" calcext:value-type="float">
            <text:p>-128.776</text:p>
          </table:table-cell>
          <table:table-cell table:formula="of:=[.D28]-[.$D$2]" office:value-type="float" office:value="-57.808" calcext:value-type="float">
            <text:p>-57.808</text:p>
          </table:table-cell>
          <table:table-cell office:value-type="float" office:value="16.326" calcext:value-type="float">
            <text:p>16.326</text:p>
          </table:table-cell>
          <table:table-cell office:value-type="float" office:value="-117.186" calcext:value-type="float">
            <text:p>-117.186</text:p>
          </table:table-cell>
          <table:table-cell office:value-type="float" office:value="49.112" calcext:value-type="float">
            <text:p>49.11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63.89" calcext:value-type="float">
            <text:p>-63.89</text:p>
          </table:table-cell>
          <table:table-cell office:value-type="float" office:value="3269.247" calcext:value-type="float">
            <text:p>3269.247</text:p>
          </table:table-cell>
          <table:table-cell office:value-type="float" office:value="-104.998" calcext:value-type="float">
            <text:p>-104.998</text:p>
          </table:table-cell>
          <table:table-cell table:formula="of:=[.A29]" office:value-type="float" office:value="2.7" calcext:value-type="float">
            <text:p>2.7</text:p>
          </table:table-cell>
          <table:table-cell table:formula="of:=[.B29]-[.$B$2]" office:value-type="float" office:value="-42.093" calcext:value-type="float">
            <text:p>-42.093</text:p>
          </table:table-cell>
          <table:table-cell table:formula="of:=[.C29]-[.$C$2]" office:value-type="float" office:value="-126.877" calcext:value-type="float">
            <text:p>-126.877</text:p>
          </table:table-cell>
          <table:table-cell table:formula="of:=[.D29]-[.$D$2]" office:value-type="float" office:value="-57.289" calcext:value-type="float">
            <text:p>-57.289</text:p>
          </table:table-cell>
          <table:table-cell office:value-type="float" office:value="16.459" calcext:value-type="float">
            <text:p>16.459</text:p>
          </table:table-cell>
          <table:table-cell office:value-type="float" office:value="-114.82" calcext:value-type="float">
            <text:p>-114.82</text:p>
          </table:table-cell>
          <table:table-cell office:value-type="float" office:value="48.99" calcext:value-type="float">
            <text:p>48.9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63.039" calcext:value-type="float">
            <text:p>-63.039</text:p>
          </table:table-cell>
          <table:table-cell office:value-type="float" office:value="3272.393" calcext:value-type="float">
            <text:p>3272.393</text:p>
          </table:table-cell>
          <table:table-cell office:value-type="float" office:value="-105.382" calcext:value-type="float">
            <text:p>-105.382</text:p>
          </table:table-cell>
          <table:table-cell table:formula="of:=[.A30]" office:value-type="float" office:value="2.8" calcext:value-type="float">
            <text:p>2.8</text:p>
          </table:table-cell>
          <table:table-cell table:formula="of:=[.B30]-[.$B$2]" office:value-type="float" office:value="-41.242" calcext:value-type="float">
            <text:p>-41.242</text:p>
          </table:table-cell>
          <table:table-cell table:formula="of:=[.C30]-[.$C$2]" office:value-type="float" office:value="-123.731" calcext:value-type="float">
            <text:p>-123.731</text:p>
          </table:table-cell>
          <table:table-cell table:formula="of:=[.D30]-[.$D$2]" office:value-type="float" office:value="-57.673" calcext:value-type="float">
            <text:p>-57.673</text:p>
          </table:table-cell>
          <table:table-cell office:value-type="float" office:value="16.377" calcext:value-type="float">
            <text:p>16.377</text:p>
          </table:table-cell>
          <table:table-cell office:value-type="float" office:value="-111.412" calcext:value-type="float">
            <text:p>-111.412</text:p>
          </table:table-cell>
          <table:table-cell office:value-type="float" office:value="49.429" calcext:value-type="float">
            <text:p>49.42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62.863" calcext:value-type="float">
            <text:p>-62.863</text:p>
          </table:table-cell>
          <table:table-cell office:value-type="float" office:value="3275.507" calcext:value-type="float">
            <text:p>3275.507</text:p>
          </table:table-cell>
          <table:table-cell office:value-type="float" office:value="-106.033" calcext:value-type="float">
            <text:p>-106.033</text:p>
          </table:table-cell>
          <table:table-cell table:formula="of:=[.A31]" office:value-type="float" office:value="2.9" calcext:value-type="float">
            <text:p>2.9</text:p>
          </table:table-cell>
          <table:table-cell table:formula="of:=[.B31]-[.$B$2]" office:value-type="float" office:value="-41.066" calcext:value-type="float">
            <text:p>-41.066</text:p>
          </table:table-cell>
          <table:table-cell table:formula="of:=[.C31]-[.$C$2]" office:value-type="float" office:value="-120.617" calcext:value-type="float">
            <text:p>-120.617</text:p>
          </table:table-cell>
          <table:table-cell table:formula="of:=[.D31]-[.$D$2]" office:value-type="float" office:value="-58.324" calcext:value-type="float">
            <text:p>-58.324</text:p>
          </table:table-cell>
          <table:table-cell office:value-type="float" office:value="14.898" calcext:value-type="float">
            <text:p>14.898</text:p>
          </table:table-cell>
          <table:table-cell office:value-type="float" office:value="-109.391" calcext:value-type="float">
            <text:p>-109.391</text:p>
          </table:table-cell>
          <table:table-cell office:value-type="float" office:value="51.869" calcext:value-type="float">
            <text:p>51.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3.021" calcext:value-type="float">
            <text:p>-63.021</text:p>
          </table:table-cell>
          <table:table-cell office:value-type="float" office:value="3279.794" calcext:value-type="float">
            <text:p>3279.794</text:p>
          </table:table-cell>
          <table:table-cell office:value-type="float" office:value="-107.856" calcext:value-type="float">
            <text:p>-107.856</text:p>
          </table:table-cell>
          <table:table-cell table:formula="of:=[.A32]" office:value-type="float" office:value="3" calcext:value-type="float">
            <text:p>3</text:p>
          </table:table-cell>
          <table:table-cell table:formula="of:=[.B32]-[.$B$2]" office:value-type="float" office:value="-41.224" calcext:value-type="float">
            <text:p>-41.224</text:p>
          </table:table-cell>
          <table:table-cell table:formula="of:=[.C32]-[.$C$2]" office:value-type="float" office:value="-116.33" calcext:value-type="float">
            <text:p>-116.33</text:p>
          </table:table-cell>
          <table:table-cell table:formula="of:=[.D32]-[.$D$2]" office:value-type="float" office:value="-60.147" calcext:value-type="float">
            <text:p>-60.147</text:p>
          </table:table-cell>
          <table:table-cell office:value-type="float" office:value="12.868" calcext:value-type="float">
            <text:p>12.868</text:p>
          </table:table-cell>
          <table:table-cell office:value-type="float" office:value="-106.634" calcext:value-type="float">
            <text:p>-106.634</text:p>
          </table:table-cell>
          <table:table-cell office:value-type="float" office:value="53.388" calcext:value-type="float">
            <text:p>53.38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63.505" calcext:value-type="float">
            <text:p>-63.505</text:p>
          </table:table-cell>
          <table:table-cell office:value-type="float" office:value="3283.383" calcext:value-type="float">
            <text:p>3283.383</text:p>
          </table:table-cell>
          <table:table-cell office:value-type="float" office:value="-109.891" calcext:value-type="float">
            <text:p>-109.891</text:p>
          </table:table-cell>
          <table:table-cell table:formula="of:=[.A33]" office:value-type="float" office:value="3.1" calcext:value-type="float">
            <text:p>3.1</text:p>
          </table:table-cell>
          <table:table-cell table:formula="of:=[.B33]-[.$B$2]" office:value-type="float" office:value="-41.708" calcext:value-type="float">
            <text:p>-41.708</text:p>
          </table:table-cell>
          <table:table-cell table:formula="of:=[.C33]-[.$C$2]" office:value-type="float" office:value="-112.741" calcext:value-type="float">
            <text:p>-112.741</text:p>
          </table:table-cell>
          <table:table-cell table:formula="of:=[.D33]-[.$D$2]" office:value-type="float" office:value="-62.182" calcext:value-type="float">
            <text:p>-62.182</text:p>
          </table:table-cell>
          <table:table-cell office:value-type="float" office:value="7.72300000000001" calcext:value-type="float">
            <text:p>7.72300000000001</text:p>
          </table:table-cell>
          <table:table-cell office:value-type="float" office:value="-104.452" calcext:value-type="float">
            <text:p>-104.452</text:p>
          </table:table-cell>
          <table:table-cell office:value-type="float" office:value="57.527" calcext:value-type="float">
            <text:p>57.52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65.399" calcext:value-type="float">
            <text:p>-65.399</text:p>
          </table:table-cell>
          <table:table-cell office:value-type="float" office:value="3286.397" calcext:value-type="float">
            <text:p>3286.397</text:p>
          </table:table-cell>
          <table:table-cell office:value-type="float" office:value="-110.148" calcext:value-type="float">
            <text:p>-110.148</text:p>
          </table:table-cell>
          <table:table-cell table:formula="of:=[.A34]" office:value-type="float" office:value="3.2" calcext:value-type="float">
            <text:p>3.2</text:p>
          </table:table-cell>
          <table:table-cell table:formula="of:=[.B34]-[.$B$2]" office:value-type="float" office:value="-43.602" calcext:value-type="float">
            <text:p>-43.602</text:p>
          </table:table-cell>
          <table:table-cell table:formula="of:=[.C34]-[.$C$2]" office:value-type="float" office:value="-109.727" calcext:value-type="float">
            <text:p>-109.727</text:p>
          </table:table-cell>
          <table:table-cell table:formula="of:=[.D34]-[.$D$2]" office:value-type="float" office:value="-62.439" calcext:value-type="float">
            <text:p>-62.439</text:p>
          </table:table-cell>
          <table:table-cell office:value-type="float" office:value="5.447" calcext:value-type="float">
            <text:p>5.447</text:p>
          </table:table-cell>
          <table:table-cell office:value-type="float" office:value="-102.951" calcext:value-type="float">
            <text:p>-102.951</text:p>
          </table:table-cell>
          <table:table-cell office:value-type="float" office:value="60.577" calcext:value-type="float">
            <text:p>60.57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64.836" calcext:value-type="float">
            <text:p>-64.836</text:p>
          </table:table-cell>
          <table:table-cell office:value-type="float" office:value="3288.703" calcext:value-type="float">
            <text:p>3288.703</text:p>
          </table:table-cell>
          <table:table-cell office:value-type="float" office:value="-109.27" calcext:value-type="float">
            <text:p>-109.27</text:p>
          </table:table-cell>
          <table:table-cell table:formula="of:=[.A35]" office:value-type="float" office:value="3.3" calcext:value-type="float">
            <text:p>3.3</text:p>
          </table:table-cell>
          <table:table-cell table:formula="of:=[.B35]-[.$B$2]" office:value-type="float" office:value="-43.039" calcext:value-type="float">
            <text:p>-43.039</text:p>
          </table:table-cell>
          <table:table-cell table:formula="of:=[.C35]-[.$C$2]" office:value-type="float" office:value="-107.421" calcext:value-type="float">
            <text:p>-107.421</text:p>
          </table:table-cell>
          <table:table-cell table:formula="of:=[.D35]-[.$D$2]" office:value-type="float" office:value="-61.561" calcext:value-type="float">
            <text:p>-61.561</text:p>
          </table:table-cell>
          <table:table-cell office:value-type="float" office:value="4.84700000000001" calcext:value-type="float">
            <text:p>4.84700000000001</text:p>
          </table:table-cell>
          <table:table-cell office:value-type="float" office:value="-101.121" calcext:value-type="float">
            <text:p>-101.121</text:p>
          </table:table-cell>
          <table:table-cell office:value-type="float" office:value="62.073" calcext:value-type="float">
            <text:p>62.07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63.968" calcext:value-type="float">
            <text:p>-63.968</text:p>
          </table:table-cell>
          <table:table-cell office:value-type="float" office:value="3290.183" calcext:value-type="float">
            <text:p>3290.183</text:p>
          </table:table-cell>
          <table:table-cell office:value-type="float" office:value="-108.437" calcext:value-type="float">
            <text:p>-108.437</text:p>
          </table:table-cell>
          <table:table-cell table:formula="of:=[.A36]" office:value-type="float" office:value="3.4" calcext:value-type="float">
            <text:p>3.4</text:p>
          </table:table-cell>
          <table:table-cell table:formula="of:=[.B36]-[.$B$2]" office:value-type="float" office:value="-42.171" calcext:value-type="float">
            <text:p>-42.171</text:p>
          </table:table-cell>
          <table:table-cell table:formula="of:=[.C36]-[.$C$2]" office:value-type="float" office:value="-105.941" calcext:value-type="float">
            <text:p>-105.941</text:p>
          </table:table-cell>
          <table:table-cell table:formula="of:=[.D36]-[.$D$2]" office:value-type="float" office:value="-60.728" calcext:value-type="float">
            <text:p>-60.728</text:p>
          </table:table-cell>
          <table:table-cell office:value-type="float" office:value="4.57300000000001" calcext:value-type="float">
            <text:p>4.57300000000001</text:p>
          </table:table-cell>
          <table:table-cell office:value-type="float" office:value="-98.9639999999999" calcext:value-type="float">
            <text:p>-98.9639999999999</text:p>
          </table:table-cell>
          <table:table-cell office:value-type="float" office:value="62.723" calcext:value-type="float">
            <text:p>62.72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62.912" calcext:value-type="float">
            <text:p>-62.912</text:p>
          </table:table-cell>
          <table:table-cell office:value-type="float" office:value="3290.808" calcext:value-type="float">
            <text:p>3290.808</text:p>
          </table:table-cell>
          <table:table-cell office:value-type="float" office:value="-106.016" calcext:value-type="float">
            <text:p>-106.016</text:p>
          </table:table-cell>
          <table:table-cell table:formula="of:=[.A37]" office:value-type="float" office:value="3.5" calcext:value-type="float">
            <text:p>3.5</text:p>
          </table:table-cell>
          <table:table-cell table:formula="of:=[.B37]-[.$B$2]" office:value-type="float" office:value="-41.115" calcext:value-type="float">
            <text:p>-41.115</text:p>
          </table:table-cell>
          <table:table-cell table:formula="of:=[.C37]-[.$C$2]" office:value-type="float" office:value="-105.316" calcext:value-type="float">
            <text:p>-105.316</text:p>
          </table:table-cell>
          <table:table-cell table:formula="of:=[.D37]-[.$D$2]" office:value-type="float" office:value="-58.307" calcext:value-type="float">
            <text:p>-58.307</text:p>
          </table:table-cell>
          <table:table-cell office:value-type="float" office:value="6.56400000000002" calcext:value-type="float">
            <text:p>6.56400000000002</text:p>
          </table:table-cell>
          <table:table-cell office:value-type="float" office:value="-98.125" calcext:value-type="float">
            <text:p>-98.125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61.071" calcext:value-type="float">
            <text:p>-61.071</text:p>
          </table:table-cell>
          <table:table-cell office:value-type="float" office:value="3293.633" calcext:value-type="float">
            <text:p>3293.633</text:p>
          </table:table-cell>
          <table:table-cell office:value-type="float" office:value="-105.904" calcext:value-type="float">
            <text:p>-105.904</text:p>
          </table:table-cell>
          <table:table-cell table:formula="of:=[.A38]" office:value-type="float" office:value="3.6" calcext:value-type="float">
            <text:p>3.6</text:p>
          </table:table-cell>
          <table:table-cell table:formula="of:=[.B38]-[.$B$2]" office:value-type="float" office:value="-39.274" calcext:value-type="float">
            <text:p>-39.274</text:p>
          </table:table-cell>
          <table:table-cell table:formula="of:=[.C38]-[.$C$2]" office:value-type="float" office:value="-102.491" calcext:value-type="float">
            <text:p>-102.491</text:p>
          </table:table-cell>
          <table:table-cell table:formula="of:=[.D38]-[.$D$2]" office:value-type="float" office:value="-58.195" calcext:value-type="float">
            <text:p>-58.195</text:p>
          </table:table-cell>
          <table:table-cell office:value-type="float" office:value="6.02100000000002" calcext:value-type="float">
            <text:p>6.02100000000002</text:p>
          </table:table-cell>
          <table:table-cell office:value-type="float" office:value="-94.962" calcext:value-type="float">
            <text:p>-94.962</text:p>
          </table:table-cell>
          <table:table-cell office:value-type="float" office:value="62.701" calcext:value-type="float">
            <text:p>62.70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60.372" calcext:value-type="float">
            <text:p>-60.372</text:p>
          </table:table-cell>
          <table:table-cell office:value-type="float" office:value="3296.423" calcext:value-type="float">
            <text:p>3296.423</text:p>
          </table:table-cell>
          <table:table-cell office:value-type="float" office:value="-105.422" calcext:value-type="float">
            <text:p>-105.422</text:p>
          </table:table-cell>
          <table:table-cell table:formula="of:=[.A39]" office:value-type="float" office:value="3.7" calcext:value-type="float">
            <text:p>3.7</text:p>
          </table:table-cell>
          <table:table-cell table:formula="of:=[.B39]-[.$B$2]" office:value-type="float" office:value="-38.575" calcext:value-type="float">
            <text:p>-38.575</text:p>
          </table:table-cell>
          <table:table-cell table:formula="of:=[.C39]-[.$C$2]" office:value-type="float" office:value="-99.701" calcext:value-type="float">
            <text:p>-99.701</text:p>
          </table:table-cell>
          <table:table-cell table:formula="of:=[.D39]-[.$D$2]" office:value-type="float" office:value="-57.713" calcext:value-type="float">
            <text:p>-57.713</text:p>
          </table:table-cell>
          <table:table-cell office:value-type="float" office:value="5.69400000000002" calcext:value-type="float">
            <text:p>5.69400000000002</text:p>
          </table:table-cell>
          <table:table-cell office:value-type="float" office:value="-93.2339999999999" calcext:value-type="float">
            <text:p>-93.2339999999999</text:p>
          </table:table-cell>
          <table:table-cell office:value-type="float" office:value="63.567" calcext:value-type="float">
            <text:p>63.5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59.261" calcext:value-type="float">
            <text:p>-59.261</text:p>
          </table:table-cell>
          <table:table-cell office:value-type="float" office:value="3299.009" calcext:value-type="float">
            <text:p>3299.009</text:p>
          </table:table-cell>
          <table:table-cell office:value-type="float" office:value="-105.291" calcext:value-type="float">
            <text:p>-105.291</text:p>
          </table:table-cell>
          <table:table-cell table:formula="of:=[.A40]" office:value-type="float" office:value="3.8" calcext:value-type="float">
            <text:p>3.8</text:p>
          </table:table-cell>
          <table:table-cell table:formula="of:=[.B40]-[.$B$2]" office:value-type="float" office:value="-37.464" calcext:value-type="float">
            <text:p>-37.464</text:p>
          </table:table-cell>
          <table:table-cell table:formula="of:=[.C40]-[.$C$2]" office:value-type="float" office:value="-97.1149999999998" calcext:value-type="float">
            <text:p>-97.1149999999998</text:p>
          </table:table-cell>
          <table:table-cell table:formula="of:=[.D40]-[.$D$2]" office:value-type="float" office:value="-57.582" calcext:value-type="float">
            <text:p>-57.582</text:p>
          </table:table-cell>
          <table:table-cell office:value-type="float" office:value="5.89700000000002" calcext:value-type="float">
            <text:p>5.89700000000002</text:p>
          </table:table-cell>
          <table:table-cell office:value-type="float" office:value="-91.259" calcext:value-type="float">
            <text:p>-91.259</text:p>
          </table:table-cell>
          <table:table-cell office:value-type="float" office:value="64.695" calcext:value-type="float">
            <text:p>64.69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59.777" calcext:value-type="float">
            <text:p>-59.777</text:p>
          </table:table-cell>
          <table:table-cell office:value-type="float" office:value="3301.59" calcext:value-type="float">
            <text:p>3301.59</text:p>
          </table:table-cell>
          <table:table-cell office:value-type="float" office:value="-104.187" calcext:value-type="float">
            <text:p>-104.187</text:p>
          </table:table-cell>
          <table:table-cell table:formula="of:=[.A41]" office:value-type="float" office:value="3.9" calcext:value-type="float">
            <text:p>3.9</text:p>
          </table:table-cell>
          <table:table-cell table:formula="of:=[.B41]-[.$B$2]" office:value-type="float" office:value="-37.98" calcext:value-type="float">
            <text:p>-37.98</text:p>
          </table:table-cell>
          <table:table-cell table:formula="of:=[.C41]-[.$C$2]" office:value-type="float" office:value="-94.5339999999997" calcext:value-type="float">
            <text:p>-94.5339999999997</text:p>
          </table:table-cell>
          <table:table-cell table:formula="of:=[.D41]-[.$D$2]" office:value-type="float" office:value="-56.478" calcext:value-type="float">
            <text:p>-56.478</text:p>
          </table:table-cell>
          <table:table-cell office:value-type="float" office:value="6.28" calcext:value-type="float">
            <text:p>6.28</text:p>
          </table:table-cell>
          <table:table-cell office:value-type="float" office:value="-89.7039999999997" calcext:value-type="float">
            <text:p>-89.7039999999997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0.136" calcext:value-type="float">
            <text:p>-60.136</text:p>
          </table:table-cell>
          <table:table-cell office:value-type="float" office:value="3303.22" calcext:value-type="float">
            <text:p>3303.22</text:p>
          </table:table-cell>
          <table:table-cell office:value-type="float" office:value="-104.065" calcext:value-type="float">
            <text:p>-104.065</text:p>
          </table:table-cell>
          <table:table-cell table:formula="of:=[.A42]" office:value-type="float" office:value="4" calcext:value-type="float">
            <text:p>4</text:p>
          </table:table-cell>
          <table:table-cell table:formula="of:=[.B42]-[.$B$2]" office:value-type="float" office:value="-38.339" calcext:value-type="float">
            <text:p>-38.339</text:p>
          </table:table-cell>
          <table:table-cell table:formula="of:=[.C42]-[.$C$2]" office:value-type="float" office:value="-92.904" calcext:value-type="float">
            <text:p>-92.904</text:p>
          </table:table-cell>
          <table:table-cell table:formula="of:=[.D42]-[.$D$2]" office:value-type="float" office:value="-56.356" calcext:value-type="float">
            <text:p>-56.356</text:p>
          </table:table-cell>
          <table:table-cell office:value-type="float" office:value="7.297" calcext:value-type="float">
            <text:p>7.297</text:p>
          </table:table-cell>
          <table:table-cell office:value-type="float" office:value="-88.5709999999999" calcext:value-type="float">
            <text:p>-88.5709999999999</text:p>
          </table:table-cell>
          <table:table-cell office:value-type="float" office:value="67.234" calcext:value-type="float">
            <text:p>67.23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61.13" calcext:value-type="float">
            <text:p>-61.13</text:p>
          </table:table-cell>
          <table:table-cell office:value-type="float" office:value="3304.243" calcext:value-type="float">
            <text:p>3304.243</text:p>
          </table:table-cell>
          <table:table-cell office:value-type="float" office:value="-101.991" calcext:value-type="float">
            <text:p>-101.991</text:p>
          </table:table-cell>
          <table:table-cell table:formula="of:=[.A43]" office:value-type="float" office:value="4.1" calcext:value-type="float">
            <text:p>4.1</text:p>
          </table:table-cell>
          <table:table-cell table:formula="of:=[.B43]-[.$B$2]" office:value-type="float" office:value="-39.333" calcext:value-type="float">
            <text:p>-39.333</text:p>
          </table:table-cell>
          <table:table-cell table:formula="of:=[.C43]-[.$C$2]" office:value-type="float" office:value="-91.8809999999999" calcext:value-type="float">
            <text:p>-91.8809999999999</text:p>
          </table:table-cell>
          <table:table-cell table:formula="of:=[.D43]-[.$D$2]" office:value-type="float" office:value="-54.282" calcext:value-type="float">
            <text:p>-54.282</text:p>
          </table:table-cell>
          <table:table-cell office:value-type="float" office:value="8.62100000000001" calcext:value-type="float">
            <text:p>8.62100000000001</text:p>
          </table:table-cell>
          <table:table-cell office:value-type="float" office:value="-87.0449999999996" calcext:value-type="float">
            <text:p>-87.0449999999996</text:p>
          </table:table-cell>
          <table:table-cell office:value-type="float" office:value="68.063" calcext:value-type="float">
            <text:p>68.06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60.868" calcext:value-type="float">
            <text:p>-60.868</text:p>
          </table:table-cell>
          <table:table-cell office:value-type="float" office:value="3308.706" calcext:value-type="float">
            <text:p>3308.706</text:p>
          </table:table-cell>
          <table:table-cell office:value-type="float" office:value="-102.345" calcext:value-type="float">
            <text:p>-102.345</text:p>
          </table:table-cell>
          <table:table-cell table:formula="of:=[.A44]" office:value-type="float" office:value="4.2" calcext:value-type="float">
            <text:p>4.2</text:p>
          </table:table-cell>
          <table:table-cell table:formula="of:=[.B44]-[.$B$2]" office:value-type="float" office:value="-39.071" calcext:value-type="float">
            <text:p>-39.071</text:p>
          </table:table-cell>
          <table:table-cell table:formula="of:=[.C44]-[.$C$2]" office:value-type="float" office:value="-87.4179999999997" calcext:value-type="float">
            <text:p>-87.4179999999997</text:p>
          </table:table-cell>
          <table:table-cell table:formula="of:=[.D44]-[.$D$2]" office:value-type="float" office:value="-54.636" calcext:value-type="float">
            <text:p>-54.636</text:p>
          </table:table-cell>
          <table:table-cell office:value-type="float" office:value="8.05500000000001" calcext:value-type="float">
            <text:p>8.05500000000001</text:p>
          </table:table-cell>
          <table:table-cell office:value-type="float" office:value="-85.3849999999998" calcext:value-type="float">
            <text:p>-85.3849999999998</text:p>
          </table:table-cell>
          <table:table-cell office:value-type="float" office:value="68.977" calcext:value-type="float">
            <text:p>68.97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62.612" calcext:value-type="float">
            <text:p>-62.612</text:p>
          </table:table-cell>
          <table:table-cell office:value-type="float" office:value="3313.127" calcext:value-type="float">
            <text:p>3313.127</text:p>
          </table:table-cell>
          <table:table-cell office:value-type="float" office:value="-101.312" calcext:value-type="float">
            <text:p>-101.312</text:p>
          </table:table-cell>
          <table:table-cell table:formula="of:=[.A45]" office:value-type="float" office:value="4.3" calcext:value-type="float">
            <text:p>4.3</text:p>
          </table:table-cell>
          <table:table-cell table:formula="of:=[.B45]-[.$B$2]" office:value-type="float" office:value="-40.815" calcext:value-type="float">
            <text:p>-40.815</text:p>
          </table:table-cell>
          <table:table-cell table:formula="of:=[.C45]-[.$C$2]" office:value-type="float" office:value="-82.9969999999998" calcext:value-type="float">
            <text:p>-82.9969999999998</text:p>
          </table:table-cell>
          <table:table-cell table:formula="of:=[.D45]-[.$D$2]" office:value-type="float" office:value="-53.603" calcext:value-type="float">
            <text:p>-53.603</text:p>
          </table:table-cell>
          <table:table-cell office:value-type="float" office:value="8.46100000000001" calcext:value-type="float">
            <text:p>8.46100000000001</text:p>
          </table:table-cell>
          <table:table-cell office:value-type="float" office:value="-83.491" calcext:value-type="float">
            <text:p>-83.491</text:p>
          </table:table-cell>
          <table:table-cell office:value-type="float" office:value="71.295" calcext:value-type="float">
            <text:p>71.29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61.74" calcext:value-type="float">
            <text:p>-61.74</text:p>
          </table:table-cell>
          <table:table-cell office:value-type="float" office:value="3316.066" calcext:value-type="float">
            <text:p>3316.066</text:p>
          </table:table-cell>
          <table:table-cell office:value-type="float" office:value="-100.433" calcext:value-type="float">
            <text:p>-100.433</text:p>
          </table:table-cell>
          <table:table-cell table:formula="of:=[.A46]" office:value-type="float" office:value="4.4" calcext:value-type="float">
            <text:p>4.4</text:p>
          </table:table-cell>
          <table:table-cell table:formula="of:=[.B46]-[.$B$2]" office:value-type="float" office:value="-39.943" calcext:value-type="float">
            <text:p>-39.943</text:p>
          </table:table-cell>
          <table:table-cell table:formula="of:=[.C46]-[.$C$2]" office:value-type="float" office:value="-80.058" calcext:value-type="float">
            <text:p>-80.058</text:p>
          </table:table-cell>
          <table:table-cell table:formula="of:=[.D46]-[.$D$2]" office:value-type="float" office:value="-52.724" calcext:value-type="float">
            <text:p>-52.724</text:p>
          </table:table-cell>
          <table:table-cell office:value-type="float" office:value="9.34700000000001" calcext:value-type="float">
            <text:p>9.34700000000001</text:p>
          </table:table-cell>
          <table:table-cell office:value-type="float" office:value="-80.7439999999997" calcext:value-type="float">
            <text:p>-80.7439999999997</text:p>
          </table:table-cell>
          <table:table-cell office:value-type="float" office:value="71.262" calcext:value-type="float">
            <text:p>71.26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63.735" calcext:value-type="float">
            <text:p>-63.735</text:p>
          </table:table-cell>
          <table:table-cell office:value-type="float" office:value="3316.641" calcext:value-type="float">
            <text:p>3316.641</text:p>
          </table:table-cell>
          <table:table-cell office:value-type="float" office:value="-98.13" calcext:value-type="float">
            <text:p>-98.13</text:p>
          </table:table-cell>
          <table:table-cell table:formula="of:=[.A47]" office:value-type="float" office:value="4.5" calcext:value-type="float">
            <text:p>4.5</text:p>
          </table:table-cell>
          <table:table-cell table:formula="of:=[.B47]-[.$B$2]" office:value-type="float" office:value="-41.938" calcext:value-type="float">
            <text:p>-41.938</text:p>
          </table:table-cell>
          <table:table-cell table:formula="of:=[.C47]-[.$C$2]" office:value-type="float" office:value="-79.4829999999997" calcext:value-type="float">
            <text:p>-79.4829999999997</text:p>
          </table:table-cell>
          <table:table-cell table:formula="of:=[.D47]-[.$D$2]" office:value-type="float" office:value="-50.421" calcext:value-type="float">
            <text:p>-50.421</text:p>
          </table:table-cell>
          <table:table-cell office:value-type="float" office:value="10.854" calcext:value-type="float">
            <text:p>10.854</text:p>
          </table:table-cell>
          <table:table-cell office:value-type="float" office:value="-80.0229999999997" calcext:value-type="float">
            <text:p>-80.0229999999997</text:p>
          </table:table-cell>
          <table:table-cell office:value-type="float" office:value="73.662" calcext:value-type="float">
            <text:p>73.66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63.082" calcext:value-type="float">
            <text:p>-63.082</text:p>
          </table:table-cell>
          <table:table-cell office:value-type="float" office:value="3319.063" calcext:value-type="float">
            <text:p>3319.063</text:p>
          </table:table-cell>
          <table:table-cell office:value-type="float" office:value="-95.658" calcext:value-type="float">
            <text:p>-95.658</text:p>
          </table:table-cell>
          <table:table-cell table:formula="of:=[.A48]" office:value-type="float" office:value="4.6" calcext:value-type="float">
            <text:p>4.6</text:p>
          </table:table-cell>
          <table:table-cell table:formula="of:=[.B48]-[.$B$2]" office:value-type="float" office:value="-41.285" calcext:value-type="float">
            <text:p>-41.285</text:p>
          </table:table-cell>
          <table:table-cell table:formula="of:=[.C48]-[.$C$2]" office:value-type="float" office:value="-77.0609999999997" calcext:value-type="float">
            <text:p>-77.0609999999997</text:p>
          </table:table-cell>
          <table:table-cell table:formula="of:=[.D48]-[.$D$2]" office:value-type="float" office:value="-47.949" calcext:value-type="float">
            <text:p>-47.949</text:p>
          </table:table-cell>
          <table:table-cell office:value-type="float" office:value="12.492" calcext:value-type="float">
            <text:p>12.492</text:p>
          </table:table-cell>
          <table:table-cell office:value-type="float" office:value="-77.8389999999999" calcext:value-type="float">
            <text:p>-77.8389999999999</text:p>
          </table:table-cell>
          <table:table-cell office:value-type="float" office:value="74.346" calcext:value-type="float">
            <text:p>74.34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63.968" calcext:value-type="float">
            <text:p>-63.968</text:p>
          </table:table-cell>
          <table:table-cell office:value-type="float" office:value="3322.566" calcext:value-type="float">
            <text:p>3322.566</text:p>
          </table:table-cell>
          <table:table-cell office:value-type="float" office:value="-94.893" calcext:value-type="float">
            <text:p>-94.893</text:p>
          </table:table-cell>
          <table:table-cell table:formula="of:=[.A49]" office:value-type="float" office:value="4.7" calcext:value-type="float">
            <text:p>4.7</text:p>
          </table:table-cell>
          <table:table-cell table:formula="of:=[.B49]-[.$B$2]" office:value-type="float" office:value="-42.171" calcext:value-type="float">
            <text:p>-42.171</text:p>
          </table:table-cell>
          <table:table-cell table:formula="of:=[.C49]-[.$C$2]" office:value-type="float" office:value="-73.558" calcext:value-type="float">
            <text:p>-73.558</text:p>
          </table:table-cell>
          <table:table-cell table:formula="of:=[.D49]-[.$D$2]" office:value-type="float" office:value="-47.184" calcext:value-type="float">
            <text:p>-47.184</text:p>
          </table:table-cell>
          <table:table-cell office:value-type="float" office:value="13.124" calcext:value-type="float">
            <text:p>13.124</text:p>
          </table:table-cell>
          <table:table-cell office:value-type="float" office:value="-76.0279999999998" calcext:value-type="float">
            <text:p>-76.0279999999998</text:p>
          </table:table-cell>
          <table:table-cell office:value-type="float" office:value="75.386" calcext:value-type="float">
            <text:p>75.38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64.554" calcext:value-type="float">
            <text:p>-64.554</text:p>
          </table:table-cell>
          <table:table-cell office:value-type="float" office:value="3323.164" calcext:value-type="float">
            <text:p>3323.164</text:p>
          </table:table-cell>
          <table:table-cell office:value-type="float" office:value="-94.531" calcext:value-type="float">
            <text:p>-94.531</text:p>
          </table:table-cell>
          <table:table-cell table:formula="of:=[.A50]" office:value-type="float" office:value="4.8" calcext:value-type="float">
            <text:p>4.8</text:p>
          </table:table-cell>
          <table:table-cell table:formula="of:=[.B50]-[.$B$2]" office:value-type="float" office:value="-42.757" calcext:value-type="float">
            <text:p>-42.757</text:p>
          </table:table-cell>
          <table:table-cell table:formula="of:=[.C50]-[.$C$2]" office:value-type="float" office:value="-72.9599999999996" calcext:value-type="float">
            <text:p>-72.9599999999996</text:p>
          </table:table-cell>
          <table:table-cell table:formula="of:=[.D50]-[.$D$2]" office:value-type="float" office:value="-46.822" calcext:value-type="float">
            <text:p>-46.822</text:p>
          </table:table-cell>
          <table:table-cell office:value-type="float" office:value="13.028" calcext:value-type="float">
            <text:p>13.028</text:p>
          </table:table-cell>
          <table:table-cell office:value-type="float" office:value="-74.2379999999998" calcext:value-type="float">
            <text:p>-74.2379999999998</text:p>
          </table:table-cell>
          <table:table-cell office:value-type="float" office:value="76.173" calcext:value-type="float">
            <text:p>76.17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66.887" calcext:value-type="float">
            <text:p>-66.887</text:p>
          </table:table-cell>
          <table:table-cell office:value-type="float" office:value="3327.147" calcext:value-type="float">
            <text:p>3327.147</text:p>
          </table:table-cell>
          <table:table-cell office:value-type="float" office:value="-92.327" calcext:value-type="float">
            <text:p>-92.327</text:p>
          </table:table-cell>
          <table:table-cell table:formula="of:=[.A51]" office:value-type="float" office:value="4.9" calcext:value-type="float">
            <text:p>4.9</text:p>
          </table:table-cell>
          <table:table-cell table:formula="of:=[.B51]-[.$B$2]" office:value-type="float" office:value="-45.09" calcext:value-type="float">
            <text:p>-45.09</text:p>
          </table:table-cell>
          <table:table-cell table:formula="of:=[.C51]-[.$C$2]" office:value-type="float" office:value="-68.9769999999999" calcext:value-type="float">
            <text:p>-68.9769999999999</text:p>
          </table:table-cell>
          <table:table-cell table:formula="of:=[.D51]-[.$D$2]" office:value-type="float" office:value="-44.618" calcext:value-type="float">
            <text:p>-44.618</text:p>
          </table:table-cell>
          <table:table-cell office:value-type="float" office:value="13.923" calcext:value-type="float">
            <text:p>13.923</text:p>
          </table:table-cell>
          <table:table-cell office:value-type="float" office:value="-70.9929999999999" calcext:value-type="float">
            <text:p>-70.9929999999999</text:p>
          </table:table-cell>
          <table:table-cell office:value-type="float" office:value="79.042" calcext:value-type="float">
            <text:p>79.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9.275" calcext:value-type="float">
            <text:p>-69.275</text:p>
          </table:table-cell>
          <table:table-cell office:value-type="float" office:value="3331.117" calcext:value-type="float">
            <text:p>3331.117</text:p>
          </table:table-cell>
          <table:table-cell office:value-type="float" office:value="-90.445" calcext:value-type="float">
            <text:p>-90.445</text:p>
          </table:table-cell>
          <table:table-cell table:formula="of:=[.A52]" office:value-type="float" office:value="5" calcext:value-type="float">
            <text:p>5</text:p>
          </table:table-cell>
          <table:table-cell table:formula="of:=[.B52]-[.$B$2]" office:value-type="float" office:value="-47.478" calcext:value-type="float">
            <text:p>-47.478</text:p>
          </table:table-cell>
          <table:table-cell table:formula="of:=[.C52]-[.$C$2]" office:value-type="float" office:value="-65.0069999999996" calcext:value-type="float">
            <text:p>-65.0069999999996</text:p>
          </table:table-cell>
          <table:table-cell table:formula="of:=[.D52]-[.$D$2]" office:value-type="float" office:value="-42.736" calcext:value-type="float">
            <text:p>-42.736</text:p>
          </table:table-cell>
          <table:table-cell office:value-type="float" office:value="13.422" calcext:value-type="float">
            <text:p>13.422</text:p>
          </table:table-cell>
          <table:table-cell office:value-type="float" office:value="-69.404" calcext:value-type="float">
            <text:p>-69.404</text:p>
          </table:table-cell>
          <table:table-cell office:value-type="float" office:value="80.826" calcext:value-type="float">
            <text:p>80.82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69.303" calcext:value-type="float">
            <text:p>-69.303</text:p>
          </table:table-cell>
          <table:table-cell office:value-type="float" office:value="3333.053" calcext:value-type="float">
            <text:p>3333.053</text:p>
          </table:table-cell>
          <table:table-cell office:value-type="float" office:value="-89.067" calcext:value-type="float">
            <text:p>-89.067</text:p>
          </table:table-cell>
          <table:table-cell table:formula="of:=[.A53]" office:value-type="float" office:value="5.1" calcext:value-type="float">
            <text:p>5.1</text:p>
          </table:table-cell>
          <table:table-cell table:formula="of:=[.B53]-[.$B$2]" office:value-type="float" office:value="-47.506" calcext:value-type="float">
            <text:p>-47.506</text:p>
          </table:table-cell>
          <table:table-cell table:formula="of:=[.C53]-[.$C$2]" office:value-type="float" office:value="-63.0709999999999" calcext:value-type="float">
            <text:p>-63.0709999999999</text:p>
          </table:table-cell>
          <table:table-cell table:formula="of:=[.D53]-[.$D$2]" office:value-type="float" office:value="-41.358" calcext:value-type="float">
            <text:p>-41.358</text:p>
          </table:table-cell>
          <table:table-cell office:value-type="float" office:value="15.637" calcext:value-type="float">
            <text:p>15.637</text:p>
          </table:table-cell>
          <table:table-cell office:value-type="float" office:value="-66.2469999999999" calcext:value-type="float">
            <text:p>-66.2469999999999</text:p>
          </table:table-cell>
          <table:table-cell office:value-type="float" office:value="81.152" calcext:value-type="float">
            <text:p>81.15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70.295" calcext:value-type="float">
            <text:p>-70.295</text:p>
          </table:table-cell>
          <table:table-cell office:value-type="float" office:value="3334.918" calcext:value-type="float">
            <text:p>3334.918</text:p>
          </table:table-cell>
          <table:table-cell office:value-type="float" office:value="-87.968" calcext:value-type="float">
            <text:p>-87.968</text:p>
          </table:table-cell>
          <table:table-cell table:formula="of:=[.A54]" office:value-type="float" office:value="5.2" calcext:value-type="float">
            <text:p>5.2</text:p>
          </table:table-cell>
          <table:table-cell table:formula="of:=[.B54]-[.$B$2]" office:value-type="float" office:value="-48.498" calcext:value-type="float">
            <text:p>-48.498</text:p>
          </table:table-cell>
          <table:table-cell table:formula="of:=[.C54]-[.$C$2]" office:value-type="float" office:value="-61.2059999999997" calcext:value-type="float">
            <text:p>-61.2059999999997</text:p>
          </table:table-cell>
          <table:table-cell table:formula="of:=[.D54]-[.$D$2]" office:value-type="float" office:value="-40.259" calcext:value-type="float">
            <text:p>-40.259</text:p>
          </table:table-cell>
          <table:table-cell office:value-type="float" office:value="15.82" calcext:value-type="float">
            <text:p>15.82</text:p>
          </table:table-cell>
          <table:table-cell office:value-type="float" office:value="-65.0589999999997" calcext:value-type="float">
            <text:p>-65.0589999999997</text:p>
          </table:table-cell>
          <table:table-cell office:value-type="float" office:value="82.185" calcext:value-type="float">
            <text:p>82.18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70.549" calcext:value-type="float">
            <text:p>-70.549</text:p>
          </table:table-cell>
          <table:table-cell office:value-type="float" office:value="3339.107" calcext:value-type="float">
            <text:p>3339.107</text:p>
          </table:table-cell>
          <table:table-cell office:value-type="float" office:value="-87.363" calcext:value-type="float">
            <text:p>-87.363</text:p>
          </table:table-cell>
          <table:table-cell table:formula="of:=[.A55]" office:value-type="float" office:value="5.3" calcext:value-type="float">
            <text:p>5.3</text:p>
          </table:table-cell>
          <table:table-cell table:formula="of:=[.B55]-[.$B$2]" office:value-type="float" office:value="-48.752" calcext:value-type="float">
            <text:p>-48.752</text:p>
          </table:table-cell>
          <table:table-cell table:formula="of:=[.C55]-[.$C$2]" office:value-type="float" office:value="-57.0169999999998" calcext:value-type="float">
            <text:p>-57.0169999999998</text:p>
          </table:table-cell>
          <table:table-cell table:formula="of:=[.D55]-[.$D$2]" office:value-type="float" office:value="-39.654" calcext:value-type="float">
            <text:p>-39.654</text:p>
          </table:table-cell>
          <table:table-cell office:value-type="float" office:value="16.531" calcext:value-type="float">
            <text:p>16.531</text:p>
          </table:table-cell>
          <table:table-cell office:value-type="float" office:value="-61.6689999999999" calcext:value-type="float">
            <text:p>-61.6689999999999</text:p>
          </table:table-cell>
          <table:table-cell office:value-type="float" office:value="83.721" calcext:value-type="float">
            <text:p>83.72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72.139" calcext:value-type="float">
            <text:p>-72.139</text:p>
          </table:table-cell>
          <table:table-cell office:value-type="float" office:value="3343.059" calcext:value-type="float">
            <text:p>3343.059</text:p>
          </table:table-cell>
          <table:table-cell office:value-type="float" office:value="-88.325" calcext:value-type="float">
            <text:p>-88.325</text:p>
          </table:table-cell>
          <table:table-cell table:formula="of:=[.A56]" office:value-type="float" office:value="5.4" calcext:value-type="float">
            <text:p>5.4</text:p>
          </table:table-cell>
          <table:table-cell table:formula="of:=[.B56]-[.$B$2]" office:value-type="float" office:value="-50.342" calcext:value-type="float">
            <text:p>-50.342</text:p>
          </table:table-cell>
          <table:table-cell table:formula="of:=[.C56]-[.$C$2]" office:value-type="float" office:value="-53.0649999999996" calcext:value-type="float">
            <text:p>-53.0649999999996</text:p>
          </table:table-cell>
          <table:table-cell table:formula="of:=[.D56]-[.$D$2]" office:value-type="float" office:value="-40.616" calcext:value-type="float">
            <text:p>-40.616</text:p>
          </table:table-cell>
          <table:table-cell office:value-type="float" office:value="15.576" calcext:value-type="float">
            <text:p>15.576</text:p>
          </table:table-cell>
          <table:table-cell office:value-type="float" office:value="-59.7709999999997" calcext:value-type="float">
            <text:p>-59.7709999999997</text:p>
          </table:table-cell>
          <table:table-cell office:value-type="float" office:value="84.101" calcext:value-type="float">
            <text:p>84.1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72.953" calcext:value-type="float">
            <text:p>-72.953</text:p>
          </table:table-cell>
          <table:table-cell office:value-type="float" office:value="3344.797" calcext:value-type="float">
            <text:p>3344.797</text:p>
          </table:table-cell>
          <table:table-cell office:value-type="float" office:value="-88.069" calcext:value-type="float">
            <text:p>-88.069</text:p>
          </table:table-cell>
          <table:table-cell table:formula="of:=[.A57]" office:value-type="float" office:value="5.5" calcext:value-type="float">
            <text:p>5.5</text:p>
          </table:table-cell>
          <table:table-cell table:formula="of:=[.B57]-[.$B$2]" office:value-type="float" office:value="-51.156" calcext:value-type="float">
            <text:p>-51.156</text:p>
          </table:table-cell>
          <table:table-cell table:formula="of:=[.C57]-[.$C$2]" office:value-type="float" office:value="-51.3269999999998" calcext:value-type="float">
            <text:p>-51.3269999999998</text:p>
          </table:table-cell>
          <table:table-cell table:formula="of:=[.D57]-[.$D$2]" office:value-type="float" office:value="-40.36" calcext:value-type="float">
            <text:p>-40.36</text:p>
          </table:table-cell>
          <table:table-cell office:value-type="float" office:value="16.057" calcext:value-type="float">
            <text:p>16.057</text:p>
          </table:table-cell>
          <table:table-cell office:value-type="float" office:value="-58.0799999999999" calcext:value-type="float">
            <text:p>-58.0799999999999</text:p>
          </table:table-cell>
          <table:table-cell office:value-type="float" office:value="85.811" calcext:value-type="float">
            <text:p>85.81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73.165" calcext:value-type="float">
            <text:p>-73.165</text:p>
          </table:table-cell>
          <table:table-cell office:value-type="float" office:value="3346.537" calcext:value-type="float">
            <text:p>3346.537</text:p>
          </table:table-cell>
          <table:table-cell office:value-type="float" office:value="-86.592" calcext:value-type="float">
            <text:p>-86.592</text:p>
          </table:table-cell>
          <table:table-cell table:formula="of:=[.A58]" office:value-type="float" office:value="5.6" calcext:value-type="float">
            <text:p>5.6</text:p>
          </table:table-cell>
          <table:table-cell table:formula="of:=[.B58]-[.$B$2]" office:value-type="float" office:value="-51.368" calcext:value-type="float">
            <text:p>-51.368</text:p>
          </table:table-cell>
          <table:table-cell table:formula="of:=[.C58]-[.$C$2]" office:value-type="float" office:value="-49.587" calcext:value-type="float">
            <text:p>-49.587</text:p>
          </table:table-cell>
          <table:table-cell table:formula="of:=[.D58]-[.$D$2]" office:value-type="float" office:value="-38.883" calcext:value-type="float">
            <text:p>-38.883</text:p>
          </table:table-cell>
          <table:table-cell office:value-type="float" office:value="16.548" calcext:value-type="float">
            <text:p>16.548</text:p>
          </table:table-cell>
          <table:table-cell office:value-type="float" office:value="-54.8909999999996" calcext:value-type="float">
            <text:p>-54.8909999999996</text:p>
          </table:table-cell>
          <table:table-cell office:value-type="float" office:value="86.792" calcext:value-type="float">
            <text:p>86.79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72.976" calcext:value-type="float">
            <text:p>-72.976</text:p>
          </table:table-cell>
          <table:table-cell office:value-type="float" office:value="3347.828" calcext:value-type="float">
            <text:p>3347.828</text:p>
          </table:table-cell>
          <table:table-cell office:value-type="float" office:value="-85.32" calcext:value-type="float">
            <text:p>-85.32</text:p>
          </table:table-cell>
          <table:table-cell table:formula="of:=[.A59]" office:value-type="float" office:value="5.7" calcext:value-type="float">
            <text:p>5.7</text:p>
          </table:table-cell>
          <table:table-cell table:formula="of:=[.B59]-[.$B$2]" office:value-type="float" office:value="-51.179" calcext:value-type="float">
            <text:p>-51.179</text:p>
          </table:table-cell>
          <table:table-cell table:formula="of:=[.C59]-[.$C$2]" office:value-type="float" office:value="-48.2959999999998" calcext:value-type="float">
            <text:p>-48.2959999999998</text:p>
          </table:table-cell>
          <table:table-cell table:formula="of:=[.D59]-[.$D$2]" office:value-type="float" office:value="-37.611" calcext:value-type="float">
            <text:p>-37.611</text:p>
          </table:table-cell>
          <table:table-cell office:value-type="float" office:value="18.607" calcext:value-type="float">
            <text:p>18.607</text:p>
          </table:table-cell>
          <table:table-cell office:value-type="float" office:value="-51.6669999999999" calcext:value-type="float">
            <text:p>-51.6669999999999</text:p>
          </table:table-cell>
          <table:table-cell office:value-type="float" office:value="87.497" calcext:value-type="float">
            <text:p>87.49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74.135" calcext:value-type="float">
            <text:p>-74.135</text:p>
          </table:table-cell>
          <table:table-cell office:value-type="float" office:value="3350.961" calcext:value-type="float">
            <text:p>3350.961</text:p>
          </table:table-cell>
          <table:table-cell office:value-type="float" office:value="-82.244" calcext:value-type="float">
            <text:p>-82.244</text:p>
          </table:table-cell>
          <table:table-cell table:formula="of:=[.A60]" office:value-type="float" office:value="5.8" calcext:value-type="float">
            <text:p>5.8</text:p>
          </table:table-cell>
          <table:table-cell table:formula="of:=[.B60]-[.$B$2]" office:value-type="float" office:value="-52.338" calcext:value-type="float">
            <text:p>-52.338</text:p>
          </table:table-cell>
          <table:table-cell table:formula="of:=[.C60]-[.$C$2]" office:value-type="float" office:value="-45.163" calcext:value-type="float">
            <text:p>-45.163</text:p>
          </table:table-cell>
          <table:table-cell table:formula="of:=[.D60]-[.$D$2]" office:value-type="float" office:value="-34.535" calcext:value-type="float">
            <text:p>-34.535</text:p>
          </table:table-cell>
          <table:table-cell office:value-type="float" office:value="21.784" calcext:value-type="float">
            <text:p>21.784</text:p>
          </table:table-cell>
          <table:table-cell office:value-type="float" office:value="-50.7279999999996" calcext:value-type="float">
            <text:p>-50.7279999999996</text:p>
          </table:table-cell>
          <table:table-cell office:value-type="float" office:value="88.617" calcext:value-type="float">
            <text:p>88.61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74.377" calcext:value-type="float">
            <text:p>-74.377</text:p>
          </table:table-cell>
          <table:table-cell office:value-type="float" office:value="3351.333" calcext:value-type="float">
            <text:p>3351.333</text:p>
          </table:table-cell>
          <table:table-cell office:value-type="float" office:value="-78.428" calcext:value-type="float">
            <text:p>-78.428</text:p>
          </table:table-cell>
          <table:table-cell table:formula="of:=[.A61]" office:value-type="float" office:value="5.9" calcext:value-type="float">
            <text:p>5.9</text:p>
          </table:table-cell>
          <table:table-cell table:formula="of:=[.B61]-[.$B$2]" office:value-type="float" office:value="-52.58" calcext:value-type="float">
            <text:p>-52.58</text:p>
          </table:table-cell>
          <table:table-cell table:formula="of:=[.C61]-[.$C$2]" office:value-type="float" office:value="-44.7909999999997" calcext:value-type="float">
            <text:p>-44.7909999999997</text:p>
          </table:table-cell>
          <table:table-cell table:formula="of:=[.D61]-[.$D$2]" office:value-type="float" office:value="-30.719" calcext:value-type="float">
            <text:p>-30.719</text:p>
          </table:table-cell>
          <table:table-cell office:value-type="float" office:value="24.096" calcext:value-type="float">
            <text:p>24.096</text:p>
          </table:table-cell>
          <table:table-cell office:value-type="float" office:value="-48.8799999999997" calcext:value-type="float">
            <text:p>-48.8799999999997</text:p>
          </table:table-cell>
          <table:table-cell office:value-type="float" office:value="89.991" calcext:value-type="float">
            <text:p>89.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4.203" calcext:value-type="float">
            <text:p>-74.203</text:p>
          </table:table-cell>
          <table:table-cell office:value-type="float" office:value="3355.079" calcext:value-type="float">
            <text:p>3355.079</text:p>
          </table:table-cell>
          <table:table-cell office:value-type="float" office:value="-77.384" calcext:value-type="float">
            <text:p>-77.384</text:p>
          </table:table-cell>
          <table:table-cell table:formula="of:=[.A62]" office:value-type="float" office:value="6" calcext:value-type="float">
            <text:p>6</text:p>
          </table:table-cell>
          <table:table-cell table:formula="of:=[.B62]-[.$B$2]" office:value-type="float" office:value="-52.406" calcext:value-type="float">
            <text:p>-52.406</text:p>
          </table:table-cell>
          <table:table-cell table:formula="of:=[.C62]-[.$C$2]" office:value-type="float" office:value="-41.0449999999996" calcext:value-type="float">
            <text:p>-41.0449999999996</text:p>
          </table:table-cell>
          <table:table-cell table:formula="of:=[.D62]-[.$D$2]" office:value-type="float" office:value="-29.675" calcext:value-type="float">
            <text:p>-29.675</text:p>
          </table:table-cell>
          <table:table-cell office:value-type="float" office:value="23.846" calcext:value-type="float">
            <text:p>23.846</text:p>
          </table:table-cell>
          <table:table-cell office:value-type="float" office:value="-46.6309999999999" calcext:value-type="float">
            <text:p>-46.6309999999999</text:p>
          </table:table-cell>
          <table:table-cell office:value-type="float" office:value="90.35" calcext:value-type="float">
            <text:p>90.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75.592" calcext:value-type="float">
            <text:p>-75.592</text:p>
          </table:table-cell>
          <table:table-cell office:value-type="float" office:value="3357.077" calcext:value-type="float">
            <text:p>3357.077</text:p>
          </table:table-cell>
          <table:table-cell office:value-type="float" office:value="-77.637" calcext:value-type="float">
            <text:p>-77.637</text:p>
          </table:table-cell>
          <table:table-cell table:formula="of:=[.A63]" office:value-type="float" office:value="6.1" calcext:value-type="float">
            <text:p>6.1</text:p>
          </table:table-cell>
          <table:table-cell table:formula="of:=[.B63]-[.$B$2]" office:value-type="float" office:value="-53.795" calcext:value-type="float">
            <text:p>-53.795</text:p>
          </table:table-cell>
          <table:table-cell table:formula="of:=[.C63]-[.$C$2]" office:value-type="float" office:value="-39.0469999999996" calcext:value-type="float">
            <text:p>-39.0469999999996</text:p>
          </table:table-cell>
          <table:table-cell table:formula="of:=[.D63]-[.$D$2]" office:value-type="float" office:value="-29.928" calcext:value-type="float">
            <text:p>-29.928</text:p>
          </table:table-cell>
          <table:table-cell office:value-type="float" office:value="23.677" calcext:value-type="float">
            <text:p>23.677</text:p>
          </table:table-cell>
          <table:table-cell office:value-type="float" office:value="-43.038" calcext:value-type="float">
            <text:p>-43.038</text:p>
          </table:table-cell>
          <table:table-cell office:value-type="float" office:value="91.201" calcext:value-type="float">
            <text:p>91.20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77.443" calcext:value-type="float">
            <text:p>-77.443</text:p>
          </table:table-cell>
          <table:table-cell office:value-type="float" office:value="3358.048" calcext:value-type="float">
            <text:p>3358.048</text:p>
          </table:table-cell>
          <table:table-cell office:value-type="float" office:value="-75.849" calcext:value-type="float">
            <text:p>-75.849</text:p>
          </table:table-cell>
          <table:table-cell table:formula="of:=[.A64]" office:value-type="float" office:value="6.2" calcext:value-type="float">
            <text:p>6.2</text:p>
          </table:table-cell>
          <table:table-cell table:formula="of:=[.B64]-[.$B$2]" office:value-type="float" office:value="-55.646" calcext:value-type="float">
            <text:p>-55.646</text:p>
          </table:table-cell>
          <table:table-cell table:formula="of:=[.C64]-[.$C$2]" office:value-type="float" office:value="-38.076" calcext:value-type="float">
            <text:p>-38.076</text:p>
          </table:table-cell>
          <table:table-cell table:formula="of:=[.D64]-[.$D$2]" office:value-type="float" office:value="-28.14" calcext:value-type="float">
            <text:p>-28.14</text:p>
          </table:table-cell>
          <table:table-cell office:value-type="float" office:value="24.195" calcext:value-type="float">
            <text:p>24.195</text:p>
          </table:table-cell>
          <table:table-cell office:value-type="float" office:value="-42.4189999999999" calcext:value-type="float">
            <text:p>-42.4189999999999</text:p>
          </table:table-cell>
          <table:table-cell office:value-type="float" office:value="93.484" calcext:value-type="float">
            <text:p>93.48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76.504" calcext:value-type="float">
            <text:p>-76.504</text:p>
          </table:table-cell>
          <table:table-cell office:value-type="float" office:value="3361.913" calcext:value-type="float">
            <text:p>3361.913</text:p>
          </table:table-cell>
          <table:table-cell office:value-type="float" office:value="-74.999" calcext:value-type="float">
            <text:p>-74.999</text:p>
          </table:table-cell>
          <table:table-cell table:formula="of:=[.A65]" office:value-type="float" office:value="6.3" calcext:value-type="float">
            <text:p>6.3</text:p>
          </table:table-cell>
          <table:table-cell table:formula="of:=[.B65]-[.$B$2]" office:value-type="float" office:value="-54.707" calcext:value-type="float">
            <text:p>-54.707</text:p>
          </table:table-cell>
          <table:table-cell table:formula="of:=[.C65]-[.$C$2]" office:value-type="float" office:value="-34.2109999999998" calcext:value-type="float">
            <text:p>-34.2109999999998</text:p>
          </table:table-cell>
          <table:table-cell table:formula="of:=[.D65]-[.$D$2]" office:value-type="float" office:value="-27.29" calcext:value-type="float">
            <text:p>-27.29</text:p>
          </table:table-cell>
          <table:table-cell office:value-type="float" office:value="25.768" calcext:value-type="float">
            <text:p>25.768</text:p>
          </table:table-cell>
          <table:table-cell office:value-type="float" office:value="-39.0079999999998" calcext:value-type="float">
            <text:p>-39.0079999999998</text:p>
          </table:table-cell>
          <table:table-cell office:value-type="float" office:value="93.275" calcext:value-type="float">
            <text:p>93.27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76.407" calcext:value-type="float">
            <text:p>-76.407</text:p>
          </table:table-cell>
          <table:table-cell office:value-type="float" office:value="3364.02" calcext:value-type="float">
            <text:p>3364.02</text:p>
          </table:table-cell>
          <table:table-cell office:value-type="float" office:value="-73.918" calcext:value-type="float">
            <text:p>-73.918</text:p>
          </table:table-cell>
          <table:table-cell table:formula="of:=[.A66]" office:value-type="float" office:value="6.4" calcext:value-type="float">
            <text:p>6.4</text:p>
          </table:table-cell>
          <table:table-cell table:formula="of:=[.B66]-[.$B$2]" office:value-type="float" office:value="-54.61" calcext:value-type="float">
            <text:p>-54.61</text:p>
          </table:table-cell>
          <table:table-cell table:formula="of:=[.C66]-[.$C$2]" office:value-type="float" office:value="-32.1039999999998" calcext:value-type="float">
            <text:p>-32.1039999999998</text:p>
          </table:table-cell>
          <table:table-cell table:formula="of:=[.D66]-[.$D$2]" office:value-type="float" office:value="-26.209" calcext:value-type="float">
            <text:p>-26.209</text:p>
          </table:table-cell>
          <table:table-cell office:value-type="float" office:value="27.404" calcext:value-type="float">
            <text:p>27.404</text:p>
          </table:table-cell>
          <table:table-cell office:value-type="float" office:value="-37.165" calcext:value-type="float">
            <text:p>-37.165</text:p>
          </table:table-cell>
          <table:table-cell office:value-type="float" office:value="93.765" calcext:value-type="float">
            <text:p>93.76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77.148" calcext:value-type="float">
            <text:p>-77.148</text:p>
          </table:table-cell>
          <table:table-cell office:value-type="float" office:value="3367.095" calcext:value-type="float">
            <text:p>3367.095</text:p>
          </table:table-cell>
          <table:table-cell office:value-type="float" office:value="-71.485" calcext:value-type="float">
            <text:p>-71.485</text:p>
          </table:table-cell>
          <table:table-cell table:formula="of:=[.A67]" office:value-type="float" office:value="6.5" calcext:value-type="float">
            <text:p>6.5</text:p>
          </table:table-cell>
          <table:table-cell table:formula="of:=[.B67]-[.$B$2]" office:value-type="float" office:value="-55.351" calcext:value-type="float">
            <text:p>-55.351</text:p>
          </table:table-cell>
          <table:table-cell table:formula="of:=[.C67]-[.$C$2]" office:value-type="float" office:value="-29.029" calcext:value-type="float">
            <text:p>-29.029</text:p>
          </table:table-cell>
          <table:table-cell table:formula="of:=[.D67]-[.$D$2]" office:value-type="float" office:value="-23.776" calcext:value-type="float">
            <text:p>-23.776</text:p>
          </table:table-cell>
          <table:table-cell office:value-type="float" office:value="29.669" calcext:value-type="float">
            <text:p>29.669</text:p>
          </table:table-cell>
          <table:table-cell office:value-type="float" office:value="-35.3689999999997" calcext:value-type="float">
            <text:p>-35.3689999999997</text:p>
          </table:table-cell>
          <table:table-cell office:value-type="float" office:value="94.358" calcext:value-type="float">
            <text:p>94.35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77.978" calcext:value-type="float">
            <text:p>-77.978</text:p>
          </table:table-cell>
          <table:table-cell office:value-type="float" office:value="3371.352" calcext:value-type="float">
            <text:p>3371.352</text:p>
          </table:table-cell>
          <table:table-cell office:value-type="float" office:value="-70.393" calcext:value-type="float">
            <text:p>-70.393</text:p>
          </table:table-cell>
          <table:table-cell table:formula="of:=[.A68]" office:value-type="float" office:value="6.6" calcext:value-type="float">
            <text:p>6.6</text:p>
          </table:table-cell>
          <table:table-cell table:formula="of:=[.B68]-[.$B$2]" office:value-type="float" office:value="-56.181" calcext:value-type="float">
            <text:p>-56.181</text:p>
          </table:table-cell>
          <table:table-cell table:formula="of:=[.C68]-[.$C$2]" office:value-type="float" office:value="-24.7719999999999" calcext:value-type="float">
            <text:p>-24.7719999999999</text:p>
          </table:table-cell>
          <table:table-cell table:formula="of:=[.D68]-[.$D$2]" office:value-type="float" office:value="-22.684" calcext:value-type="float">
            <text:p>-22.684</text:p>
          </table:table-cell>
          <table:table-cell office:value-type="float" office:value="30.793" calcext:value-type="float">
            <text:p>30.793</text:p>
          </table:table-cell>
          <table:table-cell office:value-type="float" office:value="-32.1569999999997" calcext:value-type="float">
            <text:p>-32.1569999999997</text:p>
          </table:table-cell>
          <table:table-cell office:value-type="float" office:value="95.482" calcext:value-type="float">
            <text:p>95.48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79.972" calcext:value-type="float">
            <text:p>-79.972</text:p>
          </table:table-cell>
          <table:table-cell office:value-type="float" office:value="3372.414" calcext:value-type="float">
            <text:p>3372.414</text:p>
          </table:table-cell>
          <table:table-cell office:value-type="float" office:value="-67.752" calcext:value-type="float">
            <text:p>-67.752</text:p>
          </table:table-cell>
          <table:table-cell table:formula="of:=[.A69]" office:value-type="float" office:value="6.7" calcext:value-type="float">
            <text:p>6.7</text:p>
          </table:table-cell>
          <table:table-cell table:formula="of:=[.B69]-[.$B$2]" office:value-type="float" office:value="-58.175" calcext:value-type="float">
            <text:p>-58.175</text:p>
          </table:table-cell>
          <table:table-cell table:formula="of:=[.C69]-[.$C$2]" office:value-type="float" office:value="-23.7099999999996" calcext:value-type="float">
            <text:p>-23.7099999999996</text:p>
          </table:table-cell>
          <table:table-cell table:formula="of:=[.D69]-[.$D$2]" office:value-type="float" office:value="-20.043" calcext:value-type="float">
            <text:p>-20.043</text:p>
          </table:table-cell>
          <table:table-cell office:value-type="float" office:value="32.4" calcext:value-type="float">
            <text:p>32.4</text:p>
          </table:table-cell>
          <table:table-cell office:value-type="float" office:value="-31.7529999999997" calcext:value-type="float">
            <text:p>-31.7529999999997</text:p>
          </table:table-cell>
          <table:table-cell office:value-type="float" office:value="97.747" calcext:value-type="float">
            <text:p>97.74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80.273" calcext:value-type="float">
            <text:p>-80.273</text:p>
          </table:table-cell>
          <table:table-cell office:value-type="float" office:value="3376.704" calcext:value-type="float">
            <text:p>3376.704</text:p>
          </table:table-cell>
          <table:table-cell office:value-type="float" office:value="-63.976" calcext:value-type="float">
            <text:p>-63.976</text:p>
          </table:table-cell>
          <table:table-cell table:formula="of:=[.A70]" office:value-type="float" office:value="6.8" calcext:value-type="float">
            <text:p>6.8</text:p>
          </table:table-cell>
          <table:table-cell table:formula="of:=[.B70]-[.$B$2]" office:value-type="float" office:value="-58.476" calcext:value-type="float">
            <text:p>-58.476</text:p>
          </table:table-cell>
          <table:table-cell table:formula="of:=[.C70]-[.$C$2]" office:value-type="float" office:value="-19.4199999999996" calcext:value-type="float">
            <text:p>-19.4199999999996</text:p>
          </table:table-cell>
          <table:table-cell table:formula="of:=[.D70]-[.$D$2]" office:value-type="float" office:value="-16.267" calcext:value-type="float">
            <text:p>-16.267</text:p>
          </table:table-cell>
          <table:table-cell office:value-type="float" office:value="34.802" calcext:value-type="float">
            <text:p>34.802</text:p>
          </table:table-cell>
          <table:table-cell office:value-type="float" office:value="-26.6459999999997" calcext:value-type="float">
            <text:p>-26.6459999999997</text:p>
          </table:table-cell>
          <table:table-cell office:value-type="float" office:value="98.903" calcext:value-type="float">
            <text:p>98.90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80.27" calcext:value-type="float">
            <text:p>-80.27</text:p>
          </table:table-cell>
          <table:table-cell office:value-type="float" office:value="3378.225" calcext:value-type="float">
            <text:p>3378.225</text:p>
          </table:table-cell>
          <table:table-cell office:value-type="float" office:value="-61.532" calcext:value-type="float">
            <text:p>-61.532</text:p>
          </table:table-cell>
          <table:table-cell table:formula="of:=[.A71]" office:value-type="float" office:value="6.9" calcext:value-type="float">
            <text:p>6.9</text:p>
          </table:table-cell>
          <table:table-cell table:formula="of:=[.B71]-[.$B$2]" office:value-type="float" office:value="-58.473" calcext:value-type="float">
            <text:p>-58.473</text:p>
          </table:table-cell>
          <table:table-cell table:formula="of:=[.C71]-[.$C$2]" office:value-type="float" office:value="-17.8989999999999" calcext:value-type="float">
            <text:p>-17.8989999999999</text:p>
          </table:table-cell>
          <table:table-cell table:formula="of:=[.D71]-[.$D$2]" office:value-type="float" office:value="-13.823" calcext:value-type="float">
            <text:p>-13.823</text:p>
          </table:table-cell>
          <table:table-cell office:value-type="float" office:value="36.612" calcext:value-type="float">
            <text:p>36.612</text:p>
          </table:table-cell>
          <table:table-cell office:value-type="float" office:value="-25.3709999999996" calcext:value-type="float">
            <text:p>-25.3709999999996</text:p>
          </table:table-cell>
          <table:table-cell office:value-type="float" office:value="99.264" calcext:value-type="float">
            <text:p>99.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0.867" calcext:value-type="float">
            <text:p>-80.867</text:p>
          </table:table-cell>
          <table:table-cell office:value-type="float" office:value="3379.889" calcext:value-type="float">
            <text:p>3379.889</text:p>
          </table:table-cell>
          <table:table-cell office:value-type="float" office:value="-60.767" calcext:value-type="float">
            <text:p>-60.767</text:p>
          </table:table-cell>
          <table:table-cell table:formula="of:=[.A72]" office:value-type="float" office:value="7" calcext:value-type="float">
            <text:p>7</text:p>
          </table:table-cell>
          <table:table-cell table:formula="of:=[.B72]-[.$B$2]" office:value-type="float" office:value="-59.07" calcext:value-type="float">
            <text:p>-59.07</text:p>
          </table:table-cell>
          <table:table-cell table:formula="of:=[.C72]-[.$C$2]" office:value-type="float" office:value="-16.2349999999997" calcext:value-type="float">
            <text:p>-16.2349999999997</text:p>
          </table:table-cell>
          <table:table-cell table:formula="of:=[.D72]-[.$D$2]" office:value-type="float" office:value="-13.058" calcext:value-type="float">
            <text:p>-13.058</text:p>
          </table:table-cell>
          <table:table-cell office:value-type="float" office:value="37.203" calcext:value-type="float">
            <text:p>37.203</text:p>
          </table:table-cell>
          <table:table-cell office:value-type="float" office:value="-22.1349999999998" calcext:value-type="float">
            <text:p>-22.1349999999998</text:p>
          </table:table-cell>
          <table:table-cell office:value-type="float" office:value="99.923" calcext:value-type="float">
            <text:p>99.92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80.625" calcext:value-type="float">
            <text:p>-80.625</text:p>
          </table:table-cell>
          <table:table-cell office:value-type="float" office:value="3381.763" calcext:value-type="float">
            <text:p>3381.763</text:p>
          </table:table-cell>
          <table:table-cell office:value-type="float" office:value="-60.273" calcext:value-type="float">
            <text:p>-60.273</text:p>
          </table:table-cell>
          <table:table-cell table:formula="of:=[.A73]" office:value-type="float" office:value="7.1" calcext:value-type="float">
            <text:p>7.1</text:p>
          </table:table-cell>
          <table:table-cell table:formula="of:=[.B73]-[.$B$2]" office:value-type="float" office:value="-58.828" calcext:value-type="float">
            <text:p>-58.828</text:p>
          </table:table-cell>
          <table:table-cell table:formula="of:=[.C73]-[.$C$2]" office:value-type="float" office:value="-14.3609999999999" calcext:value-type="float">
            <text:p>-14.3609999999999</text:p>
          </table:table-cell>
          <table:table-cell table:formula="of:=[.D73]-[.$D$2]" office:value-type="float" office:value="-12.564" calcext:value-type="float">
            <text:p>-12.564</text:p>
          </table:table-cell>
          <table:table-cell office:value-type="float" office:value="37.769" calcext:value-type="float">
            <text:p>37.769</text:p>
          </table:table-cell>
          <table:table-cell office:value-type="float" office:value="-19.9959999999996" calcext:value-type="float">
            <text:p>-19.9959999999996</text:p>
          </table:table-cell>
          <table:table-cell office:value-type="float" office:value="100.482" calcext:value-type="float">
            <text:p>100.48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81.39" calcext:value-type="float">
            <text:p>-81.39</text:p>
          </table:table-cell>
          <table:table-cell office:value-type="float" office:value="3384.932" calcext:value-type="float">
            <text:p>3384.932</text:p>
          </table:table-cell>
          <table:table-cell office:value-type="float" office:value="-59.691" calcext:value-type="float">
            <text:p>-59.691</text:p>
          </table:table-cell>
          <table:table-cell table:formula="of:=[.A74]" office:value-type="float" office:value="7.2" calcext:value-type="float">
            <text:p>7.2</text:p>
          </table:table-cell>
          <table:table-cell table:formula="of:=[.B74]-[.$B$2]" office:value-type="float" office:value="-59.593" calcext:value-type="float">
            <text:p>-59.593</text:p>
          </table:table-cell>
          <table:table-cell table:formula="of:=[.C74]-[.$C$2]" office:value-type="float" office:value="-11.192" calcext:value-type="float">
            <text:p>-11.192</text:p>
          </table:table-cell>
          <table:table-cell table:formula="of:=[.D74]-[.$D$2]" office:value-type="float" office:value="-11.982" calcext:value-type="float">
            <text:p>-11.982</text:p>
          </table:table-cell>
          <table:table-cell office:value-type="float" office:value="37.627" calcext:value-type="float">
            <text:p>37.627</text:p>
          </table:table-cell>
          <table:table-cell office:value-type="float" office:value="-18.9309999999996" calcext:value-type="float">
            <text:p>-18.9309999999996</text:p>
          </table:table-cell>
          <table:table-cell office:value-type="float" office:value="101.521" calcext:value-type="float">
            <text:p>101.52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81.623" calcext:value-type="float">
            <text:p>-81.623</text:p>
          </table:table-cell>
          <table:table-cell office:value-type="float" office:value="3386.106" calcext:value-type="float">
            <text:p>3386.106</text:p>
          </table:table-cell>
          <table:table-cell office:value-type="float" office:value="-58.922" calcext:value-type="float">
            <text:p>-58.922</text:p>
          </table:table-cell>
          <table:table-cell table:formula="of:=[.A75]" office:value-type="float" office:value="7.3" calcext:value-type="float">
            <text:p>7.3</text:p>
          </table:table-cell>
          <table:table-cell table:formula="of:=[.B75]-[.$B$2]" office:value-type="float" office:value="-59.826" calcext:value-type="float">
            <text:p>-59.826</text:p>
          </table:table-cell>
          <table:table-cell table:formula="of:=[.C75]-[.$C$2]" office:value-type="float" office:value="-10.0179999999996" calcext:value-type="float">
            <text:p>-10.0179999999996</text:p>
          </table:table-cell>
          <table:table-cell table:formula="of:=[.D75]-[.$D$2]" office:value-type="float" office:value="-11.213" calcext:value-type="float">
            <text:p>-11.213</text:p>
          </table:table-cell>
          <table:table-cell office:value-type="float" office:value="39.124" calcext:value-type="float">
            <text:p>39.124</text:p>
          </table:table-cell>
          <table:table-cell office:value-type="float" office:value="-17.7469999999998" calcext:value-type="float">
            <text:p>-17.7469999999998</text:p>
          </table:table-cell>
          <table:table-cell office:value-type="float" office:value="102.763" calcext:value-type="float">
            <text:p>102.76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83" calcext:value-type="float">
            <text:p>-83</text:p>
          </table:table-cell>
          <table:table-cell office:value-type="float" office:value="3390.289" calcext:value-type="float">
            <text:p>3390.289</text:p>
          </table:table-cell>
          <table:table-cell office:value-type="float" office:value="-59.046" calcext:value-type="float">
            <text:p>-59.046</text:p>
          </table:table-cell>
          <table:table-cell table:formula="of:=[.A76]" office:value-type="float" office:value="7.4" calcext:value-type="float">
            <text:p>7.4</text:p>
          </table:table-cell>
          <table:table-cell table:formula="of:=[.B76]-[.$B$2]" office:value-type="float" office:value="-61.203" calcext:value-type="float">
            <text:p>-61.203</text:p>
          </table:table-cell>
          <table:table-cell table:formula="of:=[.C76]-[.$C$2]" office:value-type="float" office:value="-5.83499999999958" calcext:value-type="float">
            <text:p>-5.83499999999958</text:p>
          </table:table-cell>
          <table:table-cell table:formula="of:=[.D76]-[.$D$2]" office:value-type="float" office:value="-11.337" calcext:value-type="float">
            <text:p>-11.337</text:p>
          </table:table-cell>
          <table:table-cell office:value-type="float" office:value="39.056" calcext:value-type="float">
            <text:p>39.056</text:p>
          </table:table-cell>
          <table:table-cell office:value-type="float" office:value="-14.4849999999997" calcext:value-type="float">
            <text:p>-14.4849999999997</text:p>
          </table:table-cell>
          <table:table-cell office:value-type="float" office:value="103.785" calcext:value-type="float">
            <text:p>103.78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82.826" calcext:value-type="float">
            <text:p>-82.826</text:p>
          </table:table-cell>
          <table:table-cell office:value-type="float" office:value="3393.698" calcext:value-type="float">
            <text:p>3393.698</text:p>
          </table:table-cell>
          <table:table-cell office:value-type="float" office:value="-59.37" calcext:value-type="float">
            <text:p>-59.37</text:p>
          </table:table-cell>
          <table:table-cell table:formula="of:=[.A77]" office:value-type="float" office:value="7.5" calcext:value-type="float">
            <text:p>7.5</text:p>
          </table:table-cell>
          <table:table-cell table:formula="of:=[.B77]-[.$B$2]" office:value-type="float" office:value="-61.029" calcext:value-type="float">
            <text:p>-61.029</text:p>
          </table:table-cell>
          <table:table-cell table:formula="of:=[.C77]-[.$C$2]" office:value-type="float" office:value="-2.42599999999993" calcext:value-type="float">
            <text:p>-2.42599999999993</text:p>
          </table:table-cell>
          <table:table-cell table:formula="of:=[.D77]-[.$D$2]" office:value-type="float" office:value="-11.661" calcext:value-type="float">
            <text:p>-11.661</text:p>
          </table:table-cell>
          <table:table-cell office:value-type="float" office:value="38.953" calcext:value-type="float">
            <text:p>38.953</text:p>
          </table:table-cell>
          <table:table-cell office:value-type="float" office:value="-10.1609999999996" calcext:value-type="float">
            <text:p>-10.1609999999996</text:p>
          </table:table-cell>
          <table:table-cell office:value-type="float" office:value="103.843" calcext:value-type="float">
            <text:p>103.84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83.702" calcext:value-type="float">
            <text:p>-83.702</text:p>
          </table:table-cell>
          <table:table-cell office:value-type="float" office:value="3394.991" calcext:value-type="float">
            <text:p>3394.991</text:p>
          </table:table-cell>
          <table:table-cell office:value-type="float" office:value="-59.277" calcext:value-type="float">
            <text:p>-59.277</text:p>
          </table:table-cell>
          <table:table-cell table:formula="of:=[.A78]" office:value-type="float" office:value="7.6" calcext:value-type="float">
            <text:p>7.6</text:p>
          </table:table-cell>
          <table:table-cell table:formula="of:=[.B78]-[.$B$2]" office:value-type="float" office:value="-61.905" calcext:value-type="float">
            <text:p>-61.905</text:p>
          </table:table-cell>
          <table:table-cell table:formula="of:=[.C78]-[.$C$2]" office:value-type="float" office:value="-1.13299999999981" calcext:value-type="float">
            <text:p>-1.13299999999981</text:p>
          </table:table-cell>
          <table:table-cell table:formula="of:=[.D78]-[.$D$2]" office:value-type="float" office:value="-11.568" calcext:value-type="float">
            <text:p>-11.568</text:p>
          </table:table-cell>
          <table:table-cell office:value-type="float" office:value="39.069" calcext:value-type="float">
            <text:p>39.069</text:p>
          </table:table-cell>
          <table:table-cell office:value-type="float" office:value="-9.16999999999962" calcext:value-type="float">
            <text:p>-9.16999999999962</text:p>
          </table:table-cell>
          <table:table-cell office:value-type="float" office:value="104.417" calcext:value-type="float">
            <text:p>104.41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84.066" calcext:value-type="float">
            <text:p>-84.066</text:p>
          </table:table-cell>
          <table:table-cell office:value-type="float" office:value="3396.42" calcext:value-type="float">
            <text:p>3396.42</text:p>
          </table:table-cell>
          <table:table-cell office:value-type="float" office:value="-60.603" calcext:value-type="float">
            <text:p>-60.603</text:p>
          </table:table-cell>
          <table:table-cell table:formula="of:=[.A79]" office:value-type="float" office:value="7.7" calcext:value-type="float">
            <text:p>7.7</text:p>
          </table:table-cell>
          <table:table-cell table:formula="of:=[.B79]-[.$B$2]" office:value-type="float" office:value="-62.269" calcext:value-type="float">
            <text:p>-62.269</text:p>
          </table:table-cell>
          <table:table-cell table:formula="of:=[.C79]-[.$C$2]" office:value-type="float" office:value="0.296000000000276" calcext:value-type="float">
            <text:p>0.296000000000276</text:p>
          </table:table-cell>
          <table:table-cell table:formula="of:=[.D79]-[.$D$2]" office:value-type="float" office:value="-12.894" calcext:value-type="float">
            <text:p>-12.894</text:p>
          </table:table-cell>
          <table:table-cell office:value-type="float" office:value="38.772" calcext:value-type="float">
            <text:p>38.772</text:p>
          </table:table-cell>
          <table:table-cell office:value-type="float" office:value="-8.40899999999965" calcext:value-type="float">
            <text:p>-8.40899999999965</text:p>
          </table:table-cell>
          <table:table-cell office:value-type="float" office:value="104.515" calcext:value-type="float">
            <text:p>104.51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86.004" calcext:value-type="float">
            <text:p>-86.004</text:p>
          </table:table-cell>
          <table:table-cell office:value-type="float" office:value="3399.029" calcext:value-type="float">
            <text:p>3399.029</text:p>
          </table:table-cell>
          <table:table-cell office:value-type="float" office:value="-59.156" calcext:value-type="float">
            <text:p>-59.156</text:p>
          </table:table-cell>
          <table:table-cell table:formula="of:=[.A80]" office:value-type="float" office:value="7.8" calcext:value-type="float">
            <text:p>7.8</text:p>
          </table:table-cell>
          <table:table-cell table:formula="of:=[.B80]-[.$B$2]" office:value-type="float" office:value="-64.207" calcext:value-type="float">
            <text:p>-64.207</text:p>
          </table:table-cell>
          <table:table-cell table:formula="of:=[.C80]-[.$C$2]" office:value-type="float" office:value="2.9050000000002" calcext:value-type="float">
            <text:p>2.9050000000002</text:p>
          </table:table-cell>
          <table:table-cell table:formula="of:=[.D80]-[.$D$2]" office:value-type="float" office:value="-11.447" calcext:value-type="float">
            <text:p>-11.447</text:p>
          </table:table-cell>
          <table:table-cell office:value-type="float" office:value="39.441" calcext:value-type="float">
            <text:p>39.441</text:p>
          </table:table-cell>
          <table:table-cell office:value-type="float" office:value="-6.48199999999997" calcext:value-type="float">
            <text:p>-6.48199999999997</text:p>
          </table:table-cell>
          <table:table-cell office:value-type="float" office:value="105.828" calcext:value-type="float">
            <text:p>105.82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86.371" calcext:value-type="float">
            <text:p>-86.371</text:p>
          </table:table-cell>
          <table:table-cell office:value-type="float" office:value="3400.483" calcext:value-type="float">
            <text:p>3400.483</text:p>
          </table:table-cell>
          <table:table-cell office:value-type="float" office:value="-59.602" calcext:value-type="float">
            <text:p>-59.602</text:p>
          </table:table-cell>
          <table:table-cell table:formula="of:=[.A81]" office:value-type="float" office:value="7.9" calcext:value-type="float">
            <text:p>7.9</text:p>
          </table:table-cell>
          <table:table-cell table:formula="of:=[.B81]-[.$B$2]" office:value-type="float" office:value="-64.574" calcext:value-type="float">
            <text:p>-64.574</text:p>
          </table:table-cell>
          <table:table-cell table:formula="of:=[.C81]-[.$C$2]" office:value-type="float" office:value="4.35900000000038" calcext:value-type="float">
            <text:p>4.35900000000038</text:p>
          </table:table-cell>
          <table:table-cell table:formula="of:=[.D81]-[.$D$2]" office:value-type="float" office:value="-11.893" calcext:value-type="float">
            <text:p>-11.893</text:p>
          </table:table-cell>
          <table:table-cell office:value-type="float" office:value="39.309" calcext:value-type="float">
            <text:p>39.309</text:p>
          </table:table-cell>
          <table:table-cell office:value-type="float" office:value="-5.26399999999967" calcext:value-type="float">
            <text:p>-5.26399999999967</text:p>
          </table:table-cell>
          <table:table-cell office:value-type="float" office:value="106.625" calcext:value-type="float">
            <text:p>106.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7.411" calcext:value-type="float">
            <text:p>-87.411</text:p>
          </table:table-cell>
          <table:table-cell office:value-type="float" office:value="3403.997" calcext:value-type="float">
            <text:p>3403.997</text:p>
          </table:table-cell>
          <table:table-cell office:value-type="float" office:value="-60.098" calcext:value-type="float">
            <text:p>-60.098</text:p>
          </table:table-cell>
          <table:table-cell table:formula="of:=[.A82]" office:value-type="float" office:value="8" calcext:value-type="float">
            <text:p>8</text:p>
          </table:table-cell>
          <table:table-cell table:formula="of:=[.B82]-[.$B$2]" office:value-type="float" office:value="-65.614" calcext:value-type="float">
            <text:p>-65.614</text:p>
          </table:table-cell>
          <table:table-cell table:formula="of:=[.C82]-[.$C$2]" office:value-type="float" office:value="7.87300000000005" calcext:value-type="float">
            <text:p>7.87300000000005</text:p>
          </table:table-cell>
          <table:table-cell table:formula="of:=[.D82]-[.$D$2]" office:value-type="float" office:value="-12.389" calcext:value-type="float">
            <text:p>-12.389</text:p>
          </table:table-cell>
          <table:table-cell office:value-type="float" office:value="37.379" calcext:value-type="float">
            <text:p>37.379</text:p>
          </table:table-cell>
          <table:table-cell office:value-type="float" office:value="-1.61799999999994" calcext:value-type="float">
            <text:p>-1.61799999999994</text:p>
          </table:table-cell>
          <table:table-cell office:value-type="float" office:value="106.546" calcext:value-type="float">
            <text:p>106.54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87.565" calcext:value-type="float">
            <text:p>-87.565</text:p>
          </table:table-cell>
          <table:table-cell office:value-type="float" office:value="3404.766" calcext:value-type="float">
            <text:p>3404.766</text:p>
          </table:table-cell>
          <table:table-cell office:value-type="float" office:value="-60.594" calcext:value-type="float">
            <text:p>-60.594</text:p>
          </table:table-cell>
          <table:table-cell table:formula="of:=[.A83]" office:value-type="float" office:value="8.1" calcext:value-type="float">
            <text:p>8.1</text:p>
          </table:table-cell>
          <table:table-cell table:formula="of:=[.B83]-[.$B$2]" office:value-type="float" office:value="-65.768" calcext:value-type="float">
            <text:p>-65.768</text:p>
          </table:table-cell>
          <table:table-cell table:formula="of:=[.C83]-[.$C$2]" office:value-type="float" office:value="8.64200000000028" calcext:value-type="float">
            <text:p>8.64200000000028</text:p>
          </table:table-cell>
          <table:table-cell table:formula="of:=[.D83]-[.$D$2]" office:value-type="float" office:value="-12.885" calcext:value-type="float">
            <text:p>-12.885</text:p>
          </table:table-cell>
          <table:table-cell office:value-type="float" office:value="38.543" calcext:value-type="float">
            <text:p>38.543</text:p>
          </table:table-cell>
          <table:table-cell office:value-type="float" office:value="0.394000000000233" calcext:value-type="float">
            <text:p>0.394000000000233</text:p>
          </table:table-cell>
          <table:table-cell office:value-type="float" office:value="107.236" calcext:value-type="float">
            <text:p>107.23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88.404" calcext:value-type="float">
            <text:p>-88.404</text:p>
          </table:table-cell>
          <table:table-cell office:value-type="float" office:value="3407.518" calcext:value-type="float">
            <text:p>3407.518</text:p>
          </table:table-cell>
          <table:table-cell office:value-type="float" office:value="-60.548" calcext:value-type="float">
            <text:p>-60.548</text:p>
          </table:table-cell>
          <table:table-cell table:formula="of:=[.A84]" office:value-type="float" office:value="8.2" calcext:value-type="float">
            <text:p>8.2</text:p>
          </table:table-cell>
          <table:table-cell table:formula="of:=[.B84]-[.$B$2]" office:value-type="float" office:value="-66.607" calcext:value-type="float">
            <text:p>-66.607</text:p>
          </table:table-cell>
          <table:table-cell table:formula="of:=[.C84]-[.$C$2]" office:value-type="float" office:value="11.3940000000002" calcext:value-type="float">
            <text:p>11.3940000000002</text:p>
          </table:table-cell>
          <table:table-cell table:formula="of:=[.D84]-[.$D$2]" office:value-type="float" office:value="-12.839" calcext:value-type="float">
            <text:p>-12.839</text:p>
          </table:table-cell>
          <table:table-cell office:value-type="float" office:value="38.845" calcext:value-type="float">
            <text:p>38.845</text:p>
          </table:table-cell>
          <table:table-cell office:value-type="float" office:value="2.43700000000035" calcext:value-type="float">
            <text:p>2.43700000000035</text:p>
          </table:table-cell>
          <table:table-cell office:value-type="float" office:value="108.126" calcext:value-type="float">
            <text:p>108.12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90.016" calcext:value-type="float">
            <text:p>-90.016</text:p>
          </table:table-cell>
          <table:table-cell office:value-type="float" office:value="3408.938" calcext:value-type="float">
            <text:p>3408.938</text:p>
          </table:table-cell>
          <table:table-cell office:value-type="float" office:value="-58.4" calcext:value-type="float">
            <text:p>-58.4</text:p>
          </table:table-cell>
          <table:table-cell table:formula="of:=[.A85]" office:value-type="float" office:value="8.3" calcext:value-type="float">
            <text:p>8.3</text:p>
          </table:table-cell>
          <table:table-cell table:formula="of:=[.B85]-[.$B$2]" office:value-type="float" office:value="-68.219" calcext:value-type="float">
            <text:p>-68.219</text:p>
          </table:table-cell>
          <table:table-cell table:formula="of:=[.C85]-[.$C$2]" office:value-type="float" office:value="12.8140000000003" calcext:value-type="float">
            <text:p>12.8140000000003</text:p>
          </table:table-cell>
          <table:table-cell table:formula="of:=[.D85]-[.$D$2]" office:value-type="float" office:value="-10.691" calcext:value-type="float">
            <text:p>-10.691</text:p>
          </table:table-cell>
          <table:table-cell office:value-type="float" office:value="40.973" calcext:value-type="float">
            <text:p>40.973</text:p>
          </table:table-cell>
          <table:table-cell office:value-type="float" office:value="3.74900000000025" calcext:value-type="float">
            <text:p>3.74900000000025</text:p>
          </table:table-cell>
          <table:table-cell office:value-type="float" office:value="109.917" calcext:value-type="float">
            <text:p>109.91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92.004" calcext:value-type="float">
            <text:p>-92.004</text:p>
          </table:table-cell>
          <table:table-cell office:value-type="float" office:value="3410.019" calcext:value-type="float">
            <text:p>3410.019</text:p>
          </table:table-cell>
          <table:table-cell office:value-type="float" office:value="-57.144" calcext:value-type="float">
            <text:p>-57.144</text:p>
          </table:table-cell>
          <table:table-cell table:formula="of:=[.A86]" office:value-type="float" office:value="8.4" calcext:value-type="float">
            <text:p>8.4</text:p>
          </table:table-cell>
          <table:table-cell table:formula="of:=[.B86]-[.$B$2]" office:value-type="float" office:value="-70.207" calcext:value-type="float">
            <text:p>-70.207</text:p>
          </table:table-cell>
          <table:table-cell table:formula="of:=[.C86]-[.$C$2]" office:value-type="float" office:value="13.895" calcext:value-type="float">
            <text:p>13.895</text:p>
          </table:table-cell>
          <table:table-cell table:formula="of:=[.D86]-[.$D$2]" office:value-type="float" office:value="-9.435" calcext:value-type="float">
            <text:p>-9.435</text:p>
          </table:table-cell>
          <table:table-cell office:value-type="float" office:value="41.188" calcext:value-type="float">
            <text:p>41.188</text:p>
          </table:table-cell>
          <table:table-cell office:value-type="float" office:value="4.5890000000004" calcext:value-type="float">
            <text:p>4.5890000000004</text:p>
          </table:table-cell>
          <table:table-cell office:value-type="float" office:value="111.923" calcext:value-type="float">
            <text:p>111.92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93.237" calcext:value-type="float">
            <text:p>-93.237</text:p>
          </table:table-cell>
          <table:table-cell office:value-type="float" office:value="3410.559" calcext:value-type="float">
            <text:p>3410.559</text:p>
          </table:table-cell>
          <table:table-cell office:value-type="float" office:value="-56.554" calcext:value-type="float">
            <text:p>-56.554</text:p>
          </table:table-cell>
          <table:table-cell table:formula="of:=[.A87]" office:value-type="float" office:value="8.5" calcext:value-type="float">
            <text:p>8.5</text:p>
          </table:table-cell>
          <table:table-cell table:formula="of:=[.B87]-[.$B$2]" office:value-type="float" office:value="-71.44" calcext:value-type="float">
            <text:p>-71.44</text:p>
          </table:table-cell>
          <table:table-cell table:formula="of:=[.C87]-[.$C$2]" office:value-type="float" office:value="14.4350000000004" calcext:value-type="float">
            <text:p>14.4350000000004</text:p>
          </table:table-cell>
          <table:table-cell table:formula="of:=[.D87]-[.$D$2]" office:value-type="float" office:value="-8.845" calcext:value-type="float">
            <text:p>-8.845</text:p>
          </table:table-cell>
          <table:table-cell office:value-type="float" office:value="42.225" calcext:value-type="float">
            <text:p>42.225</text:p>
          </table:table-cell>
          <table:table-cell office:value-type="float" office:value="4.58100000000013" calcext:value-type="float">
            <text:p>4.58100000000013</text:p>
          </table:table-cell>
          <table:table-cell office:value-type="float" office:value="113.865" calcext:value-type="float">
            <text:p>113.86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93.531" calcext:value-type="float">
            <text:p>-93.531</text:p>
          </table:table-cell>
          <table:table-cell office:value-type="float" office:value="3414.446" calcext:value-type="float">
            <text:p>3414.446</text:p>
          </table:table-cell>
          <table:table-cell office:value-type="float" office:value="-55.163" calcext:value-type="float">
            <text:p>-55.163</text:p>
          </table:table-cell>
          <table:table-cell table:formula="of:=[.A88]" office:value-type="float" office:value="8.6" calcext:value-type="float">
            <text:p>8.6</text:p>
          </table:table-cell>
          <table:table-cell table:formula="of:=[.B88]-[.$B$2]" office:value-type="float" office:value="-71.734" calcext:value-type="float">
            <text:p>-71.734</text:p>
          </table:table-cell>
          <table:table-cell table:formula="of:=[.C88]-[.$C$2]" office:value-type="float" office:value="18.3220000000001" calcext:value-type="float">
            <text:p>18.3220000000001</text:p>
          </table:table-cell>
          <table:table-cell table:formula="of:=[.D88]-[.$D$2]" office:value-type="float" office:value="-7.45399999999999" calcext:value-type="float">
            <text:p>-7.45399999999999</text:p>
          </table:table-cell>
          <table:table-cell office:value-type="float" office:value="42.324" calcext:value-type="float">
            <text:p>42.324</text:p>
          </table:table-cell>
          <table:table-cell office:value-type="float" office:value="8.27400000000034" calcext:value-type="float">
            <text:p>8.27400000000034</text:p>
          </table:table-cell>
          <table:table-cell office:value-type="float" office:value="114.062" calcext:value-type="float">
            <text:p>114.06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91.633" calcext:value-type="float">
            <text:p>-91.633</text:p>
          </table:table-cell>
          <table:table-cell office:value-type="float" office:value="3417.571" calcext:value-type="float">
            <text:p>3417.571</text:p>
          </table:table-cell>
          <table:table-cell office:value-type="float" office:value="-55.007" calcext:value-type="float">
            <text:p>-55.007</text:p>
          </table:table-cell>
          <table:table-cell table:formula="of:=[.A89]" office:value-type="float" office:value="8.7" calcext:value-type="float">
            <text:p>8.7</text:p>
          </table:table-cell>
          <table:table-cell table:formula="of:=[.B89]-[.$B$2]" office:value-type="float" office:value="-69.836" calcext:value-type="float">
            <text:p>-69.836</text:p>
          </table:table-cell>
          <table:table-cell table:formula="of:=[.C89]-[.$C$2]" office:value-type="float" office:value="21.4470000000001" calcext:value-type="float">
            <text:p>21.4470000000001</text:p>
          </table:table-cell>
          <table:table-cell table:formula="of:=[.D89]-[.$D$2]" office:value-type="float" office:value="-7.298" calcext:value-type="float">
            <text:p>-7.298</text:p>
          </table:table-cell>
          <table:table-cell office:value-type="float" office:value="43.439" calcext:value-type="float">
            <text:p>43.439</text:p>
          </table:table-cell>
          <table:table-cell office:value-type="float" office:value="10.1710000000003" calcext:value-type="float">
            <text:p>10.1710000000003</text:p>
          </table:table-cell>
          <table:table-cell office:value-type="float" office:value="112.227" calcext:value-type="float">
            <text:p>112.22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91.924" calcext:value-type="float">
            <text:p>-91.924</text:p>
          </table:table-cell>
          <table:table-cell office:value-type="float" office:value="3421.991" calcext:value-type="float">
            <text:p>3421.991</text:p>
          </table:table-cell>
          <table:table-cell office:value-type="float" office:value="-53.849" calcext:value-type="float">
            <text:p>-53.849</text:p>
          </table:table-cell>
          <table:table-cell table:formula="of:=[.A90]" office:value-type="float" office:value="8.8" calcext:value-type="float">
            <text:p>8.8</text:p>
          </table:table-cell>
          <table:table-cell table:formula="of:=[.B90]-[.$B$2]" office:value-type="float" office:value="-70.127" calcext:value-type="float">
            <text:p>-70.127</text:p>
          </table:table-cell>
          <table:table-cell table:formula="of:=[.C90]-[.$C$2]" office:value-type="float" office:value="25.8670000000002" calcext:value-type="float">
            <text:p>25.8670000000002</text:p>
          </table:table-cell>
          <table:table-cell table:formula="of:=[.D90]-[.$D$2]" office:value-type="float" office:value="-6.13999999999999" calcext:value-type="float">
            <text:p>-6.13999999999999</text:p>
          </table:table-cell>
          <table:table-cell office:value-type="float" office:value="43.215" calcext:value-type="float">
            <text:p>43.215</text:p>
          </table:table-cell>
          <table:table-cell office:value-type="float" office:value="14.6640000000002" calcext:value-type="float">
            <text:p>14.6640000000002</text:p>
          </table:table-cell>
          <table:table-cell office:value-type="float" office:value="112.63" calcext:value-type="float">
            <text:p>112.6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94.424" calcext:value-type="float">
            <text:p>-94.424</text:p>
          </table:table-cell>
          <table:table-cell office:value-type="float" office:value="3422.723" calcext:value-type="float">
            <text:p>3422.723</text:p>
          </table:table-cell>
          <table:table-cell office:value-type="float" office:value="-54.244" calcext:value-type="float">
            <text:p>-54.244</text:p>
          </table:table-cell>
          <table:table-cell table:formula="of:=[.A91]" office:value-type="float" office:value="8.9" calcext:value-type="float">
            <text:p>8.9</text:p>
          </table:table-cell>
          <table:table-cell table:formula="of:=[.B91]-[.$B$2]" office:value-type="float" office:value="-72.627" calcext:value-type="float">
            <text:p>-72.627</text:p>
          </table:table-cell>
          <table:table-cell table:formula="of:=[.C91]-[.$C$2]" office:value-type="float" office:value="26.5990000000002" calcext:value-type="float">
            <text:p>26.5990000000002</text:p>
          </table:table-cell>
          <table:table-cell table:formula="of:=[.D91]-[.$D$2]" office:value-type="float" office:value="-6.535" calcext:value-type="float">
            <text:p>-6.535</text:p>
          </table:table-cell>
          <table:table-cell office:value-type="float" office:value="41.571" calcext:value-type="float">
            <text:p>41.571</text:p>
          </table:table-cell>
          <table:table-cell office:value-type="float" office:value="15.6060000000002" calcext:value-type="float">
            <text:p>15.6060000000002</text:p>
          </table:table-cell>
          <table:table-cell office:value-type="float" office:value="113.753" calcext:value-type="float">
            <text:p>113.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4.598" calcext:value-type="float">
            <text:p>-94.598</text:p>
          </table:table-cell>
          <table:table-cell office:value-type="float" office:value="3424.635" calcext:value-type="float">
            <text:p>3424.635</text:p>
          </table:table-cell>
          <table:table-cell office:value-type="float" office:value="-54.434" calcext:value-type="float">
            <text:p>-54.434</text:p>
          </table:table-cell>
          <table:table-cell table:formula="of:=[.A92]" office:value-type="float" office:value="9" calcext:value-type="float">
            <text:p>9</text:p>
          </table:table-cell>
          <table:table-cell table:formula="of:=[.B92]-[.$B$2]" office:value-type="float" office:value="-72.801" calcext:value-type="float">
            <text:p>-72.801</text:p>
          </table:table-cell>
          <table:table-cell table:formula="of:=[.C92]-[.$C$2]" office:value-type="float" office:value="28.5110000000004" calcext:value-type="float">
            <text:p>28.5110000000004</text:p>
          </table:table-cell>
          <table:table-cell table:formula="of:=[.D92]-[.$D$2]" office:value-type="float" office:value="-6.72499999999999" calcext:value-type="float">
            <text:p>-6.72499999999999</text:p>
          </table:table-cell>
          <table:table-cell office:value-type="float" office:value="40.313" calcext:value-type="float">
            <text:p>40.313</text:p>
          </table:table-cell>
          <table:table-cell office:value-type="float" office:value="17.1550000000002" calcext:value-type="float">
            <text:p>17.1550000000002</text:p>
          </table:table-cell>
          <table:table-cell office:value-type="float" office:value="114.37" calcext:value-type="float">
            <text:p>114.3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93.465" calcext:value-type="float">
            <text:p>-93.465</text:p>
          </table:table-cell>
          <table:table-cell office:value-type="float" office:value="3426.646" calcext:value-type="float">
            <text:p>3426.646</text:p>
          </table:table-cell>
          <table:table-cell office:value-type="float" office:value="-53.907" calcext:value-type="float">
            <text:p>-53.907</text:p>
          </table:table-cell>
          <table:table-cell table:formula="of:=[.A93]" office:value-type="float" office:value="9.1" calcext:value-type="float">
            <text:p>9.1</text:p>
          </table:table-cell>
          <table:table-cell table:formula="of:=[.B93]-[.$B$2]" office:value-type="float" office:value="-71.668" calcext:value-type="float">
            <text:p>-71.668</text:p>
          </table:table-cell>
          <table:table-cell table:formula="of:=[.C93]-[.$C$2]" office:value-type="float" office:value="30.5220000000004" calcext:value-type="float">
            <text:p>30.5220000000004</text:p>
          </table:table-cell>
          <table:table-cell table:formula="of:=[.D93]-[.$D$2]" office:value-type="float" office:value="-6.19799999999999" calcext:value-type="float">
            <text:p>-6.19799999999999</text:p>
          </table:table-cell>
          <table:table-cell office:value-type="float" office:value="42.72" calcext:value-type="float">
            <text:p>42.72</text:p>
          </table:table-cell>
          <table:table-cell office:value-type="float" office:value="19.0890000000004" calcext:value-type="float">
            <text:p>19.0890000000004</text:p>
          </table:table-cell>
          <table:table-cell office:value-type="float" office:value="113.567" calcext:value-type="float">
            <text:p>113.5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94.499" calcext:value-type="float">
            <text:p>-94.499</text:p>
          </table:table-cell>
          <table:table-cell office:value-type="float" office:value="3427.958" calcext:value-type="float">
            <text:p>3427.958</text:p>
          </table:table-cell>
          <table:table-cell office:value-type="float" office:value="-53.016" calcext:value-type="float">
            <text:p>-53.016</text:p>
          </table:table-cell>
          <table:table-cell table:formula="of:=[.A94]" office:value-type="float" office:value="9.2" calcext:value-type="float">
            <text:p>9.2</text:p>
          </table:table-cell>
          <table:table-cell table:formula="of:=[.B94]-[.$B$2]" office:value-type="float" office:value="-72.702" calcext:value-type="float">
            <text:p>-72.702</text:p>
          </table:table-cell>
          <table:table-cell table:formula="of:=[.C94]-[.$C$2]" office:value-type="float" office:value="31.8340000000003" calcext:value-type="float">
            <text:p>31.8340000000003</text:p>
          </table:table-cell>
          <table:table-cell table:formula="of:=[.D94]-[.$D$2]" office:value-type="float" office:value="-5.307" calcext:value-type="float">
            <text:p>-5.307</text:p>
          </table:table-cell>
          <table:table-cell office:value-type="float" office:value="43.115" calcext:value-type="float">
            <text:p>43.115</text:p>
          </table:table-cell>
          <table:table-cell office:value-type="float" office:value="20.587" calcext:value-type="float">
            <text:p>20.587</text:p>
          </table:table-cell>
          <table:table-cell office:value-type="float" office:value="113.747" calcext:value-type="float">
            <text:p>113.74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93.886" calcext:value-type="float">
            <text:p>-93.886</text:p>
          </table:table-cell>
          <table:table-cell office:value-type="float" office:value="3429.757" calcext:value-type="float">
            <text:p>3429.757</text:p>
          </table:table-cell>
          <table:table-cell office:value-type="float" office:value="-53.315" calcext:value-type="float">
            <text:p>-53.315</text:p>
          </table:table-cell>
          <table:table-cell table:formula="of:=[.A95]" office:value-type="float" office:value="9.3" calcext:value-type="float">
            <text:p>9.3</text:p>
          </table:table-cell>
          <table:table-cell table:formula="of:=[.B95]-[.$B$2]" office:value-type="float" office:value="-72.089" calcext:value-type="float">
            <text:p>-72.089</text:p>
          </table:table-cell>
          <table:table-cell table:formula="of:=[.C95]-[.$C$2]" office:value-type="float" office:value="33.6330000000003" calcext:value-type="float">
            <text:p>33.6330000000003</text:p>
          </table:table-cell>
          <table:table-cell table:formula="of:=[.D95]-[.$D$2]" office:value-type="float" office:value="-5.60599999999999" calcext:value-type="float">
            <text:p>-5.60599999999999</text:p>
          </table:table-cell>
          <table:table-cell office:value-type="float" office:value="44.812" calcext:value-type="float">
            <text:p>44.812</text:p>
          </table:table-cell>
          <table:table-cell office:value-type="float" office:value="22.0060000000003" calcext:value-type="float">
            <text:p>22.0060000000003</text:p>
          </table:table-cell>
          <table:table-cell office:value-type="float" office:value="112.748" calcext:value-type="float">
            <text:p>112.74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94.029" calcext:value-type="float">
            <text:p>-94.029</text:p>
          </table:table-cell>
          <table:table-cell office:value-type="float" office:value="3430.5" calcext:value-type="float">
            <text:p>3430.5</text:p>
          </table:table-cell>
          <table:table-cell office:value-type="float" office:value="-52.651" calcext:value-type="float">
            <text:p>-52.651</text:p>
          </table:table-cell>
          <table:table-cell table:formula="of:=[.A96]" office:value-type="float" office:value="9.4" calcext:value-type="float">
            <text:p>9.4</text:p>
          </table:table-cell>
          <table:table-cell table:formula="of:=[.B96]-[.$B$2]" office:value-type="float" office:value="-72.232" calcext:value-type="float">
            <text:p>-72.232</text:p>
          </table:table-cell>
          <table:table-cell table:formula="of:=[.C96]-[.$C$2]" office:value-type="float" office:value="34.3760000000002" calcext:value-type="float">
            <text:p>34.3760000000002</text:p>
          </table:table-cell>
          <table:table-cell table:formula="of:=[.D96]-[.$D$2]" office:value-type="float" office:value="-4.942" calcext:value-type="float">
            <text:p>-4.942</text:p>
          </table:table-cell>
          <table:table-cell office:value-type="float" office:value="46.919" calcext:value-type="float">
            <text:p>46.919</text:p>
          </table:table-cell>
          <table:table-cell office:value-type="float" office:value="23.2910000000002" calcext:value-type="float">
            <text:p>23.2910000000002</text:p>
          </table:table-cell>
          <table:table-cell office:value-type="float" office:value="111.857" calcext:value-type="float">
            <text:p>111.85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94.757" calcext:value-type="float">
            <text:p>-94.757</text:p>
          </table:table-cell>
          <table:table-cell office:value-type="float" office:value="3431.125" calcext:value-type="float">
            <text:p>3431.125</text:p>
          </table:table-cell>
          <table:table-cell office:value-type="float" office:value="-49.569" calcext:value-type="float">
            <text:p>-49.569</text:p>
          </table:table-cell>
          <table:table-cell table:formula="of:=[.A97]" office:value-type="float" office:value="9.5" calcext:value-type="float">
            <text:p>9.5</text:p>
          </table:table-cell>
          <table:table-cell table:formula="of:=[.B97]-[.$B$2]" office:value-type="float" office:value="-72.96" calcext:value-type="float">
            <text:p>-72.96</text:p>
          </table:table-cell>
          <table:table-cell table:formula="of:=[.C97]-[.$C$2]" office:value-type="float" office:value="35.0010000000002" calcext:value-type="float">
            <text:p>35.0010000000002</text:p>
          </table:table-cell>
          <table:table-cell table:formula="of:=[.D97]-[.$D$2]" office:value-type="float" office:value="-1.86" calcext:value-type="float">
            <text:p>-1.86</text:p>
          </table:table-cell>
          <table:table-cell office:value-type="float" office:value="51.21" calcext:value-type="float">
            <text:p>51.21</text:p>
          </table:table-cell>
          <table:table-cell office:value-type="float" office:value="24.8500000000004" calcext:value-type="float">
            <text:p>24.8500000000004</text:p>
          </table:table-cell>
          <table:table-cell office:value-type="float" office:value="113.027" calcext:value-type="float">
            <text:p>113.02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93.793" calcext:value-type="float">
            <text:p>-93.793</text:p>
          </table:table-cell>
          <table:table-cell office:value-type="float" office:value="3432.895" calcext:value-type="float">
            <text:p>3432.895</text:p>
          </table:table-cell>
          <table:table-cell office:value-type="float" office:value="-47.599" calcext:value-type="float">
            <text:p>-47.599</text:p>
          </table:table-cell>
          <table:table-cell table:formula="of:=[.A98]" office:value-type="float" office:value="9.6" calcext:value-type="float">
            <text:p>9.6</text:p>
          </table:table-cell>
          <table:table-cell table:formula="of:=[.B98]-[.$B$2]" office:value-type="float" office:value="-71.996" calcext:value-type="float">
            <text:p>-71.996</text:p>
          </table:table-cell>
          <table:table-cell table:formula="of:=[.C98]-[.$C$2]" office:value-type="float" office:value="36.7710000000002" calcext:value-type="float">
            <text:p>36.7710000000002</text:p>
          </table:table-cell>
          <table:table-cell table:formula="of:=[.D98]-[.$D$2]" office:value-type="float" office:value="0.110000000000007" calcext:value-type="float">
            <text:p>0.110000000000007</text:p>
          </table:table-cell>
          <table:table-cell office:value-type="float" office:value="53.342" calcext:value-type="float">
            <text:p>53.342</text:p>
          </table:table-cell>
          <table:table-cell office:value-type="float" office:value="29.6480000000001" calcext:value-type="float">
            <text:p>29.6480000000001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95.396" calcext:value-type="float">
            <text:p>-95.396</text:p>
          </table:table-cell>
          <table:table-cell office:value-type="float" office:value="3436.405" calcext:value-type="float">
            <text:p>3436.405</text:p>
          </table:table-cell>
          <table:table-cell office:value-type="float" office:value="-48.539" calcext:value-type="float">
            <text:p>-48.539</text:p>
          </table:table-cell>
          <table:table-cell table:formula="of:=[.A99]" office:value-type="float" office:value="9.7" calcext:value-type="float">
            <text:p>9.7</text:p>
          </table:table-cell>
          <table:table-cell table:formula="of:=[.B99]-[.$B$2]" office:value-type="float" office:value="-73.599" calcext:value-type="float">
            <text:p>-73.599</text:p>
          </table:table-cell>
          <table:table-cell table:formula="of:=[.C99]-[.$C$2]" office:value-type="float" office:value="40.2810000000004" calcext:value-type="float">
            <text:p>40.2810000000004</text:p>
          </table:table-cell>
          <table:table-cell table:formula="of:=[.D99]-[.$D$2]" office:value-type="float" office:value="-0.829999999999998" calcext:value-type="float">
            <text:p>-0.829999999999998</text:p>
          </table:table-cell>
          <table:table-cell office:value-type="float" office:value="52.614" calcext:value-type="float">
            <text:p>52.614</text:p>
          </table:table-cell>
          <table:table-cell office:value-type="float" office:value="31.4500000000003" calcext:value-type="float">
            <text:p>31.4500000000003</text:p>
          </table:table-cell>
          <table:table-cell office:value-type="float" office:value="113.191" calcext:value-type="float">
            <text:p>113.19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96.111" calcext:value-type="float">
            <text:p>-96.111</text:p>
          </table:table-cell>
          <table:table-cell office:value-type="float" office:value="3438.928" calcext:value-type="float">
            <text:p>3438.928</text:p>
          </table:table-cell>
          <table:table-cell office:value-type="float" office:value="-47.996" calcext:value-type="float">
            <text:p>-47.996</text:p>
          </table:table-cell>
          <table:table-cell table:formula="of:=[.A100]" office:value-type="float" office:value="9.8" calcext:value-type="float">
            <text:p>9.8</text:p>
          </table:table-cell>
          <table:table-cell table:formula="of:=[.B100]-[.$B$2]" office:value-type="float" office:value="-74.314" calcext:value-type="float">
            <text:p>-74.314</text:p>
          </table:table-cell>
          <table:table-cell table:formula="of:=[.C100]-[.$C$2]" office:value-type="float" office:value="42.8040000000001" calcext:value-type="float">
            <text:p>42.8040000000001</text:p>
          </table:table-cell>
          <table:table-cell table:formula="of:=[.D100]-[.$D$2]" office:value-type="float" office:value="-0.286999999999999" calcext:value-type="float">
            <text:p>-0.286999999999999</text:p>
          </table:table-cell>
          <table:table-cell office:value-type="float" office:value="51.442" calcext:value-type="float">
            <text:p>51.442</text:p>
          </table:table-cell>
          <table:table-cell office:value-type="float" office:value="34.3890000000001" calcext:value-type="float">
            <text:p>34.3890000000001</text:p>
          </table:table-cell>
          <table:table-cell office:value-type="float" office:value="114.092" calcext:value-type="float">
            <text:p>114.09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96.781" calcext:value-type="float">
            <text:p>-96.781</text:p>
          </table:table-cell>
          <table:table-cell office:value-type="float" office:value="3440.401" calcext:value-type="float">
            <text:p>3440.401</text:p>
          </table:table-cell>
          <table:table-cell office:value-type="float" office:value="-46.196" calcext:value-type="float">
            <text:p>-46.196</text:p>
          </table:table-cell>
          <table:table-cell table:formula="of:=[.A101]" office:value-type="float" office:value="9.9" calcext:value-type="float">
            <text:p>9.9</text:p>
          </table:table-cell>
          <table:table-cell table:formula="of:=[.B101]-[.$B$2]" office:value-type="float" office:value="-74.984" calcext:value-type="float">
            <text:p>-74.984</text:p>
          </table:table-cell>
          <table:table-cell table:formula="of:=[.C101]-[.$C$2]" office:value-type="float" office:value="44.277" calcext:value-type="float">
            <text:p>44.277</text:p>
          </table:table-cell>
          <table:table-cell table:formula="of:=[.D101]-[.$D$2]" office:value-type="float" office:value="1.51300000000001" calcext:value-type="float">
            <text:p>1.51300000000001</text:p>
          </table:table-cell>
          <table:table-cell office:value-type="float" office:value="54.164" calcext:value-type="float">
            <text:p>54.164</text:p>
          </table:table-cell>
          <table:table-cell office:value-type="float" office:value="36.5590000000002" calcext:value-type="float">
            <text:p>36.5590000000002</text:p>
          </table:table-cell>
          <table:table-cell office:value-type="float" office:value="114.822" calcext:value-type="float">
            <text:p>114.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9.001" calcext:value-type="float">
            <text:p>-99.001</text:p>
          </table:table-cell>
          <table:table-cell office:value-type="float" office:value="3441.504" calcext:value-type="float">
            <text:p>3441.504</text:p>
          </table:table-cell>
          <table:table-cell office:value-type="float" office:value="-44.193" calcext:value-type="float">
            <text:p>-44.193</text:p>
          </table:table-cell>
          <table:table-cell table:formula="of:=[.A102]" office:value-type="float" office:value="10" calcext:value-type="float">
            <text:p>10</text:p>
          </table:table-cell>
          <table:table-cell table:formula="of:=[.B102]-[.$B$2]" office:value-type="float" office:value="-77.204" calcext:value-type="float">
            <text:p>-77.204</text:p>
          </table:table-cell>
          <table:table-cell table:formula="of:=[.C102]-[.$C$2]" office:value-type="float" office:value="45.3800000000001" calcext:value-type="float">
            <text:p>45.3800000000001</text:p>
          </table:table-cell>
          <table:table-cell table:formula="of:=[.D102]-[.$D$2]" office:value-type="float" office:value="3.51600000000001" calcext:value-type="float">
            <text:p>3.51600000000001</text:p>
          </table:table-cell>
          <table:table-cell office:value-type="float" office:value="56.448" calcext:value-type="float">
            <text:p>56.448</text:p>
          </table:table-cell>
          <table:table-cell office:value-type="float" office:value="37.5100000000002" calcext:value-type="float">
            <text:p>37.5100000000002</text:p>
          </table:table-cell>
          <table:table-cell office:value-type="float" office:value="117.586" calcext:value-type="float">
            <text:p>117.58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100.03" calcext:value-type="float">
            <text:p>-100.03</text:p>
          </table:table-cell>
          <table:table-cell office:value-type="float" office:value="3442.663" calcext:value-type="float">
            <text:p>3442.663</text:p>
          </table:table-cell>
          <table:table-cell office:value-type="float" office:value="-42.13" calcext:value-type="float">
            <text:p>-42.13</text:p>
          </table:table-cell>
          <table:table-cell table:formula="of:=[.A103]" office:value-type="float" office:value="10.1" calcext:value-type="float">
            <text:p>10.1</text:p>
          </table:table-cell>
          <table:table-cell table:formula="of:=[.B103]-[.$B$2]" office:value-type="float" office:value="-78.233" calcext:value-type="float">
            <text:p>-78.233</text:p>
          </table:table-cell>
          <table:table-cell table:formula="of:=[.C103]-[.$C$2]" office:value-type="float" office:value="46.5390000000002" calcext:value-type="float">
            <text:p>46.5390000000002</text:p>
          </table:table-cell>
          <table:table-cell table:formula="of:=[.D103]-[.$D$2]" office:value-type="float" office:value="5.579" calcext:value-type="float">
            <text:p>5.579</text:p>
          </table:table-cell>
          <table:table-cell office:value-type="float" office:value="59.379" calcext:value-type="float">
            <text:p>59.379</text:p>
          </table:table-cell>
          <table:table-cell office:value-type="float" office:value="39.2370000000001" calcext:value-type="float">
            <text:p>39.2370000000001</text:p>
          </table:table-cell>
          <table:table-cell office:value-type="float" office:value="129.022" calcext:value-type="float">
            <text:p>129.02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101.907" calcext:value-type="float">
            <text:p>-101.907</text:p>
          </table:table-cell>
          <table:table-cell office:value-type="float" office:value="3443.746" calcext:value-type="float">
            <text:p>3443.746</text:p>
          </table:table-cell>
          <table:table-cell office:value-type="float" office:value="-40.464" calcext:value-type="float">
            <text:p>-40.464</text:p>
          </table:table-cell>
          <table:table-cell table:formula="of:=[.A104]" office:value-type="float" office:value="10.2" calcext:value-type="float">
            <text:p>10.2</text:p>
          </table:table-cell>
          <table:table-cell table:formula="of:=[.B104]-[.$B$2]" office:value-type="float" office:value="-80.11" calcext:value-type="float">
            <text:p>-80.11</text:p>
          </table:table-cell>
          <table:table-cell table:formula="of:=[.C104]-[.$C$2]" office:value-type="float" office:value="47.6220000000003" calcext:value-type="float">
            <text:p>47.6220000000003</text:p>
          </table:table-cell>
          <table:table-cell table:formula="of:=[.D104]-[.$D$2]" office:value-type="float" office:value="7.245" calcext:value-type="float">
            <text:p>7.245</text:p>
          </table:table-cell>
          <table:table-cell office:value-type="float" office:value="61.079" calcext:value-type="float">
            <text:p>61.079</text:p>
          </table:table-cell>
          <table:table-cell office:value-type="float" office:value="39.8590000000004" calcext:value-type="float">
            <text:p>39.8590000000004</text:p>
          </table:table-cell>
          <table:table-cell office:value-type="float" office:value="140.457" calcext:value-type="float">
            <text:p>140.45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106.55" calcext:value-type="float">
            <text:p>-106.55</text:p>
          </table:table-cell>
          <table:table-cell office:value-type="float" office:value="3443.22" calcext:value-type="float">
            <text:p>3443.22</text:p>
          </table:table-cell>
          <table:table-cell office:value-type="float" office:value="-40.139" calcext:value-type="float">
            <text:p>-40.139</text:p>
          </table:table-cell>
          <table:table-cell table:formula="of:=[.A105]" office:value-type="float" office:value="10.3" calcext:value-type="float">
            <text:p>10.3</text:p>
          </table:table-cell>
          <table:table-cell table:formula="of:=[.B105]-[.$B$2]" office:value-type="float" office:value="-84.753" calcext:value-type="float">
            <text:p>-84.753</text:p>
          </table:table-cell>
          <table:table-cell table:formula="of:=[.C105]-[.$C$2]" office:value-type="float" office:value="47.096" calcext:value-type="float">
            <text:p>47.096</text:p>
          </table:table-cell>
          <table:table-cell table:formula="of:=[.D105]-[.$D$2]" office:value-type="float" office:value="7.57" calcext:value-type="float">
            <text:p>7.57</text:p>
          </table:table-cell>
          <table:table-cell office:value-type="float" office:value="60.341" calcext:value-type="float">
            <text:p>60.341</text:p>
          </table:table-cell>
          <table:table-cell office:value-type="float" office:value="38.248" calcext:value-type="float">
            <text:p>38.248</text:p>
          </table:table-cell>
          <table:table-cell office:value-type="float" office:value="144.981" calcext:value-type="float">
            <text:p>144.98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107.215" calcext:value-type="float">
            <text:p>-107.215</text:p>
          </table:table-cell>
          <table:table-cell office:value-type="float" office:value="3446.741" calcext:value-type="float">
            <text:p>3446.741</text:p>
          </table:table-cell>
          <table:table-cell office:value-type="float" office:value="-39.448" calcext:value-type="float">
            <text:p>-39.448</text:p>
          </table:table-cell>
          <table:table-cell table:formula="of:=[.A106]" office:value-type="float" office:value="10.4" calcext:value-type="float">
            <text:p>10.4</text:p>
          </table:table-cell>
          <table:table-cell table:formula="of:=[.B106]-[.$B$2]" office:value-type="float" office:value="-85.418" calcext:value-type="float">
            <text:p>-85.418</text:p>
          </table:table-cell>
          <table:table-cell table:formula="of:=[.C106]-[.$C$2]" office:value-type="float" office:value="50.6170000000002" calcext:value-type="float">
            <text:p>50.6170000000002</text:p>
          </table:table-cell>
          <table:table-cell table:formula="of:=[.D106]-[.$D$2]" office:value-type="float" office:value="8.261" calcext:value-type="float">
            <text:p>8.261</text:p>
          </table:table-cell>
          <table:table-cell office:value-type="float" office:value="60.664" calcext:value-type="float">
            <text:p>60.664</text:p>
          </table:table-cell>
          <table:table-cell office:value-type="float" office:value="39.096" calcext:value-type="float">
            <text:p>39.096</text:p>
          </table:table-cell>
          <table:table-cell office:value-type="float" office:value="146.581" calcext:value-type="float">
            <text:p>146.58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106.096" calcext:value-type="float">
            <text:p>-106.096</text:p>
          </table:table-cell>
          <table:table-cell office:value-type="float" office:value="3450.95" calcext:value-type="float">
            <text:p>3450.95</text:p>
          </table:table-cell>
          <table:table-cell office:value-type="float" office:value="-39.898" calcext:value-type="float">
            <text:p>-39.898</text:p>
          </table:table-cell>
          <table:table-cell table:formula="of:=[.A107]" office:value-type="float" office:value="10.5" calcext:value-type="float">
            <text:p>10.5</text:p>
          </table:table-cell>
          <table:table-cell table:formula="of:=[.B107]-[.$B$2]" office:value-type="float" office:value="-84.299" calcext:value-type="float">
            <text:p>-84.299</text:p>
          </table:table-cell>
          <table:table-cell table:formula="of:=[.C107]-[.$C$2]" office:value-type="float" office:value="54.826" calcext:value-type="float">
            <text:p>54.826</text:p>
          </table:table-cell>
          <table:table-cell table:formula="of:=[.D107]-[.$D$2]" office:value-type="float" office:value="7.811" calcext:value-type="float">
            <text:p>7.811</text:p>
          </table:table-cell>
          <table:table-cell office:value-type="float" office:value="60.609" calcext:value-type="float">
            <text:p>60.609</text:p>
          </table:table-cell>
          <table:table-cell office:value-type="float" office:value="41.2620000000002" calcext:value-type="float">
            <text:p>41.2620000000002</text:p>
          </table:table-cell>
          <table:table-cell office:value-type="float" office:value="145.544" calcext:value-type="float">
            <text:p>145.54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106.642" calcext:value-type="float">
            <text:p>-106.642</text:p>
          </table:table-cell>
          <table:table-cell office:value-type="float" office:value="3452.613" calcext:value-type="float">
            <text:p>3452.613</text:p>
          </table:table-cell>
          <table:table-cell office:value-type="float" office:value="-39.101" calcext:value-type="float">
            <text:p>-39.101</text:p>
          </table:table-cell>
          <table:table-cell table:formula="of:=[.A108]" office:value-type="float" office:value="10.6" calcext:value-type="float">
            <text:p>10.6</text:p>
          </table:table-cell>
          <table:table-cell table:formula="of:=[.B108]-[.$B$2]" office:value-type="float" office:value="-84.845" calcext:value-type="float">
            <text:p>-84.845</text:p>
          </table:table-cell>
          <table:table-cell table:formula="of:=[.C108]-[.$C$2]" office:value-type="float" office:value="56.489" calcext:value-type="float">
            <text:p>56.489</text:p>
          </table:table-cell>
          <table:table-cell table:formula="of:=[.D108]-[.$D$2]" office:value-type="float" office:value="8.608" calcext:value-type="float">
            <text:p>8.608</text:p>
          </table:table-cell>
          <table:table-cell office:value-type="float" office:value="61.114" calcext:value-type="float">
            <text:p>61.114</text:p>
          </table:table-cell>
          <table:table-cell office:value-type="float" office:value="42.902" calcext:value-type="float">
            <text:p>42.902</text:p>
          </table:table-cell>
          <table:table-cell office:value-type="float" office:value="145.339" calcext:value-type="float">
            <text:p>145.33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106.774" calcext:value-type="float">
            <text:p>-106.774</text:p>
          </table:table-cell>
          <table:table-cell office:value-type="float" office:value="3457.704" calcext:value-type="float">
            <text:p>3457.704</text:p>
          </table:table-cell>
          <table:table-cell office:value-type="float" office:value="-39.95" calcext:value-type="float">
            <text:p>-39.95</text:p>
          </table:table-cell>
          <table:table-cell table:formula="of:=[.A109]" office:value-type="float" office:value="10.7" calcext:value-type="float">
            <text:p>10.7</text:p>
          </table:table-cell>
          <table:table-cell table:formula="of:=[.B109]-[.$B$2]" office:value-type="float" office:value="-84.977" calcext:value-type="float">
            <text:p>-84.977</text:p>
          </table:table-cell>
          <table:table-cell table:formula="of:=[.C109]-[.$C$2]" office:value-type="float" office:value="61.5800000000004" calcext:value-type="float">
            <text:p>61.5800000000004</text:p>
          </table:table-cell>
          <table:table-cell table:formula="of:=[.D109]-[.$D$2]" office:value-type="float" office:value="7.759" calcext:value-type="float">
            <text:p>7.759</text:p>
          </table:table-cell>
          <table:table-cell office:value-type="float" office:value="60.524" calcext:value-type="float">
            <text:p>60.524</text:p>
          </table:table-cell>
          <table:table-cell office:value-type="float" office:value="48.6700000000001" calcext:value-type="float">
            <text:p>48.6700000000001</text:p>
          </table:table-cell>
          <table:table-cell office:value-type="float" office:value="143.662" calcext:value-type="float">
            <text:p>143.66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08.126" calcext:value-type="float">
            <text:p>-108.126</text:p>
          </table:table-cell>
          <table:table-cell office:value-type="float" office:value="3458.091" calcext:value-type="float">
            <text:p>3458.091</text:p>
          </table:table-cell>
          <table:table-cell office:value-type="float" office:value="-39.631" calcext:value-type="float">
            <text:p>-39.631</text:p>
          </table:table-cell>
          <table:table-cell table:formula="of:=[.A110]" office:value-type="float" office:value="10.8" calcext:value-type="float">
            <text:p>10.8</text:p>
          </table:table-cell>
          <table:table-cell table:formula="of:=[.B110]-[.$B$2]" office:value-type="float" office:value="-86.329" calcext:value-type="float">
            <text:p>-86.329</text:p>
          </table:table-cell>
          <table:table-cell table:formula="of:=[.C110]-[.$C$2]" office:value-type="float" office:value="61.9670000000001" calcext:value-type="float">
            <text:p>61.9670000000001</text:p>
          </table:table-cell>
          <table:table-cell table:formula="of:=[.D110]-[.$D$2]" office:value-type="float" office:value="8.078" calcext:value-type="float">
            <text:p>8.078</text:p>
          </table:table-cell>
          <table:table-cell office:value-type="float" office:value="60.262" calcext:value-type="float">
            <text:p>60.262</text:p>
          </table:table-cell>
          <table:table-cell office:value-type="float" office:value="48.837" calcext:value-type="float">
            <text:p>48.837</text:p>
          </table:table-cell>
          <table:table-cell office:value-type="float" office:value="144.791" calcext:value-type="float">
            <text:p>144.79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109.561" calcext:value-type="float">
            <text:p>-109.561</text:p>
          </table:table-cell>
          <table:table-cell office:value-type="float" office:value="3457.877" calcext:value-type="float">
            <text:p>3457.877</text:p>
          </table:table-cell>
          <table:table-cell office:value-type="float" office:value="-39.265" calcext:value-type="float">
            <text:p>-39.265</text:p>
          </table:table-cell>
          <table:table-cell table:formula="of:=[.A111]" office:value-type="float" office:value="10.9" calcext:value-type="float">
            <text:p>10.9</text:p>
          </table:table-cell>
          <table:table-cell table:formula="of:=[.B111]-[.$B$2]" office:value-type="float" office:value="-87.764" calcext:value-type="float">
            <text:p>-87.764</text:p>
          </table:table-cell>
          <table:table-cell table:formula="of:=[.C111]-[.$C$2]" office:value-type="float" office:value="61.7530000000002" calcext:value-type="float">
            <text:p>61.7530000000002</text:p>
          </table:table-cell>
          <table:table-cell table:formula="of:=[.D111]-[.$D$2]" office:value-type="float" office:value="8.444" calcext:value-type="float">
            <text:p>8.444</text:p>
          </table:table-cell>
          <table:table-cell office:value-type="float" office:value="61.848" calcext:value-type="float">
            <text:p>61.848</text:p>
          </table:table-cell>
          <table:table-cell office:value-type="float" office:value="48.5980000000004" calcext:value-type="float">
            <text:p>48.5980000000004</text:p>
          </table:table-cell>
          <table:table-cell office:value-type="float" office:value="145.136" calcext:value-type="float">
            <text:p>145.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0.363" calcext:value-type="float">
            <text:p>-110.363</text:p>
          </table:table-cell>
          <table:table-cell office:value-type="float" office:value="3457.217" calcext:value-type="float">
            <text:p>3457.217</text:p>
          </table:table-cell>
          <table:table-cell office:value-type="float" office:value="-38.366" calcext:value-type="float">
            <text:p>-38.366</text:p>
          </table:table-cell>
          <table:table-cell table:formula="of:=[.A112]" office:value-type="float" office:value="11" calcext:value-type="float">
            <text:p>11</text:p>
          </table:table-cell>
          <table:table-cell table:formula="of:=[.B112]-[.$B$2]" office:value-type="float" office:value="-88.566" calcext:value-type="float">
            <text:p>-88.566</text:p>
          </table:table-cell>
          <table:table-cell table:formula="of:=[.C112]-[.$C$2]" office:value-type="float" office:value="61.0930000000003" calcext:value-type="float">
            <text:p>61.0930000000003</text:p>
          </table:table-cell>
          <table:table-cell table:formula="of:=[.D112]-[.$D$2]" office:value-type="float" office:value="9.343" calcext:value-type="float">
            <text:p>9.343</text:p>
          </table:table-cell>
          <table:table-cell office:value-type="float" office:value="62.714" calcext:value-type="float">
            <text:p>62.714</text:p>
          </table:table-cell>
          <table:table-cell office:value-type="float" office:value="48.2550000000001" calcext:value-type="float">
            <text:p>48.2550000000001</text:p>
          </table:table-cell>
          <table:table-cell office:value-type="float" office:value="146.143" calcext:value-type="float">
            <text:p>146.14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112.166" calcext:value-type="float">
            <text:p>-112.166</text:p>
          </table:table-cell>
          <table:table-cell office:value-type="float" office:value="3458.48" calcext:value-type="float">
            <text:p>3458.48</text:p>
          </table:table-cell>
          <table:table-cell office:value-type="float" office:value="-39.548" calcext:value-type="float">
            <text:p>-39.548</text:p>
          </table:table-cell>
          <table:table-cell table:formula="of:=[.A113]" office:value-type="float" office:value="11.1" calcext:value-type="float">
            <text:p>11.1</text:p>
          </table:table-cell>
          <table:table-cell table:formula="of:=[.B113]-[.$B$2]" office:value-type="float" office:value="-90.369" calcext:value-type="float">
            <text:p>-90.369</text:p>
          </table:table-cell>
          <table:table-cell table:formula="of:=[.C113]-[.$C$2]" office:value-type="float" office:value="62.3560000000002" calcext:value-type="float">
            <text:p>62.3560000000002</text:p>
          </table:table-cell>
          <table:table-cell table:formula="of:=[.D113]-[.$D$2]" office:value-type="float" office:value="8.161" calcext:value-type="float">
            <text:p>8.161</text:p>
          </table:table-cell>
          <table:table-cell office:value-type="float" office:value="61.239" calcext:value-type="float">
            <text:p>61.239</text:p>
          </table:table-cell>
          <table:table-cell office:value-type="float" office:value="49.1320000000001" calcext:value-type="float">
            <text:p>49.1320000000001</text:p>
          </table:table-cell>
          <table:table-cell office:value-type="float" office:value="146.699" calcext:value-type="float">
            <text:p>146.69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110.787" calcext:value-type="float">
            <text:p>-110.787</text:p>
          </table:table-cell>
          <table:table-cell office:value-type="float" office:value="3460.526" calcext:value-type="float">
            <text:p>3460.526</text:p>
          </table:table-cell>
          <table:table-cell office:value-type="float" office:value="-41.109" calcext:value-type="float">
            <text:p>-41.109</text:p>
          </table:table-cell>
          <table:table-cell table:formula="of:=[.A114]" office:value-type="float" office:value="11.2" calcext:value-type="float">
            <text:p>11.2</text:p>
          </table:table-cell>
          <table:table-cell table:formula="of:=[.B114]-[.$B$2]" office:value-type="float" office:value="-88.99" calcext:value-type="float">
            <text:p>-88.99</text:p>
          </table:table-cell>
          <table:table-cell table:formula="of:=[.C114]-[.$C$2]" office:value-type="float" office:value="64.402" calcext:value-type="float">
            <text:p>64.402</text:p>
          </table:table-cell>
          <table:table-cell table:formula="of:=[.D114]-[.$D$2]" office:value-type="float" office:value="6.6" calcext:value-type="float">
            <text:p>6.6</text:p>
          </table:table-cell>
          <table:table-cell office:value-type="float" office:value="60.206" calcext:value-type="float">
            <text:p>60.206</text:p>
          </table:table-cell>
          <table:table-cell office:value-type="float" office:value="52.989" calcext:value-type="float">
            <text:p>52.989</text:p>
          </table:table-cell>
          <table:table-cell office:value-type="float" office:value="144.814" calcext:value-type="float">
            <text:p>144.81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110.989" calcext:value-type="float">
            <text:p>-110.989</text:p>
          </table:table-cell>
          <table:table-cell office:value-type="float" office:value="3462.451" calcext:value-type="float">
            <text:p>3462.451</text:p>
          </table:table-cell>
          <table:table-cell office:value-type="float" office:value="-42.592" calcext:value-type="float">
            <text:p>-42.592</text:p>
          </table:table-cell>
          <table:table-cell table:formula="of:=[.A115]" office:value-type="float" office:value="11.3" calcext:value-type="float">
            <text:p>11.3</text:p>
          </table:table-cell>
          <table:table-cell table:formula="of:=[.B115]-[.$B$2]" office:value-type="float" office:value="-89.192" calcext:value-type="float">
            <text:p>-89.192</text:p>
          </table:table-cell>
          <table:table-cell table:formula="of:=[.C115]-[.$C$2]" office:value-type="float" office:value="66.3270000000002" calcext:value-type="float">
            <text:p>66.3270000000002</text:p>
          </table:table-cell>
          <table:table-cell table:formula="of:=[.D115]-[.$D$2]" office:value-type="float" office:value="5.117" calcext:value-type="float">
            <text:p>5.117</text:p>
          </table:table-cell>
          <table:table-cell office:value-type="float" office:value="59.46" calcext:value-type="float">
            <text:p>59.46</text:p>
          </table:table-cell>
          <table:table-cell office:value-type="float" office:value="55.0650000000001" calcext:value-type="float">
            <text:p>55.0650000000001</text:p>
          </table:table-cell>
          <table:table-cell office:value-type="float" office:value="144.158" calcext:value-type="float">
            <text:p>144.15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112.356" calcext:value-type="float">
            <text:p>-112.356</text:p>
          </table:table-cell>
          <table:table-cell office:value-type="float" office:value="3463.358" calcext:value-type="float">
            <text:p>3463.358</text:p>
          </table:table-cell>
          <table:table-cell office:value-type="float" office:value="-42.488" calcext:value-type="float">
            <text:p>-42.488</text:p>
          </table:table-cell>
          <table:table-cell table:formula="of:=[.A116]" office:value-type="float" office:value="11.4" calcext:value-type="float">
            <text:p>11.4</text:p>
          </table:table-cell>
          <table:table-cell table:formula="of:=[.B116]-[.$B$2]" office:value-type="float" office:value="-90.559" calcext:value-type="float">
            <text:p>-90.559</text:p>
          </table:table-cell>
          <table:table-cell table:formula="of:=[.C116]-[.$C$2]" office:value-type="float" office:value="67.2340000000004" calcext:value-type="float">
            <text:p>67.2340000000004</text:p>
          </table:table-cell>
          <table:table-cell table:formula="of:=[.D116]-[.$D$2]" office:value-type="float" office:value="5.221" calcext:value-type="float">
            <text:p>5.221</text:p>
          </table:table-cell>
          <table:table-cell office:value-type="float" office:value="59.702" calcext:value-type="float">
            <text:p>59.702</text:p>
          </table:table-cell>
          <table:table-cell office:value-type="float" office:value="56.4440000000004" calcext:value-type="float">
            <text:p>56.4440000000004</text:p>
          </table:table-cell>
          <table:table-cell office:value-type="float" office:value="144.884" calcext:value-type="float">
            <text:p>144.88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114.047" calcext:value-type="float">
            <text:p>-114.047</text:p>
          </table:table-cell>
          <table:table-cell office:value-type="float" office:value="3464.292" calcext:value-type="float">
            <text:p>3464.292</text:p>
          </table:table-cell>
          <table:table-cell office:value-type="float" office:value="-42.142" calcext:value-type="float">
            <text:p>-42.142</text:p>
          </table:table-cell>
          <table:table-cell table:formula="of:=[.A117]" office:value-type="float" office:value="11.5" calcext:value-type="float">
            <text:p>11.5</text:p>
          </table:table-cell>
          <table:table-cell table:formula="of:=[.B117]-[.$B$2]" office:value-type="float" office:value="-92.25" calcext:value-type="float">
            <text:p>-92.25</text:p>
          </table:table-cell>
          <table:table-cell table:formula="of:=[.C117]-[.$C$2]" office:value-type="float" office:value="68.1680000000001" calcext:value-type="float">
            <text:p>68.1680000000001</text:p>
          </table:table-cell>
          <table:table-cell table:formula="of:=[.D117]-[.$D$2]" office:value-type="float" office:value="5.567" calcext:value-type="float">
            <text:p>5.567</text:p>
          </table:table-cell>
          <table:table-cell office:value-type="float" office:value="61.507" calcext:value-type="float">
            <text:p>61.507</text:p>
          </table:table-cell>
          <table:table-cell office:value-type="float" office:value="57.1650000000004" calcext:value-type="float">
            <text:p>57.1650000000004</text:p>
          </table:table-cell>
          <table:table-cell office:value-type="float" office:value="146.368" calcext:value-type="float">
            <text:p>146.36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115.072" calcext:value-type="float">
            <text:p>-115.072</text:p>
          </table:table-cell>
          <table:table-cell office:value-type="float" office:value="3465.741" calcext:value-type="float">
            <text:p>3465.741</text:p>
          </table:table-cell>
          <table:table-cell office:value-type="float" office:value="-41.472" calcext:value-type="float">
            <text:p>-41.472</text:p>
          </table:table-cell>
          <table:table-cell table:formula="of:=[.A118]" office:value-type="float" office:value="11.6" calcext:value-type="float">
            <text:p>11.6</text:p>
          </table:table-cell>
          <table:table-cell table:formula="of:=[.B118]-[.$B$2]" office:value-type="float" office:value="-93.275" calcext:value-type="float">
            <text:p>-93.275</text:p>
          </table:table-cell>
          <table:table-cell table:formula="of:=[.C118]-[.$C$2]" office:value-type="float" office:value="69.6170000000002" calcext:value-type="float">
            <text:p>69.6170000000002</text:p>
          </table:table-cell>
          <table:table-cell table:formula="of:=[.D118]-[.$D$2]" office:value-type="float" office:value="6.237" calcext:value-type="float">
            <text:p>6.237</text:p>
          </table:table-cell>
          <table:table-cell office:value-type="float" office:value="61.788" calcext:value-type="float">
            <text:p>61.788</text:p>
          </table:table-cell>
          <table:table-cell office:value-type="float" office:value="58.759" calcext:value-type="float">
            <text:p>58.759</text:p>
          </table:table-cell>
          <table:table-cell office:value-type="float" office:value="146.734" calcext:value-type="float">
            <text:p>146.73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115.557" calcext:value-type="float">
            <text:p>-115.557</text:p>
          </table:table-cell>
          <table:table-cell office:value-type="float" office:value="3469.812" calcext:value-type="float">
            <text:p>3469.812</text:p>
          </table:table-cell>
          <table:table-cell office:value-type="float" office:value="-40.748" calcext:value-type="float">
            <text:p>-40.748</text:p>
          </table:table-cell>
          <table:table-cell table:formula="of:=[.A119]" office:value-type="float" office:value="11.7" calcext:value-type="float">
            <text:p>11.7</text:p>
          </table:table-cell>
          <table:table-cell table:formula="of:=[.B119]-[.$B$2]" office:value-type="float" office:value="-93.76" calcext:value-type="float">
            <text:p>-93.76</text:p>
          </table:table-cell>
          <table:table-cell table:formula="of:=[.C119]-[.$C$2]" office:value-type="float" office:value="73.6880000000001" calcext:value-type="float">
            <text:p>73.6880000000001</text:p>
          </table:table-cell>
          <table:table-cell table:formula="of:=[.D119]-[.$D$2]" office:value-type="float" office:value="6.96100000000001" calcext:value-type="float">
            <text:p>6.96100000000001</text:p>
          </table:table-cell>
          <table:table-cell office:value-type="float" office:value="63.915" calcext:value-type="float">
            <text:p>63.915</text:p>
          </table:table-cell>
          <table:table-cell office:value-type="float" office:value="61.4650000000002" calcext:value-type="float">
            <text:p>61.4650000000002</text:p>
          </table:table-cell>
          <table:table-cell office:value-type="float" office:value="147.289" calcext:value-type="float">
            <text:p>147.28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14.692" calcext:value-type="float">
            <text:p>-114.692</text:p>
          </table:table-cell>
          <table:table-cell office:value-type="float" office:value="3470.722" calcext:value-type="float">
            <text:p>3470.722</text:p>
          </table:table-cell>
          <table:table-cell office:value-type="float" office:value="-41.205" calcext:value-type="float">
            <text:p>-41.205</text:p>
          </table:table-cell>
          <table:table-cell table:formula="of:=[.A120]" office:value-type="float" office:value="11.8" calcext:value-type="float">
            <text:p>11.8</text:p>
          </table:table-cell>
          <table:table-cell table:formula="of:=[.B120]-[.$B$2]" office:value-type="float" office:value="-92.895" calcext:value-type="float">
            <text:p>-92.895</text:p>
          </table:table-cell>
          <table:table-cell table:formula="of:=[.C120]-[.$C$2]" office:value-type="float" office:value="74.5980000000004" calcext:value-type="float">
            <text:p>74.5980000000004</text:p>
          </table:table-cell>
          <table:table-cell table:formula="of:=[.D120]-[.$D$2]" office:value-type="float" office:value="6.50400000000001" calcext:value-type="float">
            <text:p>6.50400000000001</text:p>
          </table:table-cell>
          <table:table-cell office:value-type="float" office:value="66.744" calcext:value-type="float">
            <text:p>66.744</text:p>
          </table:table-cell>
          <table:table-cell office:value-type="float" office:value="62.1320000000001" calcext:value-type="float">
            <text:p>62.1320000000001</text:p>
          </table:table-cell>
          <table:table-cell office:value-type="float" office:value="146.76" calcext:value-type="float">
            <text:p>146.7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113.323" calcext:value-type="float">
            <text:p>-113.323</text:p>
          </table:table-cell>
          <table:table-cell office:value-type="float" office:value="3471.636" calcext:value-type="float">
            <text:p>3471.636</text:p>
          </table:table-cell>
          <table:table-cell office:value-type="float" office:value="-39.96" calcext:value-type="float">
            <text:p>-39.96</text:p>
          </table:table-cell>
          <table:table-cell table:formula="of:=[.A121]" office:value-type="float" office:value="11.9" calcext:value-type="float">
            <text:p>11.9</text:p>
          </table:table-cell>
          <table:table-cell table:formula="of:=[.B121]-[.$B$2]" office:value-type="float" office:value="-91.526" calcext:value-type="float">
            <text:p>-91.526</text:p>
          </table:table-cell>
          <table:table-cell table:formula="of:=[.C121]-[.$C$2]" office:value-type="float" office:value="75.5120000000002" calcext:value-type="float">
            <text:p>75.5120000000002</text:p>
          </table:table-cell>
          <table:table-cell table:formula="of:=[.D121]-[.$D$2]" office:value-type="float" office:value="7.749" calcext:value-type="float">
            <text:p>7.749</text:p>
          </table:table-cell>
          <table:table-cell office:value-type="float" office:value="67.505" calcext:value-type="float">
            <text:p>67.505</text:p>
          </table:table-cell>
          <table:table-cell office:value-type="float" office:value="63.9690000000001" calcext:value-type="float">
            <text:p>63.9690000000001</text:p>
          </table:table-cell>
          <table:table-cell office:value-type="float" office:value="144.939" calcext:value-type="float">
            <text:p>144.9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3.932" calcext:value-type="float">
            <text:p>-113.932</text:p>
          </table:table-cell>
          <table:table-cell office:value-type="float" office:value="3471.96" calcext:value-type="float">
            <text:p>3471.96</text:p>
          </table:table-cell>
          <table:table-cell office:value-type="float" office:value="-39.527" calcext:value-type="float">
            <text:p>-39.527</text:p>
          </table:table-cell>
          <table:table-cell table:formula="of:=[.A122]" office:value-type="float" office:value="12" calcext:value-type="float">
            <text:p>12</text:p>
          </table:table-cell>
          <table:table-cell table:formula="of:=[.B122]-[.$B$2]" office:value-type="float" office:value="-92.135" calcext:value-type="float">
            <text:p>-92.135</text:p>
          </table:table-cell>
          <table:table-cell table:formula="of:=[.C122]-[.$C$2]" office:value-type="float" office:value="75.8360000000002" calcext:value-type="float">
            <text:p>75.8360000000002</text:p>
          </table:table-cell>
          <table:table-cell table:formula="of:=[.D122]-[.$D$2]" office:value-type="float" office:value="8.182" calcext:value-type="float">
            <text:p>8.182</text:p>
          </table:table-cell>
          <table:table-cell office:value-type="float" office:value="67.357" calcext:value-type="float">
            <text:p>67.357</text:p>
          </table:table-cell>
          <table:table-cell office:value-type="float" office:value="65.683" calcext:value-type="float">
            <text:p>65.683</text:p>
          </table:table-cell>
          <table:table-cell office:value-type="float" office:value="144.827" calcext:value-type="float">
            <text:p>144.82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114.626" calcext:value-type="float">
            <text:p>-114.626</text:p>
          </table:table-cell>
          <table:table-cell office:value-type="float" office:value="3472.732" calcext:value-type="float">
            <text:p>3472.732</text:p>
          </table:table-cell>
          <table:table-cell office:value-type="float" office:value="-38.314" calcext:value-type="float">
            <text:p>-38.314</text:p>
          </table:table-cell>
          <table:table-cell table:formula="of:=[.A123]" office:value-type="float" office:value="12.1" calcext:value-type="float">
            <text:p>12.1</text:p>
          </table:table-cell>
          <table:table-cell table:formula="of:=[.B123]-[.$B$2]" office:value-type="float" office:value="-92.829" calcext:value-type="float">
            <text:p>-92.829</text:p>
          </table:table-cell>
          <table:table-cell table:formula="of:=[.C123]-[.$C$2]" office:value-type="float" office:value="76.6080000000002" calcext:value-type="float">
            <text:p>76.6080000000002</text:p>
          </table:table-cell>
          <table:table-cell table:formula="of:=[.D123]-[.$D$2]" office:value-type="float" office:value="9.395" calcext:value-type="float">
            <text:p>9.395</text:p>
          </table:table-cell>
          <table:table-cell office:value-type="float" office:value="70.071" calcext:value-type="float">
            <text:p>70.071</text:p>
          </table:table-cell>
          <table:table-cell office:value-type="float" office:value="67.1110000000003" calcext:value-type="float">
            <text:p>67.1110000000003</text:p>
          </table:table-cell>
          <table:table-cell office:value-type="float" office:value="145.513" calcext:value-type="float">
            <text:p>145.51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115.363" calcext:value-type="float">
            <text:p>-115.363</text:p>
          </table:table-cell>
          <table:table-cell office:value-type="float" office:value="3473.761" calcext:value-type="float">
            <text:p>3473.761</text:p>
          </table:table-cell>
          <table:table-cell office:value-type="float" office:value="-37.931" calcext:value-type="float">
            <text:p>-37.931</text:p>
          </table:table-cell>
          <table:table-cell table:formula="of:=[.A124]" office:value-type="float" office:value="12.2" calcext:value-type="float">
            <text:p>12.2</text:p>
          </table:table-cell>
          <table:table-cell table:formula="of:=[.B124]-[.$B$2]" office:value-type="float" office:value="-93.566" calcext:value-type="float">
            <text:p>-93.566</text:p>
          </table:table-cell>
          <table:table-cell table:formula="of:=[.C124]-[.$C$2]" office:value-type="float" office:value="77.6370000000002" calcext:value-type="float">
            <text:p>77.6370000000002</text:p>
          </table:table-cell>
          <table:table-cell table:formula="of:=[.D124]-[.$D$2]" office:value-type="float" office:value="9.77800000000001" calcext:value-type="float">
            <text:p>9.77800000000001</text:p>
          </table:table-cell>
          <table:table-cell office:value-type="float" office:value="70.589" calcext:value-type="float">
            <text:p>70.589</text:p>
          </table:table-cell>
          <table:table-cell office:value-type="float" office:value="67.7690000000002" calcext:value-type="float">
            <text:p>67.7690000000002</text:p>
          </table:table-cell>
          <table:table-cell office:value-type="float" office:value="146.743" calcext:value-type="float">
            <text:p>146.74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117.286" calcext:value-type="float">
            <text:p>-117.286</text:p>
          </table:table-cell>
          <table:table-cell office:value-type="float" office:value="3473.377" calcext:value-type="float">
            <text:p>3473.377</text:p>
          </table:table-cell>
          <table:table-cell office:value-type="float" office:value="-34.321" calcext:value-type="float">
            <text:p>-34.321</text:p>
          </table:table-cell>
          <table:table-cell table:formula="of:=[.A125]" office:value-type="float" office:value="12.3" calcext:value-type="float">
            <text:p>12.3</text:p>
          </table:table-cell>
          <table:table-cell table:formula="of:=[.B125]-[.$B$2]" office:value-type="float" office:value="-95.489" calcext:value-type="float">
            <text:p>-95.489</text:p>
          </table:table-cell>
          <table:table-cell table:formula="of:=[.C125]-[.$C$2]" office:value-type="float" office:value="77.2530000000002" calcext:value-type="float">
            <text:p>77.2530000000002</text:p>
          </table:table-cell>
          <table:table-cell table:formula="of:=[.D125]-[.$D$2]" office:value-type="float" office:value="13.388" calcext:value-type="float">
            <text:p>13.388</text:p>
          </table:table-cell>
          <table:table-cell office:value-type="float" office:value="73.889" calcext:value-type="float">
            <text:p>73.889</text:p>
          </table:table-cell>
          <table:table-cell office:value-type="float" office:value="67.8720000000003" calcext:value-type="float">
            <text:p>67.8720000000003</text:p>
          </table:table-cell>
          <table:table-cell office:value-type="float" office:value="148.581" calcext:value-type="float">
            <text:p>148.58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118.1" calcext:value-type="float">
            <text:p>-118.1</text:p>
          </table:table-cell>
          <table:table-cell office:value-type="float" office:value="3473.655" calcext:value-type="float">
            <text:p>3473.655</text:p>
          </table:table-cell>
          <table:table-cell office:value-type="float" office:value="-33.813" calcext:value-type="float">
            <text:p>-33.813</text:p>
          </table:table-cell>
          <table:table-cell table:formula="of:=[.A126]" office:value-type="float" office:value="12.4" calcext:value-type="float">
            <text:p>12.4</text:p>
          </table:table-cell>
          <table:table-cell table:formula="of:=[.B126]-[.$B$2]" office:value-type="float" office:value="-96.303" calcext:value-type="float">
            <text:p>-96.303</text:p>
          </table:table-cell>
          <table:table-cell table:formula="of:=[.C126]-[.$C$2]" office:value-type="float" office:value="77.5310000000004" calcext:value-type="float">
            <text:p>77.5310000000004</text:p>
          </table:table-cell>
          <table:table-cell table:formula="of:=[.D126]-[.$D$2]" office:value-type="float" office:value="13.896" calcext:value-type="float">
            <text:p>13.896</text:p>
          </table:table-cell>
          <table:table-cell office:value-type="float" office:value="74.134" calcext:value-type="float">
            <text:p>74.134</text:p>
          </table:table-cell>
          <table:table-cell office:value-type="float" office:value="68.2930000000001" calcext:value-type="float">
            <text:p>68.2930000000001</text:p>
          </table:table-cell>
          <table:table-cell office:value-type="float" office:value="149.448" calcext:value-type="float">
            <text:p>149.44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118.715" calcext:value-type="float">
            <text:p>-118.715</text:p>
          </table:table-cell>
          <table:table-cell office:value-type="float" office:value="3473.089" calcext:value-type="float">
            <text:p>3473.089</text:p>
          </table:table-cell>
          <table:table-cell office:value-type="float" office:value="-33.142" calcext:value-type="float">
            <text:p>-33.142</text:p>
          </table:table-cell>
          <table:table-cell table:formula="of:=[.A127]" office:value-type="float" office:value="12.5" calcext:value-type="float">
            <text:p>12.5</text:p>
          </table:table-cell>
          <table:table-cell table:formula="of:=[.B127]-[.$B$2]" office:value-type="float" office:value="-96.918" calcext:value-type="float">
            <text:p>-96.918</text:p>
          </table:table-cell>
          <table:table-cell table:formula="of:=[.C127]-[.$C$2]" office:value-type="float" office:value="76.9650000000001" calcext:value-type="float">
            <text:p>76.9650000000001</text:p>
          </table:table-cell>
          <table:table-cell table:formula="of:=[.D127]-[.$D$2]" office:value-type="float" office:value="14.567" calcext:value-type="float">
            <text:p>14.567</text:p>
          </table:table-cell>
          <table:table-cell office:value-type="float" office:value="75.341" calcext:value-type="float">
            <text:p>75.341</text:p>
          </table:table-cell>
          <table:table-cell office:value-type="float" office:value="68.7420000000002" calcext:value-type="float">
            <text:p>68.7420000000002</text:p>
          </table:table-cell>
          <table:table-cell office:value-type="float" office:value="149.548" calcext:value-type="float">
            <text:p>149.54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117.386" calcext:value-type="float">
            <text:p>-117.386</text:p>
          </table:table-cell>
          <table:table-cell office:value-type="float" office:value="3474.164" calcext:value-type="float">
            <text:p>3474.164</text:p>
          </table:table-cell>
          <table:table-cell office:value-type="float" office:value="-33.222" calcext:value-type="float">
            <text:p>-33.222</text:p>
          </table:table-cell>
          <table:table-cell table:formula="of:=[.A128]" office:value-type="float" office:value="12.6" calcext:value-type="float">
            <text:p>12.6</text:p>
          </table:table-cell>
          <table:table-cell table:formula="of:=[.B128]-[.$B$2]" office:value-type="float" office:value="-95.589" calcext:value-type="float">
            <text:p>-95.589</text:p>
          </table:table-cell>
          <table:table-cell table:formula="of:=[.C128]-[.$C$2]" office:value-type="float" office:value="78.0400000000004" calcext:value-type="float">
            <text:p>78.0400000000004</text:p>
          </table:table-cell>
          <table:table-cell table:formula="of:=[.D128]-[.$D$2]" office:value-type="float" office:value="14.487" calcext:value-type="float">
            <text:p>14.487</text:p>
          </table:table-cell>
          <table:table-cell office:value-type="float" office:value="76.051" calcext:value-type="float">
            <text:p>76.051</text:p>
          </table:table-cell>
          <table:table-cell office:value-type="float" office:value="70.6790000000001" calcext:value-type="float">
            <text:p>70.6790000000001</text:p>
          </table:table-cell>
          <table:table-cell office:value-type="float" office:value="148.354" calcext:value-type="float">
            <text:p>148.35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115.931" calcext:value-type="float">
            <text:p>-115.931</text:p>
          </table:table-cell>
          <table:table-cell office:value-type="float" office:value="3477.916" calcext:value-type="float">
            <text:p>3477.916</text:p>
          </table:table-cell>
          <table:table-cell office:value-type="float" office:value="-31.259" calcext:value-type="float">
            <text:p>-31.259</text:p>
          </table:table-cell>
          <table:table-cell table:formula="of:=[.A129]" office:value-type="float" office:value="12.7" calcext:value-type="float">
            <text:p>12.7</text:p>
          </table:table-cell>
          <table:table-cell table:formula="of:=[.B129]-[.$B$2]" office:value-type="float" office:value="-94.134" calcext:value-type="float">
            <text:p>-94.134</text:p>
          </table:table-cell>
          <table:table-cell table:formula="of:=[.C129]-[.$C$2]" office:value-type="float" office:value="81.7920000000004" calcext:value-type="float">
            <text:p>81.7920000000004</text:p>
          </table:table-cell>
          <table:table-cell table:formula="of:=[.D129]-[.$D$2]" office:value-type="float" office:value="16.45" calcext:value-type="float">
            <text:p>16.45</text:p>
          </table:table-cell>
          <table:table-cell office:value-type="float" office:value="77.383" calcext:value-type="float">
            <text:p>77.383</text:p>
          </table:table-cell>
          <table:table-cell office:value-type="float" office:value="74.1290000000004" calcext:value-type="float">
            <text:p>74.1290000000004</text:p>
          </table:table-cell>
          <table:table-cell office:value-type="float" office:value="147.053" calcext:value-type="float">
            <text:p>147.05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114.799" calcext:value-type="float">
            <text:p>-114.799</text:p>
          </table:table-cell>
          <table:table-cell office:value-type="float" office:value="3477.813" calcext:value-type="float">
            <text:p>3477.813</text:p>
          </table:table-cell>
          <table:table-cell office:value-type="float" office:value="-29.687" calcext:value-type="float">
            <text:p>-29.687</text:p>
          </table:table-cell>
          <table:table-cell table:formula="of:=[.A130]" office:value-type="float" office:value="12.8" calcext:value-type="float">
            <text:p>12.8</text:p>
          </table:table-cell>
          <table:table-cell table:formula="of:=[.B130]-[.$B$2]" office:value-type="float" office:value="-93.002" calcext:value-type="float">
            <text:p>-93.002</text:p>
          </table:table-cell>
          <table:table-cell table:formula="of:=[.C130]-[.$C$2]" office:value-type="float" office:value="81.6890000000003" calcext:value-type="float">
            <text:p>81.6890000000003</text:p>
          </table:table-cell>
          <table:table-cell table:formula="of:=[.D130]-[.$D$2]" office:value-type="float" office:value="18.022" calcext:value-type="float">
            <text:p>18.022</text:p>
          </table:table-cell>
          <table:table-cell office:value-type="float" office:value="79.703" calcext:value-type="float">
            <text:p>79.703</text:p>
          </table:table-cell>
          <table:table-cell office:value-type="float" office:value="75.241" calcext:value-type="float">
            <text:p>75.241</text:p>
          </table:table-cell>
          <table:table-cell office:value-type="float" office:value="146.369" calcext:value-type="float">
            <text:p>146.36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113.953" calcext:value-type="float">
            <text:p>-113.953</text:p>
          </table:table-cell>
          <table:table-cell office:value-type="float" office:value="3480.472" calcext:value-type="float">
            <text:p>3480.472</text:p>
          </table:table-cell>
          <table:table-cell office:value-type="float" office:value="-29.594" calcext:value-type="float">
            <text:p>-29.594</text:p>
          </table:table-cell>
          <table:table-cell table:formula="of:=[.A131]" office:value-type="float" office:value="12.9" calcext:value-type="float">
            <text:p>12.9</text:p>
          </table:table-cell>
          <table:table-cell table:formula="of:=[.B131]-[.$B$2]" office:value-type="float" office:value="-92.156" calcext:value-type="float">
            <text:p>-92.156</text:p>
          </table:table-cell>
          <table:table-cell table:formula="of:=[.C131]-[.$C$2]" office:value-type="float" office:value="84.3480000000004" calcext:value-type="float">
            <text:p>84.3480000000004</text:p>
          </table:table-cell>
          <table:table-cell table:formula="of:=[.D131]-[.$D$2]" office:value-type="float" office:value="18.115" calcext:value-type="float">
            <text:p>18.115</text:p>
          </table:table-cell>
          <table:table-cell office:value-type="float" office:value="80.191" calcext:value-type="float">
            <text:p>80.191</text:p>
          </table:table-cell>
          <table:table-cell office:value-type="float" office:value="77.154" calcext:value-type="float">
            <text:p>77.154</text:p>
          </table:table-cell>
          <table:table-cell office:value-type="float" office:value="145.038" calcext:value-type="float">
            <text:p>145.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2.938" calcext:value-type="float">
            <text:p>-112.938</text:p>
          </table:table-cell>
          <table:table-cell office:value-type="float" office:value="3481.88" calcext:value-type="float">
            <text:p>3481.88</text:p>
          </table:table-cell>
          <table:table-cell office:value-type="float" office:value="-28.2" calcext:value-type="float">
            <text:p>-28.2</text:p>
          </table:table-cell>
          <table:table-cell table:formula="of:=[.A132]" office:value-type="float" office:value="13" calcext:value-type="float">
            <text:p>13</text:p>
          </table:table-cell>
          <table:table-cell table:formula="of:=[.B132]-[.$B$2]" office:value-type="float" office:value="-91.141" calcext:value-type="float">
            <text:p>-91.141</text:p>
          </table:table-cell>
          <table:table-cell table:formula="of:=[.C132]-[.$C$2]" office:value-type="float" office:value="85.7560000000003" calcext:value-type="float">
            <text:p>85.7560000000003</text:p>
          </table:table-cell>
          <table:table-cell table:formula="of:=[.D132]-[.$D$2]" office:value-type="float" office:value="19.509" calcext:value-type="float">
            <text:p>19.509</text:p>
          </table:table-cell>
          <table:table-cell office:value-type="float" office:value="83.802" calcext:value-type="float">
            <text:p>83.802</text:p>
          </table:table-cell>
          <table:table-cell office:value-type="float" office:value="79.7530000000002" calcext:value-type="float">
            <text:p>79.7530000000002</text:p>
          </table:table-cell>
          <table:table-cell office:value-type="float" office:value="144.865" calcext:value-type="float">
            <text:p>144.86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112.13" calcext:value-type="float">
            <text:p>-112.13</text:p>
          </table:table-cell>
          <table:table-cell office:value-type="float" office:value="3484.503" calcext:value-type="float">
            <text:p>3484.503</text:p>
          </table:table-cell>
          <table:table-cell office:value-type="float" office:value="-28.574" calcext:value-type="float">
            <text:p>-28.574</text:p>
          </table:table-cell>
          <table:table-cell table:formula="of:=[.A133]" office:value-type="float" office:value="13.1" calcext:value-type="float">
            <text:p>13.1</text:p>
          </table:table-cell>
          <table:table-cell table:formula="of:=[.B133]-[.$B$2]" office:value-type="float" office:value="-90.333" calcext:value-type="float">
            <text:p>-90.333</text:p>
          </table:table-cell>
          <table:table-cell table:formula="of:=[.C133]-[.$C$2]" office:value-type="float" office:value="88.3790000000004" calcext:value-type="float">
            <text:p>88.3790000000004</text:p>
          </table:table-cell>
          <table:table-cell table:formula="of:=[.D133]-[.$D$2]" office:value-type="float" office:value="19.135" calcext:value-type="float">
            <text:p>19.135</text:p>
          </table:table-cell>
          <table:table-cell office:value-type="float" office:value="82.946" calcext:value-type="float">
            <text:p>82.946</text:p>
          </table:table-cell>
          <table:table-cell office:value-type="float" office:value="81.902" calcext:value-type="float">
            <text:p>81.902</text:p>
          </table:table-cell>
          <table:table-cell office:value-type="float" office:value="142.875" calcext:value-type="float">
            <text:p>142.87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112.815" calcext:value-type="float">
            <text:p>-112.815</text:p>
          </table:table-cell>
          <table:table-cell office:value-type="float" office:value="3485.408" calcext:value-type="float">
            <text:p>3485.408</text:p>
          </table:table-cell>
          <table:table-cell office:value-type="float" office:value="-28.145" calcext:value-type="float">
            <text:p>-28.145</text:p>
          </table:table-cell>
          <table:table-cell table:formula="of:=[.A134]" office:value-type="float" office:value="13.2" calcext:value-type="float">
            <text:p>13.2</text:p>
          </table:table-cell>
          <table:table-cell table:formula="of:=[.B134]-[.$B$2]" office:value-type="float" office:value="-91.018" calcext:value-type="float">
            <text:p>-91.018</text:p>
          </table:table-cell>
          <table:table-cell table:formula="of:=[.C134]-[.$C$2]" office:value-type="float" office:value="89.2840000000001" calcext:value-type="float">
            <text:p>89.2840000000001</text:p>
          </table:table-cell>
          <table:table-cell table:formula="of:=[.D134]-[.$D$2]" office:value-type="float" office:value="19.564" calcext:value-type="float">
            <text:p>19.564</text:p>
          </table:table-cell>
          <table:table-cell office:value-type="float" office:value="82.767" calcext:value-type="float">
            <text:p>82.767</text:p>
          </table:table-cell>
          <table:table-cell office:value-type="float" office:value="82.9670000000001" calcext:value-type="float">
            <text:p>82.9670000000001</text:p>
          </table:table-cell>
          <table:table-cell office:value-type="float" office:value="143.623" calcext:value-type="float">
            <text:p>143.62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-113.854" calcext:value-type="float">
            <text:p>-113.854</text:p>
          </table:table-cell>
          <table:table-cell office:value-type="float" office:value="3485.166" calcext:value-type="float">
            <text:p>3485.166</text:p>
          </table:table-cell>
          <table:table-cell office:value-type="float" office:value="-25.293" calcext:value-type="float">
            <text:p>-25.293</text:p>
          </table:table-cell>
          <table:table-cell table:formula="of:=[.A135]" office:value-type="float" office:value="13.3" calcext:value-type="float">
            <text:p>13.3</text:p>
          </table:table-cell>
          <table:table-cell table:formula="of:=[.B135]-[.$B$2]" office:value-type="float" office:value="-92.057" calcext:value-type="float">
            <text:p>-92.057</text:p>
          </table:table-cell>
          <table:table-cell table:formula="of:=[.C135]-[.$C$2]" office:value-type="float" office:value="89.0420000000004" calcext:value-type="float">
            <text:p>89.0420000000004</text:p>
          </table:table-cell>
          <table:table-cell table:formula="of:=[.D135]-[.$D$2]" office:value-type="float" office:value="22.416" calcext:value-type="float">
            <text:p>22.416</text:p>
          </table:table-cell>
          <table:table-cell office:value-type="float" office:value="87.11" calcext:value-type="float">
            <text:p>87.11</text:p>
          </table:table-cell>
          <table:table-cell office:value-type="float" office:value="83.1680000000001" calcext:value-type="float">
            <text:p>83.1680000000001</text:p>
          </table:table-cell>
          <table:table-cell office:value-type="float" office:value="145.456" calcext:value-type="float">
            <text:p>145.45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113.789" calcext:value-type="float">
            <text:p>-113.789</text:p>
          </table:table-cell>
          <table:table-cell office:value-type="float" office:value="3484.788" calcext:value-type="float">
            <text:p>3484.788</text:p>
          </table:table-cell>
          <table:table-cell office:value-type="float" office:value="-25.726" calcext:value-type="float">
            <text:p>-25.726</text:p>
          </table:table-cell>
          <table:table-cell table:formula="of:=[.A136]" office:value-type="float" office:value="13.4" calcext:value-type="float">
            <text:p>13.4</text:p>
          </table:table-cell>
          <table:table-cell table:formula="of:=[.B136]-[.$B$2]" office:value-type="float" office:value="-91.992" calcext:value-type="float">
            <text:p>-91.992</text:p>
          </table:table-cell>
          <table:table-cell table:formula="of:=[.C136]-[.$C$2]" office:value-type="float" office:value="88.6640000000002" calcext:value-type="float">
            <text:p>88.6640000000002</text:p>
          </table:table-cell>
          <table:table-cell table:formula="of:=[.D136]-[.$D$2]" office:value-type="float" office:value="21.983" calcext:value-type="float">
            <text:p>21.983</text:p>
          </table:table-cell>
          <table:table-cell office:value-type="float" office:value="86.573" calcext:value-type="float">
            <text:p>86.573</text:p>
          </table:table-cell>
          <table:table-cell office:value-type="float" office:value="83.5280000000003" calcext:value-type="float">
            <text:p>83.5280000000003</text:p>
          </table:table-cell>
          <table:table-cell office:value-type="float" office:value="144.676" calcext:value-type="float">
            <text:p>144.67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116.232" calcext:value-type="float">
            <text:p>-116.232</text:p>
          </table:table-cell>
          <table:table-cell office:value-type="float" office:value="3485.986" calcext:value-type="float">
            <text:p>3485.986</text:p>
          </table:table-cell>
          <table:table-cell office:value-type="float" office:value="-24.968" calcext:value-type="float">
            <text:p>-24.968</text:p>
          </table:table-cell>
          <table:table-cell table:formula="of:=[.A137]" office:value-type="float" office:value="13.5" calcext:value-type="float">
            <text:p>13.5</text:p>
          </table:table-cell>
          <table:table-cell table:formula="of:=[.B137]-[.$B$2]" office:value-type="float" office:value="-94.435" calcext:value-type="float">
            <text:p>-94.435</text:p>
          </table:table-cell>
          <table:table-cell table:formula="of:=[.C137]-[.$C$2]" office:value-type="float" office:value="89.8620000000001" calcext:value-type="float">
            <text:p>89.8620000000001</text:p>
          </table:table-cell>
          <table:table-cell table:formula="of:=[.D137]-[.$D$2]" office:value-type="float" office:value="22.741" calcext:value-type="float">
            <text:p>22.741</text:p>
          </table:table-cell>
          <table:table-cell office:value-type="float" office:value="86.52" calcext:value-type="float">
            <text:p>86.52</text:p>
          </table:table-cell>
          <table:table-cell office:value-type="float" office:value="83.788" calcext:value-type="float">
            <text:p>83.788</text:p>
          </table:table-cell>
          <table:table-cell office:value-type="float" office:value="146.761" calcext:value-type="float">
            <text:p>146.76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114.337" calcext:value-type="float">
            <text:p>-114.337</text:p>
          </table:table-cell>
          <table:table-cell office:value-type="float" office:value="3487.933" calcext:value-type="float">
            <text:p>3487.933</text:p>
          </table:table-cell>
          <table:table-cell office:value-type="float" office:value="-22.026" calcext:value-type="float">
            <text:p>-22.026</text:p>
          </table:table-cell>
          <table:table-cell table:formula="of:=[.A138]" office:value-type="float" office:value="13.6" calcext:value-type="float">
            <text:p>13.6</text:p>
          </table:table-cell>
          <table:table-cell table:formula="of:=[.B138]-[.$B$2]" office:value-type="float" office:value="-92.54" calcext:value-type="float">
            <text:p>-92.54</text:p>
          </table:table-cell>
          <table:table-cell table:formula="of:=[.C138]-[.$C$2]" office:value-type="float" office:value="91.8090000000002" calcext:value-type="float">
            <text:p>91.8090000000002</text:p>
          </table:table-cell>
          <table:table-cell table:formula="of:=[.D138]-[.$D$2]" office:value-type="float" office:value="25.683" calcext:value-type="float">
            <text:p>25.683</text:p>
          </table:table-cell>
          <table:table-cell office:value-type="float" office:value="88.785" calcext:value-type="float">
            <text:p>88.785</text:p>
          </table:table-cell>
          <table:table-cell office:value-type="float" office:value="86.4080000000004" calcext:value-type="float">
            <text:p>86.4080000000004</text:p>
          </table:table-cell>
          <table:table-cell office:value-type="float" office:value="145.059" calcext:value-type="float">
            <text:p>145.05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114.653" calcext:value-type="float">
            <text:p>-114.653</text:p>
          </table:table-cell>
          <table:table-cell office:value-type="float" office:value="3488.571" calcext:value-type="float">
            <text:p>3488.571</text:p>
          </table:table-cell>
          <table:table-cell office:value-type="float" office:value="-21.978" calcext:value-type="float">
            <text:p>-21.978</text:p>
          </table:table-cell>
          <table:table-cell table:formula="of:=[.A139]" office:value-type="float" office:value="13.7" calcext:value-type="float">
            <text:p>13.7</text:p>
          </table:table-cell>
          <table:table-cell table:formula="of:=[.B139]-[.$B$2]" office:value-type="float" office:value="-92.856" calcext:value-type="float">
            <text:p>-92.856</text:p>
          </table:table-cell>
          <table:table-cell table:formula="of:=[.C139]-[.$C$2]" office:value-type="float" office:value="92.4470000000001" calcext:value-type="float">
            <text:p>92.4470000000001</text:p>
          </table:table-cell>
          <table:table-cell table:formula="of:=[.D139]-[.$D$2]" office:value-type="float" office:value="25.731" calcext:value-type="float">
            <text:p>25.731</text:p>
          </table:table-cell>
          <table:table-cell office:value-type="float" office:value="89.695" calcext:value-type="float">
            <text:p>89.695</text:p>
          </table:table-cell>
          <table:table-cell office:value-type="float" office:value="87.4110000000001" calcext:value-type="float">
            <text:p>87.4110000000001</text:p>
          </table:table-cell>
          <table:table-cell office:value-type="float" office:value="146.926" calcext:value-type="float">
            <text:p>146.92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114.927" calcext:value-type="float">
            <text:p>-114.927</text:p>
          </table:table-cell>
          <table:table-cell office:value-type="float" office:value="3491.229" calcext:value-type="float">
            <text:p>3491.229</text:p>
          </table:table-cell>
          <table:table-cell office:value-type="float" office:value="-21.968" calcext:value-type="float">
            <text:p>-21.968</text:p>
          </table:table-cell>
          <table:table-cell table:formula="of:=[.A140]" office:value-type="float" office:value="13.8" calcext:value-type="float">
            <text:p>13.8</text:p>
          </table:table-cell>
          <table:table-cell table:formula="of:=[.B140]-[.$B$2]" office:value-type="float" office:value="-93.13" calcext:value-type="float">
            <text:p>-93.13</text:p>
          </table:table-cell>
          <table:table-cell table:formula="of:=[.C140]-[.$C$2]" office:value-type="float" office:value="95.105" calcext:value-type="float">
            <text:p>95.105</text:p>
          </table:table-cell>
          <table:table-cell table:formula="of:=[.D140]-[.$D$2]" office:value-type="float" office:value="25.741" calcext:value-type="float">
            <text:p>25.741</text:p>
          </table:table-cell>
          <table:table-cell office:value-type="float" office:value="89.236" calcext:value-type="float">
            <text:p>89.236</text:p>
          </table:table-cell>
          <table:table-cell office:value-type="float" office:value="88.683" calcext:value-type="float">
            <text:p>88.683</text:p>
          </table:table-cell>
          <table:table-cell office:value-type="float" office:value="147.256" calcext:value-type="float">
            <text:p>147.256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-116.582" calcext:value-type="float">
            <text:p>-116.582</text:p>
          </table:table-cell>
          <table:table-cell office:value-type="float" office:value="3490.551" calcext:value-type="float">
            <text:p>3490.551</text:p>
          </table:table-cell>
          <table:table-cell office:value-type="float" office:value="-20.779" calcext:value-type="float">
            <text:p>-20.779</text:p>
          </table:table-cell>
          <table:table-cell table:formula="of:=[.A141]" office:value-type="float" office:value="13.9" calcext:value-type="float">
            <text:p>13.9</text:p>
          </table:table-cell>
          <table:table-cell table:formula="of:=[.B141]-[.$B$2]" office:value-type="float" office:value="-94.785" calcext:value-type="float">
            <text:p>-94.785</text:p>
          </table:table-cell>
          <table:table-cell table:formula="of:=[.C141]-[.$C$2]" office:value-type="float" office:value="94.4270000000001" calcext:value-type="float">
            <text:p>94.4270000000001</text:p>
          </table:table-cell>
          <table:table-cell table:formula="of:=[.D141]-[.$D$2]" office:value-type="float" office:value="26.93" calcext:value-type="float">
            <text:p>26.93</text:p>
          </table:table-cell>
          <table:table-cell office:value-type="float" office:value="91.591" calcext:value-type="float">
            <text:p>91.591</text:p>
          </table:table-cell>
          <table:table-cell office:value-type="float" office:value="88.1760000000004" calcext:value-type="float">
            <text:p>88.1760000000004</text:p>
          </table:table-cell>
          <table:table-cell office:value-type="float" office:value="149.818" calcext:value-type="float">
            <text:p>149.8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9.416" calcext:value-type="float">
            <text:p>-119.416</text:p>
          </table:table-cell>
          <table:table-cell office:value-type="float" office:value="3491.126" calcext:value-type="float">
            <text:p>3491.126</text:p>
          </table:table-cell>
          <table:table-cell office:value-type="float" office:value="-16.295" calcext:value-type="float">
            <text:p>-16.295</text:p>
          </table:table-cell>
          <table:table-cell table:formula="of:=[.A142]" office:value-type="float" office:value="14" calcext:value-type="float">
            <text:p>14</text:p>
          </table:table-cell>
          <table:table-cell table:formula="of:=[.B142]-[.$B$2]" office:value-type="float" office:value="-97.619" calcext:value-type="float">
            <text:p>-97.619</text:p>
          </table:table-cell>
          <table:table-cell table:formula="of:=[.C142]-[.$C$2]" office:value-type="float" office:value="95.0020000000004" calcext:value-type="float">
            <text:p>95.0020000000004</text:p>
          </table:table-cell>
          <table:table-cell table:formula="of:=[.D142]-[.$D$2]" office:value-type="float" office:value="31.414" calcext:value-type="float">
            <text:p>31.414</text:p>
          </table:table-cell>
          <table:table-cell office:value-type="float" office:value="95.513" calcext:value-type="float">
            <text:p>95.513</text:p>
          </table:table-cell>
          <table:table-cell office:value-type="float" office:value="88.1300000000001" calcext:value-type="float">
            <text:p>88.1300000000001</text:p>
          </table:table-cell>
          <table:table-cell office:value-type="float" office:value="153.26" calcext:value-type="float">
            <text:p>153.2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121.717" calcext:value-type="float">
            <text:p>-121.717</text:p>
          </table:table-cell>
          <table:table-cell office:value-type="float" office:value="3492.404" calcext:value-type="float">
            <text:p>3492.404</text:p>
          </table:table-cell>
          <table:table-cell office:value-type="float" office:value="-18.108" calcext:value-type="float">
            <text:p>-18.108</text:p>
          </table:table-cell>
          <table:table-cell table:formula="of:=[.A143]" office:value-type="float" office:value="14.1" calcext:value-type="float">
            <text:p>14.1</text:p>
          </table:table-cell>
          <table:table-cell table:formula="of:=[.B143]-[.$B$2]" office:value-type="float" office:value="-99.92" calcext:value-type="float">
            <text:p>-99.92</text:p>
          </table:table-cell>
          <table:table-cell table:formula="of:=[.C143]-[.$C$2]" office:value-type="float" office:value="96.2800000000002" calcext:value-type="float">
            <text:p>96.2800000000002</text:p>
          </table:table-cell>
          <table:table-cell table:formula="of:=[.D143]-[.$D$2]" office:value-type="float" office:value="29.601" calcext:value-type="float">
            <text:p>29.601</text:p>
          </table:table-cell>
          <table:table-cell office:value-type="float" office:value="94.433" calcext:value-type="float">
            <text:p>94.433</text:p>
          </table:table-cell>
          <table:table-cell office:value-type="float" office:value="89.4780000000001" calcext:value-type="float">
            <text:p>89.4780000000001</text:p>
          </table:table-cell>
          <table:table-cell office:value-type="float" office:value="154.439" calcext:value-type="float">
            <text:p>154.43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121.173" calcext:value-type="float">
            <text:p>-121.173</text:p>
          </table:table-cell>
          <table:table-cell office:value-type="float" office:value="3492.812" calcext:value-type="float">
            <text:p>3492.812</text:p>
          </table:table-cell>
          <table:table-cell office:value-type="float" office:value="-19.166" calcext:value-type="float">
            <text:p>-19.166</text:p>
          </table:table-cell>
          <table:table-cell table:formula="of:=[.A144]" office:value-type="float" office:value="14.2" calcext:value-type="float">
            <text:p>14.2</text:p>
          </table:table-cell>
          <table:table-cell table:formula="of:=[.B144]-[.$B$2]" office:value-type="float" office:value="-99.376" calcext:value-type="float">
            <text:p>-99.376</text:p>
          </table:table-cell>
          <table:table-cell table:formula="of:=[.C144]-[.$C$2]" office:value-type="float" office:value="96.6880000000001" calcext:value-type="float">
            <text:p>96.6880000000001</text:p>
          </table:table-cell>
          <table:table-cell table:formula="of:=[.D144]-[.$D$2]" office:value-type="float" office:value="28.543" calcext:value-type="float">
            <text:p>28.543</text:p>
          </table:table-cell>
          <table:table-cell office:value-type="float" office:value="95.039" calcext:value-type="float">
            <text:p>95.039</text:p>
          </table:table-cell>
          <table:table-cell office:value-type="float" office:value="90.558" calcext:value-type="float">
            <text:p>90.558</text:p>
          </table:table-cell>
          <table:table-cell office:value-type="float" office:value="154.249" calcext:value-type="float">
            <text:p>154.24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-122.171" calcext:value-type="float">
            <text:p>-122.171</text:p>
          </table:table-cell>
          <table:table-cell office:value-type="float" office:value="3493.107" calcext:value-type="float">
            <text:p>3493.107</text:p>
          </table:table-cell>
          <table:table-cell office:value-type="float" office:value="-16.128" calcext:value-type="float">
            <text:p>-16.128</text:p>
          </table:table-cell>
          <table:table-cell table:formula="of:=[.A145]" office:value-type="float" office:value="14.3" calcext:value-type="float">
            <text:p>14.3</text:p>
          </table:table-cell>
          <table:table-cell table:formula="of:=[.B145]-[.$B$2]" office:value-type="float" office:value="-100.374" calcext:value-type="float">
            <text:p>-100.374</text:p>
          </table:table-cell>
          <table:table-cell table:formula="of:=[.C145]-[.$C$2]" office:value-type="float" office:value="96.9830000000002" calcext:value-type="float">
            <text:p>96.9830000000002</text:p>
          </table:table-cell>
          <table:table-cell table:formula="of:=[.D145]-[.$D$2]" office:value-type="float" office:value="31.581" calcext:value-type="float">
            <text:p>31.581</text:p>
          </table:table-cell>
          <table:table-cell office:value-type="float" office:value="95.585" calcext:value-type="float">
            <text:p>95.585</text:p>
          </table:table-cell>
          <table:table-cell office:value-type="float" office:value="92.0970000000002" calcext:value-type="float">
            <text:p>92.0970000000002</text:p>
          </table:table-cell>
          <table:table-cell office:value-type="float" office:value="154.18" calcext:value-type="float">
            <text:p>154.1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121.893" calcext:value-type="float">
            <text:p>-121.893</text:p>
          </table:table-cell>
          <table:table-cell office:value-type="float" office:value="3494.569" calcext:value-type="float">
            <text:p>3494.569</text:p>
          </table:table-cell>
          <table:table-cell office:value-type="float" office:value="-13.63" calcext:value-type="float">
            <text:p>-13.63</text:p>
          </table:table-cell>
          <table:table-cell table:formula="of:=[.A146]" office:value-type="float" office:value="14.4" calcext:value-type="float">
            <text:p>14.4</text:p>
          </table:table-cell>
          <table:table-cell table:formula="of:=[.B146]-[.$B$2]" office:value-type="float" office:value="-100.096" calcext:value-type="float">
            <text:p>-100.096</text:p>
          </table:table-cell>
          <table:table-cell table:formula="of:=[.C146]-[.$C$2]" office:value-type="float" office:value="98.4450000000002" calcext:value-type="float">
            <text:p>98.4450000000002</text:p>
          </table:table-cell>
          <table:table-cell table:formula="of:=[.D146]-[.$D$2]" office:value-type="float" office:value="34.079" calcext:value-type="float">
            <text:p>34.079</text:p>
          </table:table-cell>
          <table:table-cell office:value-type="float" office:value="96.11" calcext:value-type="float">
            <text:p>96.11</text:p>
          </table:table-cell>
          <table:table-cell office:value-type="float" office:value="92.7620000000002" calcext:value-type="float">
            <text:p>92.7620000000002</text:p>
          </table:table-cell>
          <table:table-cell office:value-type="float" office:value="155.385" calcext:value-type="float">
            <text:p>155.38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122.062" calcext:value-type="float">
            <text:p>-122.062</text:p>
          </table:table-cell>
          <table:table-cell office:value-type="float" office:value="3495.149" calcext:value-type="float">
            <text:p>3495.149</text:p>
          </table:table-cell>
          <table:table-cell office:value-type="float" office:value="-14.16" calcext:value-type="float">
            <text:p>-14.16</text:p>
          </table:table-cell>
          <table:table-cell table:formula="of:=[.A147]" office:value-type="float" office:value="14.5" calcext:value-type="float">
            <text:p>14.5</text:p>
          </table:table-cell>
          <table:table-cell table:formula="of:=[.B147]-[.$B$2]" office:value-type="float" office:value="-100.265" calcext:value-type="float">
            <text:p>-100.265</text:p>
          </table:table-cell>
          <table:table-cell table:formula="of:=[.C147]-[.$C$2]" office:value-type="float" office:value="99.0250000000001" calcext:value-type="float">
            <text:p>99.0250000000001</text:p>
          </table:table-cell>
          <table:table-cell table:formula="of:=[.D147]-[.$D$2]" office:value-type="float" office:value="33.549" calcext:value-type="float">
            <text:p>33.549</text:p>
          </table:table-cell>
          <table:table-cell office:value-type="float" office:value="96.837" calcext:value-type="float">
            <text:p>96.837</text:p>
          </table:table-cell>
          <table:table-cell office:value-type="float" office:value="93.6300000000001" calcext:value-type="float">
            <text:p>93.6300000000001</text:p>
          </table:table-cell>
          <table:table-cell office:value-type="float" office:value="155.384" calcext:value-type="float">
            <text:p>155.38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121.157" calcext:value-type="float">
            <text:p>-121.157</text:p>
          </table:table-cell>
          <table:table-cell office:value-type="float" office:value="3499.831" calcext:value-type="float">
            <text:p>3499.831</text:p>
          </table:table-cell>
          <table:table-cell office:value-type="float" office:value="-6.237" calcext:value-type="float">
            <text:p>-6.237</text:p>
          </table:table-cell>
          <table:table-cell table:formula="of:=[.A148]" office:value-type="float" office:value="14.6" calcext:value-type="float">
            <text:p>14.6</text:p>
          </table:table-cell>
          <table:table-cell table:formula="of:=[.B148]-[.$B$2]" office:value-type="float" office:value="-99.36" calcext:value-type="float">
            <text:p>-99.36</text:p>
          </table:table-cell>
          <table:table-cell table:formula="of:=[.C148]-[.$C$2]" office:value-type="float" office:value="103.707" calcext:value-type="float">
            <text:p>103.707</text:p>
          </table:table-cell>
          <table:table-cell table:formula="of:=[.D148]-[.$D$2]" office:value-type="float" office:value="41.472" calcext:value-type="float">
            <text:p>41.472</text:p>
          </table:table-cell>
          <table:table-cell office:value-type="float" office:value="99.001" calcext:value-type="float">
            <text:p>99.001</text:p>
          </table:table-cell>
          <table:table-cell office:value-type="float" office:value="96.5430000000001" calcext:value-type="float">
            <text:p>96.5430000000001</text:p>
          </table:table-cell>
          <table:table-cell office:value-type="float" office:value="157.108" calcext:value-type="float">
            <text:p>157.108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121.182" calcext:value-type="float">
            <text:p>-121.182</text:p>
          </table:table-cell>
          <table:table-cell office:value-type="float" office:value="3500.056" calcext:value-type="float">
            <text:p>3500.056</text:p>
          </table:table-cell>
          <table:table-cell office:value-type="float" office:value="-10.726" calcext:value-type="float">
            <text:p>-10.726</text:p>
          </table:table-cell>
          <table:table-cell table:formula="of:=[.A149]" office:value-type="float" office:value="14.7" calcext:value-type="float">
            <text:p>14.7</text:p>
          </table:table-cell>
          <table:table-cell table:formula="of:=[.B149]-[.$B$2]" office:value-type="float" office:value="-99.385" calcext:value-type="float">
            <text:p>-99.385</text:p>
          </table:table-cell>
          <table:table-cell table:formula="of:=[.C149]-[.$C$2]" office:value-type="float" office:value="103.932" calcext:value-type="float">
            <text:p>103.932</text:p>
          </table:table-cell>
          <table:table-cell table:formula="of:=[.D149]-[.$D$2]" office:value-type="float" office:value="36.983" calcext:value-type="float">
            <text:p>36.983</text:p>
          </table:table-cell>
          <table:table-cell office:value-type="float" office:value="99.977" calcext:value-type="float">
            <text:p>99.977</text:p>
          </table:table-cell>
          <table:table-cell office:value-type="float" office:value="96.1100000000001" calcext:value-type="float">
            <text:p>96.1100000000001</text:p>
          </table:table-cell>
          <table:table-cell office:value-type="float" office:value="156.637" calcext:value-type="float">
            <text:p>156.63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122.814" calcext:value-type="float">
            <text:p>-122.814</text:p>
          </table:table-cell>
          <table:table-cell office:value-type="float" office:value="3501.257" calcext:value-type="float">
            <text:p>3501.257</text:p>
          </table:table-cell>
          <table:table-cell office:value-type="float" office:value="-13.019" calcext:value-type="float">
            <text:p>-13.019</text:p>
          </table:table-cell>
          <table:table-cell table:formula="of:=[.A150]" office:value-type="float" office:value="14.8" calcext:value-type="float">
            <text:p>14.8</text:p>
          </table:table-cell>
          <table:table-cell table:formula="of:=[.B150]-[.$B$2]" office:value-type="float" office:value="-101.017" calcext:value-type="float">
            <text:p>-101.017</text:p>
          </table:table-cell>
          <table:table-cell table:formula="of:=[.C150]-[.$C$2]" office:value-type="float" office:value="105.133" calcext:value-type="float">
            <text:p>105.133</text:p>
          </table:table-cell>
          <table:table-cell table:formula="of:=[.D150]-[.$D$2]" office:value-type="float" office:value="34.69" calcext:value-type="float">
            <text:p>34.69</text:p>
          </table:table-cell>
          <table:table-cell office:value-type="float" office:value="98.058" calcext:value-type="float">
            <text:p>98.058</text:p>
          </table:table-cell>
          <table:table-cell office:value-type="float" office:value="96.835" calcext:value-type="float">
            <text:p>96.835</text:p>
          </table:table-cell>
          <table:table-cell office:value-type="float" office:value="157.903" calcext:value-type="float">
            <text:p>157.90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-125.031" calcext:value-type="float">
            <text:p>-125.031</text:p>
          </table:table-cell>
          <table:table-cell office:value-type="float" office:value="3500.96" calcext:value-type="float">
            <text:p>3500.96</text:p>
          </table:table-cell>
          <table:table-cell office:value-type="float" office:value="-12.667" calcext:value-type="float">
            <text:p>-12.667</text:p>
          </table:table-cell>
          <table:table-cell table:formula="of:=[.A151]" office:value-type="float" office:value="14.9" calcext:value-type="float">
            <text:p>14.9</text:p>
          </table:table-cell>
          <table:table-cell table:formula="of:=[.B151]-[.$B$2]" office:value-type="float" office:value="-103.234" calcext:value-type="float">
            <text:p>-103.234</text:p>
          </table:table-cell>
          <table:table-cell table:formula="of:=[.C151]-[.$C$2]" office:value-type="float" office:value="104.836" calcext:value-type="float">
            <text:p>104.836</text:p>
          </table:table-cell>
          <table:table-cell table:formula="of:=[.D151]-[.$D$2]" office:value-type="float" office:value="35.042" calcext:value-type="float">
            <text:p>35.042</text:p>
          </table:table-cell>
          <table:table-cell office:value-type="float" office:value="100.091" calcext:value-type="float">
            <text:p>100.091</text:p>
          </table:table-cell>
          <table:table-cell office:value-type="float" office:value="96.2950000000001" calcext:value-type="float">
            <text:p>96.2950000000001</text:p>
          </table:table-cell>
          <table:table-cell office:value-type="float" office:value="160.782" calcext:value-type="float">
            <text:p>160.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1.54" calcext:value-type="float">
            <text:p>-131.54</text:p>
          </table:table-cell>
          <table:table-cell office:value-type="float" office:value="3501.418" calcext:value-type="float">
            <text:p>3501.418</text:p>
          </table:table-cell>
          <table:table-cell office:value-type="float" office:value="-8.428" calcext:value-type="float">
            <text:p>-8.428</text:p>
          </table:table-cell>
          <table:table-cell table:formula="of:=[.A152]" office:value-type="float" office:value="15" calcext:value-type="float">
            <text:p>15</text:p>
          </table:table-cell>
          <table:table-cell table:formula="of:=[.B152]-[.$B$2]" office:value-type="float" office:value="-109.743" calcext:value-type="float">
            <text:p>-109.743</text:p>
          </table:table-cell>
          <table:table-cell table:formula="of:=[.C152]-[.$C$2]" office:value-type="float" office:value="105.294" calcext:value-type="float">
            <text:p>105.294</text:p>
          </table:table-cell>
          <table:table-cell table:formula="of:=[.D152]-[.$D$2]" office:value-type="float" office:value="39.281" calcext:value-type="float">
            <text:p>39.281</text:p>
          </table:table-cell>
          <table:table-cell office:value-type="float" office:value="104.299" calcext:value-type="float">
            <text:p>104.299</text:p>
          </table:table-cell>
          <table:table-cell office:value-type="float" office:value="96.1800000000003" calcext:value-type="float">
            <text:p>96.1800000000003</text:p>
          </table:table-cell>
          <table:table-cell office:value-type="float" office:value="167.004" calcext:value-type="float">
            <text:p>167.00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129.18" calcext:value-type="float">
            <text:p>-129.18</text:p>
          </table:table-cell>
          <table:table-cell office:value-type="float" office:value="3499.668" calcext:value-type="float">
            <text:p>3499.668</text:p>
          </table:table-cell>
          <table:table-cell office:value-type="float" office:value="-4.254" calcext:value-type="float">
            <text:p>-4.254</text:p>
          </table:table-cell>
          <table:table-cell table:formula="of:=[.A153]" office:value-type="float" office:value="15.1" calcext:value-type="float">
            <text:p>15.1</text:p>
          </table:table-cell>
          <table:table-cell table:formula="of:=[.B153]-[.$B$2]" office:value-type="float" office:value="-107.383" calcext:value-type="float">
            <text:p>-107.383</text:p>
          </table:table-cell>
          <table:table-cell table:formula="of:=[.C153]-[.$C$2]" office:value-type="float" office:value="103.544" calcext:value-type="float">
            <text:p>103.544</text:p>
          </table:table-cell>
          <table:table-cell table:formula="of:=[.D153]-[.$D$2]" office:value-type="float" office:value="43.455" calcext:value-type="float">
            <text:p>43.455</text:p>
          </table:table-cell>
          <table:table-cell office:value-type="float" office:value="106.551" calcext:value-type="float">
            <text:p>106.551</text:p>
          </table:table-cell>
          <table:table-cell office:value-type="float" office:value="96.1560000000004" calcext:value-type="float">
            <text:p>96.1560000000004</text:p>
          </table:table-cell>
          <table:table-cell office:value-type="float" office:value="165.21" calcext:value-type="float">
            <text:p>165.2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130.259" calcext:value-type="float">
            <text:p>-130.259</text:p>
          </table:table-cell>
          <table:table-cell office:value-type="float" office:value="3499.088" calcext:value-type="float">
            <text:p>3499.088</text:p>
          </table:table-cell>
          <table:table-cell office:value-type="float" office:value="-3.864" calcext:value-type="float">
            <text:p>-3.864</text:p>
          </table:table-cell>
          <table:table-cell table:formula="of:=[.A154]" office:value-type="float" office:value="15.2" calcext:value-type="float">
            <text:p>15.2</text:p>
          </table:table-cell>
          <table:table-cell table:formula="of:=[.B154]-[.$B$2]" office:value-type="float" office:value="-108.462" calcext:value-type="float">
            <text:p>-108.462</text:p>
          </table:table-cell>
          <table:table-cell table:formula="of:=[.C154]-[.$C$2]" office:value-type="float" office:value="102.964" calcext:value-type="float">
            <text:p>102.964</text:p>
          </table:table-cell>
          <table:table-cell table:formula="of:=[.D154]-[.$D$2]" office:value-type="float" office:value="43.845" calcext:value-type="float">
            <text:p>43.845</text:p>
          </table:table-cell>
          <table:table-cell office:value-type="float" office:value="106.492" calcext:value-type="float">
            <text:p>106.492</text:p>
          </table:table-cell>
          <table:table-cell office:value-type="float" office:value="95.683" calcext:value-type="float">
            <text:p>95.683</text:p>
          </table:table-cell>
          <table:table-cell office:value-type="float" office:value="166.435" calcext:value-type="float">
            <text:p>166.43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130.984" calcext:value-type="float">
            <text:p>-130.984</text:p>
          </table:table-cell>
          <table:table-cell office:value-type="float" office:value="3499.793" calcext:value-type="float">
            <text:p>3499.793</text:p>
          </table:table-cell>
          <table:table-cell office:value-type="float" office:value="-4.099" calcext:value-type="float">
            <text:p>-4.099</text:p>
          </table:table-cell>
          <table:table-cell table:formula="of:=[.A155]" office:value-type="float" office:value="15.3" calcext:value-type="float">
            <text:p>15.3</text:p>
          </table:table-cell>
          <table:table-cell table:formula="of:=[.B155]-[.$B$2]" office:value-type="float" office:value="-109.187" calcext:value-type="float">
            <text:p>-109.187</text:p>
          </table:table-cell>
          <table:table-cell table:formula="of:=[.C155]-[.$C$2]" office:value-type="float" office:value="103.669" calcext:value-type="float">
            <text:p>103.669</text:p>
          </table:table-cell>
          <table:table-cell table:formula="of:=[.D155]-[.$D$2]" office:value-type="float" office:value="43.61" calcext:value-type="float">
            <text:p>43.61</text:p>
          </table:table-cell>
          <table:table-cell office:value-type="float" office:value="107.072" calcext:value-type="float">
            <text:p>107.072</text:p>
          </table:table-cell>
          <table:table-cell office:value-type="float" office:value="96.288" calcext:value-type="float">
            <text:p>96.288</text:p>
          </table:table-cell>
          <table:table-cell office:value-type="float" office:value="167.831" calcext:value-type="float">
            <text:p>167.83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31.495" calcext:value-type="float">
            <text:p>-131.495</text:p>
          </table:table-cell>
          <table:table-cell office:value-type="float" office:value="3501.602" calcext:value-type="float">
            <text:p>3501.602</text:p>
          </table:table-cell>
          <table:table-cell office:value-type="float" office:value="-2.654" calcext:value-type="float">
            <text:p>-2.654</text:p>
          </table:table-cell>
          <table:table-cell table:formula="of:=[.A156]" office:value-type="float" office:value="15.4" calcext:value-type="float">
            <text:p>15.4</text:p>
          </table:table-cell>
          <table:table-cell table:formula="of:=[.B156]-[.$B$2]" office:value-type="float" office:value="-109.698" calcext:value-type="float">
            <text:p>-109.698</text:p>
          </table:table-cell>
          <table:table-cell table:formula="of:=[.C156]-[.$C$2]" office:value-type="float" office:value="105.478" calcext:value-type="float">
            <text:p>105.478</text:p>
          </table:table-cell>
          <table:table-cell table:formula="of:=[.D156]-[.$D$2]" office:value-type="float" office:value="45.055" calcext:value-type="float">
            <text:p>45.055</text:p>
          </table:table-cell>
          <table:table-cell office:value-type="float" office:value="106.656" calcext:value-type="float">
            <text:p>106.656</text:p>
          </table:table-cell>
          <table:table-cell office:value-type="float" office:value="97.9230000000002" calcext:value-type="float">
            <text:p>97.9230000000002</text:p>
          </table:table-cell>
          <table:table-cell office:value-type="float" office:value="165.96" calcext:value-type="float">
            <text:p>165.9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133.181" calcext:value-type="float">
            <text:p>-133.181</text:p>
          </table:table-cell>
          <table:table-cell office:value-type="float" office:value="3503.149" calcext:value-type="float">
            <text:p>3503.149</text:p>
          </table:table-cell>
          <table:table-cell office:value-type="float" office:value="-5.485" calcext:value-type="float">
            <text:p>-5.485</text:p>
          </table:table-cell>
          <table:table-cell table:formula="of:=[.A157]" office:value-type="float" office:value="15.5" calcext:value-type="float">
            <text:p>15.5</text:p>
          </table:table-cell>
          <table:table-cell table:formula="of:=[.B157]-[.$B$2]" office:value-type="float" office:value="-111.384" calcext:value-type="float">
            <text:p>-111.384</text:p>
          </table:table-cell>
          <table:table-cell table:formula="of:=[.C157]-[.$C$2]" office:value-type="float" office:value="107.025" calcext:value-type="float">
            <text:p>107.025</text:p>
          </table:table-cell>
          <table:table-cell table:formula="of:=[.D157]-[.$D$2]" office:value-type="float" office:value="42.224" calcext:value-type="float">
            <text:p>42.224</text:p>
          </table:table-cell>
          <table:table-cell office:value-type="float" office:value="107.023" calcext:value-type="float">
            <text:p>107.023</text:p>
          </table:table-cell>
          <table:table-cell office:value-type="float" office:value="98.913" calcext:value-type="float">
            <text:p>98.913</text:p>
          </table:table-cell>
          <table:table-cell office:value-type="float" office:value="168.62" calcext:value-type="float">
            <text:p>168.6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132.315" calcext:value-type="float">
            <text:p>-132.315</text:p>
          </table:table-cell>
          <table:table-cell office:value-type="float" office:value="3508.48" calcext:value-type="float">
            <text:p>3508.48</text:p>
          </table:table-cell>
          <table:table-cell office:value-type="float" office:value="-0.63" calcext:value-type="float">
            <text:p>-0.63</text:p>
          </table:table-cell>
          <table:table-cell table:formula="of:=[.A158]" office:value-type="float" office:value="15.6" calcext:value-type="float">
            <text:p>15.6</text:p>
          </table:table-cell>
          <table:table-cell table:formula="of:=[.B158]-[.$B$2]" office:value-type="float" office:value="-110.518" calcext:value-type="float">
            <text:p>-110.518</text:p>
          </table:table-cell>
          <table:table-cell table:formula="of:=[.C158]-[.$C$2]" office:value-type="float" office:value="112.356" calcext:value-type="float">
            <text:p>112.356</text:p>
          </table:table-cell>
          <table:table-cell table:formula="of:=[.D158]-[.$D$2]" office:value-type="float" office:value="47.079" calcext:value-type="float">
            <text:p>47.079</text:p>
          </table:table-cell>
          <table:table-cell office:value-type="float" office:value="107.301" calcext:value-type="float">
            <text:p>107.301</text:p>
          </table:table-cell>
          <table:table-cell office:value-type="float" office:value="103.971" calcext:value-type="float">
            <text:p>103.971</text:p>
          </table:table-cell>
          <table:table-cell office:value-type="float" office:value="170.935" calcext:value-type="float">
            <text:p>170.93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133.319" calcext:value-type="float">
            <text:p>-133.319</text:p>
          </table:table-cell>
          <table:table-cell office:value-type="float" office:value="3509.5" calcext:value-type="float">
            <text:p>3509.5</text:p>
          </table:table-cell>
          <table:table-cell office:value-type="float" office:value="3.647" calcext:value-type="float">
            <text:p>3.647</text:p>
          </table:table-cell>
          <table:table-cell table:formula="of:=[.A159]" office:value-type="float" office:value="15.7" calcext:value-type="float">
            <text:p>15.7</text:p>
          </table:table-cell>
          <table:table-cell table:formula="of:=[.B159]-[.$B$2]" office:value-type="float" office:value="-111.522" calcext:value-type="float">
            <text:p>-111.522</text:p>
          </table:table-cell>
          <table:table-cell table:formula="of:=[.C159]-[.$C$2]" office:value-type="float" office:value="113.376" calcext:value-type="float">
            <text:p>113.376</text:p>
          </table:table-cell>
          <table:table-cell table:formula="of:=[.D159]-[.$D$2]" office:value-type="float" office:value="51.356" calcext:value-type="float">
            <text:p>51.356</text:p>
          </table:table-cell>
          <table:table-cell office:value-type="float" office:value="108.012" calcext:value-type="float">
            <text:p>108.012</text:p>
          </table:table-cell>
          <table:table-cell office:value-type="float" office:value="104.661" calcext:value-type="float">
            <text:p>104.661</text:p>
          </table:table-cell>
          <table:table-cell office:value-type="float" office:value="169.592" calcext:value-type="float">
            <text:p>169.59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34.111" calcext:value-type="float">
            <text:p>-134.111</text:p>
          </table:table-cell>
          <table:table-cell office:value-type="float" office:value="3510.752" calcext:value-type="float">
            <text:p>3510.752</text:p>
          </table:table-cell>
          <table:table-cell office:value-type="float" office:value="-0.081" calcext:value-type="float">
            <text:p>-0.081</text:p>
          </table:table-cell>
          <table:table-cell table:formula="of:=[.A160]" office:value-type="float" office:value="15.8" calcext:value-type="float">
            <text:p>15.8</text:p>
          </table:table-cell>
          <table:table-cell table:formula="of:=[.B160]-[.$B$2]" office:value-type="float" office:value="-112.314" calcext:value-type="float">
            <text:p>-112.314</text:p>
          </table:table-cell>
          <table:table-cell table:formula="of:=[.C160]-[.$C$2]" office:value-type="float" office:value="114.628" calcext:value-type="float">
            <text:p>114.628</text:p>
          </table:table-cell>
          <table:table-cell table:formula="of:=[.D160]-[.$D$2]" office:value-type="float" office:value="47.628" calcext:value-type="float">
            <text:p>47.628</text:p>
          </table:table-cell>
          <table:table-cell office:value-type="float" office:value="107.785" calcext:value-type="float">
            <text:p>107.785</text:p>
          </table:table-cell>
          <table:table-cell office:value-type="float" office:value="105.834" calcext:value-type="float">
            <text:p>105.834</text:p>
          </table:table-cell>
          <table:table-cell office:value-type="float" office:value="170.111" calcext:value-type="float">
            <text:p>170.11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136.397" calcext:value-type="float">
            <text:p>-136.397</text:p>
          </table:table-cell>
          <table:table-cell office:value-type="float" office:value="3511.822" calcext:value-type="float">
            <text:p>3511.822</text:p>
          </table:table-cell>
          <table:table-cell office:value-type="float" office:value="-0.714" calcext:value-type="float">
            <text:p>-0.714</text:p>
          </table:table-cell>
          <table:table-cell table:formula="of:=[.A161]" office:value-type="float" office:value="15.9" calcext:value-type="float">
            <text:p>15.9</text:p>
          </table:table-cell>
          <table:table-cell table:formula="of:=[.B161]-[.$B$2]" office:value-type="float" office:value="-114.6" calcext:value-type="float">
            <text:p>-114.6</text:p>
          </table:table-cell>
          <table:table-cell table:formula="of:=[.C161]-[.$C$2]" office:value-type="float" office:value="115.698" calcext:value-type="float">
            <text:p>115.698</text:p>
          </table:table-cell>
          <table:table-cell table:formula="of:=[.D161]-[.$D$2]" office:value-type="float" office:value="46.995" calcext:value-type="float">
            <text:p>46.995</text:p>
          </table:table-cell>
          <table:table-cell office:value-type="float" office:value="106.918" calcext:value-type="float">
            <text:p>106.918</text:p>
          </table:table-cell>
          <table:table-cell office:value-type="float" office:value="106.141" calcext:value-type="float">
            <text:p>106.141</text:p>
          </table:table-cell>
          <table:table-cell office:value-type="float" office:value="172.649" calcext:value-type="float">
            <text:p>172.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7.889" calcext:value-type="float">
            <text:p>-137.889</text:p>
          </table:table-cell>
          <table:table-cell office:value-type="float" office:value="3513.815" calcext:value-type="float">
            <text:p>3513.815</text:p>
          </table:table-cell>
          <table:table-cell office:value-type="float" office:value="0.919" calcext:value-type="float">
            <text:p>0.919</text:p>
          </table:table-cell>
          <table:table-cell table:formula="of:=[.A162]" office:value-type="float" office:value="16" calcext:value-type="float">
            <text:p>16</text:p>
          </table:table-cell>
          <table:table-cell table:formula="of:=[.B162]-[.$B$2]" office:value-type="float" office:value="-116.092" calcext:value-type="float">
            <text:p>-116.092</text:p>
          </table:table-cell>
          <table:table-cell table:formula="of:=[.C162]-[.$C$2]" office:value-type="float" office:value="117.691" calcext:value-type="float">
            <text:p>117.691</text:p>
          </table:table-cell>
          <table:table-cell table:formula="of:=[.D162]-[.$D$2]" office:value-type="float" office:value="48.628" calcext:value-type="float">
            <text:p>48.628</text:p>
          </table:table-cell>
          <table:table-cell office:value-type="float" office:value="105.397" calcext:value-type="float">
            <text:p>105.397</text:p>
          </table:table-cell>
          <table:table-cell office:value-type="float" office:value="107.113" calcext:value-type="float">
            <text:p>107.113</text:p>
          </table:table-cell>
          <table:table-cell office:value-type="float" office:value="172.675" calcext:value-type="float">
            <text:p>172.67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139.377" calcext:value-type="float">
            <text:p>-139.377</text:p>
          </table:table-cell>
          <table:table-cell office:value-type="float" office:value="3514.006" calcext:value-type="float">
            <text:p>3514.006</text:p>
          </table:table-cell>
          <table:table-cell office:value-type="float" office:value="1.114" calcext:value-type="float">
            <text:p>1.114</text:p>
          </table:table-cell>
          <table:table-cell table:formula="of:=[.A163]" office:value-type="float" office:value="16.1" calcext:value-type="float">
            <text:p>16.1</text:p>
          </table:table-cell>
          <table:table-cell table:formula="of:=[.B163]-[.$B$2]" office:value-type="float" office:value="-117.58" calcext:value-type="float">
            <text:p>-117.58</text:p>
          </table:table-cell>
          <table:table-cell table:formula="of:=[.C163]-[.$C$2]" office:value-type="float" office:value="117.882" calcext:value-type="float">
            <text:p>117.882</text:p>
          </table:table-cell>
          <table:table-cell table:formula="of:=[.D163]-[.$D$2]" office:value-type="float" office:value="48.823" calcext:value-type="float">
            <text:p>48.823</text:p>
          </table:table-cell>
          <table:table-cell office:value-type="float" office:value="108.102" calcext:value-type="float">
            <text:p>108.102</text:p>
          </table:table-cell>
          <table:table-cell office:value-type="float" office:value="106.942" calcext:value-type="float">
            <text:p>106.942</text:p>
          </table:table-cell>
          <table:table-cell office:value-type="float" office:value="174.371" calcext:value-type="float">
            <text:p>174.37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139.615" calcext:value-type="float">
            <text:p>-139.615</text:p>
          </table:table-cell>
          <table:table-cell office:value-type="float" office:value="3514.564" calcext:value-type="float">
            <text:p>3514.564</text:p>
          </table:table-cell>
          <table:table-cell office:value-type="float" office:value="3.604" calcext:value-type="float">
            <text:p>3.604</text:p>
          </table:table-cell>
          <table:table-cell table:formula="of:=[.A164]" office:value-type="float" office:value="16.2" calcext:value-type="float">
            <text:p>16.2</text:p>
          </table:table-cell>
          <table:table-cell table:formula="of:=[.B164]-[.$B$2]" office:value-type="float" office:value="-117.818" calcext:value-type="float">
            <text:p>-117.818</text:p>
          </table:table-cell>
          <table:table-cell table:formula="of:=[.C164]-[.$C$2]" office:value-type="float" office:value="118.44" calcext:value-type="float">
            <text:p>118.44</text:p>
          </table:table-cell>
          <table:table-cell table:formula="of:=[.D164]-[.$D$2]" office:value-type="float" office:value="51.313" calcext:value-type="float">
            <text:p>51.313</text:p>
          </table:table-cell>
          <table:table-cell office:value-type="float" office:value="111.358" calcext:value-type="float">
            <text:p>111.358</text:p>
          </table:table-cell>
          <table:table-cell office:value-type="float" office:value="107.883" calcext:value-type="float">
            <text:p>107.883</text:p>
          </table:table-cell>
          <table:table-cell office:value-type="float" office:value="174.881" calcext:value-type="float">
            <text:p>174.88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138.325" calcext:value-type="float">
            <text:p>-138.325</text:p>
          </table:table-cell>
          <table:table-cell office:value-type="float" office:value="3514.563" calcext:value-type="float">
            <text:p>3514.563</text:p>
          </table:table-cell>
          <table:table-cell office:value-type="float" office:value="4.343" calcext:value-type="float">
            <text:p>4.343</text:p>
          </table:table-cell>
          <table:table-cell table:formula="of:=[.A165]" office:value-type="float" office:value="16.3" calcext:value-type="float">
            <text:p>16.3</text:p>
          </table:table-cell>
          <table:table-cell table:formula="of:=[.B165]-[.$B$2]" office:value-type="float" office:value="-116.528" calcext:value-type="float">
            <text:p>-116.528</text:p>
          </table:table-cell>
          <table:table-cell table:formula="of:=[.C165]-[.$C$2]" office:value-type="float" office:value="118.439" calcext:value-type="float">
            <text:p>118.439</text:p>
          </table:table-cell>
          <table:table-cell table:formula="of:=[.D165]-[.$D$2]" office:value-type="float" office:value="52.052" calcext:value-type="float">
            <text:p>52.052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108.625" calcext:value-type="float">
            <text:p>108.625</text:p>
          </table:table-cell>
          <table:table-cell office:value-type="float" office:value="174.301" calcext:value-type="float">
            <text:p>174.30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140.45" calcext:value-type="float">
            <text:p>-140.45</text:p>
          </table:table-cell>
          <table:table-cell office:value-type="float" office:value="3515.694" calcext:value-type="float">
            <text:p>3515.694</text:p>
          </table:table-cell>
          <table:table-cell office:value-type="float" office:value="5.462" calcext:value-type="float">
            <text:p>5.462</text:p>
          </table:table-cell>
          <table:table-cell table:formula="of:=[.A166]" office:value-type="float" office:value="16.4" calcext:value-type="float">
            <text:p>16.4</text:p>
          </table:table-cell>
          <table:table-cell table:formula="of:=[.B166]-[.$B$2]" office:value-type="float" office:value="-118.653" calcext:value-type="float">
            <text:p>-118.653</text:p>
          </table:table-cell>
          <table:table-cell table:formula="of:=[.C166]-[.$C$2]" office:value-type="float" office:value="119.57" calcext:value-type="float">
            <text:p>119.57</text:p>
          </table:table-cell>
          <table:table-cell table:formula="of:=[.D166]-[.$D$2]" office:value-type="float" office:value="53.171" calcext:value-type="float">
            <text:p>53.171</text:p>
          </table:table-cell>
          <table:table-cell office:value-type="float" office:value="111.647" calcext:value-type="float">
            <text:p>111.647</text:p>
          </table:table-cell>
          <table:table-cell office:value-type="float" office:value="109.064" calcext:value-type="float">
            <text:p>109.064</text:p>
          </table:table-cell>
          <table:table-cell office:value-type="float" office:value="176.972" calcext:value-type="float">
            <text:p>176.97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141.756" calcext:value-type="float">
            <text:p>-141.756</text:p>
          </table:table-cell>
          <table:table-cell office:value-type="float" office:value="3517.779" calcext:value-type="float">
            <text:p>3517.779</text:p>
          </table:table-cell>
          <table:table-cell office:value-type="float" office:value="0.777" calcext:value-type="float">
            <text:p>0.777</text:p>
          </table:table-cell>
          <table:table-cell table:formula="of:=[.A167]" office:value-type="float" office:value="16.5" calcext:value-type="float">
            <text:p>16.5</text:p>
          </table:table-cell>
          <table:table-cell table:formula="of:=[.B167]-[.$B$2]" office:value-type="float" office:value="-119.959" calcext:value-type="float">
            <text:p>-119.959</text:p>
          </table:table-cell>
          <table:table-cell table:formula="of:=[.C167]-[.$C$2]" office:value-type="float" office:value="121.655" calcext:value-type="float">
            <text:p>121.655</text:p>
          </table:table-cell>
          <table:table-cell table:formula="of:=[.D167]-[.$D$2]" office:value-type="float" office:value="48.486" calcext:value-type="float">
            <text:p>48.486</text:p>
          </table:table-cell>
          <table:table-cell office:value-type="float" office:value="111.833" calcext:value-type="float">
            <text:p>111.833</text:p>
          </table:table-cell>
          <table:table-cell office:value-type="float" office:value="109.303" calcext:value-type="float">
            <text:p>109.303</text:p>
          </table:table-cell>
          <table:table-cell office:value-type="float" office:value="178.942" calcext:value-type="float">
            <text:p>178.94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143.6" calcext:value-type="float">
            <text:p>-143.6</text:p>
          </table:table-cell>
          <table:table-cell office:value-type="float" office:value="3518.882" calcext:value-type="float">
            <text:p>3518.882</text:p>
          </table:table-cell>
          <table:table-cell office:value-type="float" office:value="12.626" calcext:value-type="float">
            <text:p>12.626</text:p>
          </table:table-cell>
          <table:table-cell table:formula="of:=[.A168]" office:value-type="float" office:value="16.6" calcext:value-type="float">
            <text:p>16.6</text:p>
          </table:table-cell>
          <table:table-cell table:formula="of:=[.B168]-[.$B$2]" office:value-type="float" office:value="-121.803" calcext:value-type="float">
            <text:p>-121.803</text:p>
          </table:table-cell>
          <table:table-cell table:formula="of:=[.C168]-[.$C$2]" office:value-type="float" office:value="122.758" calcext:value-type="float">
            <text:p>122.758</text:p>
          </table:table-cell>
          <table:table-cell table:formula="of:=[.D168]-[.$D$2]" office:value-type="float" office:value="60.335" calcext:value-type="float">
            <text:p>60.335</text:p>
          </table:table-cell>
          <table:table-cell office:value-type="float" office:value="115.865" calcext:value-type="float">
            <text:p>115.865</text:p>
          </table:table-cell>
          <table:table-cell office:value-type="float" office:value="112.435" calcext:value-type="float">
            <text:p>112.435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143.735" calcext:value-type="float">
            <text:p>-143.735</text:p>
          </table:table-cell>
          <table:table-cell office:value-type="float" office:value="3520.567" calcext:value-type="float">
            <text:p>3520.567</text:p>
          </table:table-cell>
          <table:table-cell office:value-type="float" office:value="9.853" calcext:value-type="float">
            <text:p>9.853</text:p>
          </table:table-cell>
          <table:table-cell table:formula="of:=[.A169]" office:value-type="float" office:value="16.7" calcext:value-type="float">
            <text:p>16.7</text:p>
          </table:table-cell>
          <table:table-cell table:formula="of:=[.B169]-[.$B$2]" office:value-type="float" office:value="-121.938" calcext:value-type="float">
            <text:p>-121.938</text:p>
          </table:table-cell>
          <table:table-cell table:formula="of:=[.C169]-[.$C$2]" office:value-type="float" office:value="124.443" calcext:value-type="float">
            <text:p>124.443</text:p>
          </table:table-cell>
          <table:table-cell table:formula="of:=[.D169]-[.$D$2]" office:value-type="float" office:value="57.562" calcext:value-type="float">
            <text:p>57.562</text:p>
          </table:table-cell>
          <table:table-cell office:value-type="float" office:value="115.199" calcext:value-type="float">
            <text:p>115.199</text:p>
          </table:table-cell>
          <table:table-cell office:value-type="float" office:value="112.517" calcext:value-type="float">
            <text:p>112.517</text:p>
          </table:table-cell>
          <table:table-cell office:value-type="float" office:value="182.528" calcext:value-type="float">
            <text:p>182.52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145.884" calcext:value-type="float">
            <text:p>-145.884</text:p>
          </table:table-cell>
          <table:table-cell office:value-type="float" office:value="3521.863" calcext:value-type="float">
            <text:p>3521.863</text:p>
          </table:table-cell>
          <table:table-cell office:value-type="float" office:value="4.151" calcext:value-type="float">
            <text:p>4.151</text:p>
          </table:table-cell>
          <table:table-cell table:formula="of:=[.A170]" office:value-type="float" office:value="16.8" calcext:value-type="float">
            <text:p>16.8</text:p>
          </table:table-cell>
          <table:table-cell table:formula="of:=[.B170]-[.$B$2]" office:value-type="float" office:value="-124.087" calcext:value-type="float">
            <text:p>-124.087</text:p>
          </table:table-cell>
          <table:table-cell table:formula="of:=[.C170]-[.$C$2]" office:value-type="float" office:value="125.739" calcext:value-type="float">
            <text:p>125.739</text:p>
          </table:table-cell>
          <table:table-cell table:formula="of:=[.D170]-[.$D$2]" office:value-type="float" office:value="51.86" calcext:value-type="float">
            <text:p>51.86</text:p>
          </table:table-cell>
          <table:table-cell office:value-type="float" office:value="115.176" calcext:value-type="float">
            <text:p>115.176</text:p>
          </table:table-cell>
          <table:table-cell office:value-type="float" office:value="113.503" calcext:value-type="float">
            <text:p>113.503</text:p>
          </table:table-cell>
          <table:table-cell office:value-type="float" office:value="185.595" calcext:value-type="float">
            <text:p>185.59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-147.27" calcext:value-type="float">
            <text:p>-147.27</text:p>
          </table:table-cell>
          <table:table-cell office:value-type="float" office:value="3522.51" calcext:value-type="float">
            <text:p>3522.51</text:p>
          </table:table-cell>
          <table:table-cell office:value-type="float" office:value="5.061" calcext:value-type="float">
            <text:p>5.061</text:p>
          </table:table-cell>
          <table:table-cell table:formula="of:=[.A171]" office:value-type="float" office:value="16.9" calcext:value-type="float">
            <text:p>16.9</text:p>
          </table:table-cell>
          <table:table-cell table:formula="of:=[.B171]-[.$B$2]" office:value-type="float" office:value="-125.473" calcext:value-type="float">
            <text:p>-125.473</text:p>
          </table:table-cell>
          <table:table-cell table:formula="of:=[.C171]-[.$C$2]" office:value-type="float" office:value="126.386" calcext:value-type="float">
            <text:p>126.386</text:p>
          </table:table-cell>
          <table:table-cell table:formula="of:=[.D171]-[.$D$2]" office:value-type="float" office:value="52.77" calcext:value-type="float">
            <text:p>52.77</text:p>
          </table:table-cell>
          <table:table-cell office:value-type="float" office:value="113.887" calcext:value-type="float">
            <text:p>113.887</text:p>
          </table:table-cell>
          <table:table-cell office:value-type="float" office:value="114.593" calcext:value-type="float">
            <text:p>114.593</text:p>
          </table:table-cell>
          <table:table-cell office:value-type="float" office:value="187.324" calcext:value-type="float">
            <text:p>187.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7.672" calcext:value-type="float">
            <text:p>-147.672</text:p>
          </table:table-cell>
          <table:table-cell office:value-type="float" office:value="3524.427" calcext:value-type="float">
            <text:p>3524.427</text:p>
          </table:table-cell>
          <table:table-cell office:value-type="float" office:value="3.671" calcext:value-type="float">
            <text:p>3.671</text:p>
          </table:table-cell>
          <table:table-cell table:formula="of:=[.A172]" office:value-type="float" office:value="17" calcext:value-type="float">
            <text:p>17</text:p>
          </table:table-cell>
          <table:table-cell table:formula="of:=[.B172]-[.$B$2]" office:value-type="float" office:value="-125.875" calcext:value-type="float">
            <text:p>-125.875</text:p>
          </table:table-cell>
          <table:table-cell table:formula="of:=[.C172]-[.$C$2]" office:value-type="float" office:value="128.303" calcext:value-type="float">
            <text:p>128.303</text:p>
          </table:table-cell>
          <table:table-cell table:formula="of:=[.D172]-[.$D$2]" office:value-type="float" office:value="51.38" calcext:value-type="float">
            <text:p>51.38</text:p>
          </table:table-cell>
          <table:table-cell office:value-type="float" office:value="113.092" calcext:value-type="float">
            <text:p>113.092</text:p>
          </table:table-cell>
          <table:table-cell office:value-type="float" office:value="116.7" calcext:value-type="float">
            <text:p>116.7</text:p>
          </table:table-cell>
          <table:table-cell office:value-type="float" office:value="187.189" calcext:value-type="float">
            <text:p>187.18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147.234" calcext:value-type="float">
            <text:p>-147.234</text:p>
          </table:table-cell>
          <table:table-cell office:value-type="float" office:value="3526.251" calcext:value-type="float">
            <text:p>3526.251</text:p>
          </table:table-cell>
          <table:table-cell office:value-type="float" office:value="6.514" calcext:value-type="float">
            <text:p>6.514</text:p>
          </table:table-cell>
          <table:table-cell table:formula="of:=[.A173]" office:value-type="float" office:value="17.1" calcext:value-type="float">
            <text:p>17.1</text:p>
          </table:table-cell>
          <table:table-cell table:formula="of:=[.B173]-[.$B$2]" office:value-type="float" office:value="-125.437" calcext:value-type="float">
            <text:p>-125.437</text:p>
          </table:table-cell>
          <table:table-cell table:formula="of:=[.C173]-[.$C$2]" office:value-type="float" office:value="130.127" calcext:value-type="float">
            <text:p>130.127</text:p>
          </table:table-cell>
          <table:table-cell table:formula="of:=[.D173]-[.$D$2]" office:value-type="float" office:value="54.223" calcext:value-type="float">
            <text:p>54.223</text:p>
          </table:table-cell>
          <table:table-cell office:value-type="float" office:value="113.953" calcext:value-type="float">
            <text:p>113.953</text:p>
          </table:table-cell>
          <table:table-cell office:value-type="float" office:value="118.454" calcext:value-type="float">
            <text:p>118.454</text:p>
          </table:table-cell>
          <table:table-cell office:value-type="float" office:value="186.04" calcext:value-type="float">
            <text:p>186.0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145.464" calcext:value-type="float">
            <text:p>-145.464</text:p>
          </table:table-cell>
          <table:table-cell office:value-type="float" office:value="3527.276" calcext:value-type="float">
            <text:p>3527.276</text:p>
          </table:table-cell>
          <table:table-cell office:value-type="float" office:value="4.413" calcext:value-type="float">
            <text:p>4.413</text:p>
          </table:table-cell>
          <table:table-cell table:formula="of:=[.A174]" office:value-type="float" office:value="17.2" calcext:value-type="float">
            <text:p>17.2</text:p>
          </table:table-cell>
          <table:table-cell table:formula="of:=[.B174]-[.$B$2]" office:value-type="float" office:value="-123.667" calcext:value-type="float">
            <text:p>-123.667</text:p>
          </table:table-cell>
          <table:table-cell table:formula="of:=[.C174]-[.$C$2]" office:value-type="float" office:value="131.152" calcext:value-type="float">
            <text:p>131.152</text:p>
          </table:table-cell>
          <table:table-cell table:formula="of:=[.D174]-[.$D$2]" office:value-type="float" office:value="52.122" calcext:value-type="float">
            <text:p>52.122</text:p>
          </table:table-cell>
          <table:table-cell office:value-type="float" office:value="114.669" calcext:value-type="float">
            <text:p>114.669</text:p>
          </table:table-cell>
          <table:table-cell office:value-type="float" office:value="119.449" calcext:value-type="float">
            <text:p>119.449</text:p>
          </table:table-cell>
          <table:table-cell office:value-type="float" office:value="186.827" calcext:value-type="float">
            <text:p>186.82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-146.388" calcext:value-type="float">
            <text:p>-146.388</text:p>
          </table:table-cell>
          <table:table-cell office:value-type="float" office:value="3527.453" calcext:value-type="float">
            <text:p>3527.453</text:p>
          </table:table-cell>
          <table:table-cell office:value-type="float" office:value="5.49" calcext:value-type="float">
            <text:p>5.49</text:p>
          </table:table-cell>
          <table:table-cell table:formula="of:=[.A175]" office:value-type="float" office:value="17.3" calcext:value-type="float">
            <text:p>17.3</text:p>
          </table:table-cell>
          <table:table-cell table:formula="of:=[.B175]-[.$B$2]" office:value-type="float" office:value="-124.591" calcext:value-type="float">
            <text:p>-124.591</text:p>
          </table:table-cell>
          <table:table-cell table:formula="of:=[.C175]-[.$C$2]" office:value-type="float" office:value="131.329" calcext:value-type="float">
            <text:p>131.329</text:p>
          </table:table-cell>
          <table:table-cell table:formula="of:=[.D175]-[.$D$2]" office:value-type="float" office:value="53.199" calcext:value-type="float">
            <text:p>53.199</text:p>
          </table:table-cell>
          <table:table-cell office:value-type="float" office:value="114.575" calcext:value-type="float">
            <text:p>114.575</text:p>
          </table:table-cell>
          <table:table-cell office:value-type="float" office:value="120.28" calcext:value-type="float">
            <text:p>120.28</text:p>
          </table:table-cell>
          <table:table-cell office:value-type="float" office:value="186.689" calcext:value-type="float">
            <text:p>186.68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145.853" calcext:value-type="float">
            <text:p>-145.853</text:p>
          </table:table-cell>
          <table:table-cell office:value-type="float" office:value="3527.231" calcext:value-type="float">
            <text:p>3527.231</text:p>
          </table:table-cell>
          <table:table-cell office:value-type="float" office:value="16.535" calcext:value-type="float">
            <text:p>16.535</text:p>
          </table:table-cell>
          <table:table-cell table:formula="of:=[.A176]" office:value-type="float" office:value="17.4" calcext:value-type="float">
            <text:p>17.4</text:p>
          </table:table-cell>
          <table:table-cell table:formula="of:=[.B176]-[.$B$2]" office:value-type="float" office:value="-124.056" calcext:value-type="float">
            <text:p>-124.056</text:p>
          </table:table-cell>
          <table:table-cell table:formula="of:=[.C176]-[.$C$2]" office:value-type="float" office:value="131.107" calcext:value-type="float">
            <text:p>131.107</text:p>
          </table:table-cell>
          <table:table-cell table:formula="of:=[.D176]-[.$D$2]" office:value-type="float" office:value="64.244" calcext:value-type="float">
            <text:p>64.244</text:p>
          </table:table-cell>
          <table:table-cell office:value-type="float" office:value="116.204" calcext:value-type="float">
            <text:p>116.204</text:p>
          </table:table-cell>
          <table:table-cell office:value-type="float" office:value="120.85" calcext:value-type="float">
            <text:p>120.85</text:p>
          </table:table-cell>
          <table:table-cell office:value-type="float" office:value="186.383" calcext:value-type="float">
            <text:p>186.38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146.142" calcext:value-type="float">
            <text:p>-146.142</text:p>
          </table:table-cell>
          <table:table-cell office:value-type="float" office:value="3530.049" calcext:value-type="float">
            <text:p>3530.049</text:p>
          </table:table-cell>
          <table:table-cell office:value-type="float" office:value="12.156" calcext:value-type="float">
            <text:p>12.156</text:p>
          </table:table-cell>
          <table:table-cell table:formula="of:=[.A177]" office:value-type="float" office:value="17.5" calcext:value-type="float">
            <text:p>17.5</text:p>
          </table:table-cell>
          <table:table-cell table:formula="of:=[.B177]-[.$B$2]" office:value-type="float" office:value="-124.345" calcext:value-type="float">
            <text:p>-124.345</text:p>
          </table:table-cell>
          <table:table-cell table:formula="of:=[.C177]-[.$C$2]" office:value-type="float" office:value="133.925" calcext:value-type="float">
            <text:p>133.925</text:p>
          </table:table-cell>
          <table:table-cell table:formula="of:=[.D177]-[.$D$2]" office:value-type="float" office:value="59.865" calcext:value-type="float">
            <text:p>59.865</text:p>
          </table:table-cell>
          <table:table-cell office:value-type="float" office:value="117.648" calcext:value-type="float">
            <text:p>117.648</text:p>
          </table:table-cell>
          <table:table-cell office:value-type="float" office:value="123.082" calcext:value-type="float">
            <text:p>123.082</text:p>
          </table:table-cell>
          <table:table-cell office:value-type="float" office:value="186.486" calcext:value-type="float">
            <text:p>186.48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50.537" calcext:value-type="float">
            <text:p>-150.537</text:p>
          </table:table-cell>
          <table:table-cell office:value-type="float" office:value="3530.112" calcext:value-type="float">
            <text:p>3530.112</text:p>
          </table:table-cell>
          <table:table-cell office:value-type="float" office:value="13.192" calcext:value-type="float">
            <text:p>13.192</text:p>
          </table:table-cell>
          <table:table-cell table:formula="of:=[.A178]" office:value-type="float" office:value="17.6" calcext:value-type="float">
            <text:p>17.6</text:p>
          </table:table-cell>
          <table:table-cell table:formula="of:=[.B178]-[.$B$2]" office:value-type="float" office:value="-128.74" calcext:value-type="float">
            <text:p>-128.74</text:p>
          </table:table-cell>
          <table:table-cell table:formula="of:=[.C178]-[.$C$2]" office:value-type="float" office:value="133.988" calcext:value-type="float">
            <text:p>133.988</text:p>
          </table:table-cell>
          <table:table-cell table:formula="of:=[.D178]-[.$D$2]" office:value-type="float" office:value="60.901" calcext:value-type="float">
            <text:p>60.901</text:p>
          </table:table-cell>
          <table:table-cell office:value-type="float" office:value="116.726" calcext:value-type="float">
            <text:p>116.726</text:p>
          </table:table-cell>
          <table:table-cell office:value-type="float" office:value="123.9" calcext:value-type="float">
            <text:p>123.9</text:p>
          </table:table-cell>
          <table:table-cell office:value-type="float" office:value="192.899" calcext:value-type="float">
            <text:p>192.89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152.889" calcext:value-type="float">
            <text:p>-152.889</text:p>
          </table:table-cell>
          <table:table-cell office:value-type="float" office:value="3531.307" calcext:value-type="float">
            <text:p>3531.307</text:p>
          </table:table-cell>
          <table:table-cell office:value-type="float" office:value="16.451" calcext:value-type="float">
            <text:p>16.451</text:p>
          </table:table-cell>
          <table:table-cell table:formula="of:=[.A179]" office:value-type="float" office:value="17.7" calcext:value-type="float">
            <text:p>17.7</text:p>
          </table:table-cell>
          <table:table-cell table:formula="of:=[.B179]-[.$B$2]" office:value-type="float" office:value="-131.092" calcext:value-type="float">
            <text:p>-131.092</text:p>
          </table:table-cell>
          <table:table-cell table:formula="of:=[.C179]-[.$C$2]" office:value-type="float" office:value="135.183" calcext:value-type="float">
            <text:p>135.183</text:p>
          </table:table-cell>
          <table:table-cell table:formula="of:=[.D179]-[.$D$2]" office:value-type="float" office:value="64.16" calcext:value-type="float">
            <text:p>64.16</text:p>
          </table:table-cell>
          <table:table-cell office:value-type="float" office:value="118.933" calcext:value-type="float">
            <text:p>118.933</text:p>
          </table:table-cell>
          <table:table-cell office:value-type="float" office:value="123.385" calcext:value-type="float">
            <text:p>123.385</text:p>
          </table:table-cell>
          <table:table-cell office:value-type="float" office:value="196.393" calcext:value-type="float">
            <text:p>196.39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153.73" calcext:value-type="float">
            <text:p>-153.73</text:p>
          </table:table-cell>
          <table:table-cell office:value-type="float" office:value="3532.364" calcext:value-type="float">
            <text:p>3532.364</text:p>
          </table:table-cell>
          <table:table-cell office:value-type="float" office:value="19.429" calcext:value-type="float">
            <text:p>19.429</text:p>
          </table:table-cell>
          <table:table-cell table:formula="of:=[.A180]" office:value-type="float" office:value="17.8" calcext:value-type="float">
            <text:p>17.8</text:p>
          </table:table-cell>
          <table:table-cell table:formula="of:=[.B180]-[.$B$2]" office:value-type="float" office:value="-131.933" calcext:value-type="float">
            <text:p>-131.933</text:p>
          </table:table-cell>
          <table:table-cell table:formula="of:=[.C180]-[.$C$2]" office:value-type="float" office:value="136.24" calcext:value-type="float">
            <text:p>136.24</text:p>
          </table:table-cell>
          <table:table-cell table:formula="of:=[.D180]-[.$D$2]" office:value-type="float" office:value="67.138" calcext:value-type="float">
            <text:p>67.138</text:p>
          </table:table-cell>
          <table:table-cell office:value-type="float" office:value="118.194" calcext:value-type="float">
            <text:p>118.194</text:p>
          </table:table-cell>
          <table:table-cell office:value-type="float" office:value="125.102" calcext:value-type="float">
            <text:p>125.102</text:p>
          </table:table-cell>
          <table:table-cell office:value-type="float" office:value="197.1" calcext:value-type="float">
            <text:p>197.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156.055" calcext:value-type="float">
            <text:p>-156.055</text:p>
          </table:table-cell>
          <table:table-cell office:value-type="float" office:value="3534.026" calcext:value-type="float">
            <text:p>3534.026</text:p>
          </table:table-cell>
          <table:table-cell office:value-type="float" office:value="18.852" calcext:value-type="float">
            <text:p>18.852</text:p>
          </table:table-cell>
          <table:table-cell table:formula="of:=[.A181]" office:value-type="float" office:value="17.9" calcext:value-type="float">
            <text:p>17.9</text:p>
          </table:table-cell>
          <table:table-cell table:formula="of:=[.B181]-[.$B$2]" office:value-type="float" office:value="-134.258" calcext:value-type="float">
            <text:p>-134.258</text:p>
          </table:table-cell>
          <table:table-cell table:formula="of:=[.C181]-[.$C$2]" office:value-type="float" office:value="137.902" calcext:value-type="float">
            <text:p>137.902</text:p>
          </table:table-cell>
          <table:table-cell table:formula="of:=[.D181]-[.$D$2]" office:value-type="float" office:value="66.561" calcext:value-type="float">
            <text:p>66.561</text:p>
          </table:table-cell>
          <table:table-cell office:value-type="float" office:value="117.704" calcext:value-type="float">
            <text:p>117.704</text:p>
          </table:table-cell>
          <table:table-cell office:value-type="float" office:value="126.666" calcext:value-type="float">
            <text:p>126.666</text:p>
          </table:table-cell>
          <table:table-cell office:value-type="float" office:value="199.611" calcext:value-type="float">
            <text:p>199.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7.431" calcext:value-type="float">
            <text:p>-157.431</text:p>
          </table:table-cell>
          <table:table-cell office:value-type="float" office:value="3535.87" calcext:value-type="float">
            <text:p>3535.87</text:p>
          </table:table-cell>
          <table:table-cell office:value-type="float" office:value="16.208" calcext:value-type="float">
            <text:p>16.208</text:p>
          </table:table-cell>
          <table:table-cell table:formula="of:=[.A182]" office:value-type="float" office:value="18" calcext:value-type="float">
            <text:p>18</text:p>
          </table:table-cell>
          <table:table-cell table:formula="of:=[.B182]-[.$B$2]" office:value-type="float" office:value="-135.634" calcext:value-type="float">
            <text:p>-135.634</text:p>
          </table:table-cell>
          <table:table-cell table:formula="of:=[.C182]-[.$C$2]" office:value-type="float" office:value="139.746" calcext:value-type="float">
            <text:p>139.746</text:p>
          </table:table-cell>
          <table:table-cell table:formula="of:=[.D182]-[.$D$2]" office:value-type="float" office:value="63.917" calcext:value-type="float">
            <text:p>63.917</text:p>
          </table:table-cell>
          <table:table-cell office:value-type="float" office:value="115.974" calcext:value-type="float">
            <text:p>115.974</text:p>
          </table:table-cell>
          <table:table-cell office:value-type="float" office:value="127.805" calcext:value-type="float">
            <text:p>127.805</text:p>
          </table:table-cell>
          <table:table-cell office:value-type="float" office:value="200.589" calcext:value-type="float">
            <text:p>200.58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159.99" calcext:value-type="float">
            <text:p>-159.99</text:p>
          </table:table-cell>
          <table:table-cell office:value-type="float" office:value="3537.676" calcext:value-type="float">
            <text:p>3537.676</text:p>
          </table:table-cell>
          <table:table-cell office:value-type="float" office:value="17.151" calcext:value-type="float">
            <text:p>17.151</text:p>
          </table:table-cell>
          <table:table-cell table:formula="of:=[.A183]" office:value-type="float" office:value="18.1" calcext:value-type="float">
            <text:p>18.1</text:p>
          </table:table-cell>
          <table:table-cell table:formula="of:=[.B183]-[.$B$2]" office:value-type="float" office:value="-138.193" calcext:value-type="float">
            <text:p>-138.193</text:p>
          </table:table-cell>
          <table:table-cell table:formula="of:=[.C183]-[.$C$2]" office:value-type="float" office:value="141.552" calcext:value-type="float">
            <text:p>141.552</text:p>
          </table:table-cell>
          <table:table-cell table:formula="of:=[.D183]-[.$D$2]" office:value-type="float" office:value="64.86" calcext:value-type="float">
            <text:p>64.86</text:p>
          </table:table-cell>
          <table:table-cell office:value-type="float" office:value="116.454" calcext:value-type="float">
            <text:p>116.454</text:p>
          </table:table-cell>
          <table:table-cell office:value-type="float" office:value="129.273" calcext:value-type="float">
            <text:p>129.273</text:p>
          </table:table-cell>
          <table:table-cell office:value-type="float" office:value="202.839" calcext:value-type="float">
            <text:p>202.83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162.656" calcext:value-type="float">
            <text:p>-162.656</text:p>
          </table:table-cell>
          <table:table-cell office:value-type="float" office:value="3538.079" calcext:value-type="float">
            <text:p>3538.079</text:p>
          </table:table-cell>
          <table:table-cell office:value-type="float" office:value="20.932" calcext:value-type="float">
            <text:p>20.932</text:p>
          </table:table-cell>
          <table:table-cell table:formula="of:=[.A184]" office:value-type="float" office:value="18.2" calcext:value-type="float">
            <text:p>18.2</text:p>
          </table:table-cell>
          <table:table-cell table:formula="of:=[.B184]-[.$B$2]" office:value-type="float" office:value="-140.859" calcext:value-type="float">
            <text:p>-140.859</text:p>
          </table:table-cell>
          <table:table-cell table:formula="of:=[.C184]-[.$C$2]" office:value-type="float" office:value="141.955" calcext:value-type="float">
            <text:p>141.955</text:p>
          </table:table-cell>
          <table:table-cell table:formula="of:=[.D184]-[.$D$2]" office:value-type="float" office:value="68.641" calcext:value-type="float">
            <text:p>68.641</text:p>
          </table:table-cell>
          <table:table-cell office:value-type="float" office:value="116.756" calcext:value-type="float">
            <text:p>116.756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04.508" calcext:value-type="float">
            <text:p>204.50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161.717" calcext:value-type="float">
            <text:p>-161.717</text:p>
          </table:table-cell>
          <table:table-cell office:value-type="float" office:value="3539.957" calcext:value-type="float">
            <text:p>3539.957</text:p>
          </table:table-cell>
          <table:table-cell office:value-type="float" office:value="16.509" calcext:value-type="float">
            <text:p>16.509</text:p>
          </table:table-cell>
          <table:table-cell table:formula="of:=[.A185]" office:value-type="float" office:value="18.3" calcext:value-type="float">
            <text:p>18.3</text:p>
          </table:table-cell>
          <table:table-cell table:formula="of:=[.B185]-[.$B$2]" office:value-type="float" office:value="-139.92" calcext:value-type="float">
            <text:p>-139.92</text:p>
          </table:table-cell>
          <table:table-cell table:formula="of:=[.C185]-[.$C$2]" office:value-type="float" office:value="143.833" calcext:value-type="float">
            <text:p>143.833</text:p>
          </table:table-cell>
          <table:table-cell table:formula="of:=[.D185]-[.$D$2]" office:value-type="float" office:value="64.218" calcext:value-type="float">
            <text:p>64.218</text:p>
          </table:table-cell>
          <table:table-cell office:value-type="float" office:value="115.787" calcext:value-type="float">
            <text:p>115.787</text:p>
          </table:table-cell>
          <table:table-cell office:value-type="float" office:value="130.752" calcext:value-type="float">
            <text:p>130.752</text:p>
          </table:table-cell>
          <table:table-cell office:value-type="float" office:value="203.83" calcext:value-type="float">
            <text:p>203.8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160.945" calcext:value-type="float">
            <text:p>-160.945</text:p>
          </table:table-cell>
          <table:table-cell office:value-type="float" office:value="3540.001" calcext:value-type="float">
            <text:p>3540.001</text:p>
          </table:table-cell>
          <table:table-cell office:value-type="float" office:value="19.144" calcext:value-type="float">
            <text:p>19.144</text:p>
          </table:table-cell>
          <table:table-cell table:formula="of:=[.A186]" office:value-type="float" office:value="18.4" calcext:value-type="float">
            <text:p>18.4</text:p>
          </table:table-cell>
          <table:table-cell table:formula="of:=[.B186]-[.$B$2]" office:value-type="float" office:value="-139.148" calcext:value-type="float">
            <text:p>-139.148</text:p>
          </table:table-cell>
          <table:table-cell table:formula="of:=[.C186]-[.$C$2]" office:value-type="float" office:value="143.877" calcext:value-type="float">
            <text:p>143.877</text:p>
          </table:table-cell>
          <table:table-cell table:formula="of:=[.D186]-[.$D$2]" office:value-type="float" office:value="66.853" calcext:value-type="float">
            <text:p>66.853</text:p>
          </table:table-cell>
          <table:table-cell office:value-type="float" office:value="118.573" calcext:value-type="float">
            <text:p>118.573</text:p>
          </table:table-cell>
          <table:table-cell office:value-type="float" office:value="132.542" calcext:value-type="float">
            <text:p>132.542</text:p>
          </table:table-cell>
          <table:table-cell office:value-type="float" office:value="204.166" calcext:value-type="float">
            <text:p>204.16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159.381" calcext:value-type="float">
            <text:p>-159.381</text:p>
          </table:table-cell>
          <table:table-cell office:value-type="float" office:value="3542.954" calcext:value-type="float">
            <text:p>3542.954</text:p>
          </table:table-cell>
          <table:table-cell office:value-type="float" office:value="22.946" calcext:value-type="float">
            <text:p>22.946</text:p>
          </table:table-cell>
          <table:table-cell table:formula="of:=[.A187]" office:value-type="float" office:value="18.5" calcext:value-type="float">
            <text:p>18.5</text:p>
          </table:table-cell>
          <table:table-cell table:formula="of:=[.B187]-[.$B$2]" office:value-type="float" office:value="-137.584" calcext:value-type="float">
            <text:p>-137.584</text:p>
          </table:table-cell>
          <table:table-cell table:formula="of:=[.C187]-[.$C$2]" office:value-type="float" office:value="146.83" calcext:value-type="float">
            <text:p>146.83</text:p>
          </table:table-cell>
          <table:table-cell table:formula="of:=[.D187]-[.$D$2]" office:value-type="float" office:value="70.655" calcext:value-type="float">
            <text:p>70.655</text:p>
          </table:table-cell>
          <table:table-cell office:value-type="float" office:value="125.051" calcext:value-type="float">
            <text:p>125.051</text:p>
          </table:table-cell>
          <table:table-cell office:value-type="float" office:value="135.398" calcext:value-type="float">
            <text:p>135.398</text:p>
          </table:table-cell>
          <table:table-cell office:value-type="float" office:value="203.211" calcext:value-type="float">
            <text:p>203.21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161.685" calcext:value-type="float">
            <text:p>-161.685</text:p>
          </table:table-cell>
          <table:table-cell office:value-type="float" office:value="3543.014" calcext:value-type="float">
            <text:p>3543.014</text:p>
          </table:table-cell>
          <table:table-cell office:value-type="float" office:value="22.643" calcext:value-type="float">
            <text:p>22.643</text:p>
          </table:table-cell>
          <table:table-cell table:formula="of:=[.A188]" office:value-type="float" office:value="18.6" calcext:value-type="float">
            <text:p>18.6</text:p>
          </table:table-cell>
          <table:table-cell table:formula="of:=[.B188]-[.$B$2]" office:value-type="float" office:value="-139.888" calcext:value-type="float">
            <text:p>-139.888</text:p>
          </table:table-cell>
          <table:table-cell table:formula="of:=[.C188]-[.$C$2]" office:value-type="float" office:value="146.89" calcext:value-type="float">
            <text:p>146.89</text:p>
          </table:table-cell>
          <table:table-cell table:formula="of:=[.D188]-[.$D$2]" office:value-type="float" office:value="70.352" calcext:value-type="float">
            <text:p>70.352</text:p>
          </table:table-cell>
          <table:table-cell office:value-type="float" office:value="125.16" calcext:value-type="float">
            <text:p>125.16</text:p>
          </table:table-cell>
          <table:table-cell office:value-type="float" office:value="134.041" calcext:value-type="float">
            <text:p>134.041</text:p>
          </table:table-cell>
          <table:table-cell office:value-type="float" office:value="206.828" calcext:value-type="float">
            <text:p>206.82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161.633" calcext:value-type="float">
            <text:p>-161.633</text:p>
          </table:table-cell>
          <table:table-cell office:value-type="float" office:value="3544.687" calcext:value-type="float">
            <text:p>3544.687</text:p>
          </table:table-cell>
          <table:table-cell office:value-type="float" office:value="8.542" calcext:value-type="float">
            <text:p>8.542</text:p>
          </table:table-cell>
          <table:table-cell table:formula="of:=[.A189]" office:value-type="float" office:value="18.7" calcext:value-type="float">
            <text:p>18.7</text:p>
          </table:table-cell>
          <table:table-cell table:formula="of:=[.B189]-[.$B$2]" office:value-type="float" office:value="-139.836" calcext:value-type="float">
            <text:p>-139.836</text:p>
          </table:table-cell>
          <table:table-cell table:formula="of:=[.C189]-[.$C$2]" office:value-type="float" office:value="148.563" calcext:value-type="float">
            <text:p>148.563</text:p>
          </table:table-cell>
          <table:table-cell table:formula="of:=[.D189]-[.$D$2]" office:value-type="float" office:value="56.251" calcext:value-type="float">
            <text:p>56.251</text:p>
          </table:table-cell>
          <table:table-cell office:value-type="float" office:value="125.535" calcext:value-type="float">
            <text:p>125.535</text:p>
          </table:table-cell>
          <table:table-cell office:value-type="float" office:value="135.375" calcext:value-type="float">
            <text:p>135.375</text:p>
          </table:table-cell>
          <table:table-cell office:value-type="float" office:value="206.038" calcext:value-type="float">
            <text:p>206.03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163.311" calcext:value-type="float">
            <text:p>-163.311</text:p>
          </table:table-cell>
          <table:table-cell office:value-type="float" office:value="3545.822" calcext:value-type="float">
            <text:p>3545.822</text:p>
          </table:table-cell>
          <table:table-cell office:value-type="float" office:value="-5.56" calcext:value-type="float">
            <text:p>-5.56</text:p>
          </table:table-cell>
          <table:table-cell table:formula="of:=[.A190]" office:value-type="float" office:value="18.8" calcext:value-type="float">
            <text:p>18.8</text:p>
          </table:table-cell>
          <table:table-cell table:formula="of:=[.B190]-[.$B$2]" office:value-type="float" office:value="-141.514" calcext:value-type="float">
            <text:p>-141.514</text:p>
          </table:table-cell>
          <table:table-cell table:formula="of:=[.C190]-[.$C$2]" office:value-type="float" office:value="149.698" calcext:value-type="float">
            <text:p>149.698</text:p>
          </table:table-cell>
          <table:table-cell table:formula="of:=[.D190]-[.$D$2]" office:value-type="float" office:value="42.149" calcext:value-type="float">
            <text:p>42.149</text:p>
          </table:table-cell>
          <table:table-cell office:value-type="float" office:value="126.777" calcext:value-type="float">
            <text:p>126.777</text:p>
          </table:table-cell>
          <table:table-cell office:value-type="float" office:value="135.694" calcext:value-type="float">
            <text:p>135.694</text:p>
          </table:table-cell>
          <table:table-cell office:value-type="float" office:value="207.478" calcext:value-type="float">
            <text:p>207.47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163.55" calcext:value-type="float">
            <text:p>-163.55</text:p>
          </table:table-cell>
          <table:table-cell office:value-type="float" office:value="3546.705" calcext:value-type="float">
            <text:p>3546.705</text:p>
          </table:table-cell>
          <table:table-cell office:value-type="float" office:value="-6.018" calcext:value-type="float">
            <text:p>-6.018</text:p>
          </table:table-cell>
          <table:table-cell table:formula="of:=[.A191]" office:value-type="float" office:value="18.9" calcext:value-type="float">
            <text:p>18.9</text:p>
          </table:table-cell>
          <table:table-cell table:formula="of:=[.B191]-[.$B$2]" office:value-type="float" office:value="-141.753" calcext:value-type="float">
            <text:p>-141.753</text:p>
          </table:table-cell>
          <table:table-cell table:formula="of:=[.C191]-[.$C$2]" office:value-type="float" office:value="150.581" calcext:value-type="float">
            <text:p>150.581</text:p>
          </table:table-cell>
          <table:table-cell table:formula="of:=[.D191]-[.$D$2]" office:value-type="float" office:value="41.691" calcext:value-type="float">
            <text:p>41.691</text:p>
          </table:table-cell>
          <table:table-cell office:value-type="float" office:value="128.24" calcext:value-type="float">
            <text:p>128.24</text:p>
          </table:table-cell>
          <table:table-cell office:value-type="float" office:value="136.548" calcext:value-type="float">
            <text:p>136.548</text:p>
          </table:table-cell>
          <table:table-cell office:value-type="float" office:value="209.228" calcext:value-type="float">
            <text:p>209.2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3.805" calcext:value-type="float">
            <text:p>-163.805</text:p>
          </table:table-cell>
          <table:table-cell office:value-type="float" office:value="3547.497" calcext:value-type="float">
            <text:p>3547.497</text:p>
          </table:table-cell>
          <table:table-cell office:value-type="float" office:value="-4.341" calcext:value-type="float">
            <text:p>-4.341</text:p>
          </table:table-cell>
          <table:table-cell table:formula="of:=[.A192]" office:value-type="float" office:value="19" calcext:value-type="float">
            <text:p>19</text:p>
          </table:table-cell>
          <table:table-cell table:formula="of:=[.B192]-[.$B$2]" office:value-type="float" office:value="-142.008" calcext:value-type="float">
            <text:p>-142.008</text:p>
          </table:table-cell>
          <table:table-cell table:formula="of:=[.C192]-[.$C$2]" office:value-type="float" office:value="151.373" calcext:value-type="float">
            <text:p>151.373</text:p>
          </table:table-cell>
          <table:table-cell table:formula="of:=[.D192]-[.$D$2]" office:value-type="float" office:value="43.368" calcext:value-type="float">
            <text:p>43.368</text:p>
          </table:table-cell>
          <table:table-cell office:value-type="float" office:value="130.549" calcext:value-type="float">
            <text:p>130.549</text:p>
          </table:table-cell>
          <table:table-cell office:value-type="float" office:value="137.14" calcext:value-type="float">
            <text:p>137.14</text:p>
          </table:table-cell>
          <table:table-cell office:value-type="float" office:value="209.591" calcext:value-type="float">
            <text:p>209.59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163.484" calcext:value-type="float">
            <text:p>-163.484</text:p>
          </table:table-cell>
          <table:table-cell office:value-type="float" office:value="3549.076" calcext:value-type="float">
            <text:p>3549.076</text:p>
          </table:table-cell>
          <table:table-cell office:value-type="float" office:value="-4.382" calcext:value-type="float">
            <text:p>-4.382</text:p>
          </table:table-cell>
          <table:table-cell table:formula="of:=[.A193]" office:value-type="float" office:value="19.1" calcext:value-type="float">
            <text:p>19.1</text:p>
          </table:table-cell>
          <table:table-cell table:formula="of:=[.B193]-[.$B$2]" office:value-type="float" office:value="-141.687" calcext:value-type="float">
            <text:p>-141.687</text:p>
          </table:table-cell>
          <table:table-cell table:formula="of:=[.C193]-[.$C$2]" office:value-type="float" office:value="152.952" calcext:value-type="float">
            <text:p>152.952</text:p>
          </table:table-cell>
          <table:table-cell table:formula="of:=[.D193]-[.$D$2]" office:value-type="float" office:value="43.327" calcext:value-type="float">
            <text:p>43.327</text:p>
          </table:table-cell>
          <table:table-cell office:value-type="float" office:value="131.604" calcext:value-type="float">
            <text:p>131.604</text:p>
          </table:table-cell>
          <table:table-cell office:value-type="float" office:value="138.903" calcext:value-type="float">
            <text:p>138.903</text:p>
          </table:table-cell>
          <table:table-cell office:value-type="float" office:value="210.243" calcext:value-type="float">
            <text:p>210.24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160.986" calcext:value-type="float">
            <text:p>-160.986</text:p>
          </table:table-cell>
          <table:table-cell office:value-type="float" office:value="3550.119" calcext:value-type="float">
            <text:p>3550.119</text:p>
          </table:table-cell>
          <table:table-cell office:value-type="float" office:value="-4.911" calcext:value-type="float">
            <text:p>-4.911</text:p>
          </table:table-cell>
          <table:table-cell table:formula="of:=[.A194]" office:value-type="float" office:value="19.2" calcext:value-type="float">
            <text:p>19.2</text:p>
          </table:table-cell>
          <table:table-cell table:formula="of:=[.B194]-[.$B$2]" office:value-type="float" office:value="-139.189" calcext:value-type="float">
            <text:p>-139.189</text:p>
          </table:table-cell>
          <table:table-cell table:formula="of:=[.C194]-[.$C$2]" office:value-type="float" office:value="153.995" calcext:value-type="float">
            <text:p>153.995</text:p>
          </table:table-cell>
          <table:table-cell table:formula="of:=[.D194]-[.$D$2]" office:value-type="float" office:value="42.798" calcext:value-type="float">
            <text:p>42.798</text:p>
          </table:table-cell>
          <table:table-cell office:value-type="float" office:value="133.428" calcext:value-type="float">
            <text:p>133.428</text:p>
          </table:table-cell>
          <table:table-cell office:value-type="float" office:value="140.978" calcext:value-type="float">
            <text:p>140.978</text:p>
          </table:table-cell>
          <table:table-cell office:value-type="float" office:value="206.779" calcext:value-type="float">
            <text:p>206.77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160.872" calcext:value-type="float">
            <text:p>-160.872</text:p>
          </table:table-cell>
          <table:table-cell office:value-type="float" office:value="3551.049" calcext:value-type="float">
            <text:p>3551.049</text:p>
          </table:table-cell>
          <table:table-cell office:value-type="float" office:value="-4.131" calcext:value-type="float">
            <text:p>-4.131</text:p>
          </table:table-cell>
          <table:table-cell table:formula="of:=[.A195]" office:value-type="float" office:value="19.3" calcext:value-type="float">
            <text:p>19.3</text:p>
          </table:table-cell>
          <table:table-cell table:formula="of:=[.B195]-[.$B$2]" office:value-type="float" office:value="-139.075" calcext:value-type="float">
            <text:p>-139.075</text:p>
          </table:table-cell>
          <table:table-cell table:formula="of:=[.C195]-[.$C$2]" office:value-type="float" office:value="154.925" calcext:value-type="float">
            <text:p>154.925</text:p>
          </table:table-cell>
          <table:table-cell table:formula="of:=[.D195]-[.$D$2]" office:value-type="float" office:value="43.578" calcext:value-type="float">
            <text:p>43.578</text:p>
          </table:table-cell>
          <table:table-cell office:value-type="float" office:value="136.419" calcext:value-type="float">
            <text:p>136.419</text:p>
          </table:table-cell>
          <table:table-cell office:value-type="float" office:value="142.591" calcext:value-type="float">
            <text:p>142.591</text:p>
          </table:table-cell>
          <table:table-cell office:value-type="float" office:value="206.675" calcext:value-type="float">
            <text:p>206.67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162.006" calcext:value-type="float">
            <text:p>-162.006</text:p>
          </table:table-cell>
          <table:table-cell office:value-type="float" office:value="3551.721" calcext:value-type="float">
            <text:p>3551.721</text:p>
          </table:table-cell>
          <table:table-cell office:value-type="float" office:value="-3.762" calcext:value-type="float">
            <text:p>-3.762</text:p>
          </table:table-cell>
          <table:table-cell table:formula="of:=[.A196]" office:value-type="float" office:value="19.4" calcext:value-type="float">
            <text:p>19.4</text:p>
          </table:table-cell>
          <table:table-cell table:formula="of:=[.B196]-[.$B$2]" office:value-type="float" office:value="-140.209" calcext:value-type="float">
            <text:p>-140.209</text:p>
          </table:table-cell>
          <table:table-cell table:formula="of:=[.C196]-[.$C$2]" office:value-type="float" office:value="155.597" calcext:value-type="float">
            <text:p>155.597</text:p>
          </table:table-cell>
          <table:table-cell table:formula="of:=[.D196]-[.$D$2]" office:value-type="float" office:value="43.947" calcext:value-type="float">
            <text:p>43.947</text:p>
          </table:table-cell>
          <table:table-cell office:value-type="float" office:value="136.296" calcext:value-type="float">
            <text:p>136.296</text:p>
          </table:table-cell>
          <table:table-cell office:value-type="float" office:value="142.76" calcext:value-type="float">
            <text:p>142.76</text:p>
          </table:table-cell>
          <table:table-cell office:value-type="float" office:value="207.128" calcext:value-type="float">
            <text:p>207.12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160.868" calcext:value-type="float">
            <text:p>-160.868</text:p>
          </table:table-cell>
          <table:table-cell office:value-type="float" office:value="3556.096" calcext:value-type="float">
            <text:p>3556.096</text:p>
          </table:table-cell>
          <table:table-cell office:value-type="float" office:value="-1.249" calcext:value-type="float">
            <text:p>-1.249</text:p>
          </table:table-cell>
          <table:table-cell table:formula="of:=[.A197]" office:value-type="float" office:value="19.5" calcext:value-type="float">
            <text:p>19.5</text:p>
          </table:table-cell>
          <table:table-cell table:formula="of:=[.B197]-[.$B$2]" office:value-type="float" office:value="-139.071" calcext:value-type="float">
            <text:p>-139.071</text:p>
          </table:table-cell>
          <table:table-cell table:formula="of:=[.C197]-[.$C$2]" office:value-type="float" office:value="159.972" calcext:value-type="float">
            <text:p>159.972</text:p>
          </table:table-cell>
          <table:table-cell table:formula="of:=[.D197]-[.$D$2]" office:value-type="float" office:value="46.46" calcext:value-type="float">
            <text:p>46.46</text:p>
          </table:table-cell>
          <table:table-cell office:value-type="float" office:value="138.889" calcext:value-type="float">
            <text:p>138.889</text:p>
          </table:table-cell>
          <table:table-cell office:value-type="float" office:value="148.01" calcext:value-type="float">
            <text:p>148.01</text:p>
          </table:table-cell>
          <table:table-cell office:value-type="float" office:value="207.233" calcext:value-type="float">
            <text:p>207.23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161.586" calcext:value-type="float">
            <text:p>-161.586</text:p>
          </table:table-cell>
          <table:table-cell office:value-type="float" office:value="3556.745" calcext:value-type="float">
            <text:p>3556.745</text:p>
          </table:table-cell>
          <table:table-cell office:value-type="float" office:value="-2.336" calcext:value-type="float">
            <text:p>-2.336</text:p>
          </table:table-cell>
          <table:table-cell table:formula="of:=[.A198]" office:value-type="float" office:value="19.6" calcext:value-type="float">
            <text:p>19.6</text:p>
          </table:table-cell>
          <table:table-cell table:formula="of:=[.B198]-[.$B$2]" office:value-type="float" office:value="-139.789" calcext:value-type="float">
            <text:p>-139.789</text:p>
          </table:table-cell>
          <table:table-cell table:formula="of:=[.C198]-[.$C$2]" office:value-type="float" office:value="160.621" calcext:value-type="float">
            <text:p>160.621</text:p>
          </table:table-cell>
          <table:table-cell table:formula="of:=[.D198]-[.$D$2]" office:value-type="float" office:value="45.373" calcext:value-type="float">
            <text:p>45.373</text:p>
          </table:table-cell>
          <table:table-cell office:value-type="float" office:value="137.818" calcext:value-type="float">
            <text:p>137.818</text:p>
          </table:table-cell>
          <table:table-cell office:value-type="float" office:value="148.647" calcext:value-type="float">
            <text:p>148.647</text:p>
          </table:table-cell>
          <table:table-cell office:value-type="float" office:value="207.55" calcext:value-type="float">
            <text:p>207.5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-161.652" calcext:value-type="float">
            <text:p>-161.652</text:p>
          </table:table-cell>
          <table:table-cell office:value-type="float" office:value="3558.209" calcext:value-type="float">
            <text:p>3558.209</text:p>
          </table:table-cell>
          <table:table-cell office:value-type="float" office:value="-2.291" calcext:value-type="float">
            <text:p>-2.291</text:p>
          </table:table-cell>
          <table:table-cell table:formula="of:=[.A199]" office:value-type="float" office:value="19.7" calcext:value-type="float">
            <text:p>19.7</text:p>
          </table:table-cell>
          <table:table-cell table:formula="of:=[.B199]-[.$B$2]" office:value-type="float" office:value="-139.855" calcext:value-type="float">
            <text:p>-139.855</text:p>
          </table:table-cell>
          <table:table-cell table:formula="of:=[.C199]-[.$C$2]" office:value-type="float" office:value="162.085" calcext:value-type="float">
            <text:p>162.085</text:p>
          </table:table-cell>
          <table:table-cell table:formula="of:=[.D199]-[.$D$2]" office:value-type="float" office:value="45.418" calcext:value-type="float">
            <text:p>45.418</text:p>
          </table:table-cell>
          <table:table-cell office:value-type="float" office:value="137.735" calcext:value-type="float">
            <text:p>137.735</text:p>
          </table:table-cell>
          <table:table-cell office:value-type="float" office:value="149.826" calcext:value-type="float">
            <text:p>149.826</text:p>
          </table:table-cell>
          <table:table-cell office:value-type="float" office:value="207.26" calcext:value-type="float">
            <text:p>207.2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160.343" calcext:value-type="float">
            <text:p>-160.343</text:p>
          </table:table-cell>
          <table:table-cell office:value-type="float" office:value="3559.882" calcext:value-type="float">
            <text:p>3559.882</text:p>
          </table:table-cell>
          <table:table-cell office:value-type="float" office:value="-2.396" calcext:value-type="float">
            <text:p>-2.396</text:p>
          </table:table-cell>
          <table:table-cell table:formula="of:=[.A200]" office:value-type="float" office:value="19.8" calcext:value-type="float">
            <text:p>19.8</text:p>
          </table:table-cell>
          <table:table-cell table:formula="of:=[.B200]-[.$B$2]" office:value-type="float" office:value="-138.546" calcext:value-type="float">
            <text:p>-138.546</text:p>
          </table:table-cell>
          <table:table-cell table:formula="of:=[.C200]-[.$C$2]" office:value-type="float" office:value="163.758" calcext:value-type="float">
            <text:p>163.758</text:p>
          </table:table-cell>
          <table:table-cell table:formula="of:=[.D200]-[.$D$2]" office:value-type="float" office:value="45.313" calcext:value-type="float">
            <text:p>45.313</text:p>
          </table:table-cell>
          <table:table-cell office:value-type="float" office:value="138.318" calcext:value-type="float">
            <text:p>138.318</text:p>
          </table:table-cell>
          <table:table-cell office:value-type="float" office:value="150.996" calcext:value-type="float">
            <text:p>150.996</text:p>
          </table:table-cell>
          <table:table-cell office:value-type="float" office:value="206.282" calcext:value-type="float">
            <text:p>206.28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-226.624" calcext:value-type="float">
            <text:p>-226.624</text:p>
          </table:table-cell>
          <table:table-cell office:value-type="float" office:value="3487.008" calcext:value-type="float">
            <text:p>3487.008</text:p>
          </table:table-cell>
          <table:table-cell office:value-type="float" office:value="-10.393" calcext:value-type="float">
            <text:p>-10.393</text:p>
          </table:table-cell>
          <table:table-cell table:formula="of:=[.A201]" office:value-type="float" office:value="19.9" calcext:value-type="float">
            <text:p>19.9</text:p>
          </table:table-cell>
          <table:table-cell table:formula="of:=[.B201]-[.$B$2]" office:value-type="float" office:value="-204.827" calcext:value-type="float">
            <text:p>-204.827</text:p>
          </table:table-cell>
          <table:table-cell table:formula="of:=[.C201]-[.$C$2]" office:value-type="float" office:value="90.884" calcext:value-type="float">
            <text:p>90.884</text:p>
          </table:table-cell>
          <table:table-cell table:formula="of:=[.D201]-[.$D$2]" office:value-type="float" office:value="37.316" calcext:value-type="float">
            <text:p>37.316</text:p>
          </table:table-cell>
          <table:table-cell office:value-type="float" office:value="188.666" calcext:value-type="float">
            <text:p>188.666</text:p>
          </table:table-cell>
          <table:table-cell office:value-type="float" office:value="106.972" calcext:value-type="float">
            <text:p>106.972</text:p>
          </table:table-cell>
          <table:table-cell office:value-type="float" office:value="196.06" calcext:value-type="float">
            <text:p>196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7.621" calcext:value-type="float">
            <text:p>-227.621</text:p>
          </table:table-cell>
          <table:table-cell office:value-type="float" office:value="3489.775" calcext:value-type="float">
            <text:p>3489.775</text:p>
          </table:table-cell>
          <table:table-cell office:value-type="float" office:value="-12.63" calcext:value-type="float">
            <text:p>-12.63</text:p>
          </table:table-cell>
          <table:table-cell table:formula="of:=[.A202]" office:value-type="float" office:value="20" calcext:value-type="float">
            <text:p>20</text:p>
          </table:table-cell>
          <table:table-cell table:formula="of:=[.B202]-[.$B$2]" office:value-type="float" office:value="-205.824" calcext:value-type="float">
            <text:p>-205.824</text:p>
          </table:table-cell>
          <table:table-cell table:formula="of:=[.C202]-[.$C$2]" office:value-type="float" office:value="93.6510000000003" calcext:value-type="float">
            <text:p>93.6510000000003</text:p>
          </table:table-cell>
          <table:table-cell table:formula="of:=[.D202]-[.$D$2]" office:value-type="float" office:value="35.079" calcext:value-type="float">
            <text:p>35.079</text:p>
          </table:table-cell>
          <table:table-cell office:value-type="float" office:value="186.273" calcext:value-type="float">
            <text:p>186.273</text:p>
          </table:table-cell>
          <table:table-cell office:value-type="float" office:value="109.517" calcext:value-type="float">
            <text:p>109.517</text:p>
          </table:table-cell>
          <table:table-cell office:value-type="float" office:value="199.313" calcext:value-type="float">
            <text:p>199.31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-227.345" calcext:value-type="float">
            <text:p>-227.345</text:p>
          </table:table-cell>
          <table:table-cell office:value-type="float" office:value="3492.995" calcext:value-type="float">
            <text:p>3492.995</text:p>
          </table:table-cell>
          <table:table-cell office:value-type="float" office:value="-11.549" calcext:value-type="float">
            <text:p>-11.549</text:p>
          </table:table-cell>
          <table:table-cell table:formula="of:=[.A203]" office:value-type="float" office:value="20.1" calcext:value-type="float">
            <text:p>20.1</text:p>
          </table:table-cell>
          <table:table-cell table:formula="of:=[.B203]-[.$B$2]" office:value-type="float" office:value="-205.548" calcext:value-type="float">
            <text:p>-205.548</text:p>
          </table:table-cell>
          <table:table-cell table:formula="of:=[.C203]-[.$C$2]" office:value-type="float" office:value="96.8710000000001" calcext:value-type="float">
            <text:p>96.8710000000001</text:p>
          </table:table-cell>
          <table:table-cell table:formula="of:=[.D203]-[.$D$2]" office:value-type="float" office:value="36.16" calcext:value-type="float">
            <text:p>36.16</text:p>
          </table:table-cell>
          <table:table-cell office:value-type="float" office:value="185.807" calcext:value-type="float">
            <text:p>185.807</text:p>
          </table:table-cell>
          <table:table-cell office:value-type="float" office:value="112.459" calcext:value-type="float">
            <text:p>112.459</text:p>
          </table:table-cell>
          <table:table-cell office:value-type="float" office:value="203.061" calcext:value-type="float">
            <text:p>203.06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227.774" calcext:value-type="float">
            <text:p>-227.774</text:p>
          </table:table-cell>
          <table:table-cell office:value-type="float" office:value="3495.191" calcext:value-type="float">
            <text:p>3495.191</text:p>
          </table:table-cell>
          <table:table-cell office:value-type="float" office:value="-10.73" calcext:value-type="float">
            <text:p>-10.73</text:p>
          </table:table-cell>
          <table:table-cell table:formula="of:=[.A204]" office:value-type="float" office:value="20.2" calcext:value-type="float">
            <text:p>20.2</text:p>
          </table:table-cell>
          <table:table-cell table:formula="of:=[.B204]-[.$B$2]" office:value-type="float" office:value="-205.977" calcext:value-type="float">
            <text:p>-205.977</text:p>
          </table:table-cell>
          <table:table-cell table:formula="of:=[.C204]-[.$C$2]" office:value-type="float" office:value="99.067" calcext:value-type="float">
            <text:p>99.067</text:p>
          </table:table-cell>
          <table:table-cell table:formula="of:=[.D204]-[.$D$2]" office:value-type="float" office:value="36.979" calcext:value-type="float">
            <text:p>36.97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15.475" calcext:value-type="float">
            <text:p>115.475</text:p>
          </table:table-cell>
          <table:table-cell office:value-type="float" office:value="206.458" calcext:value-type="float">
            <text:p>206.45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-228.011" calcext:value-type="float">
            <text:p>-228.011</text:p>
          </table:table-cell>
          <table:table-cell office:value-type="float" office:value="3497.286" calcext:value-type="float">
            <text:p>3497.286</text:p>
          </table:table-cell>
          <table:table-cell office:value-type="float" office:value="-11.603" calcext:value-type="float">
            <text:p>-11.603</text:p>
          </table:table-cell>
          <table:table-cell table:formula="of:=[.A205]" office:value-type="float" office:value="20.3" calcext:value-type="float">
            <text:p>20.3</text:p>
          </table:table-cell>
          <table:table-cell table:formula="of:=[.B205]-[.$B$2]" office:value-type="float" office:value="-206.214" calcext:value-type="float">
            <text:p>-206.214</text:p>
          </table:table-cell>
          <table:table-cell table:formula="of:=[.C205]-[.$C$2]" office:value-type="float" office:value="101.162" calcext:value-type="float">
            <text:p>101.162</text:p>
          </table:table-cell>
          <table:table-cell table:formula="of:=[.D205]-[.$D$2]" office:value-type="float" office:value="36.106" calcext:value-type="float">
            <text:p>36.106</text:p>
          </table:table-cell>
          <table:table-cell office:value-type="float" office:value="180.608" calcext:value-type="float">
            <text:p>180.608</text:p>
          </table:table-cell>
          <table:table-cell office:value-type="float" office:value="117.288" calcext:value-type="float">
            <text:p>117.288</text:p>
          </table:table-cell>
          <table:table-cell office:value-type="float" office:value="209.847" calcext:value-type="float">
            <text:p>209.84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227.858" calcext:value-type="float">
            <text:p>-227.858</text:p>
          </table:table-cell>
          <table:table-cell office:value-type="float" office:value="3500.016" calcext:value-type="float">
            <text:p>3500.016</text:p>
          </table:table-cell>
          <table:table-cell office:value-type="float" office:value="-12.172" calcext:value-type="float">
            <text:p>-12.172</text:p>
          </table:table-cell>
          <table:table-cell table:formula="of:=[.A206]" office:value-type="float" office:value="20.4" calcext:value-type="float">
            <text:p>20.4</text:p>
          </table:table-cell>
          <table:table-cell table:formula="of:=[.B206]-[.$B$2]" office:value-type="float" office:value="-206.061" calcext:value-type="float">
            <text:p>-206.061</text:p>
          </table:table-cell>
          <table:table-cell table:formula="of:=[.C206]-[.$C$2]" office:value-type="float" office:value="103.892" calcext:value-type="float">
            <text:p>103.892</text:p>
          </table:table-cell>
          <table:table-cell table:formula="of:=[.D206]-[.$D$2]" office:value-type="float" office:value="35.537" calcext:value-type="float">
            <text:p>35.537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119.283" calcext:value-type="float">
            <text:p>119.283</text:p>
          </table:table-cell>
          <table:table-cell office:value-type="float" office:value="214.235" calcext:value-type="float">
            <text:p>214.23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225.188" calcext:value-type="float">
            <text:p>-225.188</text:p>
          </table:table-cell>
          <table:table-cell office:value-type="float" office:value="3504.099" calcext:value-type="float">
            <text:p>3504.099</text:p>
          </table:table-cell>
          <table:table-cell office:value-type="float" office:value="-10.291" calcext:value-type="float">
            <text:p>-10.291</text:p>
          </table:table-cell>
          <table:table-cell table:formula="of:=[.A207]" office:value-type="float" office:value="20.5" calcext:value-type="float">
            <text:p>20.5</text:p>
          </table:table-cell>
          <table:table-cell table:formula="of:=[.B207]-[.$B$2]" office:value-type="float" office:value="-203.391" calcext:value-type="float">
            <text:p>-203.391</text:p>
          </table:table-cell>
          <table:table-cell table:formula="of:=[.C207]-[.$C$2]" office:value-type="float" office:value="107.975" calcext:value-type="float">
            <text:p>107.975</text:p>
          </table:table-cell>
          <table:table-cell table:formula="of:=[.D207]-[.$D$2]" office:value-type="float" office:value="37.418" calcext:value-type="float">
            <text:p>37.418</text:p>
          </table:table-cell>
          <table:table-cell office:value-type="float" office:value="177.88" calcext:value-type="float">
            <text:p>177.88</text:p>
          </table:table-cell>
          <table:table-cell office:value-type="float" office:value="122.664" calcext:value-type="float">
            <text:p>122.664</text:p>
          </table:table-cell>
          <table:table-cell office:value-type="float" office:value="215.289" calcext:value-type="float">
            <text:p>215.28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224.171" calcext:value-type="float">
            <text:p>-224.171</text:p>
          </table:table-cell>
          <table:table-cell office:value-type="float" office:value="3507.585" calcext:value-type="float">
            <text:p>3507.585</text:p>
          </table:table-cell>
          <table:table-cell office:value-type="float" office:value="-12.081" calcext:value-type="float">
            <text:p>-12.081</text:p>
          </table:table-cell>
          <table:table-cell table:formula="of:=[.A208]" office:value-type="float" office:value="20.6" calcext:value-type="float">
            <text:p>20.6</text:p>
          </table:table-cell>
          <table:table-cell table:formula="of:=[.B208]-[.$B$2]" office:value-type="float" office:value="-202.374" calcext:value-type="float">
            <text:p>-202.374</text:p>
          </table:table-cell>
          <table:table-cell table:formula="of:=[.C208]-[.$C$2]" office:value-type="float" office:value="111.461" calcext:value-type="float">
            <text:p>111.461</text:p>
          </table:table-cell>
          <table:table-cell table:formula="of:=[.D208]-[.$D$2]" office:value-type="float" office:value="35.628" calcext:value-type="float">
            <text:p>35.628</text:p>
          </table:table-cell>
          <table:table-cell office:value-type="float" office:value="175.603" calcext:value-type="float">
            <text:p>175.603</text:p>
          </table:table-cell>
          <table:table-cell office:value-type="float" office:value="125.905" calcext:value-type="float">
            <text:p>125.905</text:p>
          </table:table-cell>
          <table:table-cell office:value-type="float" office:value="217.891" calcext:value-type="float">
            <text:p>217.89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-222.878" calcext:value-type="float">
            <text:p>-222.878</text:p>
          </table:table-cell>
          <table:table-cell office:value-type="float" office:value="3510.484" calcext:value-type="float">
            <text:p>3510.484</text:p>
          </table:table-cell>
          <table:table-cell office:value-type="float" office:value="-12.976" calcext:value-type="float">
            <text:p>-12.976</text:p>
          </table:table-cell>
          <table:table-cell table:formula="of:=[.A209]" office:value-type="float" office:value="20.7" calcext:value-type="float">
            <text:p>20.7</text:p>
          </table:table-cell>
          <table:table-cell table:formula="of:=[.B209]-[.$B$2]" office:value-type="float" office:value="-201.081" calcext:value-type="float">
            <text:p>-201.081</text:p>
          </table:table-cell>
          <table:table-cell table:formula="of:=[.C209]-[.$C$2]" office:value-type="float" office:value="114.36" calcext:value-type="float">
            <text:p>114.36</text:p>
          </table:table-cell>
          <table:table-cell table:formula="of:=[.D209]-[.$D$2]" office:value-type="float" office:value="34.733" calcext:value-type="float">
            <text:p>34.733</text:p>
          </table:table-cell>
          <table:table-cell office:value-type="float" office:value="172.927" calcext:value-type="float">
            <text:p>172.927</text:p>
          </table:table-cell>
          <table:table-cell office:value-type="float" office:value="128.733" calcext:value-type="float">
            <text:p>128.733</text:p>
          </table:table-cell>
          <table:table-cell office:value-type="float" office:value="219.887" calcext:value-type="float">
            <text:p>219.88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223.772" calcext:value-type="float">
            <text:p>-223.772</text:p>
          </table:table-cell>
          <table:table-cell office:value-type="float" office:value="3512.229" calcext:value-type="float">
            <text:p>3512.229</text:p>
          </table:table-cell>
          <table:table-cell office:value-type="float" office:value="-12.822" calcext:value-type="float">
            <text:p>-12.822</text:p>
          </table:table-cell>
          <table:table-cell table:formula="of:=[.A210]" office:value-type="float" office:value="20.8" calcext:value-type="float">
            <text:p>20.8</text:p>
          </table:table-cell>
          <table:table-cell table:formula="of:=[.B210]-[.$B$2]" office:value-type="float" office:value="-201.975" calcext:value-type="float">
            <text:p>-201.975</text:p>
          </table:table-cell>
          <table:table-cell table:formula="of:=[.C210]-[.$C$2]" office:value-type="float" office:value="116.105" calcext:value-type="float">
            <text:p>116.105</text:p>
          </table:table-cell>
          <table:table-cell table:formula="of:=[.D210]-[.$D$2]" office:value-type="float" office:value="34.887" calcext:value-type="float">
            <text:p>34.887</text:p>
          </table:table-cell>
          <table:table-cell office:value-type="float" office:value="170.482" calcext:value-type="float">
            <text:p>170.482</text:p>
          </table:table-cell>
          <table:table-cell office:value-type="float" office:value="130.253" calcext:value-type="float">
            <text:p>130.253</text:p>
          </table:table-cell>
          <table:table-cell office:value-type="float" office:value="223.312" calcext:value-type="float">
            <text:p>223.31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224.88" calcext:value-type="float">
            <text:p>-224.88</text:p>
          </table:table-cell>
          <table:table-cell office:value-type="float" office:value="3513.983" calcext:value-type="float">
            <text:p>3513.983</text:p>
          </table:table-cell>
          <table:table-cell office:value-type="float" office:value="-13.434" calcext:value-type="float">
            <text:p>-13.434</text:p>
          </table:table-cell>
          <table:table-cell table:formula="of:=[.A211]" office:value-type="float" office:value="20.9" calcext:value-type="float">
            <text:p>20.9</text:p>
          </table:table-cell>
          <table:table-cell table:formula="of:=[.B211]-[.$B$2]" office:value-type="float" office:value="-203.083" calcext:value-type="float">
            <text:p>-203.083</text:p>
          </table:table-cell>
          <table:table-cell table:formula="of:=[.C211]-[.$C$2]" office:value-type="float" office:value="117.859" calcext:value-type="float">
            <text:p>117.859</text:p>
          </table:table-cell>
          <table:table-cell table:formula="of:=[.D211]-[.$D$2]" office:value-type="float" office:value="34.275" calcext:value-type="float">
            <text:p>34.275</text:p>
          </table:table-cell>
          <table:table-cell office:value-type="float" office:value="170.966" calcext:value-type="float">
            <text:p>170.966</text:p>
          </table:table-cell>
          <table:table-cell office:value-type="float" office:value="131.422" calcext:value-type="float">
            <text:p>131.422</text:p>
          </table:table-cell>
          <table:table-cell office:value-type="float" office:value="228.214" calcext:value-type="float">
            <text:p>228.2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3.746" calcext:value-type="float">
            <text:p>-223.746</text:p>
          </table:table-cell>
          <table:table-cell office:value-type="float" office:value="3516.373" calcext:value-type="float">
            <text:p>3516.373</text:p>
          </table:table-cell>
          <table:table-cell office:value-type="float" office:value="-11.188" calcext:value-type="float">
            <text:p>-11.188</text:p>
          </table:table-cell>
          <table:table-cell table:formula="of:=[.A212]" office:value-type="float" office:value="21" calcext:value-type="float">
            <text:p>21</text:p>
          </table:table-cell>
          <table:table-cell table:formula="of:=[.B212]-[.$B$2]" office:value-type="float" office:value="-201.949" calcext:value-type="float">
            <text:p>-201.949</text:p>
          </table:table-cell>
          <table:table-cell table:formula="of:=[.C212]-[.$C$2]" office:value-type="float" office:value="120.249" calcext:value-type="float">
            <text:p>120.249</text:p>
          </table:table-cell>
          <table:table-cell table:formula="of:=[.D212]-[.$D$2]" office:value-type="float" office:value="36.521" calcext:value-type="float">
            <text:p>36.521</text:p>
          </table:table-cell>
          <table:table-cell office:value-type="float" office:value="169.485" calcext:value-type="float">
            <text:p>169.485</text:p>
          </table:table-cell>
          <table:table-cell office:value-type="float" office:value="134.046" calcext:value-type="float">
            <text:p>134.046</text:p>
          </table:table-cell>
          <table:table-cell office:value-type="float" office:value="229.083" calcext:value-type="float">
            <text:p>229.08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222.419" calcext:value-type="float">
            <text:p>-222.419</text:p>
          </table:table-cell>
          <table:table-cell office:value-type="float" office:value="3519.276" calcext:value-type="float">
            <text:p>3519.276</text:p>
          </table:table-cell>
          <table:table-cell office:value-type="float" office:value="-12.424" calcext:value-type="float">
            <text:p>-12.424</text:p>
          </table:table-cell>
          <table:table-cell table:formula="of:=[.A213]" office:value-type="float" office:value="21.1" calcext:value-type="float">
            <text:p>21.1</text:p>
          </table:table-cell>
          <table:table-cell table:formula="of:=[.B213]-[.$B$2]" office:value-type="float" office:value="-200.622" calcext:value-type="float">
            <text:p>-200.622</text:p>
          </table:table-cell>
          <table:table-cell table:formula="of:=[.C213]-[.$C$2]" office:value-type="float" office:value="123.152" calcext:value-type="float">
            <text:p>123.152</text:p>
          </table:table-cell>
          <table:table-cell table:formula="of:=[.D213]-[.$D$2]" office:value-type="float" office:value="35.285" calcext:value-type="float">
            <text:p>35.285</text:p>
          </table:table-cell>
          <table:table-cell office:value-type="float" office:value="168.195" calcext:value-type="float">
            <text:p>168.195</text:p>
          </table:table-cell>
          <table:table-cell office:value-type="float" office:value="137.054" calcext:value-type="float">
            <text:p>137.054</text:p>
          </table:table-cell>
          <table:table-cell office:value-type="float" office:value="231.001" calcext:value-type="float">
            <text:p>231.001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221.092" calcext:value-type="float">
            <text:p>-221.092</text:p>
          </table:table-cell>
          <table:table-cell office:value-type="float" office:value="3522.153" calcext:value-type="float">
            <text:p>3522.153</text:p>
          </table:table-cell>
          <table:table-cell office:value-type="float" office:value="-14.245" calcext:value-type="float">
            <text:p>-14.245</text:p>
          </table:table-cell>
          <table:table-cell table:formula="of:=[.A214]" office:value-type="float" office:value="21.2" calcext:value-type="float">
            <text:p>21.2</text:p>
          </table:table-cell>
          <table:table-cell table:formula="of:=[.B214]-[.$B$2]" office:value-type="float" office:value="-199.295" calcext:value-type="float">
            <text:p>-199.295</text:p>
          </table:table-cell>
          <table:table-cell table:formula="of:=[.C214]-[.$C$2]" office:value-type="float" office:value="126.029" calcext:value-type="float">
            <text:p>126.029</text:p>
          </table:table-cell>
          <table:table-cell table:formula="of:=[.D214]-[.$D$2]" office:value-type="float" office:value="33.464" calcext:value-type="float">
            <text:p>33.464</text:p>
          </table:table-cell>
          <table:table-cell office:value-type="float" office:value="166.223" calcext:value-type="float">
            <text:p>166.223</text:p>
          </table:table-cell>
          <table:table-cell office:value-type="float" office:value="139.901" calcext:value-type="float">
            <text:p>139.901</text:p>
          </table:table-cell>
          <table:table-cell office:value-type="float" office:value="232.853" calcext:value-type="float">
            <text:p>232.85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-219.448" calcext:value-type="float">
            <text:p>-219.448</text:p>
          </table:table-cell>
          <table:table-cell office:value-type="float" office:value="3524.551" calcext:value-type="float">
            <text:p>3524.551</text:p>
          </table:table-cell>
          <table:table-cell office:value-type="float" office:value="-12.407" calcext:value-type="float">
            <text:p>-12.407</text:p>
          </table:table-cell>
          <table:table-cell table:formula="of:=[.A215]" office:value-type="float" office:value="21.3" calcext:value-type="float">
            <text:p>21.3</text:p>
          </table:table-cell>
          <table:table-cell table:formula="of:=[.B215]-[.$B$2]" office:value-type="float" office:value="-197.651" calcext:value-type="float">
            <text:p>-197.651</text:p>
          </table:table-cell>
          <table:table-cell table:formula="of:=[.C215]-[.$C$2]" office:value-type="float" office:value="128.427" calcext:value-type="float">
            <text:p>128.427</text:p>
          </table:table-cell>
          <table:table-cell table:formula="of:=[.D215]-[.$D$2]" office:value-type="float" office:value="35.302" calcext:value-type="float">
            <text:p>35.302</text:p>
          </table:table-cell>
          <table:table-cell office:value-type="float" office:value="164.643" calcext:value-type="float">
            <text:p>164.643</text:p>
          </table:table-cell>
          <table:table-cell office:value-type="float" office:value="141.598" calcext:value-type="float">
            <text:p>141.598</text:p>
          </table:table-cell>
          <table:table-cell office:value-type="float" office:value="235.86" calcext:value-type="float">
            <text:p>235.8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15.323" calcext:value-type="float">
            <text:p>-215.323</text:p>
          </table:table-cell>
          <table:table-cell office:value-type="float" office:value="3526.78" calcext:value-type="float">
            <text:p>3526.78</text:p>
          </table:table-cell>
          <table:table-cell office:value-type="float" office:value="-10.064" calcext:value-type="float">
            <text:p>-10.064</text:p>
          </table:table-cell>
          <table:table-cell table:formula="of:=[.A216]" office:value-type="float" office:value="21.4" calcext:value-type="float">
            <text:p>21.4</text:p>
          </table:table-cell>
          <table:table-cell table:formula="of:=[.B216]-[.$B$2]" office:value-type="float" office:value="-193.526" calcext:value-type="float">
            <text:p>-193.526</text:p>
          </table:table-cell>
          <table:table-cell table:formula="of:=[.C216]-[.$C$2]" office:value-type="float" office:value="130.656" calcext:value-type="float">
            <text:p>130.656</text:p>
          </table:table-cell>
          <table:table-cell table:formula="of:=[.D216]-[.$D$2]" office:value-type="float" office:value="37.645" calcext:value-type="float">
            <text:p>37.645</text:p>
          </table:table-cell>
          <table:table-cell office:value-type="float" office:value="166.196" calcext:value-type="float">
            <text:p>166.196</text:p>
          </table:table-cell>
          <table:table-cell office:value-type="float" office:value="144.709" calcext:value-type="float">
            <text:p>144.709</text:p>
          </table:table-cell>
          <table:table-cell office:value-type="float" office:value="230.897" calcext:value-type="float">
            <text:p>230.89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215.668" calcext:value-type="float">
            <text:p>-215.668</text:p>
          </table:table-cell>
          <table:table-cell office:value-type="float" office:value="3529.095" calcext:value-type="float">
            <text:p>3529.095</text:p>
          </table:table-cell>
          <table:table-cell office:value-type="float" office:value="-8.584" calcext:value-type="float">
            <text:p>-8.584</text:p>
          </table:table-cell>
          <table:table-cell table:formula="of:=[.A217]" office:value-type="float" office:value="21.5" calcext:value-type="float">
            <text:p>21.5</text:p>
          </table:table-cell>
          <table:table-cell table:formula="of:=[.B217]-[.$B$2]" office:value-type="float" office:value="-193.871" calcext:value-type="float">
            <text:p>-193.871</text:p>
          </table:table-cell>
          <table:table-cell table:formula="of:=[.C217]-[.$C$2]" office:value-type="float" office:value="132.971" calcext:value-type="float">
            <text:p>132.971</text:p>
          </table:table-cell>
          <table:table-cell table:formula="of:=[.D217]-[.$D$2]" office:value-type="float" office:value="39.125" calcext:value-type="float">
            <text:p>39.125</text:p>
          </table:table-cell>
          <table:table-cell office:value-type="float" office:value="168.076" calcext:value-type="float">
            <text:p>168.076</text:p>
          </table:table-cell>
          <table:table-cell office:value-type="float" office:value="146.79" calcext:value-type="float">
            <text:p>146.79</text:p>
          </table:table-cell>
          <table:table-cell office:value-type="float" office:value="234.075" calcext:value-type="float">
            <text:p>234.07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214.547" calcext:value-type="float">
            <text:p>-214.547</text:p>
          </table:table-cell>
          <table:table-cell office:value-type="float" office:value="3532.129" calcext:value-type="float">
            <text:p>3532.129</text:p>
          </table:table-cell>
          <table:table-cell office:value-type="float" office:value="-8.415" calcext:value-type="float">
            <text:p>-8.415</text:p>
          </table:table-cell>
          <table:table-cell table:formula="of:=[.A218]" office:value-type="float" office:value="21.6" calcext:value-type="float">
            <text:p>21.6</text:p>
          </table:table-cell>
          <table:table-cell table:formula="of:=[.B218]-[.$B$2]" office:value-type="float" office:value="-192.75" calcext:value-type="float">
            <text:p>-192.75</text:p>
          </table:table-cell>
          <table:table-cell table:formula="of:=[.C218]-[.$C$2]" office:value-type="float" office:value="136.005" calcext:value-type="float">
            <text:p>136.005</text:p>
          </table:table-cell>
          <table:table-cell table:formula="of:=[.D218]-[.$D$2]" office:value-type="float" office:value="39.294" calcext:value-type="float">
            <text:p>39.294</text:p>
          </table:table-cell>
          <table:table-cell office:value-type="float" office:value="168.065" calcext:value-type="float">
            <text:p>168.065</text:p>
          </table:table-cell>
          <table:table-cell office:value-type="float" office:value="149.539" calcext:value-type="float">
            <text:p>149.539</text:p>
          </table:table-cell>
          <table:table-cell office:value-type="float" office:value="233.235" calcext:value-type="float">
            <text:p>233.23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212.677" calcext:value-type="float">
            <text:p>-212.677</text:p>
          </table:table-cell>
          <table:table-cell office:value-type="float" office:value="3533.697" calcext:value-type="float">
            <text:p>3533.697</text:p>
          </table:table-cell>
          <table:table-cell office:value-type="float" office:value="-8.468" calcext:value-type="float">
            <text:p>-8.468</text:p>
          </table:table-cell>
          <table:table-cell table:formula="of:=[.A219]" office:value-type="float" office:value="21.7" calcext:value-type="float">
            <text:p>21.7</text:p>
          </table:table-cell>
          <table:table-cell table:formula="of:=[.B219]-[.$B$2]" office:value-type="float" office:value="-190.88" calcext:value-type="float">
            <text:p>-190.88</text:p>
          </table:table-cell>
          <table:table-cell table:formula="of:=[.C219]-[.$C$2]" office:value-type="float" office:value="137.573" calcext:value-type="float">
            <text:p>137.573</text:p>
          </table:table-cell>
          <table:table-cell table:formula="of:=[.D219]-[.$D$2]" office:value-type="float" office:value="39.241" calcext:value-type="float">
            <text:p>39.241</text:p>
          </table:table-cell>
          <table:table-cell office:value-type="float" office:value="168.277" calcext:value-type="float">
            <text:p>168.277</text:p>
          </table:table-cell>
          <table:table-cell office:value-type="float" office:value="152.282" calcext:value-type="float">
            <text:p>152.282</text:p>
          </table:table-cell>
          <table:table-cell office:value-type="float" office:value="233.302" calcext:value-type="float">
            <text:p>233.30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212.451" calcext:value-type="float">
            <text:p>-212.451</text:p>
          </table:table-cell>
          <table:table-cell office:value-type="float" office:value="3536.26" calcext:value-type="float">
            <text:p>3536.26</text:p>
          </table:table-cell>
          <table:table-cell office:value-type="float" office:value="-6.906" calcext:value-type="float">
            <text:p>-6.906</text:p>
          </table:table-cell>
          <table:table-cell table:formula="of:=[.A220]" office:value-type="float" office:value="21.8" calcext:value-type="float">
            <text:p>21.8</text:p>
          </table:table-cell>
          <table:table-cell table:formula="of:=[.B220]-[.$B$2]" office:value-type="float" office:value="-190.654" calcext:value-type="float">
            <text:p>-190.654</text:p>
          </table:table-cell>
          <table:table-cell table:formula="of:=[.C220]-[.$C$2]" office:value-type="float" office:value="140.136" calcext:value-type="float">
            <text:p>140.136</text:p>
          </table:table-cell>
          <table:table-cell table:formula="of:=[.D220]-[.$D$2]" office:value-type="float" office:value="40.803" calcext:value-type="float">
            <text:p>40.803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154.492" calcext:value-type="float">
            <text:p>154.492</text:p>
          </table:table-cell>
          <table:table-cell office:value-type="float" office:value="234.101" calcext:value-type="float">
            <text:p>234.10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-212.522" calcext:value-type="float">
            <text:p>-212.522</text:p>
          </table:table-cell>
          <table:table-cell office:value-type="float" office:value="3537.765" calcext:value-type="float">
            <text:p>3537.765</text:p>
          </table:table-cell>
          <table:table-cell office:value-type="float" office:value="-6.05" calcext:value-type="float">
            <text:p>-6.05</text:p>
          </table:table-cell>
          <table:table-cell table:formula="of:=[.A221]" office:value-type="float" office:value="21.9" calcext:value-type="float">
            <text:p>21.9</text:p>
          </table:table-cell>
          <table:table-cell table:formula="of:=[.B221]-[.$B$2]" office:value-type="float" office:value="-190.725" calcext:value-type="float">
            <text:p>-190.725</text:p>
          </table:table-cell>
          <table:table-cell table:formula="of:=[.C221]-[.$C$2]" office:value-type="float" office:value="141.641" calcext:value-type="float">
            <text:p>141.641</text:p>
          </table:table-cell>
          <table:table-cell table:formula="of:=[.D221]-[.$D$2]" office:value-type="float" office:value="41.659" calcext:value-type="float">
            <text:p>41.659</text:p>
          </table:table-cell>
          <table:table-cell office:value-type="float" office:value="169.211" calcext:value-type="float">
            <text:p>169.211</text:p>
          </table:table-cell>
          <table:table-cell office:value-type="float" office:value="156.641" calcext:value-type="float">
            <text:p>156.641</text:p>
          </table:table-cell>
          <table:table-cell office:value-type="float" office:value="235.839" calcext:value-type="float">
            <text:p>235.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1.957" calcext:value-type="float">
            <text:p>-211.957</text:p>
          </table:table-cell>
          <table:table-cell office:value-type="float" office:value="3538.608" calcext:value-type="float">
            <text:p>3538.608</text:p>
          </table:table-cell>
          <table:table-cell office:value-type="float" office:value="-5.124" calcext:value-type="float">
            <text:p>-5.124</text:p>
          </table:table-cell>
          <table:table-cell table:formula="of:=[.A222]" office:value-type="float" office:value="22" calcext:value-type="float">
            <text:p>22</text:p>
          </table:table-cell>
          <table:table-cell table:formula="of:=[.B222]-[.$B$2]" office:value-type="float" office:value="-190.16" calcext:value-type="float">
            <text:p>-190.16</text:p>
          </table:table-cell>
          <table:table-cell table:formula="of:=[.C222]-[.$C$2]" office:value-type="float" office:value="142.484" calcext:value-type="float">
            <text:p>142.484</text:p>
          </table:table-cell>
          <table:table-cell table:formula="of:=[.D222]-[.$D$2]" office:value-type="float" office:value="42.585" calcext:value-type="float">
            <text:p>42.585</text:p>
          </table:table-cell>
          <table:table-cell office:value-type="float" office:value="170.517" calcext:value-type="float">
            <text:p>170.517</text:p>
          </table:table-cell>
          <table:table-cell office:value-type="float" office:value="157.633" calcext:value-type="float">
            <text:p>157.633</text:p>
          </table:table-cell>
          <table:table-cell office:value-type="float" office:value="235.648" calcext:value-type="float">
            <text:p>235.648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214.701" calcext:value-type="float">
            <text:p>-214.701</text:p>
          </table:table-cell>
          <table:table-cell office:value-type="float" office:value="3541.384" calcext:value-type="float">
            <text:p>3541.384</text:p>
          </table:table-cell>
          <table:table-cell office:value-type="float" office:value="-5.905" calcext:value-type="float">
            <text:p>-5.905</text:p>
          </table:table-cell>
          <table:table-cell table:formula="of:=[.A223]" office:value-type="float" office:value="22.1" calcext:value-type="float">
            <text:p>22.1</text:p>
          </table:table-cell>
          <table:table-cell table:formula="of:=[.B223]-[.$B$2]" office:value-type="float" office:value="-192.904" calcext:value-type="float">
            <text:p>-192.904</text:p>
          </table:table-cell>
          <table:table-cell table:formula="of:=[.C223]-[.$C$2]" office:value-type="float" office:value="145.26" calcext:value-type="float">
            <text:p>145.26</text:p>
          </table:table-cell>
          <table:table-cell table:formula="of:=[.D223]-[.$D$2]" office:value-type="float" office:value="41.804" calcext:value-type="float">
            <text:p>41.804</text:p>
          </table:table-cell>
          <table:table-cell office:value-type="float" office:value="167.276" calcext:value-type="float">
            <text:p>167.276</text:p>
          </table:table-cell>
          <table:table-cell office:value-type="float" office:value="159.42" calcext:value-type="float">
            <text:p>159.42</text:p>
          </table:table-cell>
          <table:table-cell office:value-type="float" office:value="238.948" calcext:value-type="float">
            <text:p>238.94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18.022" calcext:value-type="float">
            <text:p>-218.022</text:p>
          </table:table-cell>
          <table:table-cell office:value-type="float" office:value="3544.087" calcext:value-type="float">
            <text:p>3544.087</text:p>
          </table:table-cell>
          <table:table-cell office:value-type="float" office:value="-6.558" calcext:value-type="float">
            <text:p>-6.558</text:p>
          </table:table-cell>
          <table:table-cell table:formula="of:=[.A224]" office:value-type="float" office:value="22.2" calcext:value-type="float">
            <text:p>22.2</text:p>
          </table:table-cell>
          <table:table-cell table:formula="of:=[.B224]-[.$B$2]" office:value-type="float" office:value="-196.225" calcext:value-type="float">
            <text:p>-196.225</text:p>
          </table:table-cell>
          <table:table-cell table:formula="of:=[.C224]-[.$C$2]" office:value-type="float" office:value="147.963" calcext:value-type="float">
            <text:p>147.963</text:p>
          </table:table-cell>
          <table:table-cell table:formula="of:=[.D224]-[.$D$2]" office:value-type="float" office:value="41.151" calcext:value-type="float">
            <text:p>41.151</text:p>
          </table:table-cell>
          <table:table-cell office:value-type="float" office:value="163.949" calcext:value-type="float">
            <text:p>163.949</text:p>
          </table:table-cell>
          <table:table-cell office:value-type="float" office:value="161.756" calcext:value-type="float">
            <text:p>161.756</text:p>
          </table:table-cell>
          <table:table-cell office:value-type="float" office:value="243.691" calcext:value-type="float">
            <text:p>243.69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216.105" calcext:value-type="float">
            <text:p>-216.105</text:p>
          </table:table-cell>
          <table:table-cell office:value-type="float" office:value="3547.373" calcext:value-type="float">
            <text:p>3547.373</text:p>
          </table:table-cell>
          <table:table-cell office:value-type="float" office:value="-5.691" calcext:value-type="float">
            <text:p>-5.691</text:p>
          </table:table-cell>
          <table:table-cell table:formula="of:=[.A225]" office:value-type="float" office:value="22.3" calcext:value-type="float">
            <text:p>22.3</text:p>
          </table:table-cell>
          <table:table-cell table:formula="of:=[.B225]-[.$B$2]" office:value-type="float" office:value="-194.308" calcext:value-type="float">
            <text:p>-194.308</text:p>
          </table:table-cell>
          <table:table-cell table:formula="of:=[.C225]-[.$C$2]" office:value-type="float" office:value="151.249" calcext:value-type="float">
            <text:p>151.249</text:p>
          </table:table-cell>
          <table:table-cell table:formula="of:=[.D225]-[.$D$2]" office:value-type="float" office:value="42.018" calcext:value-type="float">
            <text:p>42.018</text:p>
          </table:table-cell>
          <table:table-cell office:value-type="float" office:value="162.923" calcext:value-type="float">
            <text:p>162.923</text:p>
          </table:table-cell>
          <table:table-cell office:value-type="float" office:value="164.84" calcext:value-type="float">
            <text:p>164.84</text:p>
          </table:table-cell>
          <table:table-cell office:value-type="float" office:value="246.154" calcext:value-type="float">
            <text:p>246.15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14.044" calcext:value-type="float">
            <text:p>-214.044</text:p>
          </table:table-cell>
          <table:table-cell office:value-type="float" office:value="3551.469" calcext:value-type="float">
            <text:p>3551.469</text:p>
          </table:table-cell>
          <table:table-cell office:value-type="float" office:value="-4.701" calcext:value-type="float">
            <text:p>-4.701</text:p>
          </table:table-cell>
          <table:table-cell table:formula="of:=[.A226]" office:value-type="float" office:value="22.4" calcext:value-type="float">
            <text:p>22.4</text:p>
          </table:table-cell>
          <table:table-cell table:formula="of:=[.B226]-[.$B$2]" office:value-type="float" office:value="-192.247" calcext:value-type="float">
            <text:p>-192.247</text:p>
          </table:table-cell>
          <table:table-cell table:formula="of:=[.C226]-[.$C$2]" office:value-type="float" office:value="155.345" calcext:value-type="float">
            <text:p>155.345</text:p>
          </table:table-cell>
          <table:table-cell table:formula="of:=[.D226]-[.$D$2]" office:value-type="float" office:value="43.008" calcext:value-type="float">
            <text:p>43.008</text:p>
          </table:table-cell>
          <table:table-cell office:value-type="float" office:value="162.005" calcext:value-type="float">
            <text:p>162.005</text:p>
          </table:table-cell>
          <table:table-cell office:value-type="float" office:value="169.835" calcext:value-type="float">
            <text:p>169.835</text:p>
          </table:table-cell>
          <table:table-cell office:value-type="float" office:value="246.287" calcext:value-type="float">
            <text:p>246.28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09.689" calcext:value-type="float">
            <text:p>-209.689</text:p>
          </table:table-cell>
          <table:table-cell office:value-type="float" office:value="3554.037" calcext:value-type="float">
            <text:p>3554.037</text:p>
          </table:table-cell>
          <table:table-cell office:value-type="float" office:value="-4.208" calcext:value-type="float">
            <text:p>-4.208</text:p>
          </table:table-cell>
          <table:table-cell table:formula="of:=[.A227]" office:value-type="float" office:value="22.5" calcext:value-type="float">
            <text:p>22.5</text:p>
          </table:table-cell>
          <table:table-cell table:formula="of:=[.B227]-[.$B$2]" office:value-type="float" office:value="-187.892" calcext:value-type="float">
            <text:p>-187.892</text:p>
          </table:table-cell>
          <table:table-cell table:formula="of:=[.C227]-[.$C$2]" office:value-type="float" office:value="157.913" calcext:value-type="float">
            <text:p>157.913</text:p>
          </table:table-cell>
          <table:table-cell table:formula="of:=[.D227]-[.$D$2]" office:value-type="float" office:value="43.501" calcext:value-type="float">
            <text:p>43.501</text:p>
          </table:table-cell>
          <table:table-cell office:value-type="float" office:value="162.099" calcext:value-type="float">
            <text:p>162.099</text:p>
          </table:table-cell>
          <table:table-cell office:value-type="float" office:value="172.68" calcext:value-type="float">
            <text:p>172.68</text:p>
          </table:table-cell>
          <table:table-cell office:value-type="float" office:value="245.283" calcext:value-type="float">
            <text:p>245.28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08.777" calcext:value-type="float">
            <text:p>-208.777</text:p>
          </table:table-cell>
          <table:table-cell office:value-type="float" office:value="3556.477" calcext:value-type="float">
            <text:p>3556.477</text:p>
          </table:table-cell>
          <table:table-cell office:value-type="float" office:value="-4.024" calcext:value-type="float">
            <text:p>-4.024</text:p>
          </table:table-cell>
          <table:table-cell table:formula="of:=[.A228]" office:value-type="float" office:value="22.6" calcext:value-type="float">
            <text:p>22.6</text:p>
          </table:table-cell>
          <table:table-cell table:formula="of:=[.B228]-[.$B$2]" office:value-type="float" office:value="-186.98" calcext:value-type="float">
            <text:p>-186.98</text:p>
          </table:table-cell>
          <table:table-cell table:formula="of:=[.C228]-[.$C$2]" office:value-type="float" office:value="160.353" calcext:value-type="float">
            <text:p>160.353</text:p>
          </table:table-cell>
          <table:table-cell table:formula="of:=[.D228]-[.$D$2]" office:value-type="float" office:value="43.685" calcext:value-type="float">
            <text:p>43.685</text:p>
          </table:table-cell>
          <table:table-cell office:value-type="float" office:value="162.607" calcext:value-type="float">
            <text:p>162.607</text:p>
          </table:table-cell>
          <table:table-cell office:value-type="float" office:value="175.685" calcext:value-type="float">
            <text:p>175.685</text:p>
          </table:table-cell>
          <table:table-cell office:value-type="float" office:value="243.342" calcext:value-type="float">
            <text:p>243.34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209.557" calcext:value-type="float">
            <text:p>-209.557</text:p>
          </table:table-cell>
          <table:table-cell office:value-type="float" office:value="3560.095" calcext:value-type="float">
            <text:p>3560.095</text:p>
          </table:table-cell>
          <table:table-cell office:value-type="float" office:value="-6.757" calcext:value-type="float">
            <text:p>-6.757</text:p>
          </table:table-cell>
          <table:table-cell table:formula="of:=[.A229]" office:value-type="float" office:value="22.7" calcext:value-type="float">
            <text:p>22.7</text:p>
          </table:table-cell>
          <table:table-cell table:formula="of:=[.B229]-[.$B$2]" office:value-type="float" office:value="-187.76" calcext:value-type="float">
            <text:p>-187.76</text:p>
          </table:table-cell>
          <table:table-cell table:formula="of:=[.C229]-[.$C$2]" office:value-type="float" office:value="163.971" calcext:value-type="float">
            <text:p>163.971</text:p>
          </table:table-cell>
          <table:table-cell table:formula="of:=[.D229]-[.$D$2]" office:value-type="float" office:value="40.952" calcext:value-type="float">
            <text:p>40.952</text:p>
          </table:table-cell>
          <table:table-cell office:value-type="float" office:value="157.374" calcext:value-type="float">
            <text:p>157.374</text:p>
          </table:table-cell>
          <table:table-cell office:value-type="float" office:value="177.032" calcext:value-type="float">
            <text:p>177.032</text:p>
          </table:table-cell>
          <table:table-cell office:value-type="float" office:value="244.53" calcext:value-type="float">
            <text:p>244.5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09.1" calcext:value-type="float">
            <text:p>-209.1</text:p>
          </table:table-cell>
          <table:table-cell office:value-type="float" office:value="3562.594" calcext:value-type="float">
            <text:p>3562.594</text:p>
          </table:table-cell>
          <table:table-cell office:value-type="float" office:value="-5.77" calcext:value-type="float">
            <text:p>-5.77</text:p>
          </table:table-cell>
          <table:table-cell table:formula="of:=[.A230]" office:value-type="float" office:value="22.8" calcext:value-type="float">
            <text:p>22.8</text:p>
          </table:table-cell>
          <table:table-cell table:formula="of:=[.B230]-[.$B$2]" office:value-type="float" office:value="-187.303" calcext:value-type="float">
            <text:p>-187.303</text:p>
          </table:table-cell>
          <table:table-cell table:formula="of:=[.C230]-[.$C$2]" office:value-type="float" office:value="166.47" calcext:value-type="float">
            <text:p>166.47</text:p>
          </table:table-cell>
          <table:table-cell table:formula="of:=[.D230]-[.$D$2]" office:value-type="float" office:value="41.939" calcext:value-type="float">
            <text:p>41.939</text:p>
          </table:table-cell>
          <table:table-cell office:value-type="float" office:value="156.346" calcext:value-type="float">
            <text:p>156.346</text:p>
          </table:table-cell>
          <table:table-cell office:value-type="float" office:value="178.073" calcext:value-type="float">
            <text:p>178.073</text:p>
          </table:table-cell>
          <table:table-cell office:value-type="float" office:value="246.603" calcext:value-type="float">
            <text:p>246.60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208.971" calcext:value-type="float">
            <text:p>-208.971</text:p>
          </table:table-cell>
          <table:table-cell office:value-type="float" office:value="3565.898" calcext:value-type="float">
            <text:p>3565.898</text:p>
          </table:table-cell>
          <table:table-cell office:value-type="float" office:value="-6.055" calcext:value-type="float">
            <text:p>-6.055</text:p>
          </table:table-cell>
          <table:table-cell table:formula="of:=[.A231]" office:value-type="float" office:value="22.9" calcext:value-type="float">
            <text:p>22.9</text:p>
          </table:table-cell>
          <table:table-cell table:formula="of:=[.B231]-[.$B$2]" office:value-type="float" office:value="-187.174" calcext:value-type="float">
            <text:p>-187.174</text:p>
          </table:table-cell>
          <table:table-cell table:formula="of:=[.C231]-[.$C$2]" office:value-type="float" office:value="169.774" calcext:value-type="float">
            <text:p>169.774</text:p>
          </table:table-cell>
          <table:table-cell table:formula="of:=[.D231]-[.$D$2]" office:value-type="float" office:value="41.654" calcext:value-type="float">
            <text:p>41.654</text:p>
          </table:table-cell>
          <table:table-cell office:value-type="float" office:value="156.882" calcext:value-type="float">
            <text:p>156.882</text:p>
          </table:table-cell>
          <table:table-cell office:value-type="float" office:value="179.705" calcext:value-type="float">
            <text:p>179.705</text:p>
          </table:table-cell>
          <table:table-cell office:value-type="float" office:value="246.887" calcext:value-type="float">
            <text:p>246.8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07.797" calcext:value-type="float">
            <text:p>-207.797</text:p>
          </table:table-cell>
          <table:table-cell office:value-type="float" office:value="3569.463" calcext:value-type="float">
            <text:p>3569.463</text:p>
          </table:table-cell>
          <table:table-cell office:value-type="float" office:value="-7.824" calcext:value-type="float">
            <text:p>-7.824</text:p>
          </table:table-cell>
          <table:table-cell table:formula="of:=[.A232]" office:value-type="float" office:value="23" calcext:value-type="float">
            <text:p>23</text:p>
          </table:table-cell>
          <table:table-cell table:formula="of:=[.B232]-[.$B$2]" office:value-type="float" office:value="-186" calcext:value-type="float">
            <text:p>-186</text:p>
          </table:table-cell>
          <table:table-cell table:formula="of:=[.C232]-[.$C$2]" office:value-type="float" office:value="173.339" calcext:value-type="float">
            <text:p>173.339</text:p>
          </table:table-cell>
          <table:table-cell table:formula="of:=[.D232]-[.$D$2]" office:value-type="float" office:value="39.885" calcext:value-type="float">
            <text:p>39.885</text:p>
          </table:table-cell>
          <table:table-cell office:value-type="float" office:value="155.139" calcext:value-type="float">
            <text:p>155.139</text:p>
          </table:table-cell>
          <table:table-cell office:value-type="float" office:value="182.276" calcext:value-type="float">
            <text:p>182.276</text:p>
          </table:table-cell>
          <table:table-cell office:value-type="float" office:value="246.068" calcext:value-type="float">
            <text:p>246.06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-207.923" calcext:value-type="float">
            <text:p>-207.923</text:p>
          </table:table-cell>
          <table:table-cell office:value-type="float" office:value="3570.01" calcext:value-type="float">
            <text:p>3570.01</text:p>
          </table:table-cell>
          <table:table-cell office:value-type="float" office:value="-6.74" calcext:value-type="float">
            <text:p>-6.74</text:p>
          </table:table-cell>
          <table:table-cell table:formula="of:=[.A233]" office:value-type="float" office:value="23.1" calcext:value-type="float">
            <text:p>23.1</text:p>
          </table:table-cell>
          <table:table-cell table:formula="of:=[.B233]-[.$B$2]" office:value-type="float" office:value="-186.126" calcext:value-type="float">
            <text:p>-186.126</text:p>
          </table:table-cell>
          <table:table-cell table:formula="of:=[.C233]-[.$C$2]" office:value-type="float" office:value="173.886" calcext:value-type="float">
            <text:p>173.886</text:p>
          </table:table-cell>
          <table:table-cell table:formula="of:=[.D233]-[.$D$2]" office:value-type="float" office:value="40.969" calcext:value-type="float">
            <text:p>40.969</text:p>
          </table:table-cell>
          <table:table-cell office:value-type="float" office:value="156.897" calcext:value-type="float">
            <text:p>156.897</text:p>
          </table:table-cell>
          <table:table-cell office:value-type="float" office:value="182.099" calcext:value-type="float">
            <text:p>182.099</text:p>
          </table:table-cell>
          <table:table-cell office:value-type="float" office:value="245.945" calcext:value-type="float">
            <text:p>245.94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01.438" calcext:value-type="float">
            <text:p>-201.438</text:p>
          </table:table-cell>
          <table:table-cell office:value-type="float" office:value="3572.898" calcext:value-type="float">
            <text:p>3572.898</text:p>
          </table:table-cell>
          <table:table-cell office:value-type="float" office:value="-6.212" calcext:value-type="float">
            <text:p>-6.212</text:p>
          </table:table-cell>
          <table:table-cell table:formula="of:=[.A234]" office:value-type="float" office:value="23.2" calcext:value-type="float">
            <text:p>23.2</text:p>
          </table:table-cell>
          <table:table-cell table:formula="of:=[.B234]-[.$B$2]" office:value-type="float" office:value="-179.641" calcext:value-type="float">
            <text:p>-179.641</text:p>
          </table:table-cell>
          <table:table-cell table:formula="of:=[.C234]-[.$C$2]" office:value-type="float" office:value="176.774" calcext:value-type="float">
            <text:p>176.774</text:p>
          </table:table-cell>
          <table:table-cell table:formula="of:=[.D234]-[.$D$2]" office:value-type="float" office:value="41.497" calcext:value-type="float">
            <text:p>41.497</text:p>
          </table:table-cell>
          <table:table-cell office:value-type="float" office:value="158.992" calcext:value-type="float">
            <text:p>158.992</text:p>
          </table:table-cell>
          <table:table-cell office:value-type="float" office:value="183.552" calcext:value-type="float">
            <text:p>183.552</text:p>
          </table:table-cell>
          <table:table-cell office:value-type="float" office:value="242.85" calcext:value-type="float">
            <text:p>242.8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07.237" calcext:value-type="float">
            <text:p>-207.237</text:p>
          </table:table-cell>
          <table:table-cell office:value-type="float" office:value="3571.419" calcext:value-type="float">
            <text:p>3571.419</text:p>
          </table:table-cell>
          <table:table-cell office:value-type="float" office:value="-3.191" calcext:value-type="float">
            <text:p>-3.191</text:p>
          </table:table-cell>
          <table:table-cell table:formula="of:=[.A235]" office:value-type="float" office:value="23.3" calcext:value-type="float">
            <text:p>23.3</text:p>
          </table:table-cell>
          <table:table-cell table:formula="of:=[.B235]-[.$B$2]" office:value-type="float" office:value="-185.44" calcext:value-type="float">
            <text:p>-185.44</text:p>
          </table:table-cell>
          <table:table-cell table:formula="of:=[.C235]-[.$C$2]" office:value-type="float" office:value="175.295" calcext:value-type="float">
            <text:p>175.295</text:p>
          </table:table-cell>
          <table:table-cell table:formula="of:=[.D235]-[.$D$2]" office:value-type="float" office:value="44.518" calcext:value-type="float">
            <text:p>44.518</text:p>
          </table:table-cell>
          <table:table-cell office:value-type="float" office:value="161.427" calcext:value-type="float">
            <text:p>161.427</text:p>
          </table:table-cell>
          <table:table-cell office:value-type="float" office:value="181.121" calcext:value-type="float">
            <text:p>181.121</text:p>
          </table:table-cell>
          <table:table-cell office:value-type="float" office:value="246.569" calcext:value-type="float">
            <text:p>246.56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10.474" calcext:value-type="float">
            <text:p>-210.474</text:p>
          </table:table-cell>
          <table:table-cell office:value-type="float" office:value="3571.705" calcext:value-type="float">
            <text:p>3571.705</text:p>
          </table:table-cell>
          <table:table-cell office:value-type="float" office:value="-2.751" calcext:value-type="float">
            <text:p>-2.751</text:p>
          </table:table-cell>
          <table:table-cell table:formula="of:=[.A236]" office:value-type="float" office:value="23.4" calcext:value-type="float">
            <text:p>23.4</text:p>
          </table:table-cell>
          <table:table-cell table:formula="of:=[.B236]-[.$B$2]" office:value-type="float" office:value="-188.677" calcext:value-type="float">
            <text:p>-188.677</text:p>
          </table:table-cell>
          <table:table-cell table:formula="of:=[.C236]-[.$C$2]" office:value-type="float" office:value="175.581" calcext:value-type="float">
            <text:p>175.581</text:p>
          </table:table-cell>
          <table:table-cell table:formula="of:=[.D236]-[.$D$2]" office:value-type="float" office:value="44.958" calcext:value-type="float">
            <text:p>44.958</text:p>
          </table:table-cell>
          <table:table-cell office:value-type="float" office:value="161.425" calcext:value-type="float">
            <text:p>161.425</text:p>
          </table:table-cell>
          <table:table-cell office:value-type="float" office:value="179.108" calcext:value-type="float">
            <text:p>179.108</text:p>
          </table:table-cell>
          <table:table-cell office:value-type="float" office:value="250.638" calcext:value-type="float">
            <text:p>250.63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210.054" calcext:value-type="float">
            <text:p>-210.054</text:p>
          </table:table-cell>
          <table:table-cell office:value-type="float" office:value="3573.728" calcext:value-type="float">
            <text:p>3573.728</text:p>
          </table:table-cell>
          <table:table-cell office:value-type="float" office:value="-3.45" calcext:value-type="float">
            <text:p>-3.45</text:p>
          </table:table-cell>
          <table:table-cell table:formula="of:=[.A237]" office:value-type="float" office:value="23.5" calcext:value-type="float">
            <text:p>23.5</text:p>
          </table:table-cell>
          <table:table-cell table:formula="of:=[.B237]-[.$B$2]" office:value-type="float" office:value="-188.257" calcext:value-type="float">
            <text:p>-188.257</text:p>
          </table:table-cell>
          <table:table-cell table:formula="of:=[.C237]-[.$C$2]" office:value-type="float" office:value="177.604" calcext:value-type="float">
            <text:p>177.604</text:p>
          </table:table-cell>
          <table:table-cell table:formula="of:=[.D237]-[.$D$2]" office:value-type="float" office:value="44.259" calcext:value-type="float">
            <text:p>44.259</text:p>
          </table:table-cell>
          <table:table-cell office:value-type="float" office:value="161.267" calcext:value-type="float">
            <text:p>161.267</text:p>
          </table:table-cell>
          <table:table-cell office:value-type="float" office:value="179.035" calcext:value-type="float">
            <text:p>179.035</text:p>
          </table:table-cell>
          <table:table-cell office:value-type="float" office:value="250.439" calcext:value-type="float">
            <text:p>250.43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12.218" calcext:value-type="float">
            <text:p>-212.218</text:p>
          </table:table-cell>
          <table:table-cell office:value-type="float" office:value="3576.128" calcext:value-type="float">
            <text:p>3576.128</text:p>
          </table:table-cell>
          <table:table-cell office:value-type="float" office:value="-3.665" calcext:value-type="float">
            <text:p>-3.665</text:p>
          </table:table-cell>
          <table:table-cell table:formula="of:=[.A238]" office:value-type="float" office:value="23.6" calcext:value-type="float">
            <text:p>23.6</text:p>
          </table:table-cell>
          <table:table-cell table:formula="of:=[.B238]-[.$B$2]" office:value-type="float" office:value="-190.421" calcext:value-type="float">
            <text:p>-190.421</text:p>
          </table:table-cell>
          <table:table-cell table:formula="of:=[.C238]-[.$C$2]" office:value-type="float" office:value="180.004" calcext:value-type="float">
            <text:p>180.004</text:p>
          </table:table-cell>
          <table:table-cell table:formula="of:=[.D238]-[.$D$2]" office:value-type="float" office:value="44.044" calcext:value-type="float">
            <text:p>44.044</text:p>
          </table:table-cell>
          <table:table-cell office:value-type="float" office:value="158.102" calcext:value-type="float">
            <text:p>158.102</text:p>
          </table:table-cell>
          <table:table-cell office:value-type="float" office:value="180.094" calcext:value-type="float">
            <text:p>180.094</text:p>
          </table:table-cell>
          <table:table-cell office:value-type="float" office:value="252.553" calcext:value-type="float">
            <text:p>252.55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-214.848" calcext:value-type="float">
            <text:p>-214.848</text:p>
          </table:table-cell>
          <table:table-cell office:value-type="float" office:value="3579.75" calcext:value-type="float">
            <text:p>3579.75</text:p>
          </table:table-cell>
          <table:table-cell office:value-type="float" office:value="-5.636" calcext:value-type="float">
            <text:p>-5.636</text:p>
          </table:table-cell>
          <table:table-cell table:formula="of:=[.A239]" office:value-type="float" office:value="23.7" calcext:value-type="float">
            <text:p>23.7</text:p>
          </table:table-cell>
          <table:table-cell table:formula="of:=[.B239]-[.$B$2]" office:value-type="float" office:value="-193.051" calcext:value-type="float">
            <text:p>-193.051</text:p>
          </table:table-cell>
          <table:table-cell table:formula="of:=[.C239]-[.$C$2]" office:value-type="float" office:value="183.626" calcext:value-type="float">
            <text:p>183.626</text:p>
          </table:table-cell>
          <table:table-cell table:formula="of:=[.D239]-[.$D$2]" office:value-type="float" office:value="42.073" calcext:value-type="float">
            <text:p>42.073</text:p>
          </table:table-cell>
          <table:table-cell office:value-type="float" office:value="156.011" calcext:value-type="float">
            <text:p>156.011</text:p>
          </table:table-cell>
          <table:table-cell office:value-type="float" office:value="180.583" calcext:value-type="float">
            <text:p>180.583</text:p>
          </table:table-cell>
          <table:table-cell office:value-type="float" office:value="252.759" calcext:value-type="float">
            <text:p>252.759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215.563" calcext:value-type="float">
            <text:p>-215.563</text:p>
          </table:table-cell>
          <table:table-cell office:value-type="float" office:value="3581.308" calcext:value-type="float">
            <text:p>3581.308</text:p>
          </table:table-cell>
          <table:table-cell office:value-type="float" office:value="-5.583" calcext:value-type="float">
            <text:p>-5.583</text:p>
          </table:table-cell>
          <table:table-cell table:formula="of:=[.A240]" office:value-type="float" office:value="23.8" calcext:value-type="float">
            <text:p>23.8</text:p>
          </table:table-cell>
          <table:table-cell table:formula="of:=[.B240]-[.$B$2]" office:value-type="float" office:value="-193.766" calcext:value-type="float">
            <text:p>-193.766</text:p>
          </table:table-cell>
          <table:table-cell table:formula="of:=[.C240]-[.$C$2]" office:value-type="float" office:value="185.184" calcext:value-type="float">
            <text:p>185.184</text:p>
          </table:table-cell>
          <table:table-cell table:formula="of:=[.D240]-[.$D$2]" office:value-type="float" office:value="42.126" calcext:value-type="float">
            <text:p>42.126</text:p>
          </table:table-cell>
          <table:table-cell office:value-type="float" office:value="156.003" calcext:value-type="float">
            <text:p>156.003</text:p>
          </table:table-cell>
          <table:table-cell office:value-type="float" office:value="180.809" calcext:value-type="float">
            <text:p>180.809</text:p>
          </table:table-cell>
          <table:table-cell office:value-type="float" office:value="255.941" calcext:value-type="float">
            <text:p>255.94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215.303" calcext:value-type="float">
            <text:p>-215.303</text:p>
          </table:table-cell>
          <table:table-cell office:value-type="float" office:value="3582.736" calcext:value-type="float">
            <text:p>3582.736</text:p>
          </table:table-cell>
          <table:table-cell office:value-type="float" office:value="-2.767" calcext:value-type="float">
            <text:p>-2.767</text:p>
          </table:table-cell>
          <table:table-cell table:formula="of:=[.A241]" office:value-type="float" office:value="23.9" calcext:value-type="float">
            <text:p>23.9</text:p>
          </table:table-cell>
          <table:table-cell table:formula="of:=[.B241]-[.$B$2]" office:value-type="float" office:value="-193.506" calcext:value-type="float">
            <text:p>-193.506</text:p>
          </table:table-cell>
          <table:table-cell table:formula="of:=[.C241]-[.$C$2]" office:value-type="float" office:value="186.612" calcext:value-type="float">
            <text:p>186.612</text:p>
          </table:table-cell>
          <table:table-cell table:formula="of:=[.D241]-[.$D$2]" office:value-type="float" office:value="44.942" calcext:value-type="float">
            <text:p>44.942</text:p>
          </table:table-cell>
          <table:table-cell office:value-type="float" office:value="158.269" calcext:value-type="float">
            <text:p>158.269</text:p>
          </table:table-cell>
          <table:table-cell office:value-type="float" office:value="180.911" calcext:value-type="float">
            <text:p>180.911</text:p>
          </table:table-cell>
          <table:table-cell office:value-type="float" office:value="255.864" calcext:value-type="float">
            <text:p>255.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6.369" calcext:value-type="float">
            <text:p>-216.369</text:p>
          </table:table-cell>
          <table:table-cell office:value-type="float" office:value="3585.179" calcext:value-type="float">
            <text:p>3585.179</text:p>
          </table:table-cell>
          <table:table-cell office:value-type="float" office:value="-3.314" calcext:value-type="float">
            <text:p>-3.314</text:p>
          </table:table-cell>
          <table:table-cell table:formula="of:=[.A242]" office:value-type="float" office:value="24" calcext:value-type="float">
            <text:p>24</text:p>
          </table:table-cell>
          <table:table-cell table:formula="of:=[.B242]-[.$B$2]" office:value-type="float" office:value="-194.572" calcext:value-type="float">
            <text:p>-194.572</text:p>
          </table:table-cell>
          <table:table-cell table:formula="of:=[.C242]-[.$C$2]" office:value-type="float" office:value="189.055" calcext:value-type="float">
            <text:p>189.055</text:p>
          </table:table-cell>
          <table:table-cell table:formula="of:=[.D242]-[.$D$2]" office:value-type="float" office:value="44.395" calcext:value-type="float">
            <text:p>44.395</text:p>
          </table:table-cell>
          <table:table-cell office:value-type="float" office:value="157.979" calcext:value-type="float">
            <text:p>157.979</text:p>
          </table:table-cell>
          <table:table-cell office:value-type="float" office:value="181.805" calcext:value-type="float">
            <text:p>181.805</text:p>
          </table:table-cell>
          <table:table-cell office:value-type="float" office:value="256.011" calcext:value-type="float">
            <text:p>256.01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-216.717" calcext:value-type="float">
            <text:p>-216.717</text:p>
          </table:table-cell>
          <table:table-cell office:value-type="float" office:value="3586.995" calcext:value-type="float">
            <text:p>3586.995</text:p>
          </table:table-cell>
          <table:table-cell office:value-type="float" office:value="-2.509" calcext:value-type="float">
            <text:p>-2.509</text:p>
          </table:table-cell>
          <table:table-cell table:formula="of:=[.A243]" office:value-type="float" office:value="24.1" calcext:value-type="float">
            <text:p>24.1</text:p>
          </table:table-cell>
          <table:table-cell table:formula="of:=[.B243]-[.$B$2]" office:value-type="float" office:value="-194.92" calcext:value-type="float">
            <text:p>-194.92</text:p>
          </table:table-cell>
          <table:table-cell table:formula="of:=[.C243]-[.$C$2]" office:value-type="float" office:value="190.871" calcext:value-type="float">
            <text:p>190.871</text:p>
          </table:table-cell>
          <table:table-cell table:formula="of:=[.D243]-[.$D$2]" office:value-type="float" office:value="45.2" calcext:value-type="float">
            <text:p>45.2</text:p>
          </table:table-cell>
          <table:table-cell office:value-type="float" office:value="158.479" calcext:value-type="float">
            <text:p>158.479</text:p>
          </table:table-cell>
          <table:table-cell office:value-type="float" office:value="182.452" calcext:value-type="float">
            <text:p>182.452</text:p>
          </table:table-cell>
          <table:table-cell office:value-type="float" office:value="258.127" calcext:value-type="float">
            <text:p>258.12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213.943" calcext:value-type="float">
            <text:p>-213.943</text:p>
          </table:table-cell>
          <table:table-cell office:value-type="float" office:value="3590.325" calcext:value-type="float">
            <text:p>3590.325</text:p>
          </table:table-cell>
          <table:table-cell office:value-type="float" office:value="-0.555" calcext:value-type="float">
            <text:p>-0.555</text:p>
          </table:table-cell>
          <table:table-cell table:formula="of:=[.A244]" office:value-type="float" office:value="24.2" calcext:value-type="float">
            <text:p>24.2</text:p>
          </table:table-cell>
          <table:table-cell table:formula="of:=[.B244]-[.$B$2]" office:value-type="float" office:value="-192.146" calcext:value-type="float">
            <text:p>-192.146</text:p>
          </table:table-cell>
          <table:table-cell table:formula="of:=[.C244]-[.$C$2]" office:value-type="float" office:value="194.201" calcext:value-type="float">
            <text:p>194.201</text:p>
          </table:table-cell>
          <table:table-cell table:formula="of:=[.D244]-[.$D$2]" office:value-type="float" office:value="47.154" calcext:value-type="float">
            <text:p>47.154</text:p>
          </table:table-cell>
          <table:table-cell office:value-type="float" office:value="160.802" calcext:value-type="float">
            <text:p>160.802</text:p>
          </table:table-cell>
          <table:table-cell office:value-type="float" office:value="183.956" calcext:value-type="float">
            <text:p>183.956</text:p>
          </table:table-cell>
          <table:table-cell office:value-type="float" office:value="256.94" calcext:value-type="float">
            <text:p>256.9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-213.235" calcext:value-type="float">
            <text:p>-213.235</text:p>
          </table:table-cell>
          <table:table-cell office:value-type="float" office:value="3593.026" calcext:value-type="float">
            <text:p>3593.026</text:p>
          </table:table-cell>
          <table:table-cell office:value-type="float" office:value="-2.31" calcext:value-type="float">
            <text:p>-2.31</text:p>
          </table:table-cell>
          <table:table-cell table:formula="of:=[.A245]" office:value-type="float" office:value="24.3" calcext:value-type="float">
            <text:p>24.3</text:p>
          </table:table-cell>
          <table:table-cell table:formula="of:=[.B245]-[.$B$2]" office:value-type="float" office:value="-191.438" calcext:value-type="float">
            <text:p>-191.438</text:p>
          </table:table-cell>
          <table:table-cell table:formula="of:=[.C245]-[.$C$2]" office:value-type="float" office:value="196.902" calcext:value-type="float">
            <text:p>196.902</text:p>
          </table:table-cell>
          <table:table-cell table:formula="of:=[.D245]-[.$D$2]" office:value-type="float" office:value="45.399" calcext:value-type="float">
            <text:p>45.399</text:p>
          </table:table-cell>
          <table:table-cell office:value-type="float" office:value="159.852" calcext:value-type="float">
            <text:p>159.852</text:p>
          </table:table-cell>
          <table:table-cell office:value-type="float" office:value="185.838" calcext:value-type="float">
            <text:p>185.838</text:p>
          </table:table-cell>
          <table:table-cell office:value-type="float" office:value="255.751" calcext:value-type="float">
            <text:p>255.751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213.714" calcext:value-type="float">
            <text:p>-213.714</text:p>
          </table:table-cell>
          <table:table-cell office:value-type="float" office:value="3593.565" calcext:value-type="float">
            <text:p>3593.565</text:p>
          </table:table-cell>
          <table:table-cell office:value-type="float" office:value="1.416" calcext:value-type="float">
            <text:p>1.416</text:p>
          </table:table-cell>
          <table:table-cell table:formula="of:=[.A246]" office:value-type="float" office:value="24.4" calcext:value-type="float">
            <text:p>24.4</text:p>
          </table:table-cell>
          <table:table-cell table:formula="of:=[.B246]-[.$B$2]" office:value-type="float" office:value="-191.917" calcext:value-type="float">
            <text:p>-191.917</text:p>
          </table:table-cell>
          <table:table-cell table:formula="of:=[.C246]-[.$C$2]" office:value-type="float" office:value="197.441" calcext:value-type="float">
            <text:p>197.441</text:p>
          </table:table-cell>
          <table:table-cell table:formula="of:=[.D246]-[.$D$2]" office:value-type="float" office:value="49.125" calcext:value-type="float">
            <text:p>49.125</text:p>
          </table:table-cell>
          <table:table-cell office:value-type="float" office:value="163.01" calcext:value-type="float">
            <text:p>163.01</text:p>
          </table:table-cell>
          <table:table-cell office:value-type="float" office:value="186.765" calcext:value-type="float">
            <text:p>186.765</text:p>
          </table:table-cell>
          <table:table-cell office:value-type="float" office:value="256.418" calcext:value-type="float">
            <text:p>256.41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-213.404" calcext:value-type="float">
            <text:p>-213.404</text:p>
          </table:table-cell>
          <table:table-cell office:value-type="float" office:value="3594.03" calcext:value-type="float">
            <text:p>3594.03</text:p>
          </table:table-cell>
          <table:table-cell office:value-type="float" office:value="2.068" calcext:value-type="float">
            <text:p>2.068</text:p>
          </table:table-cell>
          <table:table-cell table:formula="of:=[.A247]" office:value-type="float" office:value="24.5" calcext:value-type="float">
            <text:p>24.5</text:p>
          </table:table-cell>
          <table:table-cell table:formula="of:=[.B247]-[.$B$2]" office:value-type="float" office:value="-191.607" calcext:value-type="float">
            <text:p>-191.607</text:p>
          </table:table-cell>
          <table:table-cell table:formula="of:=[.C247]-[.$C$2]" office:value-type="float" office:value="197.906" calcext:value-type="float">
            <text:p>197.906</text:p>
          </table:table-cell>
          <table:table-cell table:formula="of:=[.D247]-[.$D$2]" office:value-type="float" office:value="49.777" calcext:value-type="float">
            <text:p>49.777</text:p>
          </table:table-cell>
          <table:table-cell office:value-type="float" office:value="163.205" calcext:value-type="float">
            <text:p>163.205</text:p>
          </table:table-cell>
          <table:table-cell office:value-type="float" office:value="187.229" calcext:value-type="float">
            <text:p>187.229</text:p>
          </table:table-cell>
          <table:table-cell office:value-type="float" office:value="257.042" calcext:value-type="float">
            <text:p>257.04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213.803" calcext:value-type="float">
            <text:p>-213.803</text:p>
          </table:table-cell>
          <table:table-cell office:value-type="float" office:value="3593.813" calcext:value-type="float">
            <text:p>3593.813</text:p>
          </table:table-cell>
          <table:table-cell office:value-type="float" office:value="3.037" calcext:value-type="float">
            <text:p>3.037</text:p>
          </table:table-cell>
          <table:table-cell table:formula="of:=[.A248]" office:value-type="float" office:value="24.6" calcext:value-type="float">
            <text:p>24.6</text:p>
          </table:table-cell>
          <table:table-cell table:formula="of:=[.B248]-[.$B$2]" office:value-type="float" office:value="-192.006" calcext:value-type="float">
            <text:p>-192.006</text:p>
          </table:table-cell>
          <table:table-cell table:formula="of:=[.C248]-[.$C$2]" office:value-type="float" office:value="197.689" calcext:value-type="float">
            <text:p>197.689</text:p>
          </table:table-cell>
          <table:table-cell table:formula="of:=[.D248]-[.$D$2]" office:value-type="float" office:value="50.746" calcext:value-type="float">
            <text:p>50.746</text:p>
          </table:table-cell>
          <table:table-cell office:value-type="float" office:value="164.078" calcext:value-type="float">
            <text:p>164.078</text:p>
          </table:table-cell>
          <table:table-cell office:value-type="float" office:value="187.205" calcext:value-type="float">
            <text:p>187.205</text:p>
          </table:table-cell>
          <table:table-cell office:value-type="float" office:value="256.716" calcext:value-type="float">
            <text:p>256.71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-211.403" calcext:value-type="float">
            <text:p>-211.403</text:p>
          </table:table-cell>
          <table:table-cell office:value-type="float" office:value="3597.642" calcext:value-type="float">
            <text:p>3597.642</text:p>
          </table:table-cell>
          <table:table-cell office:value-type="float" office:value="0.903" calcext:value-type="float">
            <text:p>0.903</text:p>
          </table:table-cell>
          <table:table-cell table:formula="of:=[.A249]" office:value-type="float" office:value="24.7" calcext:value-type="float">
            <text:p>24.7</text:p>
          </table:table-cell>
          <table:table-cell table:formula="of:=[.B249]-[.$B$2]" office:value-type="float" office:value="-189.606" calcext:value-type="float">
            <text:p>-189.606</text:p>
          </table:table-cell>
          <table:table-cell table:formula="of:=[.C249]-[.$C$2]" office:value-type="float" office:value="201.518" calcext:value-type="float">
            <text:p>201.518</text:p>
          </table:table-cell>
          <table:table-cell table:formula="of:=[.D249]-[.$D$2]" office:value-type="float" office:value="48.612" calcext:value-type="float">
            <text:p>48.612</text:p>
          </table:table-cell>
          <table:table-cell office:value-type="float" office:value="162.599" calcext:value-type="float">
            <text:p>162.599</text:p>
          </table:table-cell>
          <table:table-cell office:value-type="float" office:value="189.595" calcext:value-type="float">
            <text:p>189.595</text:p>
          </table:table-cell>
          <table:table-cell office:value-type="float" office:value="256.627" calcext:value-type="float">
            <text:p>256.627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210.783" calcext:value-type="float">
            <text:p>-210.783</text:p>
          </table:table-cell>
          <table:table-cell office:value-type="float" office:value="3598.091" calcext:value-type="float">
            <text:p>3598.091</text:p>
          </table:table-cell>
          <table:table-cell office:value-type="float" office:value="1.196" calcext:value-type="float">
            <text:p>1.196</text:p>
          </table:table-cell>
          <table:table-cell table:formula="of:=[.A250]" office:value-type="float" office:value="24.8" calcext:value-type="float">
            <text:p>24.8</text:p>
          </table:table-cell>
          <table:table-cell table:formula="of:=[.B250]-[.$B$2]" office:value-type="float" office:value="-188.986" calcext:value-type="float">
            <text:p>-188.986</text:p>
          </table:table-cell>
          <table:table-cell table:formula="of:=[.C250]-[.$C$2]" office:value-type="float" office:value="201.967" calcext:value-type="float">
            <text:p>201.967</text:p>
          </table:table-cell>
          <table:table-cell table:formula="of:=[.D250]-[.$D$2]" office:value-type="float" office:value="48.905" calcext:value-type="float">
            <text:p>48.905</text:p>
          </table:table-cell>
          <table:table-cell office:value-type="float" office:value="163.723" calcext:value-type="float">
            <text:p>163.723</text:p>
          </table:table-cell>
          <table:table-cell office:value-type="float" office:value="189.881" calcext:value-type="float">
            <text:p>189.881</text:p>
          </table:table-cell>
          <table:table-cell office:value-type="float" office:value="251.937" calcext:value-type="float">
            <text:p>251.937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-208.837" calcext:value-type="float">
            <text:p>-208.837</text:p>
          </table:table-cell>
          <table:table-cell office:value-type="float" office:value="3596.953" calcext:value-type="float">
            <text:p>3596.953</text:p>
          </table:table-cell>
          <table:table-cell office:value-type="float" office:value="3.02" calcext:value-type="float">
            <text:p>3.02</text:p>
          </table:table-cell>
          <table:table-cell table:formula="of:=[.A251]" office:value-type="float" office:value="24.9" calcext:value-type="float">
            <text:p>24.9</text:p>
          </table:table-cell>
          <table:table-cell table:formula="of:=[.B251]-[.$B$2]" office:value-type="float" office:value="-187.04" calcext:value-type="float">
            <text:p>-187.04</text:p>
          </table:table-cell>
          <table:table-cell table:formula="of:=[.C251]-[.$C$2]" office:value-type="float" office:value="200.829" calcext:value-type="float">
            <text:p>200.829</text:p>
          </table:table-cell>
          <table:table-cell table:formula="of:=[.D251]-[.$D$2]" office:value-type="float" office:value="50.729" calcext:value-type="float">
            <text:p>50.729</text:p>
          </table:table-cell>
          <table:table-cell office:value-type="float" office:value="166.833" calcext:value-type="float">
            <text:p>166.833</text:p>
          </table:table-cell>
          <table:table-cell office:value-type="float" office:value="189.037" calcext:value-type="float">
            <text:p>189.037</text:p>
          </table:table-cell>
          <table:table-cell office:value-type="float" office:value="250.687" calcext:value-type="float">
            <text:p>250.6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07.074" calcext:value-type="float">
            <text:p>-207.074</text:p>
          </table:table-cell>
          <table:table-cell office:value-type="float" office:value="3596.625" calcext:value-type="float">
            <text:p>3596.625</text:p>
          </table:table-cell>
          <table:table-cell office:value-type="float" office:value="3.66" calcext:value-type="float">
            <text:p>3.66</text:p>
          </table:table-cell>
          <table:table-cell table:formula="of:=[.A252]" office:value-type="float" office:value="25" calcext:value-type="float">
            <text:p>25</text:p>
          </table:table-cell>
          <table:table-cell table:formula="of:=[.B252]-[.$B$2]" office:value-type="float" office:value="-185.277" calcext:value-type="float">
            <text:p>-185.277</text:p>
          </table:table-cell>
          <table:table-cell table:formula="of:=[.C252]-[.$C$2]" office:value-type="float" office:value="200.501" calcext:value-type="float">
            <text:p>200.501</text:p>
          </table:table-cell>
          <table:table-cell table:formula="of:=[.D252]-[.$D$2]" office:value-type="float" office:value="51.369" calcext:value-type="float">
            <text:p>51.369</text:p>
          </table:table-cell>
          <table:table-cell office:value-type="float" office:value="168.645" calcext:value-type="float">
            <text:p>168.645</text:p>
          </table:table-cell>
          <table:table-cell office:value-type="float" office:value="188.908" calcext:value-type="float">
            <text:p>188.908</text:p>
          </table:table-cell>
          <table:table-cell office:value-type="float" office:value="248.901" calcext:value-type="float">
            <text:p>248.901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-208.737" calcext:value-type="float">
            <text:p>-208.737</text:p>
          </table:table-cell>
          <table:table-cell office:value-type="float" office:value="3595.8" calcext:value-type="float">
            <text:p>3595.8</text:p>
          </table:table-cell>
          <table:table-cell office:value-type="float" office:value="5.342" calcext:value-type="float">
            <text:p>5.342</text:p>
          </table:table-cell>
          <table:table-cell table:formula="of:=[.A253]" office:value-type="float" office:value="25.1" calcext:value-type="float">
            <text:p>25.1</text:p>
          </table:table-cell>
          <table:table-cell table:formula="of:=[.B253]-[.$B$2]" office:value-type="float" office:value="-186.94" calcext:value-type="float">
            <text:p>-186.94</text:p>
          </table:table-cell>
          <table:table-cell table:formula="of:=[.C253]-[.$C$2]" office:value-type="float" office:value="199.676" calcext:value-type="float">
            <text:p>199.676</text:p>
          </table:table-cell>
          <table:table-cell table:formula="of:=[.D253]-[.$D$2]" office:value-type="float" office:value="53.051" calcext:value-type="float">
            <text:p>53.051</text:p>
          </table:table-cell>
          <table:table-cell office:value-type="float" office:value="171.106" calcext:value-type="float">
            <text:p>171.106</text:p>
          </table:table-cell>
          <table:table-cell office:value-type="float" office:value="188.745" calcext:value-type="float">
            <text:p>188.745</text:p>
          </table:table-cell>
          <table:table-cell office:value-type="float" office:value="250.14" calcext:value-type="float">
            <text:p>250.14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209.348" calcext:value-type="float">
            <text:p>-209.348</text:p>
          </table:table-cell>
          <table:table-cell office:value-type="float" office:value="3595.109" calcext:value-type="float">
            <text:p>3595.109</text:p>
          </table:table-cell>
          <table:table-cell office:value-type="float" office:value="3.578" calcext:value-type="float">
            <text:p>3.578</text:p>
          </table:table-cell>
          <table:table-cell table:formula="of:=[.A254]" office:value-type="float" office:value="25.2" calcext:value-type="float">
            <text:p>25.2</text:p>
          </table:table-cell>
          <table:table-cell table:formula="of:=[.B254]-[.$B$2]" office:value-type="float" office:value="-187.551" calcext:value-type="float">
            <text:p>-187.551</text:p>
          </table:table-cell>
          <table:table-cell table:formula="of:=[.C254]-[.$C$2]" office:value-type="float" office:value="198.985" calcext:value-type="float">
            <text:p>198.985</text:p>
          </table:table-cell>
          <table:table-cell table:formula="of:=[.D254]-[.$D$2]" office:value-type="float" office:value="51.287" calcext:value-type="float">
            <text:p>51.287</text:p>
          </table:table-cell>
          <table:table-cell office:value-type="float" office:value="171.3" calcext:value-type="float">
            <text:p>171.3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50.469" calcext:value-type="float">
            <text:p>250.46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-212.303" calcext:value-type="float">
            <text:p>-212.303</text:p>
          </table:table-cell>
          <table:table-cell office:value-type="float" office:value="3594.574" calcext:value-type="float">
            <text:p>3594.574</text:p>
          </table:table-cell>
          <table:table-cell office:value-type="float" office:value="8.079" calcext:value-type="float">
            <text:p>8.079</text:p>
          </table:table-cell>
          <table:table-cell table:formula="of:=[.A255]" office:value-type="float" office:value="25.3" calcext:value-type="float">
            <text:p>25.3</text:p>
          </table:table-cell>
          <table:table-cell table:formula="of:=[.B255]-[.$B$2]" office:value-type="float" office:value="-190.506" calcext:value-type="float">
            <text:p>-190.506</text:p>
          </table:table-cell>
          <table:table-cell table:formula="of:=[.C255]-[.$C$2]" office:value-type="float" office:value="198.45" calcext:value-type="float">
            <text:p>198.45</text:p>
          </table:table-cell>
          <table:table-cell table:formula="of:=[.D255]-[.$D$2]" office:value-type="float" office:value="55.788" calcext:value-type="float">
            <text:p>55.788</text:p>
          </table:table-cell>
          <table:table-cell office:value-type="float" office:value="171.205" calcext:value-type="float">
            <text:p>171.205</text:p>
          </table:table-cell>
          <table:table-cell office:value-type="float" office:value="188.087" calcext:value-type="float">
            <text:p>188.087</text:p>
          </table:table-cell>
          <table:table-cell office:value-type="float" office:value="254.076" calcext:value-type="float">
            <text:p>254.07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212.583" calcext:value-type="float">
            <text:p>-212.583</text:p>
          </table:table-cell>
          <table:table-cell office:value-type="float" office:value="3594.079" calcext:value-type="float">
            <text:p>3594.079</text:p>
          </table:table-cell>
          <table:table-cell office:value-type="float" office:value="10.536" calcext:value-type="float">
            <text:p>10.536</text:p>
          </table:table-cell>
          <table:table-cell table:formula="of:=[.A256]" office:value-type="float" office:value="25.4" calcext:value-type="float">
            <text:p>25.4</text:p>
          </table:table-cell>
          <table:table-cell table:formula="of:=[.B256]-[.$B$2]" office:value-type="float" office:value="-190.786" calcext:value-type="float">
            <text:p>-190.786</text:p>
          </table:table-cell>
          <table:table-cell table:formula="of:=[.C256]-[.$C$2]" office:value-type="float" office:value="197.955" calcext:value-type="float">
            <text:p>197.955</text:p>
          </table:table-cell>
          <table:table-cell table:formula="of:=[.D256]-[.$D$2]" office:value-type="float" office:value="58.245" calcext:value-type="float">
            <text:p>58.245</text:p>
          </table:table-cell>
          <table:table-cell office:value-type="float" office:value="172.739" calcext:value-type="float">
            <text:p>172.739</text:p>
          </table:table-cell>
          <table:table-cell office:value-type="float" office:value="187.029" calcext:value-type="float">
            <text:p>187.029</text:p>
          </table:table-cell>
          <table:table-cell office:value-type="float" office:value="255.618" calcext:value-type="float">
            <text:p>255.61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13.853" calcext:value-type="float">
            <text:p>-213.853</text:p>
          </table:table-cell>
          <table:table-cell office:value-type="float" office:value="3591.62" calcext:value-type="float">
            <text:p>3591.62</text:p>
          </table:table-cell>
          <table:table-cell office:value-type="float" office:value="12.354" calcext:value-type="float">
            <text:p>12.354</text:p>
          </table:table-cell>
          <table:table-cell table:formula="of:=[.A257]" office:value-type="float" office:value="25.5" calcext:value-type="float">
            <text:p>25.5</text:p>
          </table:table-cell>
          <table:table-cell table:formula="of:=[.B257]-[.$B$2]" office:value-type="float" office:value="-192.056" calcext:value-type="float">
            <text:p>-192.056</text:p>
          </table:table-cell>
          <table:table-cell table:formula="of:=[.C257]-[.$C$2]" office:value-type="float" office:value="195.496" calcext:value-type="float">
            <text:p>195.496</text:p>
          </table:table-cell>
          <table:table-cell table:formula="of:=[.D257]-[.$D$2]" office:value-type="float" office:value="60.063" calcext:value-type="float">
            <text:p>60.063</text:p>
          </table:table-cell>
          <table:table-cell office:value-type="float" office:value="174.923" calcext:value-type="float">
            <text:p>174.923</text:p>
          </table:table-cell>
          <table:table-cell office:value-type="float" office:value="184.97" calcext:value-type="float">
            <text:p>184.97</text:p>
          </table:table-cell>
          <table:table-cell office:value-type="float" office:value="257.603" calcext:value-type="float">
            <text:p>257.60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210.042" calcext:value-type="float">
            <text:p>-210.042</text:p>
          </table:table-cell>
          <table:table-cell office:value-type="float" office:value="3593.117" calcext:value-type="float">
            <text:p>3593.117</text:p>
          </table:table-cell>
          <table:table-cell office:value-type="float" office:value="12.115" calcext:value-type="float">
            <text:p>12.115</text:p>
          </table:table-cell>
          <table:table-cell table:formula="of:=[.A258]" office:value-type="float" office:value="25.6" calcext:value-type="float">
            <text:p>25.6</text:p>
          </table:table-cell>
          <table:table-cell table:formula="of:=[.B258]-[.$B$2]" office:value-type="float" office:value="-188.245" calcext:value-type="float">
            <text:p>-188.245</text:p>
          </table:table-cell>
          <table:table-cell table:formula="of:=[.C258]-[.$C$2]" office:value-type="float" office:value="196.993" calcext:value-type="float">
            <text:p>196.993</text:p>
          </table:table-cell>
          <table:table-cell table:formula="of:=[.D258]-[.$D$2]" office:value-type="float" office:value="59.824" calcext:value-type="float">
            <text:p>59.824</text:p>
          </table:table-cell>
          <table:table-cell office:value-type="float" office:value="174.373" calcext:value-type="float">
            <text:p>174.373</text:p>
          </table:table-cell>
          <table:table-cell office:value-type="float" office:value="187.013" calcext:value-type="float">
            <text:p>187.013</text:p>
          </table:table-cell>
          <table:table-cell office:value-type="float" office:value="253.966" calcext:value-type="float">
            <text:p>253.966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-210.983" calcext:value-type="float">
            <text:p>-210.983</text:p>
          </table:table-cell>
          <table:table-cell office:value-type="float" office:value="3594.01" calcext:value-type="float">
            <text:p>3594.01</text:p>
          </table:table-cell>
          <table:table-cell office:value-type="float" office:value="11.198" calcext:value-type="float">
            <text:p>11.198</text:p>
          </table:table-cell>
          <table:table-cell table:formula="of:=[.A259]" office:value-type="float" office:value="25.7" calcext:value-type="float">
            <text:p>25.7</text:p>
          </table:table-cell>
          <table:table-cell table:formula="of:=[.B259]-[.$B$2]" office:value-type="float" office:value="-189.186" calcext:value-type="float">
            <text:p>-189.186</text:p>
          </table:table-cell>
          <table:table-cell table:formula="of:=[.C259]-[.$C$2]" office:value-type="float" office:value="197.886" calcext:value-type="float">
            <text:p>197.886</text:p>
          </table:table-cell>
          <table:table-cell table:formula="of:=[.D259]-[.$D$2]" office:value-type="float" office:value="58.907" calcext:value-type="float">
            <text:p>58.907</text:p>
          </table:table-cell>
          <table:table-cell office:value-type="float" office:value="173.4" calcext:value-type="float">
            <text:p>173.4</text:p>
          </table:table-cell>
          <table:table-cell office:value-type="float" office:value="187.959" calcext:value-type="float">
            <text:p>187.959</text:p>
          </table:table-cell>
          <table:table-cell office:value-type="float" office:value="254.187" calcext:value-type="float">
            <text:p>254.18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210.94" calcext:value-type="float">
            <text:p>-210.94</text:p>
          </table:table-cell>
          <table:table-cell office:value-type="float" office:value="3594.824" calcext:value-type="float">
            <text:p>3594.824</text:p>
          </table:table-cell>
          <table:table-cell office:value-type="float" office:value="10.129" calcext:value-type="float">
            <text:p>10.129</text:p>
          </table:table-cell>
          <table:table-cell table:formula="of:=[.A260]" office:value-type="float" office:value="25.8" calcext:value-type="float">
            <text:p>25.8</text:p>
          </table:table-cell>
          <table:table-cell table:formula="of:=[.B260]-[.$B$2]" office:value-type="float" office:value="-189.143" calcext:value-type="float">
            <text:p>-189.143</text:p>
          </table:table-cell>
          <table:table-cell table:formula="of:=[.C260]-[.$C$2]" office:value-type="float" office:value="198.7" calcext:value-type="float">
            <text:p>198.7</text:p>
          </table:table-cell>
          <table:table-cell table:formula="of:=[.D260]-[.$D$2]" office:value-type="float" office:value="57.838" calcext:value-type="float">
            <text:p>57.838</text:p>
          </table:table-cell>
          <table:table-cell office:value-type="float" office:value="171.355" calcext:value-type="float">
            <text:p>171.355</text:p>
          </table:table-cell>
          <table:table-cell office:value-type="float" office:value="188.828" calcext:value-type="float">
            <text:p>188.828</text:p>
          </table:table-cell>
          <table:table-cell office:value-type="float" office:value="253.744" calcext:value-type="float">
            <text:p>253.74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212.759" calcext:value-type="float">
            <text:p>-212.759</text:p>
          </table:table-cell>
          <table:table-cell office:value-type="float" office:value="3594.254" calcext:value-type="float">
            <text:p>3594.254</text:p>
          </table:table-cell>
          <table:table-cell office:value-type="float" office:value="14.57" calcext:value-type="float">
            <text:p>14.57</text:p>
          </table:table-cell>
          <table:table-cell table:formula="of:=[.A261]" office:value-type="float" office:value="25.9" calcext:value-type="float">
            <text:p>25.9</text:p>
          </table:table-cell>
          <table:table-cell table:formula="of:=[.B261]-[.$B$2]" office:value-type="float" office:value="-190.962" calcext:value-type="float">
            <text:p>-190.962</text:p>
          </table:table-cell>
          <table:table-cell table:formula="of:=[.C261]-[.$C$2]" office:value-type="float" office:value="198.13" calcext:value-type="float">
            <text:p>198.13</text:p>
          </table:table-cell>
          <table:table-cell table:formula="of:=[.D261]-[.$D$2]" office:value-type="float" office:value="62.279" calcext:value-type="float">
            <text:p>62.279</text:p>
          </table:table-cell>
          <table:table-cell office:value-type="float" office:value="173.052" calcext:value-type="float">
            <text:p>173.052</text:p>
          </table:table-cell>
          <table:table-cell office:value-type="float" office:value="186.832" calcext:value-type="float">
            <text:p>186.832</text:p>
          </table:table-cell>
          <table:table-cell office:value-type="float" office:value="256.054" calcext:value-type="float">
            <text:p>256.0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13.486" calcext:value-type="float">
            <text:p>-213.486</text:p>
          </table:table-cell>
          <table:table-cell office:value-type="float" office:value="3593.98" calcext:value-type="float">
            <text:p>3593.98</text:p>
          </table:table-cell>
          <table:table-cell office:value-type="float" office:value="12.748" calcext:value-type="float">
            <text:p>12.748</text:p>
          </table:table-cell>
          <table:table-cell table:formula="of:=[.A262]" office:value-type="float" office:value="26" calcext:value-type="float">
            <text:p>26</text:p>
          </table:table-cell>
          <table:table-cell table:formula="of:=[.B262]-[.$B$2]" office:value-type="float" office:value="-191.689" calcext:value-type="float">
            <text:p>-191.689</text:p>
          </table:table-cell>
          <table:table-cell table:formula="of:=[.C262]-[.$C$2]" office:value-type="float" office:value="197.856" calcext:value-type="float">
            <text:p>197.856</text:p>
          </table:table-cell>
          <table:table-cell table:formula="of:=[.D262]-[.$D$2]" office:value-type="float" office:value="60.457" calcext:value-type="float">
            <text:p>60.457</text:p>
          </table:table-cell>
          <table:table-cell office:value-type="float" office:value="172.89" calcext:value-type="float">
            <text:p>172.89</text:p>
          </table:table-cell>
          <table:table-cell office:value-type="float" office:value="187.217" calcext:value-type="float">
            <text:p>187.217</text:p>
          </table:table-cell>
          <table:table-cell office:value-type="float" office:value="256.911" calcext:value-type="float">
            <text:p>256.91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212.999" calcext:value-type="float">
            <text:p>-212.999</text:p>
          </table:table-cell>
          <table:table-cell office:value-type="float" office:value="3595.352" calcext:value-type="float">
            <text:p>3595.352</text:p>
          </table:table-cell>
          <table:table-cell office:value-type="float" office:value="11.681" calcext:value-type="float">
            <text:p>11.681</text:p>
          </table:table-cell>
          <table:table-cell table:formula="of:=[.A263]" office:value-type="float" office:value="26.1" calcext:value-type="float">
            <text:p>26.1</text:p>
          </table:table-cell>
          <table:table-cell table:formula="of:=[.B263]-[.$B$2]" office:value-type="float" office:value="-191.202" calcext:value-type="float">
            <text:p>-191.202</text:p>
          </table:table-cell>
          <table:table-cell table:formula="of:=[.C263]-[.$C$2]" office:value-type="float" office:value="199.228" calcext:value-type="float">
            <text:p>199.228</text:p>
          </table:table-cell>
          <table:table-cell table:formula="of:=[.D263]-[.$D$2]" office:value-type="float" office:value="59.39" calcext:value-type="float">
            <text:p>59.39</text:p>
          </table:table-cell>
          <table:table-cell office:value-type="float" office:value="171.696" calcext:value-type="float">
            <text:p>171.696</text:p>
          </table:table-cell>
          <table:table-cell office:value-type="float" office:value="188.345" calcext:value-type="float">
            <text:p>188.345</text:p>
          </table:table-cell>
          <table:table-cell office:value-type="float" office:value="256.069" calcext:value-type="float">
            <text:p>256.06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209.33" calcext:value-type="float">
            <text:p>-209.33</text:p>
          </table:table-cell>
          <table:table-cell office:value-type="float" office:value="3596.157" calcext:value-type="float">
            <text:p>3596.157</text:p>
          </table:table-cell>
          <table:table-cell office:value-type="float" office:value="8.993" calcext:value-type="float">
            <text:p>8.993</text:p>
          </table:table-cell>
          <table:table-cell table:formula="of:=[.A264]" office:value-type="float" office:value="26.2" calcext:value-type="float">
            <text:p>26.2</text:p>
          </table:table-cell>
          <table:table-cell table:formula="of:=[.B264]-[.$B$2]" office:value-type="float" office:value="-187.533" calcext:value-type="float">
            <text:p>-187.533</text:p>
          </table:table-cell>
          <table:table-cell table:formula="of:=[.C264]-[.$C$2]" office:value-type="float" office:value="200.033" calcext:value-type="float">
            <text:p>200.033</text:p>
          </table:table-cell>
          <table:table-cell table:formula="of:=[.D264]-[.$D$2]" office:value-type="float" office:value="56.702" calcext:value-type="float">
            <text:p>56.702</text:p>
          </table:table-cell>
          <table:table-cell office:value-type="float" office:value="170.509" calcext:value-type="float">
            <text:p>170.509</text:p>
          </table:table-cell>
          <table:table-cell office:value-type="float" office:value="190.104" calcext:value-type="float">
            <text:p>190.104</text:p>
          </table:table-cell>
          <table:table-cell office:value-type="float" office:value="252.119" calcext:value-type="float">
            <text:p>252.11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208.601" calcext:value-type="float">
            <text:p>-208.601</text:p>
          </table:table-cell>
          <table:table-cell office:value-type="float" office:value="3597.945" calcext:value-type="float">
            <text:p>3597.945</text:p>
          </table:table-cell>
          <table:table-cell office:value-type="float" office:value="7.957" calcext:value-type="float">
            <text:p>7.957</text:p>
          </table:table-cell>
          <table:table-cell table:formula="of:=[.A265]" office:value-type="float" office:value="26.3" calcext:value-type="float">
            <text:p>26.3</text:p>
          </table:table-cell>
          <table:table-cell table:formula="of:=[.B265]-[.$B$2]" office:value-type="float" office:value="-186.804" calcext:value-type="float">
            <text:p>-186.804</text:p>
          </table:table-cell>
          <table:table-cell table:formula="of:=[.C265]-[.$C$2]" office:value-type="float" office:value="201.821" calcext:value-type="float">
            <text:p>201.821</text:p>
          </table:table-cell>
          <table:table-cell table:formula="of:=[.D265]-[.$D$2]" office:value-type="float" office:value="55.666" calcext:value-type="float">
            <text:p>55.666</text:p>
          </table:table-cell>
          <table:table-cell office:value-type="float" office:value="169.973" calcext:value-type="float">
            <text:p>169.973</text:p>
          </table:table-cell>
          <table:table-cell office:value-type="float" office:value="191.92" calcext:value-type="float">
            <text:p>191.92</text:p>
          </table:table-cell>
          <table:table-cell office:value-type="float" office:value="250.011" calcext:value-type="float">
            <text:p>250.01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208.014" calcext:value-type="float">
            <text:p>-208.014</text:p>
          </table:table-cell>
          <table:table-cell office:value-type="float" office:value="3598.997" calcext:value-type="float">
            <text:p>3598.997</text:p>
          </table:table-cell>
          <table:table-cell office:value-type="float" office:value="10.051" calcext:value-type="float">
            <text:p>10.051</text:p>
          </table:table-cell>
          <table:table-cell table:formula="of:=[.A266]" office:value-type="float" office:value="26.4" calcext:value-type="float">
            <text:p>26.4</text:p>
          </table:table-cell>
          <table:table-cell table:formula="of:=[.B266]-[.$B$2]" office:value-type="float" office:value="-186.217" calcext:value-type="float">
            <text:p>-186.217</text:p>
          </table:table-cell>
          <table:table-cell table:formula="of:=[.C266]-[.$C$2]" office:value-type="float" office:value="202.873" calcext:value-type="float">
            <text:p>202.873</text:p>
          </table:table-cell>
          <table:table-cell table:formula="of:=[.D266]-[.$D$2]" office:value-type="float" office:value="57.76" calcext:value-type="float">
            <text:p>57.76</text:p>
          </table:table-cell>
          <table:table-cell office:value-type="float" office:value="170.413" calcext:value-type="float">
            <text:p>170.413</text:p>
          </table:table-cell>
          <table:table-cell office:value-type="float" office:value="192.654" calcext:value-type="float">
            <text:p>192.654</text:p>
          </table:table-cell>
          <table:table-cell office:value-type="float" office:value="249.901" calcext:value-type="float">
            <text:p>249.901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208.695" calcext:value-type="float">
            <text:p>-208.695</text:p>
          </table:table-cell>
          <table:table-cell office:value-type="float" office:value="3600.283" calcext:value-type="float">
            <text:p>3600.283</text:p>
          </table:table-cell>
          <table:table-cell office:value-type="float" office:value="8.256" calcext:value-type="float">
            <text:p>8.256</text:p>
          </table:table-cell>
          <table:table-cell table:formula="of:=[.A267]" office:value-type="float" office:value="26.5" calcext:value-type="float">
            <text:p>26.5</text:p>
          </table:table-cell>
          <table:table-cell table:formula="of:=[.B267]-[.$B$2]" office:value-type="float" office:value="-186.898" calcext:value-type="float">
            <text:p>-186.898</text:p>
          </table:table-cell>
          <table:table-cell table:formula="of:=[.C267]-[.$C$2]" office:value-type="float" office:value="204.159" calcext:value-type="float">
            <text:p>204.159</text:p>
          </table:table-cell>
          <table:table-cell table:formula="of:=[.D267]-[.$D$2]" office:value-type="float" office:value="55.965" calcext:value-type="float">
            <text:p>55.965</text:p>
          </table:table-cell>
          <table:table-cell office:value-type="float" office:value="169.988" calcext:value-type="float">
            <text:p>169.988</text:p>
          </table:table-cell>
          <table:table-cell office:value-type="float" office:value="193.957" calcext:value-type="float">
            <text:p>193.957</text:p>
          </table:table-cell>
          <table:table-cell office:value-type="float" office:value="249.461" calcext:value-type="float">
            <text:p>249.461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207.708" calcext:value-type="float">
            <text:p>-207.708</text:p>
          </table:table-cell>
          <table:table-cell office:value-type="float" office:value="3603.405" calcext:value-type="float">
            <text:p>3603.405</text:p>
          </table:table-cell>
          <table:table-cell office:value-type="float" office:value="5.111" calcext:value-type="float">
            <text:p>5.111</text:p>
          </table:table-cell>
          <table:table-cell table:formula="of:=[.A268]" office:value-type="float" office:value="26.6" calcext:value-type="float">
            <text:p>26.6</text:p>
          </table:table-cell>
          <table:table-cell table:formula="of:=[.B268]-[.$B$2]" office:value-type="float" office:value="-185.911" calcext:value-type="float">
            <text:p>-185.911</text:p>
          </table:table-cell>
          <table:table-cell table:formula="of:=[.C268]-[.$C$2]" office:value-type="float" office:value="207.281" calcext:value-type="float">
            <text:p>207.281</text:p>
          </table:table-cell>
          <table:table-cell table:formula="of:=[.D268]-[.$D$2]" office:value-type="float" office:value="52.82" calcext:value-type="float">
            <text:p>52.82</text:p>
          </table:table-cell>
          <table:table-cell office:value-type="float" office:value="167.876" calcext:value-type="float">
            <text:p>167.876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248.394" calcext:value-type="float">
            <text:p>248.39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-207.891" calcext:value-type="float">
            <text:p>-207.891</text:p>
          </table:table-cell>
          <table:table-cell office:value-type="float" office:value="3604.542" calcext:value-type="float">
            <text:p>3604.542</text:p>
          </table:table-cell>
          <table:table-cell office:value-type="float" office:value="1.922" calcext:value-type="float">
            <text:p>1.922</text:p>
          </table:table-cell>
          <table:table-cell table:formula="of:=[.A269]" office:value-type="float" office:value="26.7" calcext:value-type="float">
            <text:p>26.7</text:p>
          </table:table-cell>
          <table:table-cell table:formula="of:=[.B269]-[.$B$2]" office:value-type="float" office:value="-186.094" calcext:value-type="float">
            <text:p>-186.094</text:p>
          </table:table-cell>
          <table:table-cell table:formula="of:=[.C269]-[.$C$2]" office:value-type="float" office:value="208.418" calcext:value-type="float">
            <text:p>208.418</text:p>
          </table:table-cell>
          <table:table-cell table:formula="of:=[.D269]-[.$D$2]" office:value-type="float" office:value="49.631" calcext:value-type="float">
            <text:p>49.631</text:p>
          </table:table-cell>
          <table:table-cell office:value-type="float" office:value="165.608" calcext:value-type="float">
            <text:p>165.608</text:p>
          </table:table-cell>
          <table:table-cell office:value-type="float" office:value="197.224" calcext:value-type="float">
            <text:p>197.224</text:p>
          </table:table-cell>
          <table:table-cell office:value-type="float" office:value="246.194" calcext:value-type="float">
            <text:p>246.19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206.827" calcext:value-type="float">
            <text:p>-206.827</text:p>
          </table:table-cell>
          <table:table-cell office:value-type="float" office:value="3605.996" calcext:value-type="float">
            <text:p>3605.996</text:p>
          </table:table-cell>
          <table:table-cell office:value-type="float" office:value="0.365" calcext:value-type="float">
            <text:p>0.365</text:p>
          </table:table-cell>
          <table:table-cell table:formula="of:=[.A270]" office:value-type="float" office:value="26.8" calcext:value-type="float">
            <text:p>26.8</text:p>
          </table:table-cell>
          <table:table-cell table:formula="of:=[.B270]-[.$B$2]" office:value-type="float" office:value="-185.03" calcext:value-type="float">
            <text:p>-185.03</text:p>
          </table:table-cell>
          <table:table-cell table:formula="of:=[.C270]-[.$C$2]" office:value-type="float" office:value="209.872" calcext:value-type="float">
            <text:p>209.872</text:p>
          </table:table-cell>
          <table:table-cell table:formula="of:=[.D270]-[.$D$2]" office:value-type="float" office:value="48.074" calcext:value-type="float">
            <text:p>48.074</text:p>
          </table:table-cell>
          <table:table-cell office:value-type="float" office:value="162.897" calcext:value-type="float">
            <text:p>162.897</text:p>
          </table:table-cell>
          <table:table-cell office:value-type="float" office:value="198.045" calcext:value-type="float">
            <text:p>198.045</text:p>
          </table:table-cell>
          <table:table-cell office:value-type="float" office:value="246.099" calcext:value-type="float">
            <text:p>246.099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210.014" calcext:value-type="float">
            <text:p>-210.014</text:p>
          </table:table-cell>
          <table:table-cell office:value-type="float" office:value="3604.937" calcext:value-type="float">
            <text:p>3604.937</text:p>
          </table:table-cell>
          <table:table-cell office:value-type="float" office:value="-0.197" calcext:value-type="float">
            <text:p>-0.197</text:p>
          </table:table-cell>
          <table:table-cell table:formula="of:=[.A271]" office:value-type="float" office:value="26.9" calcext:value-type="float">
            <text:p>26.9</text:p>
          </table:table-cell>
          <table:table-cell table:formula="of:=[.B271]-[.$B$2]" office:value-type="float" office:value="-188.217" calcext:value-type="float">
            <text:p>-188.217</text:p>
          </table:table-cell>
          <table:table-cell table:formula="of:=[.C271]-[.$C$2]" office:value-type="float" office:value="208.813" calcext:value-type="float">
            <text:p>208.813</text:p>
          </table:table-cell>
          <table:table-cell table:formula="of:=[.D271]-[.$D$2]" office:value-type="float" office:value="47.512" calcext:value-type="float">
            <text:p>47.512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196.458" calcext:value-type="float">
            <text:p>196.458</text:p>
          </table:table-cell>
          <table:table-cell office:value-type="float" office:value="248.618" calcext:value-type="float">
            <text:p>248.6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09.325" calcext:value-type="float">
            <text:p>-209.325</text:p>
          </table:table-cell>
          <table:table-cell office:value-type="float" office:value="3604.315" calcext:value-type="float">
            <text:p>3604.315</text:p>
          </table:table-cell>
          <table:table-cell office:value-type="float" office:value="-2.02" calcext:value-type="float">
            <text:p>-2.02</text:p>
          </table:table-cell>
          <table:table-cell table:formula="of:=[.A272]" office:value-type="float" office:value="27" calcext:value-type="float">
            <text:p>27</text:p>
          </table:table-cell>
          <table:table-cell table:formula="of:=[.B272]-[.$B$2]" office:value-type="float" office:value="-187.528" calcext:value-type="float">
            <text:p>-187.528</text:p>
          </table:table-cell>
          <table:table-cell table:formula="of:=[.C272]-[.$C$2]" office:value-type="float" office:value="208.191" calcext:value-type="float">
            <text:p>208.191</text:p>
          </table:table-cell>
          <table:table-cell table:formula="of:=[.D272]-[.$D$2]" office:value-type="float" office:value="45.689" calcext:value-type="float">
            <text:p>45.689</text:p>
          </table:table-cell>
          <table:table-cell office:value-type="float" office:value="159.496" calcext:value-type="float">
            <text:p>159.496</text:p>
          </table:table-cell>
          <table:table-cell office:value-type="float" office:value="197.336" calcext:value-type="float">
            <text:p>197.336</text:p>
          </table:table-cell>
          <table:table-cell office:value-type="float" office:value="247.967" calcext:value-type="float">
            <text:p>247.967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-205.261" calcext:value-type="float">
            <text:p>-205.261</text:p>
          </table:table-cell>
          <table:table-cell office:value-type="float" office:value="3605.871" calcext:value-type="float">
            <text:p>3605.871</text:p>
          </table:table-cell>
          <table:table-cell office:value-type="float" office:value="-3.226" calcext:value-type="float">
            <text:p>-3.226</text:p>
          </table:table-cell>
          <table:table-cell table:formula="of:=[.A273]" office:value-type="float" office:value="27.1" calcext:value-type="float">
            <text:p>27.1</text:p>
          </table:table-cell>
          <table:table-cell table:formula="of:=[.B273]-[.$B$2]" office:value-type="float" office:value="-183.464" calcext:value-type="float">
            <text:p>-183.464</text:p>
          </table:table-cell>
          <table:table-cell table:formula="of:=[.C273]-[.$C$2]" office:value-type="float" office:value="209.747" calcext:value-type="float">
            <text:p>209.747</text:p>
          </table:table-cell>
          <table:table-cell table:formula="of:=[.D273]-[.$D$2]" office:value-type="float" office:value="44.483" calcext:value-type="float">
            <text:p>44.483</text:p>
          </table:table-cell>
          <table:table-cell office:value-type="float" office:value="161.022" calcext:value-type="float">
            <text:p>161.022</text:p>
          </table:table-cell>
          <table:table-cell office:value-type="float" office:value="198.933" calcext:value-type="float">
            <text:p>198.933</text:p>
          </table:table-cell>
          <table:table-cell office:value-type="float" office:value="245.255" calcext:value-type="float">
            <text:p>245.25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204.44" calcext:value-type="float">
            <text:p>-204.44</text:p>
          </table:table-cell>
          <table:table-cell office:value-type="float" office:value="3606.745" calcext:value-type="float">
            <text:p>3606.745</text:p>
          </table:table-cell>
          <table:table-cell office:value-type="float" office:value="-3.767" calcext:value-type="float">
            <text:p>-3.767</text:p>
          </table:table-cell>
          <table:table-cell table:formula="of:=[.A274]" office:value-type="float" office:value="27.2" calcext:value-type="float">
            <text:p>27.2</text:p>
          </table:table-cell>
          <table:table-cell table:formula="of:=[.B274]-[.$B$2]" office:value-type="float" office:value="-182.643" calcext:value-type="float">
            <text:p>-182.643</text:p>
          </table:table-cell>
          <table:table-cell table:formula="of:=[.C274]-[.$C$2]" office:value-type="float" office:value="210.621" calcext:value-type="float">
            <text:p>210.621</text:p>
          </table:table-cell>
          <table:table-cell table:formula="of:=[.D274]-[.$D$2]" office:value-type="float" office:value="43.942" calcext:value-type="float">
            <text:p>43.942</text:p>
          </table:table-cell>
          <table:table-cell office:value-type="float" office:value="160.292" calcext:value-type="float">
            <text:p>160.292</text:p>
          </table:table-cell>
          <table:table-cell office:value-type="float" office:value="199.876" calcext:value-type="float">
            <text:p>199.876</text:p>
          </table:table-cell>
          <table:table-cell office:value-type="float" office:value="243.587" calcext:value-type="float">
            <text:p>243.58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-206.238" calcext:value-type="float">
            <text:p>-206.238</text:p>
          </table:table-cell>
          <table:table-cell office:value-type="float" office:value="3606.329" calcext:value-type="float">
            <text:p>3606.329</text:p>
          </table:table-cell>
          <table:table-cell office:value-type="float" office:value="-1.499" calcext:value-type="float">
            <text:p>-1.499</text:p>
          </table:table-cell>
          <table:table-cell table:formula="of:=[.A275]" office:value-type="float" office:value="27.3" calcext:value-type="float">
            <text:p>27.3</text:p>
          </table:table-cell>
          <table:table-cell table:formula="of:=[.B275]-[.$B$2]" office:value-type="float" office:value="-184.441" calcext:value-type="float">
            <text:p>-184.441</text:p>
          </table:table-cell>
          <table:table-cell table:formula="of:=[.C275]-[.$C$2]" office:value-type="float" office:value="210.205" calcext:value-type="float">
            <text:p>210.205</text:p>
          </table:table-cell>
          <table:table-cell table:formula="of:=[.D275]-[.$D$2]" office:value-type="float" office:value="46.21" calcext:value-type="float">
            <text:p>46.21</text:p>
          </table:table-cell>
          <table:table-cell office:value-type="float" office:value="161.471" calcext:value-type="float">
            <text:p>161.471</text:p>
          </table:table-cell>
          <table:table-cell office:value-type="float" office:value="199.155" calcext:value-type="float">
            <text:p>199.155</text:p>
          </table:table-cell>
          <table:table-cell office:value-type="float" office:value="245.482" calcext:value-type="float">
            <text:p>245.48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200.658" calcext:value-type="float">
            <text:p>-200.658</text:p>
          </table:table-cell>
          <table:table-cell office:value-type="float" office:value="3607.654" calcext:value-type="float">
            <text:p>3607.654</text:p>
          </table:table-cell>
          <table:table-cell office:value-type="float" office:value="-3.123" calcext:value-type="float">
            <text:p>-3.123</text:p>
          </table:table-cell>
          <table:table-cell table:formula="of:=[.A276]" office:value-type="float" office:value="27.4" calcext:value-type="float">
            <text:p>27.4</text:p>
          </table:table-cell>
          <table:table-cell table:formula="of:=[.B276]-[.$B$2]" office:value-type="float" office:value="-178.861" calcext:value-type="float">
            <text:p>-178.861</text:p>
          </table:table-cell>
          <table:table-cell table:formula="of:=[.C276]-[.$C$2]" office:value-type="float" office:value="211.53" calcext:value-type="float">
            <text:p>211.53</text:p>
          </table:table-cell>
          <table:table-cell table:formula="of:=[.D276]-[.$D$2]" office:value-type="float" office:value="44.586" calcext:value-type="float">
            <text:p>44.586</text:p>
          </table:table-cell>
          <table:table-cell office:value-type="float" office:value="157.899" calcext:value-type="float">
            <text:p>157.899</text:p>
          </table:table-cell>
          <table:table-cell office:value-type="float" office:value="201.65" calcext:value-type="float">
            <text:p>201.65</text:p>
          </table:table-cell>
          <table:table-cell office:value-type="float" office:value="238.254" calcext:value-type="float">
            <text:p>238.25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-200.874" calcext:value-type="float">
            <text:p>-200.874</text:p>
          </table:table-cell>
          <table:table-cell office:value-type="float" office:value="3607.436" calcext:value-type="float">
            <text:p>3607.436</text:p>
          </table:table-cell>
          <table:table-cell office:value-type="float" office:value="-3.039" calcext:value-type="float">
            <text:p>-3.039</text:p>
          </table:table-cell>
          <table:table-cell table:formula="of:=[.A277]" office:value-type="float" office:value="27.5" calcext:value-type="float">
            <text:p>27.5</text:p>
          </table:table-cell>
          <table:table-cell table:formula="of:=[.B277]-[.$B$2]" office:value-type="float" office:value="-179.077" calcext:value-type="float">
            <text:p>-179.077</text:p>
          </table:table-cell>
          <table:table-cell table:formula="of:=[.C277]-[.$C$2]" office:value-type="float" office:value="211.312" calcext:value-type="float">
            <text:p>211.312</text:p>
          </table:table-cell>
          <table:table-cell table:formula="of:=[.D277]-[.$D$2]" office:value-type="float" office:value="44.67" calcext:value-type="float">
            <text:p>44.67</text:p>
          </table:table-cell>
          <table:table-cell office:value-type="float" office:value="157.636" calcext:value-type="float">
            <text:p>157.636</text:p>
          </table:table-cell>
          <table:table-cell office:value-type="float" office:value="202.161" calcext:value-type="float">
            <text:p>202.161</text:p>
          </table:table-cell>
          <table:table-cell office:value-type="float" office:value="231.026" calcext:value-type="float">
            <text:p>231.026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-203.046" calcext:value-type="float">
            <text:p>-203.046</text:p>
          </table:table-cell>
          <table:table-cell office:value-type="float" office:value="3605.345" calcext:value-type="float">
            <text:p>3605.345</text:p>
          </table:table-cell>
          <table:table-cell office:value-type="float" office:value="-0.607" calcext:value-type="float">
            <text:p>-0.607</text:p>
          </table:table-cell>
          <table:table-cell table:formula="of:=[.A278]" office:value-type="float" office:value="27.6" calcext:value-type="float">
            <text:p>27.6</text:p>
          </table:table-cell>
          <table:table-cell table:formula="of:=[.B278]-[.$B$2]" office:value-type="float" office:value="-181.249" calcext:value-type="float">
            <text:p>-181.249</text:p>
          </table:table-cell>
          <table:table-cell table:formula="of:=[.C278]-[.$C$2]" office:value-type="float" office:value="209.221" calcext:value-type="float">
            <text:p>209.221</text:p>
          </table:table-cell>
          <table:table-cell table:formula="of:=[.D278]-[.$D$2]" office:value-type="float" office:value="47.102" calcext:value-type="float">
            <text:p>47.102</text:p>
          </table:table-cell>
          <table:table-cell office:value-type="float" office:value="159.108" calcext:value-type="float">
            <text:p>159.108</text:p>
          </table:table-cell>
          <table:table-cell office:value-type="float" office:value="199.873" calcext:value-type="float">
            <text:p>199.873</text:p>
          </table:table-cell>
          <table:table-cell office:value-type="float" office:value="223.798" calcext:value-type="float">
            <text:p>223.798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-205.012" calcext:value-type="float">
            <text:p>-205.012</text:p>
          </table:table-cell>
          <table:table-cell office:value-type="float" office:value="3604.772" calcext:value-type="float">
            <text:p>3604.772</text:p>
          </table:table-cell>
          <table:table-cell office:value-type="float" office:value="-0.354" calcext:value-type="float">
            <text:p>-0.354</text:p>
          </table:table-cell>
          <table:table-cell table:formula="of:=[.A279]" office:value-type="float" office:value="27.7" calcext:value-type="float">
            <text:p>27.7</text:p>
          </table:table-cell>
          <table:table-cell table:formula="of:=[.B279]-[.$B$2]" office:value-type="float" office:value="-183.215" calcext:value-type="float">
            <text:p>-183.215</text:p>
          </table:table-cell>
          <table:table-cell table:formula="of:=[.C279]-[.$C$2]" office:value-type="float" office:value="208.648" calcext:value-type="float">
            <text:p>208.648</text:p>
          </table:table-cell>
          <table:table-cell table:formula="of:=[.D279]-[.$D$2]" office:value-type="float" office:value="47.355" calcext:value-type="float">
            <text:p>47.355</text:p>
          </table:table-cell>
          <table:table-cell office:value-type="float" office:value="159.106" calcext:value-type="float">
            <text:p>159.106</text:p>
          </table:table-cell>
          <table:table-cell office:value-type="float" office:value="198.867" calcext:value-type="float">
            <text:p>198.867</text:p>
          </table:table-cell>
          <table:table-cell office:value-type="float" office:value="226.784" calcext:value-type="float">
            <text:p>226.784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204.628" calcext:value-type="float">
            <text:p>-204.628</text:p>
          </table:table-cell>
          <table:table-cell office:value-type="float" office:value="3604.752" calcext:value-type="float">
            <text:p>3604.752</text:p>
          </table:table-cell>
          <table:table-cell office:value-type="float" office:value="-0.101" calcext:value-type="float">
            <text:p>-0.101</text:p>
          </table:table-cell>
          <table:table-cell table:formula="of:=[.A280]" office:value-type="float" office:value="27.8" calcext:value-type="float">
            <text:p>27.8</text:p>
          </table:table-cell>
          <table:table-cell table:formula="of:=[.B280]-[.$B$2]" office:value-type="float" office:value="-182.831" calcext:value-type="float">
            <text:p>-182.831</text:p>
          </table:table-cell>
          <table:table-cell table:formula="of:=[.C280]-[.$C$2]" office:value-type="float" office:value="208.628" calcext:value-type="float">
            <text:p>208.628</text:p>
          </table:table-cell>
          <table:table-cell table:formula="of:=[.D280]-[.$D$2]" office:value-type="float" office:value="47.608" calcext:value-type="float">
            <text:p>47.608</text:p>
          </table:table-cell>
          <table:table-cell office:value-type="float" office:value="160.022" calcext:value-type="float">
            <text:p>160.022</text:p>
          </table:table-cell>
          <table:table-cell office:value-type="float" office:value="199.517" calcext:value-type="float">
            <text:p>199.517</text:p>
          </table:table-cell>
          <table:table-cell office:value-type="float" office:value="226.057" calcext:value-type="float">
            <text:p>226.057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-203.594" calcext:value-type="float">
            <text:p>-203.594</text:p>
          </table:table-cell>
          <table:table-cell office:value-type="float" office:value="3604.167" calcext:value-type="float">
            <text:p>3604.167</text:p>
          </table:table-cell>
          <table:table-cell office:value-type="float" office:value="0.152" calcext:value-type="float">
            <text:p>0.152</text:p>
          </table:table-cell>
          <table:table-cell table:formula="of:=[.A281]" office:value-type="float" office:value="27.9" calcext:value-type="float">
            <text:p>27.9</text:p>
          </table:table-cell>
          <table:table-cell table:formula="of:=[.B281]-[.$B$2]" office:value-type="float" office:value="-181.797" calcext:value-type="float">
            <text:p>-181.797</text:p>
          </table:table-cell>
          <table:table-cell table:formula="of:=[.C281]-[.$C$2]" office:value-type="float" office:value="208.043" calcext:value-type="float">
            <text:p>208.043</text:p>
          </table:table-cell>
          <table:table-cell table:formula="of:=[.D281]-[.$D$2]" office:value-type="float" office:value="47.861" calcext:value-type="float">
            <text:p>47.861</text:p>
          </table:table-cell>
          <table:table-cell office:value-type="float" office:value="159.615" calcext:value-type="float">
            <text:p>159.615</text:p>
          </table:table-cell>
          <table:table-cell office:value-type="float" office:value="200.052" calcext:value-type="float">
            <text:p>200.052</text:p>
          </table:table-cell>
          <table:table-cell office:value-type="float" office:value="223.758" calcext:value-type="float">
            <text:p>223.7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04.383" calcext:value-type="float">
            <text:p>-204.383</text:p>
          </table:table-cell>
          <table:table-cell office:value-type="float" office:value="3603.677" calcext:value-type="float">
            <text:p>3603.677</text:p>
          </table:table-cell>
          <table:table-cell office:value-type="float" office:value="-1.583" calcext:value-type="float">
            <text:p>-1.583</text:p>
          </table:table-cell>
          <table:table-cell table:formula="of:=[.A282]" office:value-type="float" office:value="28" calcext:value-type="float">
            <text:p>28</text:p>
          </table:table-cell>
          <table:table-cell table:formula="of:=[.B282]-[.$B$2]" office:value-type="float" office:value="-182.586" calcext:value-type="float">
            <text:p>-182.586</text:p>
          </table:table-cell>
          <table:table-cell table:formula="of:=[.C282]-[.$C$2]" office:value-type="float" office:value="207.553" calcext:value-type="float">
            <text:p>207.553</text:p>
          </table:table-cell>
          <table:table-cell table:formula="of:=[.D282]-[.$D$2]" office:value-type="float" office:value="46.126" calcext:value-type="float">
            <text:p>46.126</text:p>
          </table:table-cell>
          <table:table-cell office:value-type="float" office:value="158.828" calcext:value-type="float">
            <text:p>158.828</text:p>
          </table:table-cell>
          <table:table-cell office:value-type="float" office:value="199.208" calcext:value-type="float">
            <text:p>199.208</text:p>
          </table:table-cell>
          <table:table-cell office:value-type="float" office:value="224.72" calcext:value-type="float">
            <text:p>224.72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-203.809" calcext:value-type="float">
            <text:p>-203.809</text:p>
          </table:table-cell>
          <table:table-cell office:value-type="float" office:value="3604.748" calcext:value-type="float">
            <text:p>3604.748</text:p>
          </table:table-cell>
          <table:table-cell office:value-type="float" office:value="-1.604" calcext:value-type="float">
            <text:p>-1.604</text:p>
          </table:table-cell>
          <table:table-cell table:formula="of:=[.A283]" office:value-type="float" office:value="28.1" calcext:value-type="float">
            <text:p>28.1</text:p>
          </table:table-cell>
          <table:table-cell table:formula="of:=[.B283]-[.$B$2]" office:value-type="float" office:value="-182.012" calcext:value-type="float">
            <text:p>-182.012</text:p>
          </table:table-cell>
          <table:table-cell table:formula="of:=[.C283]-[.$C$2]" office:value-type="float" office:value="208.624" calcext:value-type="float">
            <text:p>208.624</text:p>
          </table:table-cell>
          <table:table-cell table:formula="of:=[.D283]-[.$D$2]" office:value-type="float" office:value="46.105" calcext:value-type="float">
            <text:p>46.105</text:p>
          </table:table-cell>
          <table:table-cell office:value-type="float" office:value="158.789" calcext:value-type="float">
            <text:p>158.789</text:p>
          </table:table-cell>
          <table:table-cell office:value-type="float" office:value="199.149" calcext:value-type="float">
            <text:p>199.149</text:p>
          </table:table-cell>
          <table:table-cell office:value-type="float" office:value="225.099" calcext:value-type="float">
            <text:p>225.099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-203.323" calcext:value-type="float">
            <text:p>-203.323</text:p>
          </table:table-cell>
          <table:table-cell office:value-type="float" office:value="3605.967" calcext:value-type="float">
            <text:p>3605.967</text:p>
          </table:table-cell>
          <table:table-cell office:value-type="float" office:value="-2.122" calcext:value-type="float">
            <text:p>-2.122</text:p>
          </table:table-cell>
          <table:table-cell table:formula="of:=[.A284]" office:value-type="float" office:value="28.2" calcext:value-type="float">
            <text:p>28.2</text:p>
          </table:table-cell>
          <table:table-cell table:formula="of:=[.B284]-[.$B$2]" office:value-type="float" office:value="-181.526" calcext:value-type="float">
            <text:p>-181.526</text:p>
          </table:table-cell>
          <table:table-cell table:formula="of:=[.C284]-[.$C$2]" office:value-type="float" office:value="209.843" calcext:value-type="float">
            <text:p>209.843</text:p>
          </table:table-cell>
          <table:table-cell table:formula="of:=[.D284]-[.$D$2]" office:value-type="float" office:value="45.587" calcext:value-type="float">
            <text:p>45.587</text:p>
          </table:table-cell>
          <table:table-cell office:value-type="float" office:value="159.226" calcext:value-type="float">
            <text:p>159.226</text:p>
          </table:table-cell>
          <table:table-cell office:value-type="float" office:value="200.747" calcext:value-type="float">
            <text:p>200.747</text:p>
          </table:table-cell>
          <table:table-cell office:value-type="float" office:value="224.332" calcext:value-type="float">
            <text:p>224.332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-202.733" calcext:value-type="float">
            <text:p>-202.733</text:p>
          </table:table-cell>
          <table:table-cell office:value-type="float" office:value="3607.201" calcext:value-type="float">
            <text:p>3607.201</text:p>
          </table:table-cell>
          <table:table-cell office:value-type="float" office:value="-5.515" calcext:value-type="float">
            <text:p>-5.515</text:p>
          </table:table-cell>
          <table:table-cell table:formula="of:=[.A285]" office:value-type="float" office:value="28.3" calcext:value-type="float">
            <text:p>28.3</text:p>
          </table:table-cell>
          <table:table-cell table:formula="of:=[.B285]-[.$B$2]" office:value-type="float" office:value="-180.936" calcext:value-type="float">
            <text:p>-180.936</text:p>
          </table:table-cell>
          <table:table-cell table:formula="of:=[.C285]-[.$C$2]" office:value-type="float" office:value="211.077" calcext:value-type="float">
            <text:p>211.077</text:p>
          </table:table-cell>
          <table:table-cell table:formula="of:=[.D285]-[.$D$2]" office:value-type="float" office:value="42.194" calcext:value-type="float">
            <text:p>42.194</text:p>
          </table:table-cell>
          <table:table-cell office:value-type="float" office:value="156.453" calcext:value-type="float">
            <text:p>156.453</text:p>
          </table:table-cell>
          <table:table-cell office:value-type="float" office:value="200.751" calcext:value-type="float">
            <text:p>200.751</text:p>
          </table:table-cell>
          <table:table-cell office:value-type="float" office:value="223.009" calcext:value-type="float">
            <text:p>223.009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201.731" calcext:value-type="float">
            <text:p>-201.731</text:p>
          </table:table-cell>
          <table:table-cell office:value-type="float" office:value="3609.084" calcext:value-type="float">
            <text:p>3609.084</text:p>
          </table:table-cell>
          <table:table-cell office:value-type="float" office:value="-9.442" calcext:value-type="float">
            <text:p>-9.442</text:p>
          </table:table-cell>
          <table:table-cell table:formula="of:=[.A286]" office:value-type="float" office:value="28.4" calcext:value-type="float">
            <text:p>28.4</text:p>
          </table:table-cell>
          <table:table-cell table:formula="of:=[.B286]-[.$B$2]" office:value-type="float" office:value="-179.934" calcext:value-type="float">
            <text:p>-179.934</text:p>
          </table:table-cell>
          <table:table-cell table:formula="of:=[.C286]-[.$C$2]" office:value-type="float" office:value="212.96" calcext:value-type="float">
            <text:p>212.96</text:p>
          </table:table-cell>
          <table:table-cell table:formula="of:=[.D286]-[.$D$2]" office:value-type="float" office:value="38.267" calcext:value-type="float">
            <text:p>38.267</text:p>
          </table:table-cell>
          <table:table-cell office:value-type="float" office:value="154.848" calcext:value-type="float">
            <text:p>154.848</text:p>
          </table:table-cell>
          <table:table-cell office:value-type="float" office:value="202.228" calcext:value-type="float">
            <text:p>202.228</text:p>
          </table:table-cell>
          <table:table-cell office:value-type="float" office:value="222.075" calcext:value-type="float">
            <text:p>222.07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-200.973" calcext:value-type="float">
            <text:p>-200.973</text:p>
          </table:table-cell>
          <table:table-cell office:value-type="float" office:value="3608.553" calcext:value-type="float">
            <text:p>3608.553</text:p>
          </table:table-cell>
          <table:table-cell office:value-type="float" office:value="-8.509" calcext:value-type="float">
            <text:p>-8.509</text:p>
          </table:table-cell>
          <table:table-cell table:formula="of:=[.A287]" office:value-type="float" office:value="28.5" calcext:value-type="float">
            <text:p>28.5</text:p>
          </table:table-cell>
          <table:table-cell table:formula="of:=[.B287]-[.$B$2]" office:value-type="float" office:value="-179.176" calcext:value-type="float">
            <text:p>-179.176</text:p>
          </table:table-cell>
          <table:table-cell table:formula="of:=[.C287]-[.$C$2]" office:value-type="float" office:value="212.429" calcext:value-type="float">
            <text:p>212.429</text:p>
          </table:table-cell>
          <table:table-cell table:formula="of:=[.D287]-[.$D$2]" office:value-type="float" office:value="39.2" calcext:value-type="float">
            <text:p>39.2</text:p>
          </table:table-cell>
          <table:table-cell office:value-type="float" office:value="154.614" calcext:value-type="float">
            <text:p>154.614</text:p>
          </table:table-cell>
          <table:table-cell office:value-type="float" office:value="202.063" calcext:value-type="float">
            <text:p>202.063</text:p>
          </table:table-cell>
          <table:table-cell office:value-type="float" office:value="219.601" calcext:value-type="float">
            <text:p>219.601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-202.298" calcext:value-type="float">
            <text:p>-202.298</text:p>
          </table:table-cell>
          <table:table-cell office:value-type="float" office:value="3606.511" calcext:value-type="float">
            <text:p>3606.511</text:p>
          </table:table-cell>
          <table:table-cell office:value-type="float" office:value="-9.8" calcext:value-type="float">
            <text:p>-9.8</text:p>
          </table:table-cell>
          <table:table-cell table:formula="of:=[.A288]" office:value-type="float" office:value="28.6" calcext:value-type="float">
            <text:p>28.6</text:p>
          </table:table-cell>
          <table:table-cell table:formula="of:=[.B288]-[.$B$2]" office:value-type="float" office:value="-180.501" calcext:value-type="float">
            <text:p>-180.501</text:p>
          </table:table-cell>
          <table:table-cell table:formula="of:=[.C288]-[.$C$2]" office:value-type="float" office:value="210.387" calcext:value-type="float">
            <text:p>210.387</text:p>
          </table:table-cell>
          <table:table-cell table:formula="of:=[.D288]-[.$D$2]" office:value-type="float" office:value="37.909" calcext:value-type="float">
            <text:p>37.909</text:p>
          </table:table-cell>
          <table:table-cell office:value-type="float" office:value="154.048" calcext:value-type="float">
            <text:p>154.048</text:p>
          </table:table-cell>
          <table:table-cell office:value-type="float" office:value="200.127" calcext:value-type="float">
            <text:p>200.127</text:p>
          </table:table-cell>
          <table:table-cell office:value-type="float" office:value="219.647" calcext:value-type="float">
            <text:p>219.647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-200.705" calcext:value-type="float">
            <text:p>-200.705</text:p>
          </table:table-cell>
          <table:table-cell office:value-type="float" office:value="3604.725" calcext:value-type="float">
            <text:p>3604.725</text:p>
          </table:table-cell>
          <table:table-cell office:value-type="float" office:value="-11.413" calcext:value-type="float">
            <text:p>-11.413</text:p>
          </table:table-cell>
          <table:table-cell table:formula="of:=[.A289]" office:value-type="float" office:value="28.7" calcext:value-type="float">
            <text:p>28.7</text:p>
          </table:table-cell>
          <table:table-cell table:formula="of:=[.B289]-[.$B$2]" office:value-type="float" office:value="-178.908" calcext:value-type="float">
            <text:p>-178.908</text:p>
          </table:table-cell>
          <table:table-cell table:formula="of:=[.C289]-[.$C$2]" office:value-type="float" office:value="208.601" calcext:value-type="float">
            <text:p>208.601</text:p>
          </table:table-cell>
          <table:table-cell table:formula="of:=[.D289]-[.$D$2]" office:value-type="float" office:value="36.296" calcext:value-type="float">
            <text:p>36.296</text:p>
          </table:table-cell>
          <table:table-cell office:value-type="float" office:value="152.985" calcext:value-type="float">
            <text:p>152.985</text:p>
          </table:table-cell>
          <table:table-cell office:value-type="float" office:value="200.468" calcext:value-type="float">
            <text:p>200.468</text:p>
          </table:table-cell>
          <table:table-cell office:value-type="float" office:value="216.617" calcext:value-type="float">
            <text:p>216.61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199.403" calcext:value-type="float">
            <text:p>-199.403</text:p>
          </table:table-cell>
          <table:table-cell office:value-type="float" office:value="3601.941" calcext:value-type="float">
            <text:p>3601.941</text:p>
          </table:table-cell>
          <table:table-cell office:value-type="float" office:value="-11.255" calcext:value-type="float">
            <text:p>-11.255</text:p>
          </table:table-cell>
          <table:table-cell table:formula="of:=[.A290]" office:value-type="float" office:value="28.8" calcext:value-type="float">
            <text:p>28.8</text:p>
          </table:table-cell>
          <table:table-cell table:formula="of:=[.B290]-[.$B$2]" office:value-type="float" office:value="-177.606" calcext:value-type="float">
            <text:p>-177.606</text:p>
          </table:table-cell>
          <table:table-cell table:formula="of:=[.C290]-[.$C$2]" office:value-type="float" office:value="205.817" calcext:value-type="float">
            <text:p>205.817</text:p>
          </table:table-cell>
          <table:table-cell table:formula="of:=[.D290]-[.$D$2]" office:value-type="float" office:value="36.454" calcext:value-type="float">
            <text:p>36.454</text:p>
          </table:table-cell>
          <table:table-cell office:value-type="float" office:value="153.447" calcext:value-type="float">
            <text:p>153.447</text:p>
          </table:table-cell>
          <table:table-cell office:value-type="float" office:value="200.363" calcext:value-type="float">
            <text:p>200.363</text:p>
          </table:table-cell>
          <table:table-cell office:value-type="float" office:value="214.972" calcext:value-type="float">
            <text:p>214.97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-203.456" calcext:value-type="float">
            <text:p>-203.456</text:p>
          </table:table-cell>
          <table:table-cell office:value-type="float" office:value="3603.241" calcext:value-type="float">
            <text:p>3603.241</text:p>
          </table:table-cell>
          <table:table-cell office:value-type="float" office:value="-11.98" calcext:value-type="float">
            <text:p>-11.98</text:p>
          </table:table-cell>
          <table:table-cell table:formula="of:=[.A291]" office:value-type="float" office:value="28.9" calcext:value-type="float">
            <text:p>28.9</text:p>
          </table:table-cell>
          <table:table-cell table:formula="of:=[.B291]-[.$B$2]" office:value-type="float" office:value="-181.659" calcext:value-type="float">
            <text:p>-181.659</text:p>
          </table:table-cell>
          <table:table-cell table:formula="of:=[.C291]-[.$C$2]" office:value-type="float" office:value="207.117" calcext:value-type="float">
            <text:p>207.117</text:p>
          </table:table-cell>
          <table:table-cell table:formula="of:=[.D291]-[.$D$2]" office:value-type="float" office:value="35.729" calcext:value-type="float">
            <text:p>35.729</text:p>
          </table:table-cell>
          <table:table-cell office:value-type="float" office:value="153.042" calcext:value-type="float">
            <text:p>153.042</text:p>
          </table:table-cell>
          <table:table-cell office:value-type="float" office:value="197.729" calcext:value-type="float">
            <text:p>197.729</text:p>
          </table:table-cell>
          <table:table-cell office:value-type="float" office:value="220.904" calcext:value-type="float">
            <text:p>220.9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01.643" calcext:value-type="float">
            <text:p>-201.643</text:p>
          </table:table-cell>
          <table:table-cell office:value-type="float" office:value="3604.21" calcext:value-type="float">
            <text:p>3604.21</text:p>
          </table:table-cell>
          <table:table-cell office:value-type="float" office:value="-11.575" calcext:value-type="float">
            <text:p>-11.575</text:p>
          </table:table-cell>
          <table:table-cell table:formula="of:=[.A292]" office:value-type="float" office:value="29" calcext:value-type="float">
            <text:p>29</text:p>
          </table:table-cell>
          <table:table-cell table:formula="of:=[.B292]-[.$B$2]" office:value-type="float" office:value="-179.846" calcext:value-type="float">
            <text:p>-179.846</text:p>
          </table:table-cell>
          <table:table-cell table:formula="of:=[.C292]-[.$C$2]" office:value-type="float" office:value="208.086" calcext:value-type="float">
            <text:p>208.086</text:p>
          </table:table-cell>
          <table:table-cell table:formula="of:=[.D292]-[.$D$2]" office:value-type="float" office:value="36.134" calcext:value-type="float">
            <text:p>36.134</text:p>
          </table:table-cell>
          <table:table-cell office:value-type="float" office:value="153.345" calcext:value-type="float">
            <text:p>153.345</text:p>
          </table:table-cell>
          <table:table-cell office:value-type="float" office:value="198.207" calcext:value-type="float">
            <text:p>198.207</text:p>
          </table:table-cell>
          <table:table-cell office:value-type="float" office:value="219.796" calcext:value-type="float">
            <text:p>219.796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-200.421" calcext:value-type="float">
            <text:p>-200.421</text:p>
          </table:table-cell>
          <table:table-cell office:value-type="float" office:value="3604.105" calcext:value-type="float">
            <text:p>3604.105</text:p>
          </table:table-cell>
          <table:table-cell office:value-type="float" office:value="-11.171" calcext:value-type="float">
            <text:p>-11.171</text:p>
          </table:table-cell>
          <table:table-cell table:formula="of:=[.A293]" office:value-type="float" office:value="29.1" calcext:value-type="float">
            <text:p>29.1</text:p>
          </table:table-cell>
          <table:table-cell table:formula="of:=[.B293]-[.$B$2]" office:value-type="float" office:value="-178.624" calcext:value-type="float">
            <text:p>-178.624</text:p>
          </table:table-cell>
          <table:table-cell table:formula="of:=[.C293]-[.$C$2]" office:value-type="float" office:value="207.981" calcext:value-type="float">
            <text:p>207.981</text:p>
          </table:table-cell>
          <table:table-cell table:formula="of:=[.D293]-[.$D$2]" office:value-type="float" office:value="36.538" calcext:value-type="float">
            <text:p>36.538</text:p>
          </table:table-cell>
          <table:table-cell office:value-type="float" office:value="153.531" calcext:value-type="float">
            <text:p>153.531</text:p>
          </table:table-cell>
          <table:table-cell office:value-type="float" office:value="198.576" calcext:value-type="float">
            <text:p>198.576</text:p>
          </table:table-cell>
          <table:table-cell office:value-type="float" office:value="218.152" calcext:value-type="float">
            <text:p>218.15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-202.089" calcext:value-type="float">
            <text:p>-202.089</text:p>
          </table:table-cell>
          <table:table-cell office:value-type="float" office:value="3605.009" calcext:value-type="float">
            <text:p>3605.009</text:p>
          </table:table-cell>
          <table:table-cell office:value-type="float" office:value="-10.766" calcext:value-type="float">
            <text:p>-10.766</text:p>
          </table:table-cell>
          <table:table-cell table:formula="of:=[.A294]" office:value-type="float" office:value="29.2" calcext:value-type="float">
            <text:p>29.2</text:p>
          </table:table-cell>
          <table:table-cell table:formula="of:=[.B294]-[.$B$2]" office:value-type="float" office:value="-180.292" calcext:value-type="float">
            <text:p>-180.292</text:p>
          </table:table-cell>
          <table:table-cell table:formula="of:=[.C294]-[.$C$2]" office:value-type="float" office:value="208.885" calcext:value-type="float">
            <text:p>208.885</text:p>
          </table:table-cell>
          <table:table-cell table:formula="of:=[.D294]-[.$D$2]" office:value-type="float" office:value="36.943" calcext:value-type="float">
            <text:p>36.943</text:p>
          </table:table-cell>
          <table:table-cell office:value-type="float" office:value="151.764" calcext:value-type="float">
            <text:p>151.764</text:p>
          </table:table-cell>
          <table:table-cell office:value-type="float" office:value="198.614" calcext:value-type="float">
            <text:p>198.614</text:p>
          </table:table-cell>
          <table:table-cell office:value-type="float" office:value="218.383" calcext:value-type="float">
            <text:p>218.38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-202.447" calcext:value-type="float">
            <text:p>-202.447</text:p>
          </table:table-cell>
          <table:table-cell office:value-type="float" office:value="3604.37" calcext:value-type="float">
            <text:p>3604.37</text:p>
          </table:table-cell>
          <table:table-cell office:value-type="float" office:value="-7.36" calcext:value-type="float">
            <text:p>-7.36</text:p>
          </table:table-cell>
          <table:table-cell table:formula="of:=[.A295]" office:value-type="float" office:value="29.3" calcext:value-type="float">
            <text:p>29.3</text:p>
          </table:table-cell>
          <table:table-cell table:formula="of:=[.B295]-[.$B$2]" office:value-type="float" office:value="-180.65" calcext:value-type="float">
            <text:p>-180.65</text:p>
          </table:table-cell>
          <table:table-cell table:formula="of:=[.C295]-[.$C$2]" office:value-type="float" office:value="208.246" calcext:value-type="float">
            <text:p>208.246</text:p>
          </table:table-cell>
          <table:table-cell table:formula="of:=[.D295]-[.$D$2]" office:value-type="float" office:value="40.349" calcext:value-type="float">
            <text:p>40.349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197.147" calcext:value-type="float">
            <text:p>197.147</text:p>
          </table:table-cell>
          <table:table-cell office:value-type="float" office:value="217.851" calcext:value-type="float">
            <text:p>217.85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-198.951" calcext:value-type="float">
            <text:p>-198.951</text:p>
          </table:table-cell>
          <table:table-cell office:value-type="float" office:value="3605.79" calcext:value-type="float">
            <text:p>3605.79</text:p>
          </table:table-cell>
          <table:table-cell office:value-type="float" office:value="-11.045" calcext:value-type="float">
            <text:p>-11.045</text:p>
          </table:table-cell>
          <table:table-cell table:formula="of:=[.A296]" office:value-type="float" office:value="29.4" calcext:value-type="float">
            <text:p>29.4</text:p>
          </table:table-cell>
          <table:table-cell table:formula="of:=[.B296]-[.$B$2]" office:value-type="float" office:value="-177.154" calcext:value-type="float">
            <text:p>-177.154</text:p>
          </table:table-cell>
          <table:table-cell table:formula="of:=[.C296]-[.$C$2]" office:value-type="float" office:value="209.666" calcext:value-type="float">
            <text:p>209.666</text:p>
          </table:table-cell>
          <table:table-cell table:formula="of:=[.D296]-[.$D$2]" office:value-type="float" office:value="36.664" calcext:value-type="float">
            <text:p>36.664</text:p>
          </table:table-cell>
          <table:table-cell office:value-type="float" office:value="151.705" calcext:value-type="float">
            <text:p>151.705</text:p>
          </table:table-cell>
          <table:table-cell office:value-type="float" office:value="200.019" calcext:value-type="float">
            <text:p>200.019</text:p>
          </table:table-cell>
          <table:table-cell office:value-type="float" office:value="215.418" calcext:value-type="float">
            <text:p>215.418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-199.449" calcext:value-type="float">
            <text:p>-199.449</text:p>
          </table:table-cell>
          <table:table-cell office:value-type="float" office:value="3606.394" calcext:value-type="float">
            <text:p>3606.394</text:p>
          </table:table-cell>
          <table:table-cell office:value-type="float" office:value="-16.297" calcext:value-type="float">
            <text:p>-16.297</text:p>
          </table:table-cell>
          <table:table-cell table:formula="of:=[.A297]" office:value-type="float" office:value="29.5" calcext:value-type="float">
            <text:p>29.5</text:p>
          </table:table-cell>
          <table:table-cell table:formula="of:=[.B297]-[.$B$2]" office:value-type="float" office:value="-177.652" calcext:value-type="float">
            <text:p>-177.652</text:p>
          </table:table-cell>
          <table:table-cell table:formula="of:=[.C297]-[.$C$2]" office:value-type="float" office:value="210.27" calcext:value-type="float">
            <text:p>210.27</text:p>
          </table:table-cell>
          <table:table-cell table:formula="of:=[.D297]-[.$D$2]" office:value-type="float" office:value="31.412" calcext:value-type="float">
            <text:p>31.412</text:p>
          </table:table-cell>
          <table:table-cell office:value-type="float" office:value="149.744" calcext:value-type="float">
            <text:p>149.744</text:p>
          </table:table-cell>
          <table:table-cell office:value-type="float" office:value="199.827" calcext:value-type="float">
            <text:p>199.827</text:p>
          </table:table-cell>
          <table:table-cell office:value-type="float" office:value="212.985" calcext:value-type="float">
            <text:p>212.98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200.004" calcext:value-type="float">
            <text:p>-200.004</text:p>
          </table:table-cell>
          <table:table-cell office:value-type="float" office:value="3605.868" calcext:value-type="float">
            <text:p>3605.868</text:p>
          </table:table-cell>
          <table:table-cell office:value-type="float" office:value="-14.354" calcext:value-type="float">
            <text:p>-14.354</text:p>
          </table:table-cell>
          <table:table-cell table:formula="of:=[.A298]" office:value-type="float" office:value="29.6" calcext:value-type="float">
            <text:p>29.6</text:p>
          </table:table-cell>
          <table:table-cell table:formula="of:=[.B298]-[.$B$2]" office:value-type="float" office:value="-178.207" calcext:value-type="float">
            <text:p>-178.207</text:p>
          </table:table-cell>
          <table:table-cell table:formula="of:=[.C298]-[.$C$2]" office:value-type="float" office:value="209.744" calcext:value-type="float">
            <text:p>209.744</text:p>
          </table:table-cell>
          <table:table-cell table:formula="of:=[.D298]-[.$D$2]" office:value-type="float" office:value="33.355" calcext:value-type="float">
            <text:p>33.355</text:p>
          </table:table-cell>
          <table:table-cell office:value-type="float" office:value="150.108" calcext:value-type="float">
            <text:p>150.108</text:p>
          </table:table-cell>
          <table:table-cell office:value-type="float" office:value="199.137" calcext:value-type="float">
            <text:p>199.137</text:p>
          </table:table-cell>
          <table:table-cell office:value-type="float" office:value="210.551" calcext:value-type="float">
            <text:p>210.551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-200.848" calcext:value-type="float">
            <text:p>-200.848</text:p>
          </table:table-cell>
          <table:table-cell office:value-type="float" office:value="3604.864" calcext:value-type="float">
            <text:p>3604.864</text:p>
          </table:table-cell>
          <table:table-cell office:value-type="float" office:value="-22.838" calcext:value-type="float">
            <text:p>-22.838</text:p>
          </table:table-cell>
          <table:table-cell table:formula="of:=[.A299]" office:value-type="float" office:value="29.7" calcext:value-type="float">
            <text:p>29.7</text:p>
          </table:table-cell>
          <table:table-cell table:formula="of:=[.B299]-[.$B$2]" office:value-type="float" office:value="-179.051" calcext:value-type="float">
            <text:p>-179.051</text:p>
          </table:table-cell>
          <table:table-cell table:formula="of:=[.C299]-[.$C$2]" office:value-type="float" office:value="208.74" calcext:value-type="float">
            <text:p>208.74</text:p>
          </table:table-cell>
          <table:table-cell table:formula="of:=[.D299]-[.$D$2]" office:value-type="float" office:value="24.871" calcext:value-type="float">
            <text:p>24.871</text:p>
          </table:table-cell>
          <table:table-cell office:value-type="float" office:value="149.808" calcext:value-type="float">
            <text:p>149.808</text:p>
          </table:table-cell>
          <table:table-cell office:value-type="float" office:value="197.666" calcext:value-type="float">
            <text:p>197.666</text:p>
          </table:table-cell>
          <table:table-cell office:value-type="float" office:value="211.354" calcext:value-type="float">
            <text:p>211.35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199.983" calcext:value-type="float">
            <text:p>-199.983</text:p>
          </table:table-cell>
          <table:table-cell office:value-type="float" office:value="3603.362" calcext:value-type="float">
            <text:p>3603.362</text:p>
          </table:table-cell>
          <table:table-cell office:value-type="float" office:value="-20.584" calcext:value-type="float">
            <text:p>-20.584</text:p>
          </table:table-cell>
          <table:table-cell table:formula="of:=[.A300]" office:value-type="float" office:value="29.8" calcext:value-type="float">
            <text:p>29.8</text:p>
          </table:table-cell>
          <table:table-cell table:formula="of:=[.B300]-[.$B$2]" office:value-type="float" office:value="-178.186" calcext:value-type="float">
            <text:p>-178.186</text:p>
          </table:table-cell>
          <table:table-cell table:formula="of:=[.C300]-[.$C$2]" office:value-type="float" office:value="207.238" calcext:value-type="float">
            <text:p>207.238</text:p>
          </table:table-cell>
          <table:table-cell table:formula="of:=[.D300]-[.$D$2]" office:value-type="float" office:value="27.125" calcext:value-type="float">
            <text:p>27.125</text:p>
          </table:table-cell>
          <table:table-cell office:value-type="float" office:value="147.792" calcext:value-type="float">
            <text:p>147.792</text:p>
          </table:table-cell>
          <table:table-cell office:value-type="float" office:value="196.895" calcext:value-type="float">
            <text:p>196.895</text:p>
          </table:table-cell>
          <table:table-cell office:value-type="float" office:value="210.178" calcext:value-type="float">
            <text:p>210.178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-200.637" calcext:value-type="float">
            <text:p>-200.637</text:p>
          </table:table-cell>
          <table:table-cell office:value-type="float" office:value="3603.06" calcext:value-type="float">
            <text:p>3603.06</text:p>
          </table:table-cell>
          <table:table-cell office:value-type="float" office:value="-18.685" calcext:value-type="float">
            <text:p>-18.685</text:p>
          </table:table-cell>
          <table:table-cell table:formula="of:=[.A301]" office:value-type="float" office:value="29.9" calcext:value-type="float">
            <text:p>29.9</text:p>
          </table:table-cell>
          <table:table-cell table:formula="of:=[.B301]-[.$B$2]" office:value-type="float" office:value="-178.84" calcext:value-type="float">
            <text:p>-178.84</text:p>
          </table:table-cell>
          <table:table-cell table:formula="of:=[.C301]-[.$C$2]" office:value-type="float" office:value="206.936" calcext:value-type="float">
            <text:p>206.936</text:p>
          </table:table-cell>
          <table:table-cell table:formula="of:=[.D301]-[.$D$2]" office:value-type="float" office:value="29.024" calcext:value-type="float">
            <text:p>29.024</text:p>
          </table:table-cell>
          <table:table-cell office:value-type="float" office:value="146.559" calcext:value-type="float">
            <text:p>146.559</text:p>
          </table:table-cell>
          <table:table-cell office:value-type="float" office:value="195.704" calcext:value-type="float">
            <text:p>195.704</text:p>
          </table:table-cell>
          <table:table-cell office:value-type="float" office:value="209.879" calcext:value-type="float">
            <text:p>209.8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8.614" calcext:value-type="float">
            <text:p>-198.614</text:p>
          </table:table-cell>
          <table:table-cell office:value-type="float" office:value="3601.675" calcext:value-type="float">
            <text:p>3601.675</text:p>
          </table:table-cell>
          <table:table-cell office:value-type="float" office:value="-17.627" calcext:value-type="float">
            <text:p>-17.627</text:p>
          </table:table-cell>
          <table:table-cell table:formula="of:=[.A302]" office:value-type="float" office:value="30" calcext:value-type="float">
            <text:p>30</text:p>
          </table:table-cell>
          <table:table-cell table:formula="of:=[.B302]-[.$B$2]" office:value-type="float" office:value="-176.817" calcext:value-type="float">
            <text:p>-176.817</text:p>
          </table:table-cell>
          <table:table-cell table:formula="of:=[.C302]-[.$C$2]" office:value-type="float" office:value="205.551" calcext:value-type="float">
            <text:p>205.551</text:p>
          </table:table-cell>
          <table:table-cell table:formula="of:=[.D302]-[.$D$2]" office:value-type="float" office:value="30.082" calcext:value-type="float">
            <text:p>30.082</text:p>
          </table:table-cell>
          <table:table-cell office:value-type="float" office:value="146.606" calcext:value-type="float">
            <text:p>146.606</text:p>
          </table:table-cell>
          <table:table-cell office:value-type="float" office:value="195.17" calcext:value-type="float">
            <text:p>195.17</text:p>
          </table:table-cell>
          <table:table-cell office:value-type="float" office:value="210.45" calcext:value-type="float">
            <text:p>210.45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-200.192" calcext:value-type="float">
            <text:p>-200.192</text:p>
          </table:table-cell>
          <table:table-cell office:value-type="float" office:value="3601.036" calcext:value-type="float">
            <text:p>3601.036</text:p>
          </table:table-cell>
          <table:table-cell office:value-type="float" office:value="-20.139" calcext:value-type="float">
            <text:p>-20.139</text:p>
          </table:table-cell>
          <table:table-cell table:formula="of:=[.A303]" office:value-type="float" office:value="30.1" calcext:value-type="float">
            <text:p>30.1</text:p>
          </table:table-cell>
          <table:table-cell table:formula="of:=[.B303]-[.$B$2]" office:value-type="float" office:value="-178.395" calcext:value-type="float">
            <text:p>-178.395</text:p>
          </table:table-cell>
          <table:table-cell table:formula="of:=[.C303]-[.$C$2]" office:value-type="float" office:value="204.912" calcext:value-type="float">
            <text:p>204.912</text:p>
          </table:table-cell>
          <table:table-cell table:formula="of:=[.D303]-[.$D$2]" office:value-type="float" office:value="27.57" calcext:value-type="float">
            <text:p>27.57</text:p>
          </table:table-cell>
          <table:table-cell office:value-type="float" office:value="146.423" calcext:value-type="float">
            <text:p>146.423</text:p>
          </table:table-cell>
          <table:table-cell office:value-type="float" office:value="194.55" calcext:value-type="float">
            <text:p>194.55</text:p>
          </table:table-cell>
          <table:table-cell office:value-type="float" office:value="210.398" calcext:value-type="float">
            <text:p>210.398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-200.58" calcext:value-type="float">
            <text:p>-200.58</text:p>
          </table:table-cell>
          <table:table-cell office:value-type="float" office:value="3600.119" calcext:value-type="float">
            <text:p>3600.119</text:p>
          </table:table-cell>
          <table:table-cell office:value-type="float" office:value="-19.607" calcext:value-type="float">
            <text:p>-19.607</text:p>
          </table:table-cell>
          <table:table-cell table:formula="of:=[.A304]" office:value-type="float" office:value="30.2" calcext:value-type="float">
            <text:p>30.2</text:p>
          </table:table-cell>
          <table:table-cell table:formula="of:=[.B304]-[.$B$2]" office:value-type="float" office:value="-178.783" calcext:value-type="float">
            <text:p>-178.783</text:p>
          </table:table-cell>
          <table:table-cell table:formula="of:=[.C304]-[.$C$2]" office:value-type="float" office:value="203.995" calcext:value-type="float">
            <text:p>203.995</text:p>
          </table:table-cell>
          <table:table-cell table:formula="of:=[.D304]-[.$D$2]" office:value-type="float" office:value="28.102" calcext:value-type="float">
            <text:p>28.102</text:p>
          </table:table-cell>
          <table:table-cell office:value-type="float" office:value="145.128" calcext:value-type="float">
            <text:p>145.128</text:p>
          </table:table-cell>
          <table:table-cell office:value-type="float" office:value="194.133" calcext:value-type="float">
            <text:p>194.133</text:p>
          </table:table-cell>
          <table:table-cell office:value-type="float" office:value="210.347" calcext:value-type="float">
            <text:p>210.34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-200.309" calcext:value-type="float">
            <text:p>-200.309</text:p>
          </table:table-cell>
          <table:table-cell office:value-type="float" office:value="3599.595" calcext:value-type="float">
            <text:p>3599.595</text:p>
          </table:table-cell>
          <table:table-cell office:value-type="float" office:value="-13.899" calcext:value-type="float">
            <text:p>-13.899</text:p>
          </table:table-cell>
          <table:table-cell table:formula="of:=[.A305]" office:value-type="float" office:value="30.3" calcext:value-type="float">
            <text:p>30.3</text:p>
          </table:table-cell>
          <table:table-cell table:formula="of:=[.B305]-[.$B$2]" office:value-type="float" office:value="-178.512" calcext:value-type="float">
            <text:p>-178.512</text:p>
          </table:table-cell>
          <table:table-cell table:formula="of:=[.C305]-[.$C$2]" office:value-type="float" office:value="203.471" calcext:value-type="float">
            <text:p>203.471</text:p>
          </table:table-cell>
          <table:table-cell table:formula="of:=[.D305]-[.$D$2]" office:value-type="float" office:value="33.81" calcext:value-type="float">
            <text:p>33.81</text:p>
          </table:table-cell>
          <table:table-cell office:value-type="float" office:value="144.51" calcext:value-type="float">
            <text:p>144.51</text:p>
          </table:table-cell>
          <table:table-cell office:value-type="float" office:value="193.491" calcext:value-type="float">
            <text:p>193.491</text:p>
          </table:table-cell>
          <table:table-cell office:value-type="float" office:value="210.295" calcext:value-type="float">
            <text:p>210.29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197.549" calcext:value-type="float">
            <text:p>-197.549</text:p>
          </table:table-cell>
          <table:table-cell office:value-type="float" office:value="3600.292" calcext:value-type="float">
            <text:p>3600.292</text:p>
          </table:table-cell>
          <table:table-cell office:value-type="float" office:value="-8.191" calcext:value-type="float">
            <text:p>-8.191</text:p>
          </table:table-cell>
          <table:table-cell table:formula="of:=[.A306]" office:value-type="float" office:value="30.4" calcext:value-type="float">
            <text:p>30.4</text:p>
          </table:table-cell>
          <table:table-cell table:formula="of:=[.B306]-[.$B$2]" office:value-type="float" office:value="-175.752" calcext:value-type="float">
            <text:p>-175.752</text:p>
          </table:table-cell>
          <table:table-cell table:formula="of:=[.C306]-[.$C$2]" office:value-type="float" office:value="204.168" calcext:value-type="float">
            <text:p>204.168</text:p>
          </table:table-cell>
          <table:table-cell table:formula="of:=[.D306]-[.$D$2]" office:value-type="float" office:value="39.518" calcext:value-type="float">
            <text:p>39.518</text:p>
          </table:table-cell>
          <table:table-cell office:value-type="float" office:value="143.459" calcext:value-type="float">
            <text:p>143.459</text:p>
          </table:table-cell>
          <table:table-cell office:value-type="float" office:value="193.816" calcext:value-type="float">
            <text:p>193.816</text:p>
          </table:table-cell>
          <table:table-cell office:value-type="float" office:value="208.106" calcext:value-type="float">
            <text:p>208.10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-198.88" calcext:value-type="float">
            <text:p>-198.88</text:p>
          </table:table-cell>
          <table:table-cell office:value-type="float" office:value="3599.203" calcext:value-type="float">
            <text:p>3599.203</text:p>
          </table:table-cell>
          <table:table-cell office:value-type="float" office:value="-9.817" calcext:value-type="float">
            <text:p>-9.817</text:p>
          </table:table-cell>
          <table:table-cell table:formula="of:=[.A307]" office:value-type="float" office:value="30.5" calcext:value-type="float">
            <text:p>30.5</text:p>
          </table:table-cell>
          <table:table-cell table:formula="of:=[.B307]-[.$B$2]" office:value-type="float" office:value="-177.083" calcext:value-type="float">
            <text:p>-177.083</text:p>
          </table:table-cell>
          <table:table-cell table:formula="of:=[.C307]-[.$C$2]" office:value-type="float" office:value="203.079" calcext:value-type="float">
            <text:p>203.079</text:p>
          </table:table-cell>
          <table:table-cell table:formula="of:=[.D307]-[.$D$2]" office:value-type="float" office:value="37.892" calcext:value-type="float">
            <text:p>37.892</text:p>
          </table:table-cell>
          <table:table-cell office:value-type="float" office:value="142.654" calcext:value-type="float">
            <text:p>142.654</text:p>
          </table:table-cell>
          <table:table-cell office:value-type="float" office:value="192.391" calcext:value-type="float">
            <text:p>192.391</text:p>
          </table:table-cell>
          <table:table-cell office:value-type="float" office:value="208.535" calcext:value-type="float">
            <text:p>208.53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-198.105" calcext:value-type="float">
            <text:p>-198.105</text:p>
          </table:table-cell>
          <table:table-cell office:value-type="float" office:value="3599.423" calcext:value-type="float">
            <text:p>3599.423</text:p>
          </table:table-cell>
          <table:table-cell office:value-type="float" office:value="-6.831" calcext:value-type="float">
            <text:p>-6.831</text:p>
          </table:table-cell>
          <table:table-cell table:formula="of:=[.A308]" office:value-type="float" office:value="30.6" calcext:value-type="float">
            <text:p>30.6</text:p>
          </table:table-cell>
          <table:table-cell table:formula="of:=[.B308]-[.$B$2]" office:value-type="float" office:value="-176.308" calcext:value-type="float">
            <text:p>-176.308</text:p>
          </table:table-cell>
          <table:table-cell table:formula="of:=[.C308]-[.$C$2]" office:value-type="float" office:value="203.299" calcext:value-type="float">
            <text:p>203.299</text:p>
          </table:table-cell>
          <table:table-cell table:formula="of:=[.D308]-[.$D$2]" office:value-type="float" office:value="40.878" calcext:value-type="float">
            <text:p>40.878</text:p>
          </table:table-cell>
          <table:table-cell office:value-type="float" office:value="142.301" calcext:value-type="float">
            <text:p>142.301</text:p>
          </table:table-cell>
          <table:table-cell office:value-type="float" office:value="191.629" calcext:value-type="float">
            <text:p>191.629</text:p>
          </table:table-cell>
          <table:table-cell office:value-type="float" office:value="206.992" calcext:value-type="float">
            <text:p>206.99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-196.992" calcext:value-type="float">
            <text:p>-196.992</text:p>
          </table:table-cell>
          <table:table-cell office:value-type="float" office:value="3598.986" calcext:value-type="float">
            <text:p>3598.986</text:p>
          </table:table-cell>
          <table:table-cell office:value-type="float" office:value="-11.171" calcext:value-type="float">
            <text:p>-11.171</text:p>
          </table:table-cell>
          <table:table-cell table:formula="of:=[.A309]" office:value-type="float" office:value="30.7" calcext:value-type="float">
            <text:p>30.7</text:p>
          </table:table-cell>
          <table:table-cell table:formula="of:=[.B309]-[.$B$2]" office:value-type="float" office:value="-175.195" calcext:value-type="float">
            <text:p>-175.195</text:p>
          </table:table-cell>
          <table:table-cell table:formula="of:=[.C309]-[.$C$2]" office:value-type="float" office:value="202.862" calcext:value-type="float">
            <text:p>202.862</text:p>
          </table:table-cell>
          <table:table-cell table:formula="of:=[.D309]-[.$D$2]" office:value-type="float" office:value="36.538" calcext:value-type="float">
            <text:p>36.538</text:p>
          </table:table-cell>
          <table:table-cell office:value-type="float" office:value="142.399" calcext:value-type="float">
            <text:p>142.399</text:p>
          </table:table-cell>
          <table:table-cell office:value-type="float" office:value="191.509" calcext:value-type="float">
            <text:p>191.509</text:p>
          </table:table-cell>
          <table:table-cell office:value-type="float" office:value="204.632" calcext:value-type="float">
            <text:p>204.63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197.268" calcext:value-type="float">
            <text:p>-197.268</text:p>
          </table:table-cell>
          <table:table-cell office:value-type="float" office:value="3597.556" calcext:value-type="float">
            <text:p>3597.556</text:p>
          </table:table-cell>
          <table:table-cell office:value-type="float" office:value="-11.954" calcext:value-type="float">
            <text:p>-11.954</text:p>
          </table:table-cell>
          <table:table-cell table:formula="of:=[.A310]" office:value-type="float" office:value="30.8" calcext:value-type="float">
            <text:p>30.8</text:p>
          </table:table-cell>
          <table:table-cell table:formula="of:=[.B310]-[.$B$2]" office:value-type="float" office:value="-175.471" calcext:value-type="float">
            <text:p>-175.471</text:p>
          </table:table-cell>
          <table:table-cell table:formula="of:=[.C310]-[.$C$2]" office:value-type="float" office:value="201.432" calcext:value-type="float">
            <text:p>201.432</text:p>
          </table:table-cell>
          <table:table-cell table:formula="of:=[.D310]-[.$D$2]" office:value-type="float" office:value="35.755" calcext:value-type="float">
            <text:p>35.755</text:p>
          </table:table-cell>
          <table:table-cell office:value-type="float" office:value="141.654" calcext:value-type="float">
            <text:p>141.654</text:p>
          </table:table-cell>
          <table:table-cell office:value-type="float" office:value="190.293" calcext:value-type="float">
            <text:p>190.293</text:p>
          </table:table-cell>
          <table:table-cell office:value-type="float" office:value="202.272" calcext:value-type="float">
            <text:p>202.272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-197.801" calcext:value-type="float">
            <text:p>-197.801</text:p>
          </table:table-cell>
          <table:table-cell office:value-type="float" office:value="3594.616" calcext:value-type="float">
            <text:p>3594.616</text:p>
          </table:table-cell>
          <table:table-cell office:value-type="float" office:value="-10.505" calcext:value-type="float">
            <text:p>-10.505</text:p>
          </table:table-cell>
          <table:table-cell table:formula="of:=[.A311]" office:value-type="float" office:value="30.9" calcext:value-type="float">
            <text:p>30.9</text:p>
          </table:table-cell>
          <table:table-cell table:formula="of:=[.B311]-[.$B$2]" office:value-type="float" office:value="-176.004" calcext:value-type="float">
            <text:p>-176.004</text:p>
          </table:table-cell>
          <table:table-cell table:formula="of:=[.C311]-[.$C$2]" office:value-type="float" office:value="198.492" calcext:value-type="float">
            <text:p>198.492</text:p>
          </table:table-cell>
          <table:table-cell table:formula="of:=[.D311]-[.$D$2]" office:value-type="float" office:value="37.204" calcext:value-type="float">
            <text:p>37.204</text:p>
          </table:table-cell>
          <table:table-cell office:value-type="float" office:value="144.115" calcext:value-type="float">
            <text:p>144.115</text:p>
          </table:table-cell>
          <table:table-cell office:value-type="float" office:value="185.939" calcext:value-type="float">
            <text:p>185.939</text:p>
          </table:table-cell>
          <table:table-cell office:value-type="float" office:value="199.912" calcext:value-type="float">
            <text:p>199.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98.304" calcext:value-type="float">
            <text:p>-198.304</text:p>
          </table:table-cell>
          <table:table-cell office:value-type="float" office:value="3597.227" calcext:value-type="float">
            <text:p>3597.227</text:p>
          </table:table-cell>
          <table:table-cell office:value-type="float" office:value="-12.327" calcext:value-type="float">
            <text:p>-12.327</text:p>
          </table:table-cell>
          <table:table-cell table:formula="of:=[.A312]" office:value-type="float" office:value="31" calcext:value-type="float">
            <text:p>31</text:p>
          </table:table-cell>
          <table:table-cell table:formula="of:=[.B312]-[.$B$2]" office:value-type="float" office:value="-176.507" calcext:value-type="float">
            <text:p>-176.507</text:p>
          </table:table-cell>
          <table:table-cell table:formula="of:=[.C312]-[.$C$2]" office:value-type="float" office:value="201.103" calcext:value-type="float">
            <text:p>201.103</text:p>
          </table:table-cell>
          <table:table-cell table:formula="of:=[.D312]-[.$D$2]" office:value-type="float" office:value="35.382" calcext:value-type="float">
            <text:p>35.382</text:p>
          </table:table-cell>
          <table:table-cell office:value-type="float" office:value="143.059" calcext:value-type="float">
            <text:p>143.059</text:p>
          </table:table-cell>
          <table:table-cell office:value-type="float" office:value="187.702" calcext:value-type="float">
            <text:p>187.702</text:p>
          </table:table-cell>
          <table:table-cell office:value-type="float" office:value="201.032" calcext:value-type="float">
            <text:p>201.03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-197.24" calcext:value-type="float">
            <text:p>-197.24</text:p>
          </table:table-cell>
          <table:table-cell office:value-type="float" office:value="3594.259" calcext:value-type="float">
            <text:p>3594.259</text:p>
          </table:table-cell>
          <table:table-cell office:value-type="float" office:value="-12.124" calcext:value-type="float">
            <text:p>-12.124</text:p>
          </table:table-cell>
          <table:table-cell table:formula="of:=[.A313]" office:value-type="float" office:value="31.1" calcext:value-type="float">
            <text:p>31.1</text:p>
          </table:table-cell>
          <table:table-cell table:formula="of:=[.B313]-[.$B$2]" office:value-type="float" office:value="-175.443" calcext:value-type="float">
            <text:p>-175.443</text:p>
          </table:table-cell>
          <table:table-cell table:formula="of:=[.C313]-[.$C$2]" office:value-type="float" office:value="198.135" calcext:value-type="float">
            <text:p>198.135</text:p>
          </table:table-cell>
          <table:table-cell table:formula="of:=[.D313]-[.$D$2]" office:value-type="float" office:value="35.585" calcext:value-type="float">
            <text:p>35.58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85.489" calcext:value-type="float">
            <text:p>185.489</text:p>
          </table:table-cell>
          <table:table-cell office:value-type="float" office:value="199.545" calcext:value-type="float">
            <text:p>199.54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-197.398" calcext:value-type="float">
            <text:p>-197.398</text:p>
          </table:table-cell>
          <table:table-cell office:value-type="float" office:value="3594.108" calcext:value-type="float">
            <text:p>3594.108</text:p>
          </table:table-cell>
          <table:table-cell office:value-type="float" office:value="-67.197" calcext:value-type="float">
            <text:p>-67.197</text:p>
          </table:table-cell>
          <table:table-cell table:formula="of:=[.A314]" office:value-type="float" office:value="31.2" calcext:value-type="float">
            <text:p>31.2</text:p>
          </table:table-cell>
          <table:table-cell table:formula="of:=[.B314]-[.$B$2]" office:value-type="float" office:value="-175.601" calcext:value-type="float">
            <text:p>-175.601</text:p>
          </table:table-cell>
          <table:table-cell table:formula="of:=[.C314]-[.$C$2]" office:value-type="float" office:value="197.984" calcext:value-type="float">
            <text:p>197.984</text:p>
          </table:table-cell>
          <table:table-cell table:formula="of:=[.D314]-[.$D$2]" office:value-type="float" office:value="-19.488" calcext:value-type="float">
            <text:p>-19.488</text:p>
          </table:table-cell>
          <table:table-cell office:value-type="float" office:value="148.025" calcext:value-type="float">
            <text:p>148.025</text:p>
          </table:table-cell>
          <table:table-cell office:value-type="float" office:value="185.543" calcext:value-type="float">
            <text:p>185.543</text:p>
          </table:table-cell>
          <table:table-cell office:value-type="float" office:value="203.537" calcext:value-type="float">
            <text:p>203.53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-193.155" calcext:value-type="float">
            <text:p>-193.155</text:p>
          </table:table-cell>
          <table:table-cell office:value-type="float" office:value="3596.323" calcext:value-type="float">
            <text:p>3596.323</text:p>
          </table:table-cell>
          <table:table-cell office:value-type="float" office:value="-78.663" calcext:value-type="float">
            <text:p>-78.663</text:p>
          </table:table-cell>
          <table:table-cell table:formula="of:=[.A315]" office:value-type="float" office:value="31.3" calcext:value-type="float">
            <text:p>31.3</text:p>
          </table:table-cell>
          <table:table-cell table:formula="of:=[.B315]-[.$B$2]" office:value-type="float" office:value="-171.358" calcext:value-type="float">
            <text:p>-171.358</text:p>
          </table:table-cell>
          <table:table-cell table:formula="of:=[.C315]-[.$C$2]" office:value-type="float" office:value="200.199" calcext:value-type="float">
            <text:p>200.199</text:p>
          </table:table-cell>
          <table:table-cell table:formula="of:=[.D315]-[.$D$2]" office:value-type="float" office:value="-30.954" calcext:value-type="float">
            <text:p>-30.954</text:p>
          </table:table-cell>
          <table:table-cell office:value-type="float" office:value="147.845" calcext:value-type="float">
            <text:p>147.845</text:p>
          </table:table-cell>
          <table:table-cell office:value-type="float" office:value="187.433" calcext:value-type="float">
            <text:p>187.433</text:p>
          </table:table-cell>
          <table:table-cell office:value-type="float" office:value="202.32" calcext:value-type="float">
            <text:p>202.3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-188.741" calcext:value-type="float">
            <text:p>-188.741</text:p>
          </table:table-cell>
          <table:table-cell office:value-type="float" office:value="3596.849" calcext:value-type="float">
            <text:p>3596.849</text:p>
          </table:table-cell>
          <table:table-cell office:value-type="float" office:value="-86.103" calcext:value-type="float">
            <text:p>-86.103</text:p>
          </table:table-cell>
          <table:table-cell table:formula="of:=[.A316]" office:value-type="float" office:value="31.4" calcext:value-type="float">
            <text:p>31.4</text:p>
          </table:table-cell>
          <table:table-cell table:formula="of:=[.B316]-[.$B$2]" office:value-type="float" office:value="-166.944" calcext:value-type="float">
            <text:p>-166.944</text:p>
          </table:table-cell>
          <table:table-cell table:formula="of:=[.C316]-[.$C$2]" office:value-type="float" office:value="200.725" calcext:value-type="float">
            <text:p>200.725</text:p>
          </table:table-cell>
          <table:table-cell table:formula="of:=[.D316]-[.$D$2]" office:value-type="float" office:value="-38.394" calcext:value-type="float">
            <text:p>-38.394</text:p>
          </table:table-cell>
          <table:table-cell office:value-type="float" office:value="145.183" calcext:value-type="float">
            <text:p>145.183</text:p>
          </table:table-cell>
          <table:table-cell office:value-type="float" office:value="187.353" calcext:value-type="float">
            <text:p>187.353</text:p>
          </table:table-cell>
          <table:table-cell office:value-type="float" office:value="197.074" calcext:value-type="float">
            <text:p>197.07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186.367" calcext:value-type="float">
            <text:p>-186.367</text:p>
          </table:table-cell>
          <table:table-cell office:value-type="float" office:value="3598.544" calcext:value-type="float">
            <text:p>3598.544</text:p>
          </table:table-cell>
          <table:table-cell office:value-type="float" office:value="-87.714" calcext:value-type="float">
            <text:p>-87.714</text:p>
          </table:table-cell>
          <table:table-cell table:formula="of:=[.A317]" office:value-type="float" office:value="31.5" calcext:value-type="float">
            <text:p>31.5</text:p>
          </table:table-cell>
          <table:table-cell table:formula="of:=[.B317]-[.$B$2]" office:value-type="float" office:value="-164.57" calcext:value-type="float">
            <text:p>-164.57</text:p>
          </table:table-cell>
          <table:table-cell table:formula="of:=[.C317]-[.$C$2]" office:value-type="float" office:value="202.42" calcext:value-type="float">
            <text:p>202.42</text:p>
          </table:table-cell>
          <table:table-cell table:formula="of:=[.D317]-[.$D$2]" office:value-type="float" office:value="-40.005" calcext:value-type="float">
            <text:p>-40.005</text:p>
          </table:table-cell>
          <table:table-cell office:value-type="float" office:value="143.845" calcext:value-type="float">
            <text:p>143.845</text:p>
          </table:table-cell>
          <table:table-cell office:value-type="float" office:value="188.3" calcext:value-type="float">
            <text:p>188.3</text:p>
          </table:table-cell>
          <table:table-cell office:value-type="float" office:value="197.452" calcext:value-type="float">
            <text:p>197.45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182.786" calcext:value-type="float">
            <text:p>-182.786</text:p>
          </table:table-cell>
          <table:table-cell office:value-type="float" office:value="3601.616" calcext:value-type="float">
            <text:p>3601.616</text:p>
          </table:table-cell>
          <table:table-cell office:value-type="float" office:value="-89.889" calcext:value-type="float">
            <text:p>-89.889</text:p>
          </table:table-cell>
          <table:table-cell table:formula="of:=[.A318]" office:value-type="float" office:value="31.6" calcext:value-type="float">
            <text:p>31.6</text:p>
          </table:table-cell>
          <table:table-cell table:formula="of:=[.B318]-[.$B$2]" office:value-type="float" office:value="-160.989" calcext:value-type="float">
            <text:p>-160.989</text:p>
          </table:table-cell>
          <table:table-cell table:formula="of:=[.C318]-[.$C$2]" office:value-type="float" office:value="205.492" calcext:value-type="float">
            <text:p>205.492</text:p>
          </table:table-cell>
          <table:table-cell table:formula="of:=[.D318]-[.$D$2]" office:value-type="float" office:value="-42.18" calcext:value-type="float">
            <text:p>-42.18</text:p>
          </table:table-cell>
          <table:table-cell office:value-type="float" office:value="140.811" calcext:value-type="float">
            <text:p>140.811</text:p>
          </table:table-cell>
          <table:table-cell office:value-type="float" office:value="190.572" calcext:value-type="float">
            <text:p>190.572</text:p>
          </table:table-cell>
          <table:table-cell office:value-type="float" office:value="293.127" calcext:value-type="float">
            <text:p>293.12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-177.682" calcext:value-type="float">
            <text:p>-177.682</text:p>
          </table:table-cell>
          <table:table-cell office:value-type="float" office:value="3604.063" calcext:value-type="float">
            <text:p>3604.063</text:p>
          </table:table-cell>
          <table:table-cell office:value-type="float" office:value="-92.168" calcext:value-type="float">
            <text:p>-92.168</text:p>
          </table:table-cell>
          <table:table-cell table:formula="of:=[.A319]" office:value-type="float" office:value="31.7" calcext:value-type="float">
            <text:p>31.7</text:p>
          </table:table-cell>
          <table:table-cell table:formula="of:=[.B319]-[.$B$2]" office:value-type="float" office:value="-155.885" calcext:value-type="float">
            <text:p>-155.885</text:p>
          </table:table-cell>
          <table:table-cell table:formula="of:=[.C319]-[.$C$2]" office:value-type="float" office:value="207.939" calcext:value-type="float">
            <text:p>207.939</text:p>
          </table:table-cell>
          <table:table-cell table:formula="of:=[.D319]-[.$D$2]" office:value-type="float" office:value="-44.459" calcext:value-type="float">
            <text:p>-44.459</text:p>
          </table:table-cell>
          <table:table-cell office:value-type="float" office:value="138.249" calcext:value-type="float">
            <text:p>138.249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287.657" calcext:value-type="float">
            <text:p>287.65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-172.572" calcext:value-type="float">
            <text:p>-172.572</text:p>
          </table:table-cell>
          <table:table-cell office:value-type="float" office:value="3608.074" calcext:value-type="float">
            <text:p>3608.074</text:p>
          </table:table-cell>
          <table:table-cell office:value-type="float" office:value="-104.136" calcext:value-type="float">
            <text:p>-104.136</text:p>
          </table:table-cell>
          <table:table-cell table:formula="of:=[.A320]" office:value-type="float" office:value="31.8" calcext:value-type="float">
            <text:p>31.8</text:p>
          </table:table-cell>
          <table:table-cell table:formula="of:=[.B320]-[.$B$2]" office:value-type="float" office:value="-150.775" calcext:value-type="float">
            <text:p>-150.775</text:p>
          </table:table-cell>
          <table:table-cell table:formula="of:=[.C320]-[.$C$2]" office:value-type="float" office:value="211.95" calcext:value-type="float">
            <text:p>211.95</text:p>
          </table:table-cell>
          <table:table-cell table:formula="of:=[.D320]-[.$D$2]" office:value-type="float" office:value="-56.427" calcext:value-type="float">
            <text:p>-56.427</text:p>
          </table:table-cell>
          <table:table-cell office:value-type="float" office:value="136.345" calcext:value-type="float">
            <text:p>136.345</text:p>
          </table:table-cell>
          <table:table-cell office:value-type="float" office:value="193.728" calcext:value-type="float">
            <text:p>193.728</text:p>
          </table:table-cell>
          <table:table-cell office:value-type="float" office:value="282.755" calcext:value-type="float">
            <text:p>282.755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-167.466" calcext:value-type="float">
            <text:p>-167.466</text:p>
          </table:table-cell>
          <table:table-cell office:value-type="float" office:value="3613.486" calcext:value-type="float">
            <text:p>3613.486</text:p>
          </table:table-cell>
          <table:table-cell office:value-type="float" office:value="-99.846" calcext:value-type="float">
            <text:p>-99.846</text:p>
          </table:table-cell>
          <table:table-cell table:formula="of:=[.A321]" office:value-type="float" office:value="31.9" calcext:value-type="float">
            <text:p>31.9</text:p>
          </table:table-cell>
          <table:table-cell table:formula="of:=[.B321]-[.$B$2]" office:value-type="float" office:value="-145.669" calcext:value-type="float">
            <text:p>-145.669</text:p>
          </table:table-cell>
          <table:table-cell table:formula="of:=[.C321]-[.$C$2]" office:value-type="float" office:value="217.362" calcext:value-type="float">
            <text:p>217.362</text:p>
          </table:table-cell>
          <table:table-cell table:formula="of:=[.D321]-[.$D$2]" office:value-type="float" office:value="-52.137" calcext:value-type="float">
            <text:p>-52.137</text:p>
          </table:table-cell>
          <table:table-cell office:value-type="float" office:value="137.255" calcext:value-type="float">
            <text:p>137.255</text:p>
          </table:table-cell>
          <table:table-cell office:value-type="float" office:value="196.084" calcext:value-type="float">
            <text:p>196.084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2.425" calcext:value-type="float">
            <text:p>-162.425</text:p>
          </table:table-cell>
          <table:table-cell office:value-type="float" office:value="3620.399" calcext:value-type="float">
            <text:p>3620.399</text:p>
          </table:table-cell>
          <table:table-cell office:value-type="float" office:value="-126.947" calcext:value-type="float">
            <text:p>-126.947</text:p>
          </table:table-cell>
          <table:table-cell table:formula="of:=[.A322]" office:value-type="float" office:value="32" calcext:value-type="float">
            <text:p>32</text:p>
          </table:table-cell>
          <table:table-cell table:formula="of:=[.B322]-[.$B$2]" office:value-type="float" office:value="-140.628" calcext:value-type="float">
            <text:p>-140.628</text:p>
          </table:table-cell>
          <table:table-cell table:formula="of:=[.C322]-[.$C$2]" office:value-type="float" office:value="224.275" calcext:value-type="float">
            <text:p>224.275</text:p>
          </table:table-cell>
          <table:table-cell table:formula="of:=[.D322]-[.$D$2]" office:value-type="float" office:value="-79.238" calcext:value-type="float">
            <text:p>-79.238</text:p>
          </table:table-cell>
          <table:table-cell office:value-type="float" office:value="139.206" calcext:value-type="float">
            <text:p>139.206</text:p>
          </table:table-cell>
          <table:table-cell office:value-type="float" office:value="196.801" calcext:value-type="float">
            <text:p>196.801</text:p>
          </table:table-cell>
          <table:table-cell office:value-type="float" office:value="279.619" calcext:value-type="float">
            <text:p>279.619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-157.37" calcext:value-type="float">
            <text:p>-157.37</text:p>
          </table:table-cell>
          <table:table-cell office:value-type="float" office:value="3628.911" calcext:value-type="float">
            <text:p>3628.911</text:p>
          </table:table-cell>
          <table:table-cell office:value-type="float" office:value="-162.395" calcext:value-type="float">
            <text:p>-162.395</text:p>
          </table:table-cell>
          <table:table-cell table:formula="of:=[.A323]" office:value-type="float" office:value="32.1" calcext:value-type="float">
            <text:p>32.1</text:p>
          </table:table-cell>
          <table:table-cell table:formula="of:=[.B323]-[.$B$2]" office:value-type="float" office:value="-135.573" calcext:value-type="float">
            <text:p>-135.573</text:p>
          </table:table-cell>
          <table:table-cell table:formula="of:=[.C323]-[.$C$2]" office:value-type="float" office:value="232.787" calcext:value-type="float">
            <text:p>232.787</text:p>
          </table:table-cell>
          <table:table-cell table:formula="of:=[.D323]-[.$D$2]" office:value-type="float" office:value="-114.686" calcext:value-type="float">
            <text:p>-114.686</text:p>
          </table:table-cell>
          <table:table-cell office:value-type="float" office:value="144.096" calcext:value-type="float">
            <text:p>144.096</text:p>
          </table:table-cell>
          <table:table-cell office:value-type="float" office:value="198.922" calcext:value-type="float">
            <text:p>198.922</text:p>
          </table:table-cell>
          <table:table-cell office:value-type="float" office:value="284.816" calcext:value-type="float">
            <text:p>284.81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152.366" calcext:value-type="float">
            <text:p>-152.366</text:p>
          </table:table-cell>
          <table:table-cell office:value-type="float" office:value="3639.031" calcext:value-type="float">
            <text:p>3639.031</text:p>
          </table:table-cell>
          <table:table-cell office:value-type="float" office:value="-74.28" calcext:value-type="float">
            <text:p>-74.28</text:p>
          </table:table-cell>
          <table:table-cell table:formula="of:=[.A324]" office:value-type="float" office:value="32.2" calcext:value-type="float">
            <text:p>32.2</text:p>
          </table:table-cell>
          <table:table-cell table:formula="of:=[.B324]-[.$B$2]" office:value-type="float" office:value="-130.569" calcext:value-type="float">
            <text:p>-130.569</text:p>
          </table:table-cell>
          <table:table-cell table:formula="of:=[.C324]-[.$C$2]" office:value-type="float" office:value="242.907" calcext:value-type="float">
            <text:p>242.907</text:p>
          </table:table-cell>
          <table:table-cell table:formula="of:=[.D324]-[.$D$2]" office:value-type="float" office:value="-26.571" calcext:value-type="float">
            <text:p>-26.571</text:p>
          </table:table-cell>
          <table:table-cell office:value-type="float" office:value="149.015" calcext:value-type="float">
            <text:p>149.015</text:p>
          </table:table-cell>
          <table:table-cell office:value-type="float" office:value="202.576" calcext:value-type="float">
            <text:p>202.576</text:p>
          </table:table-cell>
          <table:table-cell office:value-type="float" office:value="301.344" calcext:value-type="float">
            <text:p>301.34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-147.293" calcext:value-type="float">
            <text:p>-147.293</text:p>
          </table:table-cell>
          <table:table-cell office:value-type="float" office:value="3650.688" calcext:value-type="float">
            <text:p>3650.688</text:p>
          </table:table-cell>
          <table:table-cell office:value-type="float" office:value="13.834" calcext:value-type="float">
            <text:p>13.834</text:p>
          </table:table-cell>
          <table:table-cell table:formula="of:=[.A325]" office:value-type="float" office:value="32.3" calcext:value-type="float">
            <text:p>32.3</text:p>
          </table:table-cell>
          <table:table-cell table:formula="of:=[.B325]-[.$B$2]" office:value-type="float" office:value="-125.496" calcext:value-type="float">
            <text:p>-125.496</text:p>
          </table:table-cell>
          <table:table-cell table:formula="of:=[.C325]-[.$C$2]" office:value-type="float" office:value="254.564" calcext:value-type="float">
            <text:p>254.564</text:p>
          </table:table-cell>
          <table:table-cell table:formula="of:=[.D325]-[.$D$2]" office:value-type="float" office:value="61.543" calcext:value-type="float">
            <text:p>61.543</text:p>
          </table:table-cell>
          <table:table-cell office:value-type="float" office:value="153.902" calcext:value-type="float">
            <text:p>153.902</text:p>
          </table:table-cell>
          <table:table-cell office:value-type="float" office:value="207.709" calcext:value-type="float">
            <text:p>207.709</text:p>
          </table:table-cell>
          <table:table-cell office:value-type="float" office:value="326.687" calcext:value-type="float">
            <text:p>326.68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-142.255" calcext:value-type="float">
            <text:p>-142.255</text:p>
          </table:table-cell>
          <table:table-cell office:value-type="float" office:value="3662.345" calcext:value-type="float">
            <text:p>3662.345</text:p>
          </table:table-cell>
          <table:table-cell office:value-type="float" office:value="101.949" calcext:value-type="float">
            <text:p>101.949</text:p>
          </table:table-cell>
          <table:table-cell table:formula="of:=[.A326]" office:value-type="float" office:value="32.4" calcext:value-type="float">
            <text:p>32.4</text:p>
          </table:table-cell>
          <table:table-cell table:formula="of:=[.B326]-[.$B$2]" office:value-type="float" office:value="-120.458" calcext:value-type="float">
            <text:p>-120.458</text:p>
          </table:table-cell>
          <table:table-cell table:formula="of:=[.C326]-[.$C$2]" office:value-type="float" office:value="266.221" calcext:value-type="float">
            <text:p>266.221</text:p>
          </table:table-cell>
          <table:table-cell table:formula="of:=[.D326]-[.$D$2]" office:value-type="float" office:value="149.658" calcext:value-type="float">
            <text:p>149.658</text:p>
          </table:table-cell>
          <table:table-cell office:value-type="float" office:value="158.757" calcext:value-type="float">
            <text:p>158.757</text:p>
          </table:table-cell>
          <table:table-cell office:value-type="float" office:value="214.345" calcext:value-type="float">
            <text:p>214.345</text:p>
          </table:table-cell>
          <table:table-cell office:value-type="float" office:value="374.294" calcext:value-type="float">
            <text:p>374.29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-137.216" calcext:value-type="float">
            <text:p>-137.216</text:p>
          </table:table-cell>
          <table:table-cell office:value-type="float" office:value="3674.001" calcext:value-type="float">
            <text:p>3674.001</text:p>
          </table:table-cell>
          <table:table-cell office:value-type="float" office:value="293.348" calcext:value-type="float">
            <text:p>293.348</text:p>
          </table:table-cell>
          <table:table-cell table:formula="of:=[.A327]" office:value-type="float" office:value="32.5" calcext:value-type="float">
            <text:p>32.5</text:p>
          </table:table-cell>
          <table:table-cell table:formula="of:=[.B327]-[.$B$2]" office:value-type="float" office:value="-115.419" calcext:value-type="float">
            <text:p>-115.419</text:p>
          </table:table-cell>
          <table:table-cell table:formula="of:=[.C327]-[.$C$2]" office:value-type="float" office:value="277.877" calcext:value-type="float">
            <text:p>277.877</text:p>
          </table:table-cell>
          <table:table-cell table:formula="of:=[.D327]-[.$D$2]" office:value-type="float" office:value="341.057" calcext:value-type="float">
            <text:p>341.057</text:p>
          </table:table-cell>
          <table:table-cell office:value-type="float" office:value="163.516" calcext:value-type="float">
            <text:p>163.516</text:p>
          </table:table-cell>
          <table:table-cell office:value-type="float" office:value="221.027" calcext:value-type="float">
            <text:p>221.027</text:p>
          </table:table-cell>
          <table:table-cell office:value-type="float" office:value="442.839" calcext:value-type="float">
            <text:p>442.839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-132.177" calcext:value-type="float">
            <text:p>-132.177</text:p>
          </table:table-cell>
          <table:table-cell office:value-type="float" office:value="3685.657" calcext:value-type="float">
            <text:p>3685.657</text:p>
          </table:table-cell>
          <table:table-cell office:value-type="float" office:value="299.538" calcext:value-type="float">
            <text:p>299.538</text:p>
          </table:table-cell>
          <table:table-cell table:formula="of:=[.A328]" office:value-type="float" office:value="32.6" calcext:value-type="float">
            <text:p>32.6</text:p>
          </table:table-cell>
          <table:table-cell table:formula="of:=[.B328]-[.$B$2]" office:value-type="float" office:value="-110.38" calcext:value-type="float">
            <text:p>-110.38</text:p>
          </table:table-cell>
          <table:table-cell table:formula="of:=[.C328]-[.$C$2]" office:value-type="float" office:value="289.533" calcext:value-type="float">
            <text:p>289.533</text:p>
          </table:table-cell>
          <table:table-cell table:formula="of:=[.D328]-[.$D$2]" office:value-type="float" office:value="347.247" calcext:value-type="float">
            <text:p>347.247</text:p>
          </table:table-cell>
          <table:table-cell office:value-type="float" office:value="168.19" calcext:value-type="float">
            <text:p>168.19</text:p>
          </table:table-cell>
          <table:table-cell office:value-type="float" office:value="227.645" calcext:value-type="float">
            <text:p>227.645</text:p>
          </table:table-cell>
          <table:table-cell office:value-type="float" office:value="482.452" calcext:value-type="float">
            <text:p>482.452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-127.145" calcext:value-type="float">
            <text:p>-127.145</text:p>
          </table:table-cell>
          <table:table-cell office:value-type="float" office:value="3697.263" calcext:value-type="float">
            <text:p>3697.263</text:p>
          </table:table-cell>
          <table:table-cell office:value-type="float" office:value="285.627" calcext:value-type="float">
            <text:p>285.627</text:p>
          </table:table-cell>
          <table:table-cell table:formula="of:=[.A329]" office:value-type="float" office:value="32.7" calcext:value-type="float">
            <text:p>32.7</text:p>
          </table:table-cell>
          <table:table-cell table:formula="of:=[.B329]-[.$B$2]" office:value-type="float" office:value="-105.348" calcext:value-type="float">
            <text:p>-105.348</text:p>
          </table:table-cell>
          <table:table-cell table:formula="of:=[.C329]-[.$C$2]" office:value-type="float" office:value="301.139" calcext:value-type="float">
            <text:p>301.139</text:p>
          </table:table-cell>
          <table:table-cell table:formula="of:=[.D329]-[.$D$2]" office:value-type="float" office:value="333.336" calcext:value-type="float">
            <text:p>333.336</text:p>
          </table:table-cell>
          <table:table-cell office:value-type="float" office:value="172.868" calcext:value-type="float">
            <text:p>172.868</text:p>
          </table:table-cell>
          <table:table-cell office:value-type="float" office:value="234.313" calcext:value-type="float">
            <text:p>234.313</text:p>
          </table:table-cell>
          <table:table-cell office:value-type="float" office:value="623.539" calcext:value-type="float">
            <text:p>623.53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-123.565" calcext:value-type="float">
            <text:p>-123.565</text:p>
          </table:table-cell>
          <table:table-cell office:value-type="float" office:value="3710.334" calcext:value-type="float">
            <text:p>3710.334</text:p>
          </table:table-cell>
          <table:table-cell office:value-type="float" office:value="189.674" calcext:value-type="float">
            <text:p>189.674</text:p>
          </table:table-cell>
          <table:table-cell table:formula="of:=[.A330]" office:value-type="float" office:value="32.8" calcext:value-type="float">
            <text:p>32.8</text:p>
          </table:table-cell>
          <table:table-cell table:formula="of:=[.B330]-[.$B$2]" office:value-type="float" office:value="-101.768" calcext:value-type="float">
            <text:p>-101.768</text:p>
          </table:table-cell>
          <table:table-cell table:formula="of:=[.C330]-[.$C$2]" office:value-type="float" office:value="314.21" calcext:value-type="float">
            <text:p>314.21</text:p>
          </table:table-cell>
          <table:table-cell table:formula="of:=[.D330]-[.$D$2]" office:value-type="float" office:value="237.383" calcext:value-type="float">
            <text:p>237.383</text:p>
          </table:table-cell>
          <table:table-cell office:value-type="float" office:value="177.501" calcext:value-type="float">
            <text:p>177.501</text:p>
          </table:table-cell>
          <table:table-cell office:value-type="float" office:value="240.943" calcext:value-type="float">
            <text:p>240.943</text:p>
          </table:table-cell>
          <table:table-cell office:value-type="float" office:value="778.467" calcext:value-type="float">
            <text:p>778.467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-119.975" calcext:value-type="float">
            <text:p>-119.975</text:p>
          </table:table-cell>
          <table:table-cell office:value-type="float" office:value="3724.855" calcext:value-type="float">
            <text:p>3724.855</text:p>
          </table:table-cell>
          <table:table-cell office:value-type="float" office:value="93.721" calcext:value-type="float">
            <text:p>93.721</text:p>
          </table:table-cell>
          <table:table-cell table:formula="of:=[.A331]" office:value-type="float" office:value="32.9" calcext:value-type="float">
            <text:p>32.9</text:p>
          </table:table-cell>
          <table:table-cell table:formula="of:=[.B331]-[.$B$2]" office:value-type="float" office:value="-98.178" calcext:value-type="float">
            <text:p>-98.178</text:p>
          </table:table-cell>
          <table:table-cell table:formula="of:=[.C331]-[.$C$2]" office:value-type="float" office:value="328.731" calcext:value-type="float">
            <text:p>328.731</text:p>
          </table:table-cell>
          <table:table-cell table:formula="of:=[.D331]-[.$D$2]" office:value-type="float" office:value="141.43" calcext:value-type="float">
            <text:p>141.43</text:p>
          </table:table-cell>
          <table:table-cell office:value-type="float" office:value="182.239" calcext:value-type="float">
            <text:p>182.239</text:p>
          </table:table-cell>
          <table:table-cell office:value-type="float" office:value="249.128" calcext:value-type="float">
            <text:p>249.128</text:p>
          </table:table-cell>
          <table:table-cell office:value-type="float" office:value="831.05" calcext:value-type="float">
            <text:p>831.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6.43" calcext:value-type="float">
            <text:p>-116.43</text:p>
          </table:table-cell>
          <table:table-cell office:value-type="float" office:value="3740.812" calcext:value-type="float">
            <text:p>3740.812</text:p>
          </table:table-cell>
          <table:table-cell office:value-type="float" office:value="-2.231" calcext:value-type="float">
            <text:p>-2.231</text:p>
          </table:table-cell>
          <table:table-cell table:formula="of:=[.A332]" office:value-type="float" office:value="33" calcext:value-type="float">
            <text:p>33</text:p>
          </table:table-cell>
          <table:table-cell table:formula="of:=[.B332]-[.$B$2]" office:value-type="float" office:value="-94.633" calcext:value-type="float">
            <text:p>-94.633</text:p>
          </table:table-cell>
          <table:table-cell table:formula="of:=[.C332]-[.$C$2]" office:value-type="float" office:value="344.688" calcext:value-type="float">
            <text:p>344.688</text:p>
          </table:table-cell>
          <table:table-cell table:formula="of:=[.D332]-[.$D$2]" office:value-type="float" office:value="45.478" calcext:value-type="float">
            <text:p>45.478</text:p>
          </table:table-cell>
          <table:table-cell office:value-type="float" office:value="186.887" calcext:value-type="float">
            <text:p>186.887</text:p>
          </table:table-cell>
          <table:table-cell office:value-type="float" office:value="258.71" calcext:value-type="float">
            <text:p>258.71</text:p>
          </table:table-cell>
          <table:table-cell office:value-type="float" office:value="983.258" calcext:value-type="float">
            <text:p>983.25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-112.885" calcext:value-type="float">
            <text:p>-112.885</text:p>
          </table:table-cell>
          <table:table-cell office:value-type="float" office:value="3758.268" calcext:value-type="float">
            <text:p>3758.268</text:p>
          </table:table-cell>
          <table:table-cell office:value-type="float" office:value="-98.184" calcext:value-type="float">
            <text:p>-98.184</text:p>
          </table:table-cell>
          <table:table-cell table:formula="of:=[.A333]" office:value-type="float" office:value="33.1" calcext:value-type="float">
            <text:p>33.1</text:p>
          </table:table-cell>
          <table:table-cell table:formula="of:=[.B333]-[.$B$2]" office:value-type="float" office:value="-91.088" calcext:value-type="float">
            <text:p>-91.088</text:p>
          </table:table-cell>
          <table:table-cell table:formula="of:=[.C333]-[.$C$2]" office:value-type="float" office:value="362.144" calcext:value-type="float">
            <text:p>362.144</text:p>
          </table:table-cell>
          <table:table-cell table:formula="of:=[.D333]-[.$D$2]" office:value-type="float" office:value="-50.475" calcext:value-type="float">
            <text:p>-50.475</text:p>
          </table:table-cell>
          <table:table-cell office:value-type="float" office:value="191.487" calcext:value-type="float">
            <text:p>191.487</text:p>
          </table:table-cell>
          <table:table-cell office:value-type="float" office:value="269.826" calcext:value-type="float">
            <text:p>269.826</text:p>
          </table:table-cell>
          <table:table-cell office:value-type="float" office:value="1135.632" calcext:value-type="float">
            <text:p>1135.63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109.363" calcext:value-type="float">
            <text:p>-109.363</text:p>
          </table:table-cell>
          <table:table-cell office:value-type="float" office:value="3777.203" calcext:value-type="float">
            <text:p>3777.203</text:p>
          </table:table-cell>
          <table:table-cell office:value-type="float" office:value="-225.677" calcext:value-type="float">
            <text:p>-225.677</text:p>
          </table:table-cell>
          <table:table-cell table:formula="of:=[.A334]" office:value-type="float" office:value="33.2" calcext:value-type="float">
            <text:p>33.2</text:p>
          </table:table-cell>
          <table:table-cell table:formula="of:=[.B334]-[.$B$2]" office:value-type="float" office:value="-87.566" calcext:value-type="float">
            <text:p>-87.566</text:p>
          </table:table-cell>
          <table:table-cell table:formula="of:=[.C334]-[.$C$2]" office:value-type="float" office:value="381.079" calcext:value-type="float">
            <text:p>381.079</text:p>
          </table:table-cell>
          <table:table-cell table:formula="of:=[.D334]-[.$D$2]" office:value-type="float" office:value="-177.968" calcext:value-type="float">
            <text:p>-177.968</text:p>
          </table:table-cell>
          <table:table-cell office:value-type="float" office:value="196.106" calcext:value-type="float">
            <text:p>196.106</text:p>
          </table:table-cell>
          <table:table-cell office:value-type="float" office:value="282.54" calcext:value-type="float">
            <text:p>282.54</text:p>
          </table:table-cell>
          <table:table-cell office:value-type="float" office:value="1260.289" calcext:value-type="float">
            <text:p>1260.28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-105.794" calcext:value-type="float">
            <text:p>-105.794</text:p>
          </table:table-cell>
          <table:table-cell office:value-type="float" office:value="3797.637" calcext:value-type="float">
            <text:p>3797.637</text:p>
          </table:table-cell>
          <table:table-cell office:value-type="float" office:value="-368.782" calcext:value-type="float">
            <text:p>-368.782</text:p>
          </table:table-cell>
          <table:table-cell table:formula="of:=[.A335]" office:value-type="float" office:value="33.3" calcext:value-type="float">
            <text:p>33.3</text:p>
          </table:table-cell>
          <table:table-cell table:formula="of:=[.B335]-[.$B$2]" office:value-type="float" office:value="-83.997" calcext:value-type="float">
            <text:p>-83.997</text:p>
          </table:table-cell>
          <table:table-cell table:formula="of:=[.C335]-[.$C$2]" office:value-type="float" office:value="401.513" calcext:value-type="float">
            <text:p>401.513</text:p>
          </table:table-cell>
          <table:table-cell table:formula="of:=[.D335]-[.$D$2]" office:value-type="float" office:value="-321.073" calcext:value-type="float">
            <text:p>-321.073</text:p>
          </table:table-cell>
          <table:table-cell office:value-type="float" office:value="200.74" calcext:value-type="float">
            <text:p>200.74</text:p>
          </table:table-cell>
          <table:table-cell office:value-type="float" office:value="296.799" calcext:value-type="float">
            <text:p>296.799</text:p>
          </table:table-cell>
          <table:table-cell office:value-type="float" office:value="1297.708" calcext:value-type="float">
            <text:p>1297.708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102.177" calcext:value-type="float">
            <text:p>-102.177</text:p>
          </table:table-cell>
          <table:table-cell office:value-type="float" office:value="3819.571" calcext:value-type="float">
            <text:p>3819.571</text:p>
          </table:table-cell>
          <table:table-cell office:value-type="float" office:value="-527.497" calcext:value-type="float">
            <text:p>-527.497</text:p>
          </table:table-cell>
          <table:table-cell table:formula="of:=[.A336]" office:value-type="float" office:value="33.4" calcext:value-type="float">
            <text:p>33.4</text:p>
          </table:table-cell>
          <table:table-cell table:formula="of:=[.B336]-[.$B$2]" office:value-type="float" office:value="-80.38" calcext:value-type="float">
            <text:p>-80.38</text:p>
          </table:table-cell>
          <table:table-cell table:formula="of:=[.C336]-[.$C$2]" office:value-type="float" office:value="423.447" calcext:value-type="float">
            <text:p>423.447</text:p>
          </table:table-cell>
          <table:table-cell table:formula="of:=[.D336]-[.$D$2]" office:value-type="float" office:value="-479.788" calcext:value-type="float">
            <text:p>-479.788</text:p>
          </table:table-cell>
          <table:table-cell office:value-type="float" office:value="205.389" calcext:value-type="float">
            <text:p>205.389</text:p>
          </table:table-cell>
          <table:table-cell office:value-type="float" office:value="312.603" calcext:value-type="float">
            <text:p>312.603</text:p>
          </table:table-cell>
          <table:table-cell office:value-type="float" office:value="1247.889" calcext:value-type="float">
            <text:p>1247.88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-98.569" calcext:value-type="float">
            <text:p>-98.569</text:p>
          </table:table-cell>
          <table:table-cell office:value-type="float" office:value="3842.972" calcext:value-type="float">
            <text:p>3842.972</text:p>
          </table:table-cell>
          <table:table-cell office:value-type="float" office:value="-662.81" calcext:value-type="float">
            <text:p>-662.81</text:p>
          </table:table-cell>
          <table:table-cell table:formula="of:=[.A337]" office:value-type="float" office:value="33.5" calcext:value-type="float">
            <text:p>33.5</text:p>
          </table:table-cell>
          <table:table-cell table:formula="of:=[.B337]-[.$B$2]" office:value-type="float" office:value="-76.772" calcext:value-type="float">
            <text:p>-76.772</text:p>
          </table:table-cell>
          <table:table-cell table:formula="of:=[.C337]-[.$C$2]" office:value-type="float" office:value="446.848" calcext:value-type="float">
            <text:p>446.848</text:p>
          </table:table-cell>
          <table:table-cell table:formula="of:=[.D337]-[.$D$2]" office:value-type="float" office:value="-615.101" calcext:value-type="float">
            <text:p>-615.101</text:p>
          </table:table-cell>
          <table:table-cell office:value-type="float" office:value="210" calcext:value-type="float">
            <text:p>210</text:p>
          </table:table-cell>
          <table:table-cell office:value-type="float" office:value="328.319" calcext:value-type="float">
            <text:p>328.319</text:p>
          </table:table-cell>
          <table:table-cell office:value-type="float" office:value="1134.022" calcext:value-type="float">
            <text:p>1134.022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94.981" calcext:value-type="float">
            <text:p>-94.981</text:p>
          </table:table-cell>
          <table:table-cell office:value-type="float" office:value="3866.315" calcext:value-type="float">
            <text:p>3866.315</text:p>
          </table:table-cell>
          <table:table-cell office:value-type="float" office:value="-798.123" calcext:value-type="float">
            <text:p>-798.123</text:p>
          </table:table-cell>
          <table:table-cell table:formula="of:=[.A338]" office:value-type="float" office:value="33.6" calcext:value-type="float">
            <text:p>33.6</text:p>
          </table:table-cell>
          <table:table-cell table:formula="of:=[.B338]-[.$B$2]" office:value-type="float" office:value="-73.184" calcext:value-type="float">
            <text:p>-73.184</text:p>
          </table:table-cell>
          <table:table-cell table:formula="of:=[.C338]-[.$C$2]" office:value-type="float" office:value="470.191" calcext:value-type="float">
            <text:p>470.191</text:p>
          </table:table-cell>
          <table:table-cell table:formula="of:=[.D338]-[.$D$2]" office:value-type="float" office:value="-750.414" calcext:value-type="float">
            <text:p>-750.414</text:p>
          </table:table-cell>
          <table:table-cell office:value-type="float" office:value="214.65" calcext:value-type="float">
            <text:p>214.65</text:p>
          </table:table-cell>
          <table:table-cell office:value-type="float" office:value="344.019" calcext:value-type="float">
            <text:p>344.019</text:p>
          </table:table-cell>
          <table:table-cell office:value-type="float" office:value="1179.378" calcext:value-type="float">
            <text:p>1179.37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-91.393" calcext:value-type="float">
            <text:p>-91.393</text:p>
          </table:table-cell>
          <table:table-cell office:value-type="float" office:value="3889.658" calcext:value-type="float">
            <text:p>3889.658</text:p>
          </table:table-cell>
          <table:table-cell office:value-type="float" office:value="-933.436" calcext:value-type="float">
            <text:p>-933.436</text:p>
          </table:table-cell>
          <table:table-cell table:formula="of:=[.A339]" office:value-type="float" office:value="33.7" calcext:value-type="float">
            <text:p>33.7</text:p>
          </table:table-cell>
          <table:table-cell table:formula="of:=[.B339]-[.$B$2]" office:value-type="float" office:value="-69.596" calcext:value-type="float">
            <text:p>-69.596</text:p>
          </table:table-cell>
          <table:table-cell table:formula="of:=[.C339]-[.$C$2]" office:value-type="float" office:value="493.534" calcext:value-type="float">
            <text:p>493.534</text:p>
          </table:table-cell>
          <table:table-cell table:formula="of:=[.D339]-[.$D$2]" office:value-type="float" office:value="-885.727" calcext:value-type="float">
            <text:p>-885.727</text:p>
          </table:table-cell>
          <table:table-cell office:value-type="float" office:value="219.283" calcext:value-type="float">
            <text:p>219.283</text:p>
          </table:table-cell>
          <table:table-cell office:value-type="float" office:value="359.841" calcext:value-type="float">
            <text:p>359.841</text:p>
          </table:table-cell>
          <table:table-cell office:value-type="float" office:value="1056.315" calcext:value-type="float">
            <text:p>1056.31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87.807" calcext:value-type="float">
            <text:p>-87.807</text:p>
          </table:table-cell>
          <table:table-cell office:value-type="float" office:value="3913.031" calcext:value-type="float">
            <text:p>3913.031</text:p>
          </table:table-cell>
          <table:table-cell office:value-type="float" office:value="-1058.932" calcext:value-type="float">
            <text:p>-1058.932</text:p>
          </table:table-cell>
          <table:table-cell table:formula="of:=[.A340]" office:value-type="float" office:value="33.8" calcext:value-type="float">
            <text:p>33.8</text:p>
          </table:table-cell>
          <table:table-cell table:formula="of:=[.B340]-[.$B$2]" office:value-type="float" office:value="-66.01" calcext:value-type="float">
            <text:p>-66.01</text:p>
          </table:table-cell>
          <table:table-cell table:formula="of:=[.C340]-[.$C$2]" office:value-type="float" office:value="516.907" calcext:value-type="float">
            <text:p>516.907</text:p>
          </table:table-cell>
          <table:table-cell table:formula="of:=[.D340]-[.$D$2]" office:value-type="float" office:value="-1011.223" calcext:value-type="float">
            <text:p>-1011.223</text:p>
          </table:table-cell>
          <table:table-cell office:value-type="float" office:value="223.931" calcext:value-type="float">
            <text:p>223.931</text:p>
          </table:table-cell>
          <table:table-cell office:value-type="float" office:value="375.713" calcext:value-type="float">
            <text:p>375.713</text:p>
          </table:table-cell>
          <table:table-cell office:value-type="float" office:value="1041.337" calcext:value-type="float">
            <text:p>1041.337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-84.272" calcext:value-type="float">
            <text:p>-84.272</text:p>
          </table:table-cell>
          <table:table-cell office:value-type="float" office:value="3936.386" calcext:value-type="float">
            <text:p>3936.386</text:p>
          </table:table-cell>
          <table:table-cell office:value-type="float" office:value="-1251.773" calcext:value-type="float">
            <text:p>-1251.773</text:p>
          </table:table-cell>
          <table:table-cell table:formula="of:=[.A341]" office:value-type="float" office:value="33.9" calcext:value-type="float">
            <text:p>33.9</text:p>
          </table:table-cell>
          <table:table-cell table:formula="of:=[.B341]-[.$B$2]" office:value-type="float" office:value="-62.475" calcext:value-type="float">
            <text:p>-62.475</text:p>
          </table:table-cell>
          <table:table-cell table:formula="of:=[.C341]-[.$C$2]" office:value-type="float" office:value="540.262" calcext:value-type="float">
            <text:p>540.262</text:p>
          </table:table-cell>
          <table:table-cell table:formula="of:=[.D341]-[.$D$2]" office:value-type="float" office:value="-1204.064" calcext:value-type="float">
            <text:p>-1204.064</text:p>
          </table:table-cell>
          <table:table-cell office:value-type="float" office:value="228.613" calcext:value-type="float">
            <text:p>228.613</text:p>
          </table:table-cell>
          <table:table-cell office:value-type="float" office:value="391.499" calcext:value-type="float">
            <text:p>391.499</text:p>
          </table:table-cell>
          <table:table-cell office:value-type="float" office:value="1105.068" calcext:value-type="float">
            <text:p>1105.0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0.726" calcext:value-type="float">
            <text:p>-80.726</text:p>
          </table:table-cell>
          <table:table-cell office:value-type="float" office:value="3959.789" calcext:value-type="float">
            <text:p>3959.789</text:p>
          </table:table-cell>
          <table:table-cell office:value-type="float" office:value="-1245.263" calcext:value-type="float">
            <text:p>-1245.263</text:p>
          </table:table-cell>
          <table:table-cell table:formula="of:=[.A342]" office:value-type="float" office:value="34" calcext:value-type="float">
            <text:p>34</text:p>
          </table:table-cell>
          <table:table-cell table:formula="of:=[.B342]-[.$B$2]" office:value-type="float" office:value="-58.929" calcext:value-type="float">
            <text:p>-58.929</text:p>
          </table:table-cell>
          <table:table-cell table:formula="of:=[.C342]-[.$C$2]" office:value-type="float" office:value="563.665" calcext:value-type="float">
            <text:p>563.665</text:p>
          </table:table-cell>
          <table:table-cell table:formula="of:=[.D342]-[.$D$2]" office:value-type="float" office:value="-1197.554" calcext:value-type="float">
            <text:p>-1197.554</text:p>
          </table:table-cell>
          <table:table-cell office:value-type="float" office:value="233.376" calcext:value-type="float">
            <text:p>233.376</text:p>
          </table:table-cell>
          <table:table-cell office:value-type="float" office:value="407.324" calcext:value-type="float">
            <text:p>407.324</text:p>
          </table:table-cell>
          <table:table-cell office:value-type="float" office:value="1105.135" calcext:value-type="float">
            <text:p>1105.13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-77.168" calcext:value-type="float">
            <text:p>-77.168</text:p>
          </table:table-cell>
          <table:table-cell office:value-type="float" office:value="3983.203" calcext:value-type="float">
            <text:p>3983.203</text:p>
          </table:table-cell>
          <table:table-cell office:value-type="float" office:value="-1261.704" calcext:value-type="float">
            <text:p>-1261.704</text:p>
          </table:table-cell>
          <table:table-cell table:formula="of:=[.A343]" office:value-type="float" office:value="34.1" calcext:value-type="float">
            <text:p>34.1</text:p>
          </table:table-cell>
          <table:table-cell table:formula="of:=[.B343]-[.$B$2]" office:value-type="float" office:value="-55.371" calcext:value-type="float">
            <text:p>-55.371</text:p>
          </table:table-cell>
          <table:table-cell table:formula="of:=[.C343]-[.$C$2]" office:value-type="float" office:value="587.079" calcext:value-type="float">
            <text:p>587.079</text:p>
          </table:table-cell>
          <table:table-cell table:formula="of:=[.D343]-[.$D$2]" office:value-type="float" office:value="-1213.995" calcext:value-type="float">
            <text:p>-1213.995</text:p>
          </table:table-cell>
          <table:table-cell office:value-type="float" office:value="238.133" calcext:value-type="float">
            <text:p>238.133</text:p>
          </table:table-cell>
          <table:table-cell office:value-type="float" office:value="423.112" calcext:value-type="float">
            <text:p>423.112</text:p>
          </table:table-cell>
          <table:table-cell office:value-type="float" office:value="1279.381" calcext:value-type="float">
            <text:p>1279.381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73.652" calcext:value-type="float">
            <text:p>-73.652</text:p>
          </table:table-cell>
          <table:table-cell office:value-type="float" office:value="4006.718" calcext:value-type="float">
            <text:p>4006.718</text:p>
          </table:table-cell>
          <table:table-cell office:value-type="float" office:value="-1154.19" calcext:value-type="float">
            <text:p>-1154.19</text:p>
          </table:table-cell>
          <table:table-cell table:formula="of:=[.A344]" office:value-type="float" office:value="34.2" calcext:value-type="float">
            <text:p>34.2</text:p>
          </table:table-cell>
          <table:table-cell table:formula="of:=[.B344]-[.$B$2]" office:value-type="float" office:value="-51.855" calcext:value-type="float">
            <text:p>-51.855</text:p>
          </table:table-cell>
          <table:table-cell table:formula="of:=[.C344]-[.$C$2]" office:value-type="float" office:value="610.594" calcext:value-type="float">
            <text:p>610.594</text:p>
          </table:table-cell>
          <table:table-cell table:formula="of:=[.D344]-[.$D$2]" office:value-type="float" office:value="-1106.481" calcext:value-type="float">
            <text:p>-1106.481</text:p>
          </table:table-cell>
          <table:table-cell office:value-type="float" office:value="242.889" calcext:value-type="float">
            <text:p>242.889</text:p>
          </table:table-cell>
          <table:table-cell office:value-type="float" office:value="438.899" calcext:value-type="float">
            <text:p>438.899</text:p>
          </table:table-cell>
          <table:table-cell office:value-type="float" office:value="1453.627" calcext:value-type="float">
            <text:p>1453.62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-70.241" calcext:value-type="float">
            <text:p>-70.241</text:p>
          </table:table-cell>
          <table:table-cell office:value-type="float" office:value="4030.243" calcext:value-type="float">
            <text:p>4030.243</text:p>
          </table:table-cell>
          <table:table-cell office:value-type="float" office:value="-1046.354" calcext:value-type="float">
            <text:p>-1046.354</text:p>
          </table:table-cell>
          <table:table-cell table:formula="of:=[.A345]" office:value-type="float" office:value="34.3" calcext:value-type="float">
            <text:p>34.3</text:p>
          </table:table-cell>
          <table:table-cell table:formula="of:=[.B345]-[.$B$2]" office:value-type="float" office:value="-48.444" calcext:value-type="float">
            <text:p>-48.444</text:p>
          </table:table-cell>
          <table:table-cell table:formula="of:=[.C345]-[.$C$2]" office:value-type="float" office:value="634.119" calcext:value-type="float">
            <text:p>634.119</text:p>
          </table:table-cell>
          <table:table-cell table:formula="of:=[.D345]-[.$D$2]" office:value-type="float" office:value="-998.645" calcext:value-type="float">
            <text:p>-998.645</text:p>
          </table:table-cell>
          <table:table-cell office:value-type="float" office:value="247.646" calcext:value-type="float">
            <text:p>247.646</text:p>
          </table:table-cell>
          <table:table-cell office:value-type="float" office:value="454.687" calcext:value-type="float">
            <text:p>454.687</text:p>
          </table:table-cell>
          <table:table-cell office:value-type="float" office:value="1627.873" calcext:value-type="float">
            <text:p>1627.87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66.767" calcext:value-type="float">
            <text:p>-66.767</text:p>
          </table:table-cell>
          <table:table-cell office:value-type="float" office:value="4053.801" calcext:value-type="float">
            <text:p>4053.801</text:p>
          </table:table-cell>
          <table:table-cell office:value-type="float" office:value="-905.21" calcext:value-type="float">
            <text:p>-905.21</text:p>
          </table:table-cell>
          <table:table-cell table:formula="of:=[.A346]" office:value-type="float" office:value="34.4" calcext:value-type="float">
            <text:p>34.4</text:p>
          </table:table-cell>
          <table:table-cell table:formula="of:=[.B346]-[.$B$2]" office:value-type="float" office:value="-44.97" calcext:value-type="float">
            <text:p>-44.97</text:p>
          </table:table-cell>
          <table:table-cell table:formula="of:=[.C346]-[.$C$2]" office:value-type="float" office:value="657.677" calcext:value-type="float">
            <text:p>657.677</text:p>
          </table:table-cell>
          <table:table-cell table:formula="of:=[.D346]-[.$D$2]" office:value-type="float" office:value="-857.501" calcext:value-type="float">
            <text:p>-857.501</text:p>
          </table:table-cell>
          <table:table-cell office:value-type="float" office:value="252.383" calcext:value-type="float">
            <text:p>252.383</text:p>
          </table:table-cell>
          <table:table-cell office:value-type="float" office:value="470.5" calcext:value-type="float">
            <text:p>470.5</text:p>
          </table:table-cell>
          <table:table-cell office:value-type="float" office:value="1779.102" calcext:value-type="float">
            <text:p>1779.10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63.288" calcext:value-type="float">
            <text:p>-63.288</text:p>
          </table:table-cell>
          <table:table-cell office:value-type="float" office:value="4077.421" calcext:value-type="float">
            <text:p>4077.421</text:p>
          </table:table-cell>
          <table:table-cell office:value-type="float" office:value="-923.21" calcext:value-type="float">
            <text:p>-923.21</text:p>
          </table:table-cell>
          <table:table-cell table:formula="of:=[.A347]" office:value-type="float" office:value="34.5" calcext:value-type="float">
            <text:p>34.5</text:p>
          </table:table-cell>
          <table:table-cell table:formula="of:=[.B347]-[.$B$2]" office:value-type="float" office:value="-41.491" calcext:value-type="float">
            <text:p>-41.491</text:p>
          </table:table-cell>
          <table:table-cell table:formula="of:=[.C347]-[.$C$2]" office:value-type="float" office:value="681.297" calcext:value-type="float">
            <text:p>681.297</text:p>
          </table:table-cell>
          <table:table-cell table:formula="of:=[.D347]-[.$D$2]" office:value-type="float" office:value="-875.501" calcext:value-type="float">
            <text:p>-875.501</text:p>
          </table:table-cell>
          <table:table-cell office:value-type="float" office:value="257.119" calcext:value-type="float">
            <text:p>257.119</text:p>
          </table:table-cell>
          <table:table-cell office:value-type="float" office:value="486.313" calcext:value-type="float">
            <text:p>486.313</text:p>
          </table:table-cell>
          <table:table-cell office:value-type="float" office:value="1930.331" calcext:value-type="float">
            <text:p>1930.33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59.812" calcext:value-type="float">
            <text:p>-59.812</text:p>
          </table:table-cell>
          <table:table-cell office:value-type="float" office:value="4101.003" calcext:value-type="float">
            <text:p>4101.003</text:p>
          </table:table-cell>
          <table:table-cell office:value-type="float" office:value="-974.372" calcext:value-type="float">
            <text:p>-974.372</text:p>
          </table:table-cell>
          <table:table-cell table:formula="of:=[.A348]" office:value-type="float" office:value="34.6" calcext:value-type="float">
            <text:p>34.6</text:p>
          </table:table-cell>
          <table:table-cell table:formula="of:=[.B348]-[.$B$2]" office:value-type="float" office:value="-38.015" calcext:value-type="float">
            <text:p>-38.015</text:p>
          </table:table-cell>
          <table:table-cell table:formula="of:=[.C348]-[.$C$2]" office:value-type="float" office:value="704.879" calcext:value-type="float">
            <text:p>704.879</text:p>
          </table:table-cell>
          <table:table-cell table:formula="of:=[.D348]-[.$D$2]" office:value-type="float" office:value="-926.663" calcext:value-type="float">
            <text:p>-926.663</text:p>
          </table:table-cell>
          <table:table-cell office:value-type="float" office:value="261.855" calcext:value-type="float">
            <text:p>261.855</text:p>
          </table:table-cell>
          <table:table-cell office:value-type="float" office:value="502.127" calcext:value-type="float">
            <text:p>502.127</text:p>
          </table:table-cell>
          <table:table-cell office:value-type="float" office:value="2081.561" calcext:value-type="float">
            <text:p>2081.561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-56.436" calcext:value-type="float">
            <text:p>-56.436</text:p>
          </table:table-cell>
          <table:table-cell office:value-type="float" office:value="4124.603" calcext:value-type="float">
            <text:p>4124.603</text:p>
          </table:table-cell>
          <table:table-cell office:value-type="float" office:value="-1062.244" calcext:value-type="float">
            <text:p>-1062.244</text:p>
          </table:table-cell>
          <table:table-cell table:formula="of:=[.A349]" office:value-type="float" office:value="34.7" calcext:value-type="float">
            <text:p>34.7</text:p>
          </table:table-cell>
          <table:table-cell table:formula="of:=[.B349]-[.$B$2]" office:value-type="float" office:value="-34.639" calcext:value-type="float">
            <text:p>-34.639</text:p>
          </table:table-cell>
          <table:table-cell table:formula="of:=[.C349]-[.$C$2]" office:value-type="float" office:value="728.479" calcext:value-type="float">
            <text:p>728.479</text:p>
          </table:table-cell>
          <table:table-cell table:formula="of:=[.D349]-[.$D$2]" office:value-type="float" office:value="-1014.535" calcext:value-type="float">
            <text:p>-1014.535</text:p>
          </table:table-cell>
          <table:table-cell office:value-type="float" office:value="266.551" calcext:value-type="float">
            <text:p>266.551</text:p>
          </table:table-cell>
          <table:table-cell office:value-type="float" office:value="517.954" calcext:value-type="float">
            <text:p>517.954</text:p>
          </table:table-cell>
          <table:table-cell office:value-type="float" office:value="2326.386" calcext:value-type="float">
            <text:p>2326.386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52.966" calcext:value-type="float">
            <text:p>-52.966</text:p>
          </table:table-cell>
          <table:table-cell office:value-type="float" office:value="4148.053" calcext:value-type="float">
            <text:p>4148.053</text:p>
          </table:table-cell>
          <table:table-cell office:value-type="float" office:value="-1166.827" calcext:value-type="float">
            <text:p>-1166.827</text:p>
          </table:table-cell>
          <table:table-cell table:formula="of:=[.A350]" office:value-type="float" office:value="34.8" calcext:value-type="float">
            <text:p>34.8</text:p>
          </table:table-cell>
          <table:table-cell table:formula="of:=[.B350]-[.$B$2]" office:value-type="float" office:value="-31.169" calcext:value-type="float">
            <text:p>-31.169</text:p>
          </table:table-cell>
          <table:table-cell table:formula="of:=[.C350]-[.$C$2]" office:value-type="float" office:value="751.929" calcext:value-type="float">
            <text:p>751.929</text:p>
          </table:table-cell>
          <table:table-cell table:formula="of:=[.D350]-[.$D$2]" office:value-type="float" office:value="-1119.118" calcext:value-type="float">
            <text:p>-1119.118</text:p>
          </table:table-cell>
          <table:table-cell office:value-type="float" office:value="271.119" calcext:value-type="float">
            <text:p>271.119</text:p>
          </table:table-cell>
          <table:table-cell office:value-type="float" office:value="533.837" calcext:value-type="float">
            <text:p>533.837</text:p>
          </table:table-cell>
          <table:table-cell office:value-type="float" office:value="2639.254" calcext:value-type="float">
            <text:p>2639.254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-49.51" calcext:value-type="float">
            <text:p>-49.51</text:p>
          </table:table-cell>
          <table:table-cell office:value-type="float" office:value="4171.512" calcext:value-type="float">
            <text:p>4171.512</text:p>
          </table:table-cell>
          <table:table-cell office:value-type="float" office:value="-1258.935" calcext:value-type="float">
            <text:p>-1258.935</text:p>
          </table:table-cell>
          <table:table-cell table:formula="of:=[.A351]" office:value-type="float" office:value="34.9" calcext:value-type="float">
            <text:p>34.9</text:p>
          </table:table-cell>
          <table:table-cell table:formula="of:=[.B351]-[.$B$2]" office:value-type="float" office:value="-27.713" calcext:value-type="float">
            <text:p>-27.713</text:p>
          </table:table-cell>
          <table:table-cell table:formula="of:=[.C351]-[.$C$2]" office:value-type="float" office:value="775.388" calcext:value-type="float">
            <text:p>775.388</text:p>
          </table:table-cell>
          <table:table-cell table:formula="of:=[.D351]-[.$D$2]" office:value-type="float" office:value="-1211.226" calcext:value-type="float">
            <text:p>-1211.226</text:p>
          </table:table-cell>
          <table:table-cell office:value-type="float" office:value="275.641" calcext:value-type="float">
            <text:p>275.641</text:p>
          </table:table-cell>
          <table:table-cell office:value-type="float" office:value="549.662" calcext:value-type="float">
            <text:p>549.662</text:p>
          </table:table-cell>
          <table:table-cell office:value-type="float" office:value="2976.545" calcext:value-type="float">
            <text:p>2976.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6.03" calcext:value-type="float">
            <text:p>-46.03</text:p>
          </table:table-cell>
          <table:table-cell office:value-type="float" office:value="4195.006" calcext:value-type="float">
            <text:p>4195.006</text:p>
          </table:table-cell>
          <table:table-cell office:value-type="float" office:value="-1307.891" calcext:value-type="float">
            <text:p>-1307.891</text:p>
          </table:table-cell>
          <table:table-cell table:formula="of:=[.A352]" office:value-type="float" office:value="35" calcext:value-type="float">
            <text:p>35</text:p>
          </table:table-cell>
          <table:table-cell table:formula="of:=[.B352]-[.$B$2]" office:value-type="float" office:value="-24.233" calcext:value-type="float">
            <text:p>-24.233</text:p>
          </table:table-cell>
          <table:table-cell table:formula="of:=[.C352]-[.$C$2]" office:value-type="float" office:value="798.882000000001" calcext:value-type="float">
            <text:p>798.882000000001</text:p>
          </table:table-cell>
          <table:table-cell table:formula="of:=[.D352]-[.$D$2]" office:value-type="float" office:value="-1260.182" calcext:value-type="float">
            <text:p>-1260.182</text:p>
          </table:table-cell>
          <table:table-cell office:value-type="float" office:value="280.255" calcext:value-type="float">
            <text:p>280.255</text:p>
          </table:table-cell>
          <table:table-cell office:value-type="float" office:value="565.523" calcext:value-type="float">
            <text:p>565.523</text:p>
          </table:table-cell>
          <table:table-cell office:value-type="float" office:value="3353.629" calcext:value-type="float">
            <text:p>3353.62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-42.587" calcext:value-type="float">
            <text:p>-42.587</text:p>
          </table:table-cell>
          <table:table-cell office:value-type="float" office:value="4218.565" calcext:value-type="float">
            <text:p>4218.565</text:p>
          </table:table-cell>
          <table:table-cell office:value-type="float" office:value="-1558.216" calcext:value-type="float">
            <text:p>-1558.216</text:p>
          </table:table-cell>
          <table:table-cell table:formula="of:=[.A353]" office:value-type="float" office:value="35.1" calcext:value-type="float">
            <text:p>35.1</text:p>
          </table:table-cell>
          <table:table-cell table:formula="of:=[.B353]-[.$B$2]" office:value-type="float" office:value="-20.79" calcext:value-type="float">
            <text:p>-20.79</text:p>
          </table:table-cell>
          <table:table-cell table:formula="of:=[.C353]-[.$C$2]" office:value-type="float" office:value="822.441" calcext:value-type="float">
            <text:p>822.441</text:p>
          </table:table-cell>
          <table:table-cell table:formula="of:=[.D353]-[.$D$2]" office:value-type="float" office:value="-1510.507" calcext:value-type="float">
            <text:p>-1510.507</text:p>
          </table:table-cell>
          <table:table-cell office:value-type="float" office:value="284.884" calcext:value-type="float">
            <text:p>284.884</text:p>
          </table:table-cell>
          <table:table-cell office:value-type="float" office:value="581.398" calcext:value-type="float">
            <text:p>581.398</text:p>
          </table:table-cell>
          <table:table-cell office:value-type="float" office:value="3669.522" calcext:value-type="float">
            <text:p>3669.52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39.153" calcext:value-type="float">
            <text:p>-39.153</text:p>
          </table:table-cell>
          <table:table-cell office:value-type="float" office:value="4242.145" calcext:value-type="float">
            <text:p>4242.145</text:p>
          </table:table-cell>
          <table:table-cell office:value-type="float" office:value="-1719.459" calcext:value-type="float">
            <text:p>-1719.459</text:p>
          </table:table-cell>
          <table:table-cell table:formula="of:=[.A354]" office:value-type="float" office:value="35.2" calcext:value-type="float">
            <text:p>35.2</text:p>
          </table:table-cell>
          <table:table-cell table:formula="of:=[.B354]-[.$B$2]" office:value-type="float" office:value="-17.356" calcext:value-type="float">
            <text:p>-17.356</text:p>
          </table:table-cell>
          <table:table-cell table:formula="of:=[.C354]-[.$C$2]" office:value-type="float" office:value="846.021000000001" calcext:value-type="float">
            <text:p>846.021000000001</text:p>
          </table:table-cell>
          <table:table-cell table:formula="of:=[.D354]-[.$D$2]" office:value-type="float" office:value="-1671.75" calcext:value-type="float">
            <text:p>-1671.75</text:p>
          </table:table-cell>
          <table:table-cell office:value-type="float" office:value="289.552" calcext:value-type="float">
            <text:p>289.552</text:p>
          </table:table-cell>
          <table:table-cell office:value-type="float" office:value="597.327" calcext:value-type="float">
            <text:p>597.327</text:p>
          </table:table-cell>
          <table:table-cell office:value-type="float" office:value="3953.083" calcext:value-type="float">
            <text:p>3953.08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35.72" calcext:value-type="float">
            <text:p>-35.72</text:p>
          </table:table-cell>
          <table:table-cell office:value-type="float" office:value="4265.762" calcext:value-type="float">
            <text:p>4265.762</text:p>
          </table:table-cell>
          <table:table-cell office:value-type="float" office:value="-1879.011" calcext:value-type="float">
            <text:p>-1879.011</text:p>
          </table:table-cell>
          <table:table-cell table:formula="of:=[.A355]" office:value-type="float" office:value="35.3" calcext:value-type="float">
            <text:p>35.3</text:p>
          </table:table-cell>
          <table:table-cell table:formula="of:=[.B355]-[.$B$2]" office:value-type="float" office:value="-13.923" calcext:value-type="float">
            <text:p>-13.923</text:p>
          </table:table-cell>
          <table:table-cell table:formula="of:=[.C355]-[.$C$2]" office:value-type="float" office:value="869.638" calcext:value-type="float">
            <text:p>869.638</text:p>
          </table:table-cell>
          <table:table-cell table:formula="of:=[.D355]-[.$D$2]" office:value-type="float" office:value="-1831.302" calcext:value-type="float">
            <text:p>-1831.302</text:p>
          </table:table-cell>
          <table:table-cell office:value-type="float" office:value="294.193" calcext:value-type="float">
            <text:p>294.193</text:p>
          </table:table-cell>
          <table:table-cell office:value-type="float" office:value="613.228" calcext:value-type="float">
            <text:p>613.228</text:p>
          </table:table-cell>
          <table:table-cell office:value-type="float" office:value="4256.41" calcext:value-type="float">
            <text:p>4256.41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32.286" calcext:value-type="float">
            <text:p>-32.286</text:p>
          </table:table-cell>
          <table:table-cell office:value-type="float" office:value="4289.379" calcext:value-type="float">
            <text:p>4289.379</text:p>
          </table:table-cell>
          <table:table-cell office:value-type="float" office:value="-2038.563" calcext:value-type="float">
            <text:p>-2038.563</text:p>
          </table:table-cell>
          <table:table-cell table:formula="of:=[.A356]" office:value-type="float" office:value="35.4" calcext:value-type="float">
            <text:p>35.4</text:p>
          </table:table-cell>
          <table:table-cell table:formula="of:=[.B356]-[.$B$2]" office:value-type="float" office:value="-10.489" calcext:value-type="float">
            <text:p>-10.489</text:p>
          </table:table-cell>
          <table:table-cell table:formula="of:=[.C356]-[.$C$2]" office:value-type="float" office:value="893.255" calcext:value-type="float">
            <text:p>893.255</text:p>
          </table:table-cell>
          <table:table-cell table:formula="of:=[.D356]-[.$D$2]" office:value-type="float" office:value="-1990.854" calcext:value-type="float">
            <text:p>-1990.854</text:p>
          </table:table-cell>
          <table:table-cell office:value-type="float" office:value="298.823" calcext:value-type="float">
            <text:p>298.823</text:p>
          </table:table-cell>
          <table:table-cell office:value-type="float" office:value="629.12" calcext:value-type="float">
            <text:p>629.12</text:p>
          </table:table-cell>
          <table:table-cell office:value-type="float" office:value="4555.751" calcext:value-type="float">
            <text:p>4555.75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28.823" calcext:value-type="float">
            <text:p>-28.823</text:p>
          </table:table-cell>
          <table:table-cell office:value-type="float" office:value="4313.016" calcext:value-type="float">
            <text:p>4313.016</text:p>
          </table:table-cell>
          <table:table-cell office:value-type="float" office:value="-2266.643" calcext:value-type="float">
            <text:p>-2266.643</text:p>
          </table:table-cell>
          <table:table-cell table:formula="of:=[.A357]" office:value-type="float" office:value="35.5" calcext:value-type="float">
            <text:p>35.5</text:p>
          </table:table-cell>
          <table:table-cell table:formula="of:=[.B357]-[.$B$2]" office:value-type="float" office:value="-7.026" calcext:value-type="float">
            <text:p>-7.026</text:p>
          </table:table-cell>
          <table:table-cell table:formula="of:=[.C357]-[.$C$2]" office:value-type="float" office:value="916.892" calcext:value-type="float">
            <text:p>916.892</text:p>
          </table:table-cell>
          <table:table-cell table:formula="of:=[.D357]-[.$D$2]" office:value-type="float" office:value="-2218.934" calcext:value-type="float">
            <text:p>-2218.934</text:p>
          </table:table-cell>
          <table:table-cell office:value-type="float" office:value="303.53" calcext:value-type="float">
            <text:p>303.53</text:p>
          </table:table-cell>
          <table:table-cell office:value-type="float" office:value="644.954" calcext:value-type="float">
            <text:p>644.954</text:p>
          </table:table-cell>
          <table:table-cell office:value-type="float" office:value="4834.864" calcext:value-type="float">
            <text:p>4834.86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25.294" calcext:value-type="float">
            <text:p>-25.294</text:p>
          </table:table-cell>
          <table:table-cell office:value-type="float" office:value="4336.612" calcext:value-type="float">
            <text:p>4336.612</text:p>
          </table:table-cell>
          <table:table-cell office:value-type="float" office:value="-2701.918" calcext:value-type="float">
            <text:p>-2701.918</text:p>
          </table:table-cell>
          <table:table-cell table:formula="of:=[.A358]" office:value-type="float" office:value="35.6" calcext:value-type="float">
            <text:p>35.6</text:p>
          </table:table-cell>
          <table:table-cell table:formula="of:=[.B358]-[.$B$2]" office:value-type="float" office:value="-3.497" calcext:value-type="float">
            <text:p>-3.497</text:p>
          </table:table-cell>
          <table:table-cell table:formula="of:=[.C358]-[.$C$2]" office:value-type="float" office:value="940.488" calcext:value-type="float">
            <text:p>940.488</text:p>
          </table:table-cell>
          <table:table-cell table:formula="of:=[.D358]-[.$D$2]" office:value-type="float" office:value="-2654.209" calcext:value-type="float">
            <text:p>-2654.209</text:p>
          </table:table-cell>
          <table:table-cell office:value-type="float" office:value="308.216" calcext:value-type="float">
            <text:p>308.216</text:p>
          </table:table-cell>
          <table:table-cell office:value-type="float" office:value="660.882" calcext:value-type="float">
            <text:p>660.882</text:p>
          </table:table-cell>
          <table:table-cell office:value-type="float" office:value="4991.51" calcext:value-type="float">
            <text:p>4991.5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21.805" calcext:value-type="float">
            <text:p>-21.805</text:p>
          </table:table-cell>
          <table:table-cell office:value-type="float" office:value="4360.171" calcext:value-type="float">
            <text:p>4360.171</text:p>
          </table:table-cell>
          <table:table-cell office:value-type="float" office:value="-3104.561" calcext:value-type="float">
            <text:p>-3104.561</text:p>
          </table:table-cell>
          <table:table-cell table:formula="of:=[.A359]" office:value-type="float" office:value="35.7" calcext:value-type="float">
            <text:p>35.7</text:p>
          </table:table-cell>
          <table:table-cell table:formula="of:=[.B359]-[.$B$2]" office:value-type="float" office:value="-0.00799999999999912" calcext:value-type="float">
            <text:p>-0.007999999999999</text:p>
          </table:table-cell>
          <table:table-cell table:formula="of:=[.C359]-[.$C$2]" office:value-type="float" office:value="964.047" calcext:value-type="float">
            <text:p>964.047</text:p>
          </table:table-cell>
          <table:table-cell table:formula="of:=[.D359]-[.$D$2]" office:value-type="float" office:value="-3056.852" calcext:value-type="float">
            <text:p>-3056.852</text:p>
          </table:table-cell>
          <table:table-cell office:value-type="float" office:value="312.936" calcext:value-type="float">
            <text:p>312.936</text:p>
          </table:table-cell>
          <table:table-cell office:value-type="float" office:value="676.795" calcext:value-type="float">
            <text:p>676.795</text:p>
          </table:table-cell>
          <table:table-cell office:value-type="float" office:value="5212.627" calcext:value-type="float">
            <text:p>5212.627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18.338" calcext:value-type="float">
            <text:p>-18.338</text:p>
          </table:table-cell>
          <table:table-cell office:value-type="float" office:value="4383.659" calcext:value-type="float">
            <text:p>4383.659</text:p>
          </table:table-cell>
          <table:table-cell office:value-type="float" office:value="-3454.843" calcext:value-type="float">
            <text:p>-3454.843</text:p>
          </table:table-cell>
          <table:table-cell table:formula="of:=[.A360]" office:value-type="float" office:value="35.8" calcext:value-type="float">
            <text:p>35.8</text:p>
          </table:table-cell>
          <table:table-cell table:formula="of:=[.B360]-[.$B$2]" office:value-type="float" office:value="3.459" calcext:value-type="float">
            <text:p>3.459</text:p>
          </table:table-cell>
          <table:table-cell table:formula="of:=[.C360]-[.$C$2]" office:value-type="float" office:value="987.535" calcext:value-type="float">
            <text:p>987.535</text:p>
          </table:table-cell>
          <table:table-cell table:formula="of:=[.D360]-[.$D$2]" office:value-type="float" office:value="-3407.134" calcext:value-type="float">
            <text:p>-3407.134</text:p>
          </table:table-cell>
          <table:table-cell office:value-type="float" office:value="317.542" calcext:value-type="float">
            <text:p>317.542</text:p>
          </table:table-cell>
          <table:table-cell office:value-type="float" office:value="692.587" calcext:value-type="float">
            <text:p>692.587</text:p>
          </table:table-cell>
          <table:table-cell office:value-type="float" office:value="5417.296" calcext:value-type="float">
            <text:p>5417.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18T14:49:03.754466087</dc:date>
    <meta:editing-duration>PT2M21S</meta:editing-duration>
    <meta:editing-cycles>2</meta:editing-cycles>
    <meta:generator>LibreOffice/6.3.4.2$Linux_X86_64 LibreOffice_project/30$Build-2</meta:generator>
    <meta:document-statistic meta:table-count="1" meta:cell-count="396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 draw:opacity="90%"/>
      <style:text-properties fo:font-family="'Noto Sans'" style:font-style-name="Regular" fo:font-size="9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32" chart:origin="0" chart:interval-major="4" chart:interval-minor-divisor="2" chart:reverse-direction="false" text:line-break="false" loext:try-staggering-first="false" chart:link-data-style-to-source="true" chart:axis-position="start"/>
      <style:graphic-properties svg:stroke-width="0.102cm" svg:stroke-color="#b3b3b3"/>
      <style:text-properties fo:font-family="'Noto Sans'" style:font-style-name="Regular" fo:font-size="10pt" fo:font-weight="bold" style:font-size-asian="10pt" style:font-size-complex="10pt"/>
    </style:style>
    <style:style style:name="ch5" style:family="chart">
      <style:chart-properties chart:auto-position="true" style:rotation-angle="0"/>
      <style:paragraph-properties style:writing-mode="lr-tb"/>
      <style:text-properties fo:font-family="'Noto Sans'" style:font-style-name="Bold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'Noto Sans'" style:font-style-name="Bold"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0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95cm" svg:height="7.307cm" xlink:href=".." xlink:type="simple" chart:class="chart:scatter" chart:style-name="ch1">
        <chart:legend svg:x="14.836cm" svg:y="1.863cm" style:legend-expansion="custom" chartooo:width="2.958cm" chartooo:height="2.665cm" style:legend-expansion-aspect-ratio="1.10994371482176" chart:style-name="ch2"/>
        <chart:plot-area chart:style-name="ch3" table:cell-range-address="mvl_mv1.E1:mvl_mv1.K322" chart:data-source-has-labels="row" svg:x="1.441cm" svg:y="0.145cm" svg:width="13.395cm" svg:height="5.867cm">
          <chartooo:coordinate-region svg:x="2.448cm" svg:y="0.403cm" svg:width="12.175cm" svg:height="4.845cm"/>
          <chart:axis chart:dimension="x" chart:name="primary-x" chart:style-name="ch4">
            <chart:title svg:x="7.257cm" svg:y="6.158cm" chart:style-name="ch5">
              <text:p>Time (hr)</text:p>
            </chart:title>
          </chart:axis>
          <chart:axis chart:dimension="y" chart:name="primary-y" chart:style-name="ch6">
            <chart:title svg:x="0.45cm" svg:y="4.775cm" chart:style-name="ch7">
              <text:p>Displacement (μm)</text:p>
            </chart:title>
          </chart:axis>
          <chart:series chart:style-name="ch8" chart:values-cell-range-address="mvl_mv1.F2:mvl_mv1.F322" chart:label-cell-address="mvl_mv1.F1:mvl_mv1.F1" chart:class="chart:scatter">
            <chart:domain table:cell-range-address="mvl_mv1.E2:mvl_mv1.E322"/>
            <chart:data-point chart:repeated="321"/>
          </chart:series>
          <chart:series chart:style-name="ch9" chart:values-cell-range-address="mvl_mv1.G2:mvl_mv1.G322" chart:label-cell-address="mvl_mv1.G1:mvl_mv1.G1" chart:class="chart:scatter">
            <chart:data-point chart:repeated="321"/>
          </chart:series>
          <chart:series chart:style-name="ch10" chart:values-cell-range-address="mvl_mv1.H2:mvl_mv1.H322" chart:label-cell-address="mvl_mv1.H1:mvl_mv1.H1" chart:class="chart:scatter">
            <chart:data-point chart:repeated="321"/>
          </chart:series>
          <chart:series chart:style-name="ch11" chart:values-cell-range-address="mvl_mv1.I2:mvl_mv1.I322" chart:label-cell-address="mvl_mv1.I1:mvl_mv1.I1" chart:class="chart:scatter">
            <chart:data-point chart:repeated="321"/>
          </chart:series>
          <chart:series chart:style-name="ch12" chart:values-cell-range-address="mvl_mv1.J2:mvl_mv1.J322" chart:label-cell-address="mvl_mv1.J1:mvl_mv1.J1" chart:class="chart:scatter">
            <chart:data-point chart:repeated="321"/>
          </chart:series>
          <chart:series chart:style-name="ch13" chart:values-cell-range-address="mvl_mv1.K2:mvl_mv1.K322" chart:label-cell-address="mvl_mv1.K1:mvl_mv1.K1" chart:class="chart:scatter">
            <chart:data-point chart:repeated="3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iew 1 X</text:p>
                <draw:g>
                  <svg:desc>mvl_mv1.F1:mvl_mv1.F1</svg:desc>
                </draw:g>
              </table:table-cell>
              <table:table-cell office:value-type="string">
                <text:p>View 1 Y</text:p>
                <draw:g>
                  <svg:desc>mvl_mv1.G1:mvl_mv1.G1</svg:desc>
                </draw:g>
              </table:table-cell>
              <table:table-cell office:value-type="string">
                <text:p>View 1 Z</text:p>
                <draw:g>
                  <svg:desc>mvl_mv1.H1:mvl_mv1.H1</svg:desc>
                </draw:g>
              </table:table-cell>
              <table:table-cell office:value-type="string">
                <text:p>View 2 X</text:p>
                <draw:g>
                  <svg:desc>mvl_mv1.I1:mvl_mv1.I1</svg:desc>
                </draw:g>
              </table:table-cell>
              <table:table-cell office:value-type="string">
                <text:p>View 2 Y</text:p>
                <draw:g>
                  <svg:desc>mvl_mv1.J1:mvl_mv1.J1</svg:desc>
                </draw:g>
              </table:table-cell>
              <table:table-cell office:value-type="string">
                <text:p>View 2 Z</text:p>
                <draw:g>
                  <svg:desc>mvl_mv1.K1:mvl_mv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vl_mv1.E2:mvl_mv1.E322</svg:desc>
                </draw:g>
              </table:table-cell>
              <table:table-cell office:value-type="float" office:value="0">
                <text:p>0</text:p>
                <draw:g>
                  <svg:desc>mvl_mv1.F2:mvl_mv1.F322</svg:desc>
                </draw:g>
              </table:table-cell>
              <table:table-cell office:value-type="float" office:value="0">
                <text:p>0</text:p>
                <draw:g>
                  <svg:desc>mvl_mv1.G2:mvl_mv1.G322</svg:desc>
                </draw:g>
              </table:table-cell>
              <table:table-cell office:value-type="float" office:value="0">
                <text:p>0</text:p>
                <draw:g>
                  <svg:desc>mvl_mv1.H2:mvl_mv1.H322</svg:desc>
                </draw:g>
              </table:table-cell>
              <table:table-cell office:value-type="float" office:value="0">
                <text:p>0</text:p>
                <draw:g>
                  <svg:desc>mvl_mv1.I2:mvl_mv1.I322</svg:desc>
                </draw:g>
              </table:table-cell>
              <table:table-cell office:value-type="float" office:value="0">
                <text:p>0</text:p>
                <draw:g>
                  <svg:desc>mvl_mv1.J2:mvl_mv1.J322</svg:desc>
                </draw:g>
              </table:table-cell>
              <table:table-cell office:value-type="float" office:value="0">
                <text:p>0</text:p>
                <draw:g>
                  <svg:desc>mvl_mv1.K2:mvl_mv1.K3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53000000000002">
                <text:p>0.153000000000002</text:p>
              </table:table-cell>
              <table:table-cell office:value-type="float" office:value="-155.468">
                <text:p>-155.468</text:p>
              </table:table-cell>
              <table:table-cell office:value-type="float" office:value="-34.301">
                <text:p>-34.301</text:p>
              </table:table-cell>
              <table:table-cell office:value-type="float" office:value="0.0430000000000064">
                <text:p>0.0430000000000064</text:p>
              </table:table-cell>
              <table:table-cell office:value-type="float" office:value="-149.94">
                <text:p>-149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.593">
                <text:p>-1.593</text:p>
              </table:table-cell>
              <table:table-cell office:value-type="float" office:value="-155.955">
                <text:p>-155.955</text:p>
              </table:table-cell>
              <table:table-cell office:value-type="float" office:value="-36.604">
                <text:p>-36.604</text:p>
              </table:table-cell>
              <table:table-cell office:value-type="float" office:value="-3.84">
                <text:p>-3.84</text:p>
              </table:table-cell>
              <table:table-cell office:value-type="float" office:value="-153.368">
                <text:p>-153.368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2.613">
                <text:p>-2.613</text:p>
              </table:table-cell>
              <table:table-cell office:value-type="float" office:value="-154.52">
                <text:p>-154.52</text:p>
              </table:table-cell>
              <table:table-cell office:value-type="float" office:value="-38.27">
                <text:p>-38.27</text:p>
              </table:table-cell>
              <table:table-cell office:value-type="float" office:value="-4.19899999999998">
                <text:p>-4.19899999999998</text:p>
              </table:table-cell>
              <table:table-cell office:value-type="float" office:value="-153.366">
                <text:p>-153.366</text:p>
              </table:table-cell>
              <table:table-cell office:value-type="float" office:value="4.511">
                <text:p>4.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2.987">
                <text:p>-2.987</text:p>
              </table:table-cell>
              <table:table-cell office:value-type="float" office:value="-153.817">
                <text:p>-153.817</text:p>
              </table:table-cell>
              <table:table-cell office:value-type="float" office:value="-39.079">
                <text:p>-39.079</text:p>
              </table:table-cell>
              <table:table-cell office:value-type="float" office:value="-2.63999999999999">
                <text:p>-2.63999999999999</text:p>
              </table:table-cell>
              <table:table-cell office:value-type="float" office:value="-153.81">
                <text:p>-153.81</text:p>
              </table:table-cell>
              <table:table-cell office:value-type="float" office:value="8.46899999999999">
                <text:p>8.468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3.319">
                <text:p>-3.319</text:p>
              </table:table-cell>
              <table:table-cell office:value-type="float" office:value="-153.469">
                <text:p>-153.469</text:p>
              </table:table-cell>
              <table:table-cell office:value-type="float" office:value="-38.501">
                <text:p>-38.501</text:p>
              </table:table-cell>
              <table:table-cell office:value-type="float" office:value="-0.537999999999983">
                <text:p>-0.537999999999983</text:p>
              </table:table-cell>
              <table:table-cell office:value-type="float" office:value="-155.315">
                <text:p>-155.315</text:p>
              </table:table-cell>
              <table:table-cell office:value-type="float" office:value="10.148">
                <text:p>10.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3.994">
                <text:p>-3.994</text:p>
              </table:table-cell>
              <table:table-cell office:value-type="float" office:value="-155.006">
                <text:p>-155.006</text:p>
              </table:table-cell>
              <table:table-cell office:value-type="float" office:value="-36.747">
                <text:p>-36.747</text:p>
              </table:table-cell>
              <table:table-cell office:value-type="float" office:value="3.01300000000001">
                <text:p>3.01300000000001</text:p>
              </table:table-cell>
              <table:table-cell office:value-type="float" office:value="-156.09">
                <text:p>-156.09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7.647">
                <text:p>-7.647</text:p>
              </table:table-cell>
              <table:table-cell office:value-type="float" office:value="-154.579">
                <text:p>-154.579</text:p>
              </table:table-cell>
              <table:table-cell office:value-type="float" office:value="-35.892">
                <text:p>-35.892</text:p>
              </table:table-cell>
              <table:table-cell office:value-type="float" office:value="2.595">
                <text:p>2.595</text:p>
              </table:table-cell>
              <table:table-cell office:value-type="float" office:value="-156.671">
                <text:p>-156.671</text:p>
              </table:table-cell>
              <table:table-cell office:value-type="float" office:value="12.674">
                <text:p>12.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9.199">
                <text:p>-9.199</text:p>
              </table:table-cell>
              <table:table-cell office:value-type="float" office:value="-155.124">
                <text:p>-155.124</text:p>
              </table:table-cell>
              <table:table-cell office:value-type="float" office:value="-34.883">
                <text:p>-34.883</text:p>
              </table:table-cell>
              <table:table-cell office:value-type="float" office:value="2.632">
                <text:p>2.632</text:p>
              </table:table-cell>
              <table:table-cell office:value-type="float" office:value="-156.753">
                <text:p>-156.753</text:p>
              </table:table-cell>
              <table:table-cell office:value-type="float" office:value="14.281">
                <text:p>14.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10.981">
                <text:p>-10.981</text:p>
              </table:table-cell>
              <table:table-cell office:value-type="float" office:value="-157.064">
                <text:p>-157.064</text:p>
              </table:table-cell>
              <table:table-cell office:value-type="float" office:value="-32.358">
                <text:p>-32.358</text:p>
              </table:table-cell>
              <table:table-cell office:value-type="float" office:value="5.08500000000001">
                <text:p>5.08500000000001</text:p>
              </table:table-cell>
              <table:table-cell office:value-type="float" office:value="-155.942">
                <text:p>-155.942</text:p>
              </table:table-cell>
              <table:table-cell office:value-type="float" office:value="16.526">
                <text:p>16.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2.071">
                <text:p>-12.071</text:p>
              </table:table-cell>
              <table:table-cell office:value-type="float" office:value="-157.039">
                <text:p>-157.039</text:p>
              </table:table-cell>
              <table:table-cell office:value-type="float" office:value="-31.893">
                <text:p>-31.893</text:p>
              </table:table-cell>
              <table:table-cell office:value-type="float" office:value="6.39400000000001">
                <text:p>6.39400000000001</text:p>
              </table:table-cell>
              <table:table-cell office:value-type="float" office:value="-154.727">
                <text:p>-154.727</text:p>
              </table:table-cell>
              <table:table-cell office:value-type="float" office:value="18.425">
                <text:p>18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11.674">
                <text:p>-11.674</text:p>
              </table:table-cell>
              <table:table-cell office:value-type="float" office:value="-155.473">
                <text:p>-155.473</text:p>
              </table:table-cell>
              <table:table-cell office:value-type="float" office:value="-32.378">
                <text:p>-32.378</text:p>
              </table:table-cell>
              <table:table-cell office:value-type="float" office:value="6.03900000000002">
                <text:p>6.03900000000002</text:p>
              </table:table-cell>
              <table:table-cell office:value-type="float" office:value="-151.463">
                <text:p>-151.463</text:p>
              </table:table-cell>
              <table:table-cell office:value-type="float" office:value="18.397">
                <text:p>18.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57.606">
                <text:p>-57.606</text:p>
              </table:table-cell>
              <table:table-cell office:value-type="float" office:value="-155.168">
                <text:p>-155.168</text:p>
              </table:table-cell>
              <table:table-cell office:value-type="float" office:value="-62.663">
                <text:p>-62.663</text:p>
              </table:table-cell>
              <table:table-cell office:value-type="float" office:value="36.614">
                <text:p>36.614</text:p>
              </table:table-cell>
              <table:table-cell office:value-type="float" office:value="-150.552">
                <text:p>-150.552</text:p>
              </table:table-cell>
              <table:table-cell office:value-type="float" office:value="21.688">
                <text:p>21.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56.85">
                <text:p>-56.85</text:p>
              </table:table-cell>
              <table:table-cell office:value-type="float" office:value="-155.312">
                <text:p>-155.312</text:p>
              </table:table-cell>
              <table:table-cell office:value-type="float" office:value="-62.616">
                <text:p>-62.616</text:p>
              </table:table-cell>
              <table:table-cell office:value-type="float" office:value="34.725">
                <text:p>34.725</text:p>
              </table:table-cell>
              <table:table-cell office:value-type="float" office:value="-149.042">
                <text:p>-149.042</text:p>
              </table:table-cell>
              <table:table-cell office:value-type="float" office:value="24.433">
                <text:p>24.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56.899">
                <text:p>-56.899</text:p>
              </table:table-cell>
              <table:table-cell office:value-type="float" office:value="-155.52">
                <text:p>-155.52</text:p>
              </table:table-cell>
              <table:table-cell office:value-type="float" office:value="-62.031">
                <text:p>-62.031</text:p>
              </table:table-cell>
              <table:table-cell office:value-type="float" office:value="32.969">
                <text:p>32.969</text:p>
              </table:table-cell>
              <table:table-cell office:value-type="float" office:value="-146.841">
                <text:p>-146.841</text:p>
              </table:table-cell>
              <table:table-cell office:value-type="float" office:value="27.804">
                <text:p>27.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54.866">
                <text:p>-54.866</text:p>
              </table:table-cell>
              <table:table-cell office:value-type="float" office:value="-154.551">
                <text:p>-154.551</text:p>
              </table:table-cell>
              <table:table-cell office:value-type="float" office:value="-60.8">
                <text:p>-60.8</text:p>
              </table:table-cell>
              <table:table-cell office:value-type="float" office:value="31.537">
                <text:p>31.537</text:p>
              </table:table-cell>
              <table:table-cell office:value-type="float" office:value="-144.045">
                <text:p>-144.045</text:p>
              </table:table-cell>
              <table:table-cell office:value-type="float" office:value="30.237">
                <text:p>30.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54.259">
                <text:p>-54.259</text:p>
              </table:table-cell>
              <table:table-cell office:value-type="float" office:value="-153.006">
                <text:p>-153.006</text:p>
              </table:table-cell>
              <table:table-cell office:value-type="float" office:value="-60.448">
                <text:p>-60.448</text:p>
              </table:table-cell>
              <table:table-cell office:value-type="float" office:value="31.927">
                <text:p>31.927</text:p>
              </table:table-cell>
              <table:table-cell office:value-type="float" office:value="-142.194">
                <text:p>-142.194</text:p>
              </table:table-cell>
              <table:table-cell office:value-type="float" office:value="32.969">
                <text:p>32.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54.429">
                <text:p>-54.429</text:p>
              </table:table-cell>
              <table:table-cell office:value-type="float" office:value="-149.947">
                <text:p>-149.947</text:p>
              </table:table-cell>
              <table:table-cell office:value-type="float" office:value="-61.245">
                <text:p>-61.245</text:p>
              </table:table-cell>
              <table:table-cell office:value-type="float" office:value="30.015">
                <text:p>30.015</text:p>
              </table:table-cell>
              <table:table-cell office:value-type="float" office:value="-139.662">
                <text:p>-139.662</text:p>
              </table:table-cell>
              <table:table-cell office:value-type="float" office:value="36.046">
                <text:p>36.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54.577">
                <text:p>-54.577</text:p>
              </table:table-cell>
              <table:table-cell office:value-type="float" office:value="-147.448">
                <text:p>-147.448</text:p>
              </table:table-cell>
              <table:table-cell office:value-type="float" office:value="-59.727">
                <text:p>-59.727</text:p>
              </table:table-cell>
              <table:table-cell office:value-type="float" office:value="28.92">
                <text:p>28.92</text:p>
              </table:table-cell>
              <table:table-cell office:value-type="float" office:value="-137.684">
                <text:p>-137.684</text:p>
              </table:table-cell>
              <table:table-cell office:value-type="float" office:value="39.513">
                <text:p>39.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52.118">
                <text:p>-52.118</text:p>
              </table:table-cell>
              <table:table-cell office:value-type="float" office:value="-145.273">
                <text:p>-145.273</text:p>
              </table:table-cell>
              <table:table-cell office:value-type="float" office:value="-59.084">
                <text:p>-59.084</text:p>
              </table:table-cell>
              <table:table-cell office:value-type="float" office:value="28.204">
                <text:p>28.204</text:p>
              </table:table-cell>
              <table:table-cell office:value-type="float" office:value="-135.367">
                <text:p>-135.367</text:p>
              </table:table-cell>
              <table:table-cell office:value-type="float" office:value="41.095">
                <text:p>41.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51.135">
                <text:p>-51.135</text:p>
              </table:table-cell>
              <table:table-cell office:value-type="float" office:value="-142.785">
                <text:p>-142.785</text:p>
              </table:table-cell>
              <table:table-cell office:value-type="float" office:value="-58.555">
                <text:p>-58.555</text:p>
              </table:table-cell>
              <table:table-cell office:value-type="float" office:value="26.757">
                <text:p>26.757</text:p>
              </table:table-cell>
              <table:table-cell office:value-type="float" office:value="-133.38">
                <text:p>-133.38</text:p>
              </table:table-cell>
              <table:table-cell office:value-type="float" office:value="43.066">
                <text:p>43.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54.419">
                <text:p>-54.419</text:p>
              </table:table-cell>
              <table:table-cell office:value-type="float" office:value="-140.645">
                <text:p>-140.645</text:p>
              </table:table-cell>
              <table:table-cell office:value-type="float" office:value="-57.391">
                <text:p>-57.391</text:p>
              </table:table-cell>
              <table:table-cell office:value-type="float" office:value="22.838">
                <text:p>22.838</text:p>
              </table:table-cell>
              <table:table-cell office:value-type="float" office:value="-131.488">
                <text:p>-131.488</text:p>
              </table:table-cell>
              <table:table-cell office:value-type="float" office:value="47.952">
                <text:p>47.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53.515">
                <text:p>-53.515</text:p>
              </table:table-cell>
              <table:table-cell office:value-type="float" office:value="-137.025">
                <text:p>-137.025</text:p>
              </table:table-cell>
              <table:table-cell office:value-type="float" office:value="-58.728">
                <text:p>-58.728</text:p>
              </table:table-cell>
              <table:table-cell office:value-type="float" office:value="18.875">
                <text:p>18.875</text:p>
              </table:table-cell>
              <table:table-cell office:value-type="float" office:value="-127.582">
                <text:p>-127.582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50.351">
                <text:p>-50.351</text:p>
              </table:table-cell>
              <table:table-cell office:value-type="float" office:value="-134.18">
                <text:p>-134.18</text:p>
              </table:table-cell>
              <table:table-cell office:value-type="float" office:value="-59.807">
                <text:p>-59.807</text:p>
              </table:table-cell>
              <table:table-cell office:value-type="float" office:value="16.055">
                <text:p>16.055</text:p>
              </table:table-cell>
              <table:table-cell office:value-type="float" office:value="-124.365">
                <text:p>-124.365</text:p>
              </table:table-cell>
              <table:table-cell office:value-type="float" office:value="48.504">
                <text:p>48.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48.554">
                <text:p>-48.554</text:p>
              </table:table-cell>
              <table:table-cell office:value-type="float" office:value="-131.834">
                <text:p>-131.834</text:p>
              </table:table-cell>
              <table:table-cell office:value-type="float" office:value="-60.039">
                <text:p>-60.039</text:p>
              </table:table-cell>
              <table:table-cell office:value-type="float" office:value="15.292">
                <text:p>15.292</text:p>
              </table:table-cell>
              <table:table-cell office:value-type="float" office:value="-121.837">
                <text:p>-121.837</text:p>
              </table:table-cell>
              <table:table-cell office:value-type="float" office:value="49.118">
                <text:p>49.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45.642">
                <text:p>-45.642</text:p>
              </table:table-cell>
              <table:table-cell office:value-type="float" office:value="-130.178">
                <text:p>-130.178</text:p>
              </table:table-cell>
              <table:table-cell office:value-type="float" office:value="-59.079">
                <text:p>-59.079</text:p>
              </table:table-cell>
              <table:table-cell office:value-type="float" office:value="15.123">
                <text:p>15.123</text:p>
              </table:table-cell>
              <table:table-cell office:value-type="float" office:value="-119.341">
                <text:p>-119.341</text:p>
              </table:table-cell>
              <table:table-cell office:value-type="float" office:value="48.883">
                <text:p>48.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43.259">
                <text:p>-43.259</text:p>
              </table:table-cell>
              <table:table-cell office:value-type="float" office:value="-128.776">
                <text:p>-128.776</text:p>
              </table:table-cell>
              <table:table-cell office:value-type="float" office:value="-57.808">
                <text:p>-57.808</text:p>
              </table:table-cell>
              <table:table-cell office:value-type="float" office:value="16.326">
                <text:p>16.326</text:p>
              </table:table-cell>
              <table:table-cell office:value-type="float" office:value="-117.186">
                <text:p>-117.186</text:p>
              </table:table-cell>
              <table:table-cell office:value-type="float" office:value="49.112">
                <text:p>49.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42.093">
                <text:p>-42.093</text:p>
              </table:table-cell>
              <table:table-cell office:value-type="float" office:value="-126.877">
                <text:p>-126.877</text:p>
              </table:table-cell>
              <table:table-cell office:value-type="float" office:value="-57.289">
                <text:p>-57.289</text:p>
              </table:table-cell>
              <table:table-cell office:value-type="float" office:value="16.459">
                <text:p>16.459</text:p>
              </table:table-cell>
              <table:table-cell office:value-type="float" office:value="-114.82">
                <text:p>-114.82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41.242">
                <text:p>-41.242</text:p>
              </table:table-cell>
              <table:table-cell office:value-type="float" office:value="-123.731">
                <text:p>-123.731</text:p>
              </table:table-cell>
              <table:table-cell office:value-type="float" office:value="-57.673">
                <text:p>-57.673</text:p>
              </table:table-cell>
              <table:table-cell office:value-type="float" office:value="16.377">
                <text:p>16.377</text:p>
              </table:table-cell>
              <table:table-cell office:value-type="float" office:value="-111.412">
                <text:p>-111.412</text:p>
              </table:table-cell>
              <table:table-cell office:value-type="float" office:value="49.429">
                <text:p>49.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41.066">
                <text:p>-41.066</text:p>
              </table:table-cell>
              <table:table-cell office:value-type="float" office:value="-120.617">
                <text:p>-120.617</text:p>
              </table:table-cell>
              <table:table-cell office:value-type="float" office:value="-58.324">
                <text:p>-58.324</text:p>
              </table:table-cell>
              <table:table-cell office:value-type="float" office:value="14.898">
                <text:p>14.898</text:p>
              </table:table-cell>
              <table:table-cell office:value-type="float" office:value="-109.391">
                <text:p>-109.391</text:p>
              </table:table-cell>
              <table:table-cell office:value-type="float" office:value="51.869">
                <text:p>51.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1.224">
                <text:p>-41.224</text:p>
              </table:table-cell>
              <table:table-cell office:value-type="float" office:value="-116.33">
                <text:p>-116.33</text:p>
              </table:table-cell>
              <table:table-cell office:value-type="float" office:value="-60.147">
                <text:p>-60.147</text:p>
              </table:table-cell>
              <table:table-cell office:value-type="float" office:value="12.868">
                <text:p>12.868</text:p>
              </table:table-cell>
              <table:table-cell office:value-type="float" office:value="-106.634">
                <text:p>-106.634</text:p>
              </table:table-cell>
              <table:table-cell office:value-type="float" office:value="53.388">
                <text:p>53.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41.708">
                <text:p>-41.708</text:p>
              </table:table-cell>
              <table:table-cell office:value-type="float" office:value="-112.741">
                <text:p>-112.741</text:p>
              </table:table-cell>
              <table:table-cell office:value-type="float" office:value="-62.182">
                <text:p>-62.182</text:p>
              </table:table-cell>
              <table:table-cell office:value-type="float" office:value="7.72300000000001">
                <text:p>7.72300000000001</text:p>
              </table:table-cell>
              <table:table-cell office:value-type="float" office:value="-104.452">
                <text:p>-104.452</text:p>
              </table:table-cell>
              <table:table-cell office:value-type="float" office:value="57.527">
                <text:p>57.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43.602">
                <text:p>-43.602</text:p>
              </table:table-cell>
              <table:table-cell office:value-type="float" office:value="-109.727">
                <text:p>-109.727</text:p>
              </table:table-cell>
              <table:table-cell office:value-type="float" office:value="-62.439">
                <text:p>-62.439</text:p>
              </table:table-cell>
              <table:table-cell office:value-type="float" office:value="5.447">
                <text:p>5.447</text:p>
              </table:table-cell>
              <table:table-cell office:value-type="float" office:value="-102.951">
                <text:p>-102.951</text:p>
              </table:table-cell>
              <table:table-cell office:value-type="float" office:value="60.577">
                <text:p>60.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43.039">
                <text:p>-43.039</text:p>
              </table:table-cell>
              <table:table-cell office:value-type="float" office:value="-107.421">
                <text:p>-107.421</text:p>
              </table:table-cell>
              <table:table-cell office:value-type="float" office:value="-61.561">
                <text:p>-61.561</text:p>
              </table:table-cell>
              <table:table-cell office:value-type="float" office:value="4.84700000000001">
                <text:p>4.84700000000001</text:p>
              </table:table-cell>
              <table:table-cell office:value-type="float" office:value="-101.121">
                <text:p>-101.121</text:p>
              </table:table-cell>
              <table:table-cell office:value-type="float" office:value="62.073">
                <text:p>62.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42.171">
                <text:p>-42.171</text:p>
              </table:table-cell>
              <table:table-cell office:value-type="float" office:value="-105.941">
                <text:p>-105.941</text:p>
              </table:table-cell>
              <table:table-cell office:value-type="float" office:value="-60.728">
                <text:p>-60.728</text:p>
              </table:table-cell>
              <table:table-cell office:value-type="float" office:value="4.57300000000001">
                <text:p>4.57300000000001</text:p>
              </table:table-cell>
              <table:table-cell office:value-type="float" office:value="-98.9639999999999">
                <text:p>-98.9639999999999</text:p>
              </table:table-cell>
              <table:table-cell office:value-type="float" office:value="62.723">
                <text:p>62.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41.115">
                <text:p>-41.115</text:p>
              </table:table-cell>
              <table:table-cell office:value-type="float" office:value="-105.316">
                <text:p>-105.316</text:p>
              </table:table-cell>
              <table:table-cell office:value-type="float" office:value="-58.307">
                <text:p>-58.307</text:p>
              </table:table-cell>
              <table:table-cell office:value-type="float" office:value="6.56400000000002">
                <text:p>6.56400000000002</text:p>
              </table:table-cell>
              <table:table-cell office:value-type="float" office:value="-98.125">
                <text:p>-98.125</text:p>
              </table:table-cell>
              <table:table-cell office:value-type="float" office:value="63.63">
                <text:p>63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39.274">
                <text:p>-39.274</text:p>
              </table:table-cell>
              <table:table-cell office:value-type="float" office:value="-102.491">
                <text:p>-102.491</text:p>
              </table:table-cell>
              <table:table-cell office:value-type="float" office:value="-58.195">
                <text:p>-58.195</text:p>
              </table:table-cell>
              <table:table-cell office:value-type="float" office:value="6.02100000000002">
                <text:p>6.02100000000002</text:p>
              </table:table-cell>
              <table:table-cell office:value-type="float" office:value="-94.962">
                <text:p>-94.962</text:p>
              </table:table-cell>
              <table:table-cell office:value-type="float" office:value="62.701">
                <text:p>62.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38.575">
                <text:p>-38.575</text:p>
              </table:table-cell>
              <table:table-cell office:value-type="float" office:value="-99.701">
                <text:p>-99.701</text:p>
              </table:table-cell>
              <table:table-cell office:value-type="float" office:value="-57.713">
                <text:p>-57.713</text:p>
              </table:table-cell>
              <table:table-cell office:value-type="float" office:value="5.69400000000002">
                <text:p>5.69400000000002</text:p>
              </table:table-cell>
              <table:table-cell office:value-type="float" office:value="-93.2339999999999">
                <text:p>-93.2339999999999</text:p>
              </table:table-cell>
              <table:table-cell office:value-type="float" office:value="63.567">
                <text:p>63.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37.464">
                <text:p>-37.464</text:p>
              </table:table-cell>
              <table:table-cell office:value-type="float" office:value="-97.1149999999998">
                <text:p>-97.1149999999998</text:p>
              </table:table-cell>
              <table:table-cell office:value-type="float" office:value="-57.582">
                <text:p>-57.582</text:p>
              </table:table-cell>
              <table:table-cell office:value-type="float" office:value="5.89700000000002">
                <text:p>5.89700000000002</text:p>
              </table:table-cell>
              <table:table-cell office:value-type="float" office:value="-91.259">
                <text:p>-91.259</text:p>
              </table:table-cell>
              <table:table-cell office:value-type="float" office:value="64.695">
                <text:p>64.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37.98">
                <text:p>-37.98</text:p>
              </table:table-cell>
              <table:table-cell office:value-type="float" office:value="-94.5339999999997">
                <text:p>-94.5339999999997</text:p>
              </table:table-cell>
              <table:table-cell office:value-type="float" office:value="-56.478">
                <text:p>-56.478</text:p>
              </table:table-cell>
              <table:table-cell office:value-type="float" office:value="6.28">
                <text:p>6.28</text:p>
              </table:table-cell>
              <table:table-cell office:value-type="float" office:value="-89.7039999999997">
                <text:p>-89.7039999999997</text:p>
              </table:table-cell>
              <table:table-cell office:value-type="float" office:value="66.57">
                <text:p>66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38.339">
                <text:p>-38.339</text:p>
              </table:table-cell>
              <table:table-cell office:value-type="float" office:value="-92.904">
                <text:p>-92.904</text:p>
              </table:table-cell>
              <table:table-cell office:value-type="float" office:value="-56.356">
                <text:p>-56.356</text:p>
              </table:table-cell>
              <table:table-cell office:value-type="float" office:value="7.297">
                <text:p>7.297</text:p>
              </table:table-cell>
              <table:table-cell office:value-type="float" office:value="-88.5709999999999">
                <text:p>-88.5709999999999</text:p>
              </table:table-cell>
              <table:table-cell office:value-type="float" office:value="67.234">
                <text:p>67.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39.333">
                <text:p>-39.333</text:p>
              </table:table-cell>
              <table:table-cell office:value-type="float" office:value="-91.8809999999999">
                <text:p>-91.8809999999999</text:p>
              </table:table-cell>
              <table:table-cell office:value-type="float" office:value="-54.282">
                <text:p>-54.282</text:p>
              </table:table-cell>
              <table:table-cell office:value-type="float" office:value="8.62100000000001">
                <text:p>8.62100000000001</text:p>
              </table:table-cell>
              <table:table-cell office:value-type="float" office:value="-87.0449999999996">
                <text:p>-87.0449999999996</text:p>
              </table:table-cell>
              <table:table-cell office:value-type="float" office:value="68.063">
                <text:p>68.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39.071">
                <text:p>-39.071</text:p>
              </table:table-cell>
              <table:table-cell office:value-type="float" office:value="-87.4179999999997">
                <text:p>-87.4179999999997</text:p>
              </table:table-cell>
              <table:table-cell office:value-type="float" office:value="-54.636">
                <text:p>-54.636</text:p>
              </table:table-cell>
              <table:table-cell office:value-type="float" office:value="8.05500000000001">
                <text:p>8.05500000000001</text:p>
              </table:table-cell>
              <table:table-cell office:value-type="float" office:value="-85.3849999999998">
                <text:p>-85.3849999999998</text:p>
              </table:table-cell>
              <table:table-cell office:value-type="float" office:value="68.977">
                <text:p>68.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40.815">
                <text:p>-40.815</text:p>
              </table:table-cell>
              <table:table-cell office:value-type="float" office:value="-82.9969999999998">
                <text:p>-82.9969999999998</text:p>
              </table:table-cell>
              <table:table-cell office:value-type="float" office:value="-53.603">
                <text:p>-53.603</text:p>
              </table:table-cell>
              <table:table-cell office:value-type="float" office:value="8.46100000000001">
                <text:p>8.46100000000001</text:p>
              </table:table-cell>
              <table:table-cell office:value-type="float" office:value="-83.491">
                <text:p>-83.491</text:p>
              </table:table-cell>
              <table:table-cell office:value-type="float" office:value="71.295">
                <text:p>71.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39.943">
                <text:p>-39.943</text:p>
              </table:table-cell>
              <table:table-cell office:value-type="float" office:value="-80.058">
                <text:p>-80.058</text:p>
              </table:table-cell>
              <table:table-cell office:value-type="float" office:value="-52.724">
                <text:p>-52.724</text:p>
              </table:table-cell>
              <table:table-cell office:value-type="float" office:value="9.34700000000001">
                <text:p>9.34700000000001</text:p>
              </table:table-cell>
              <table:table-cell office:value-type="float" office:value="-80.7439999999997">
                <text:p>-80.7439999999997</text:p>
              </table:table-cell>
              <table:table-cell office:value-type="float" office:value="71.262">
                <text:p>71.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41.938">
                <text:p>-41.938</text:p>
              </table:table-cell>
              <table:table-cell office:value-type="float" office:value="-79.4829999999997">
                <text:p>-79.4829999999997</text:p>
              </table:table-cell>
              <table:table-cell office:value-type="float" office:value="-50.421">
                <text:p>-50.421</text:p>
              </table:table-cell>
              <table:table-cell office:value-type="float" office:value="10.854">
                <text:p>10.854</text:p>
              </table:table-cell>
              <table:table-cell office:value-type="float" office:value="-80.0229999999997">
                <text:p>-80.0229999999997</text:p>
              </table:table-cell>
              <table:table-cell office:value-type="float" office:value="73.662">
                <text:p>73.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41.285">
                <text:p>-41.285</text:p>
              </table:table-cell>
              <table:table-cell office:value-type="float" office:value="-77.0609999999997">
                <text:p>-77.0609999999997</text:p>
              </table:table-cell>
              <table:table-cell office:value-type="float" office:value="-47.949">
                <text:p>-47.949</text:p>
              </table:table-cell>
              <table:table-cell office:value-type="float" office:value="12.492">
                <text:p>12.492</text:p>
              </table:table-cell>
              <table:table-cell office:value-type="float" office:value="-77.8389999999999">
                <text:p>-77.8389999999999</text:p>
              </table:table-cell>
              <table:table-cell office:value-type="float" office:value="74.346">
                <text:p>74.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42.171">
                <text:p>-42.171</text:p>
              </table:table-cell>
              <table:table-cell office:value-type="float" office:value="-73.558">
                <text:p>-73.558</text:p>
              </table:table-cell>
              <table:table-cell office:value-type="float" office:value="-47.184">
                <text:p>-47.184</text:p>
              </table:table-cell>
              <table:table-cell office:value-type="float" office:value="13.124">
                <text:p>13.124</text:p>
              </table:table-cell>
              <table:table-cell office:value-type="float" office:value="-76.0279999999998">
                <text:p>-76.0279999999998</text:p>
              </table:table-cell>
              <table:table-cell office:value-type="float" office:value="75.386">
                <text:p>75.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42.757">
                <text:p>-42.757</text:p>
              </table:table-cell>
              <table:table-cell office:value-type="float" office:value="-72.9599999999996">
                <text:p>-72.9599999999996</text:p>
              </table:table-cell>
              <table:table-cell office:value-type="float" office:value="-46.822">
                <text:p>-46.822</text:p>
              </table:table-cell>
              <table:table-cell office:value-type="float" office:value="13.028">
                <text:p>13.028</text:p>
              </table:table-cell>
              <table:table-cell office:value-type="float" office:value="-74.2379999999998">
                <text:p>-74.2379999999998</text:p>
              </table:table-cell>
              <table:table-cell office:value-type="float" office:value="76.173">
                <text:p>76.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45.09">
                <text:p>-45.09</text:p>
              </table:table-cell>
              <table:table-cell office:value-type="float" office:value="-68.9769999999999">
                <text:p>-68.9769999999999</text:p>
              </table:table-cell>
              <table:table-cell office:value-type="float" office:value="-44.618">
                <text:p>-44.618</text:p>
              </table:table-cell>
              <table:table-cell office:value-type="float" office:value="13.923">
                <text:p>13.923</text:p>
              </table:table-cell>
              <table:table-cell office:value-type="float" office:value="-70.9929999999999">
                <text:p>-70.9929999999999</text:p>
              </table:table-cell>
              <table:table-cell office:value-type="float" office:value="79.042">
                <text:p>79.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47.478">
                <text:p>-47.478</text:p>
              </table:table-cell>
              <table:table-cell office:value-type="float" office:value="-65.0069999999996">
                <text:p>-65.0069999999996</text:p>
              </table:table-cell>
              <table:table-cell office:value-type="float" office:value="-42.736">
                <text:p>-42.736</text:p>
              </table:table-cell>
              <table:table-cell office:value-type="float" office:value="13.422">
                <text:p>13.422</text:p>
              </table:table-cell>
              <table:table-cell office:value-type="float" office:value="-69.404">
                <text:p>-69.404</text:p>
              </table:table-cell>
              <table:table-cell office:value-type="float" office:value="80.826">
                <text:p>80.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47.506">
                <text:p>-47.506</text:p>
              </table:table-cell>
              <table:table-cell office:value-type="float" office:value="-63.0709999999999">
                <text:p>-63.0709999999999</text:p>
              </table:table-cell>
              <table:table-cell office:value-type="float" office:value="-41.358">
                <text:p>-41.358</text:p>
              </table:table-cell>
              <table:table-cell office:value-type="float" office:value="15.637">
                <text:p>15.637</text:p>
              </table:table-cell>
              <table:table-cell office:value-type="float" office:value="-66.2469999999999">
                <text:p>-66.2469999999999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48.498">
                <text:p>-48.498</text:p>
              </table:table-cell>
              <table:table-cell office:value-type="float" office:value="-61.2059999999997">
                <text:p>-61.2059999999997</text:p>
              </table:table-cell>
              <table:table-cell office:value-type="float" office:value="-40.259">
                <text:p>-40.259</text:p>
              </table:table-cell>
              <table:table-cell office:value-type="float" office:value="15.82">
                <text:p>15.82</text:p>
              </table:table-cell>
              <table:table-cell office:value-type="float" office:value="-65.0589999999997">
                <text:p>-65.0589999999997</text:p>
              </table:table-cell>
              <table:table-cell office:value-type="float" office:value="82.185">
                <text:p>82.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48.752">
                <text:p>-48.752</text:p>
              </table:table-cell>
              <table:table-cell office:value-type="float" office:value="-57.0169999999998">
                <text:p>-57.0169999999998</text:p>
              </table:table-cell>
              <table:table-cell office:value-type="float" office:value="-39.654">
                <text:p>-39.654</text:p>
              </table:table-cell>
              <table:table-cell office:value-type="float" office:value="16.531">
                <text:p>16.531</text:p>
              </table:table-cell>
              <table:table-cell office:value-type="float" office:value="-61.6689999999999">
                <text:p>-61.6689999999999</text:p>
              </table:table-cell>
              <table:table-cell office:value-type="float" office:value="83.721">
                <text:p>83.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50.342">
                <text:p>-50.342</text:p>
              </table:table-cell>
              <table:table-cell office:value-type="float" office:value="-53.0649999999996">
                <text:p>-53.0649999999996</text:p>
              </table:table-cell>
              <table:table-cell office:value-type="float" office:value="-40.616">
                <text:p>-40.616</text:p>
              </table:table-cell>
              <table:table-cell office:value-type="float" office:value="15.576">
                <text:p>15.576</text:p>
              </table:table-cell>
              <table:table-cell office:value-type="float" office:value="-59.7709999999997">
                <text:p>-59.7709999999997</text:p>
              </table:table-cell>
              <table:table-cell office:value-type="float" office:value="84.101">
                <text:p>84.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51.156">
                <text:p>-51.156</text:p>
              </table:table-cell>
              <table:table-cell office:value-type="float" office:value="-51.3269999999998">
                <text:p>-51.3269999999998</text:p>
              </table:table-cell>
              <table:table-cell office:value-type="float" office:value="-40.36">
                <text:p>-40.36</text:p>
              </table:table-cell>
              <table:table-cell office:value-type="float" office:value="16.057">
                <text:p>16.057</text:p>
              </table:table-cell>
              <table:table-cell office:value-type="float" office:value="-58.0799999999999">
                <text:p>-58.0799999999999</text:p>
              </table:table-cell>
              <table:table-cell office:value-type="float" office:value="85.811">
                <text:p>85.8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51.368">
                <text:p>-51.368</text:p>
              </table:table-cell>
              <table:table-cell office:value-type="float" office:value="-49.587">
                <text:p>-49.587</text:p>
              </table:table-cell>
              <table:table-cell office:value-type="float" office:value="-38.883">
                <text:p>-38.883</text:p>
              </table:table-cell>
              <table:table-cell office:value-type="float" office:value="16.548">
                <text:p>16.548</text:p>
              </table:table-cell>
              <table:table-cell office:value-type="float" office:value="-54.8909999999996">
                <text:p>-54.8909999999996</text:p>
              </table:table-cell>
              <table:table-cell office:value-type="float" office:value="86.792">
                <text:p>86.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51.179">
                <text:p>-51.179</text:p>
              </table:table-cell>
              <table:table-cell office:value-type="float" office:value="-48.2959999999998">
                <text:p>-48.2959999999998</text:p>
              </table:table-cell>
              <table:table-cell office:value-type="float" office:value="-37.611">
                <text:p>-37.611</text:p>
              </table:table-cell>
              <table:table-cell office:value-type="float" office:value="18.607">
                <text:p>18.607</text:p>
              </table:table-cell>
              <table:table-cell office:value-type="float" office:value="-51.6669999999999">
                <text:p>-51.6669999999999</text:p>
              </table:table-cell>
              <table:table-cell office:value-type="float" office:value="87.497">
                <text:p>87.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52.338">
                <text:p>-52.338</text:p>
              </table:table-cell>
              <table:table-cell office:value-type="float" office:value="-45.163">
                <text:p>-45.163</text:p>
              </table:table-cell>
              <table:table-cell office:value-type="float" office:value="-34.535">
                <text:p>-34.535</text:p>
              </table:table-cell>
              <table:table-cell office:value-type="float" office:value="21.784">
                <text:p>21.784</text:p>
              </table:table-cell>
              <table:table-cell office:value-type="float" office:value="-50.7279999999996">
                <text:p>-50.7279999999996</text:p>
              </table:table-cell>
              <table:table-cell office:value-type="float" office:value="88.617">
                <text:p>88.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52.58">
                <text:p>-52.58</text:p>
              </table:table-cell>
              <table:table-cell office:value-type="float" office:value="-44.7909999999997">
                <text:p>-44.7909999999997</text:p>
              </table:table-cell>
              <table:table-cell office:value-type="float" office:value="-30.719">
                <text:p>-30.719</text:p>
              </table:table-cell>
              <table:table-cell office:value-type="float" office:value="24.096">
                <text:p>24.096</text:p>
              </table:table-cell>
              <table:table-cell office:value-type="float" office:value="-48.8799999999997">
                <text:p>-48.8799999999997</text:p>
              </table:table-cell>
              <table:table-cell office:value-type="float" office:value="89.991">
                <text:p>89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52.406">
                <text:p>-52.406</text:p>
              </table:table-cell>
              <table:table-cell office:value-type="float" office:value="-41.0449999999996">
                <text:p>-41.0449999999996</text:p>
              </table:table-cell>
              <table:table-cell office:value-type="float" office:value="-29.675">
                <text:p>-29.675</text:p>
              </table:table-cell>
              <table:table-cell office:value-type="float" office:value="23.846">
                <text:p>23.846</text:p>
              </table:table-cell>
              <table:table-cell office:value-type="float" office:value="-46.6309999999999">
                <text:p>-46.6309999999999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53.795">
                <text:p>-53.795</text:p>
              </table:table-cell>
              <table:table-cell office:value-type="float" office:value="-39.0469999999996">
                <text:p>-39.0469999999996</text:p>
              </table:table-cell>
              <table:table-cell office:value-type="float" office:value="-29.928">
                <text:p>-29.928</text:p>
              </table:table-cell>
              <table:table-cell office:value-type="float" office:value="23.677">
                <text:p>23.677</text:p>
              </table:table-cell>
              <table:table-cell office:value-type="float" office:value="-43.038">
                <text:p>-43.038</text:p>
              </table:table-cell>
              <table:table-cell office:value-type="float" office:value="91.201">
                <text:p>91.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55.646">
                <text:p>-55.646</text:p>
              </table:table-cell>
              <table:table-cell office:value-type="float" office:value="-38.076">
                <text:p>-38.076</text:p>
              </table:table-cell>
              <table:table-cell office:value-type="float" office:value="-28.14">
                <text:p>-28.14</text:p>
              </table:table-cell>
              <table:table-cell office:value-type="float" office:value="24.195">
                <text:p>24.195</text:p>
              </table:table-cell>
              <table:table-cell office:value-type="float" office:value="-42.4189999999999">
                <text:p>-42.4189999999999</text:p>
              </table:table-cell>
              <table:table-cell office:value-type="float" office:value="93.484">
                <text:p>93.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-54.707">
                <text:p>-54.707</text:p>
              </table:table-cell>
              <table:table-cell office:value-type="float" office:value="-34.2109999999998">
                <text:p>-34.2109999999998</text:p>
              </table:table-cell>
              <table:table-cell office:value-type="float" office:value="-27.29">
                <text:p>-27.29</text:p>
              </table:table-cell>
              <table:table-cell office:value-type="float" office:value="25.768">
                <text:p>25.768</text:p>
              </table:table-cell>
              <table:table-cell office:value-type="float" office:value="-39.0079999999998">
                <text:p>-39.0079999999998</text:p>
              </table:table-cell>
              <table:table-cell office:value-type="float" office:value="93.275">
                <text:p>93.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-54.61">
                <text:p>-54.61</text:p>
              </table:table-cell>
              <table:table-cell office:value-type="float" office:value="-32.1039999999998">
                <text:p>-32.1039999999998</text:p>
              </table:table-cell>
              <table:table-cell office:value-type="float" office:value="-26.209">
                <text:p>-26.209</text:p>
              </table:table-cell>
              <table:table-cell office:value-type="float" office:value="27.404">
                <text:p>27.404</text:p>
              </table:table-cell>
              <table:table-cell office:value-type="float" office:value="-37.165">
                <text:p>-37.165</text:p>
              </table:table-cell>
              <table:table-cell office:value-type="float" office:value="93.765">
                <text:p>93.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-55.351">
                <text:p>-55.351</text:p>
              </table:table-cell>
              <table:table-cell office:value-type="float" office:value="-29.029">
                <text:p>-29.029</text:p>
              </table:table-cell>
              <table:table-cell office:value-type="float" office:value="-23.776">
                <text:p>-23.776</text:p>
              </table:table-cell>
              <table:table-cell office:value-type="float" office:value="29.669">
                <text:p>29.669</text:p>
              </table:table-cell>
              <table:table-cell office:value-type="float" office:value="-35.3689999999997">
                <text:p>-35.3689999999997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-56.181">
                <text:p>-56.181</text:p>
              </table:table-cell>
              <table:table-cell office:value-type="float" office:value="-24.7719999999999">
                <text:p>-24.7719999999999</text:p>
              </table:table-cell>
              <table:table-cell office:value-type="float" office:value="-22.684">
                <text:p>-22.684</text:p>
              </table:table-cell>
              <table:table-cell office:value-type="float" office:value="30.793">
                <text:p>30.793</text:p>
              </table:table-cell>
              <table:table-cell office:value-type="float" office:value="-32.1569999999997">
                <text:p>-32.1569999999997</text:p>
              </table:table-cell>
              <table:table-cell office:value-type="float" office:value="95.482">
                <text:p>95.4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-58.175">
                <text:p>-58.175</text:p>
              </table:table-cell>
              <table:table-cell office:value-type="float" office:value="-23.7099999999996">
                <text:p>-23.7099999999996</text:p>
              </table:table-cell>
              <table:table-cell office:value-type="float" office:value="-20.043">
                <text:p>-20.043</text:p>
              </table:table-cell>
              <table:table-cell office:value-type="float" office:value="32.4">
                <text:p>32.4</text:p>
              </table:table-cell>
              <table:table-cell office:value-type="float" office:value="-31.7529999999997">
                <text:p>-31.7529999999997</text:p>
              </table:table-cell>
              <table:table-cell office:value-type="float" office:value="97.747">
                <text:p>97.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-58.476">
                <text:p>-58.476</text:p>
              </table:table-cell>
              <table:table-cell office:value-type="float" office:value="-19.4199999999996">
                <text:p>-19.4199999999996</text:p>
              </table:table-cell>
              <table:table-cell office:value-type="float" office:value="-16.267">
                <text:p>-16.267</text:p>
              </table:table-cell>
              <table:table-cell office:value-type="float" office:value="34.802">
                <text:p>34.802</text:p>
              </table:table-cell>
              <table:table-cell office:value-type="float" office:value="-26.6459999999997">
                <text:p>-26.6459999999997</text:p>
              </table:table-cell>
              <table:table-cell office:value-type="float" office:value="98.903">
                <text:p>98.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-58.473">
                <text:p>-58.473</text:p>
              </table:table-cell>
              <table:table-cell office:value-type="float" office:value="-17.8989999999999">
                <text:p>-17.8989999999999</text:p>
              </table:table-cell>
              <table:table-cell office:value-type="float" office:value="-13.823">
                <text:p>-13.823</text:p>
              </table:table-cell>
              <table:table-cell office:value-type="float" office:value="36.612">
                <text:p>36.612</text:p>
              </table:table-cell>
              <table:table-cell office:value-type="float" office:value="-25.3709999999996">
                <text:p>-25.3709999999996</text:p>
              </table:table-cell>
              <table:table-cell office:value-type="float" office:value="99.264">
                <text:p>99.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-59.07">
                <text:p>-59.07</text:p>
              </table:table-cell>
              <table:table-cell office:value-type="float" office:value="-16.2349999999997">
                <text:p>-16.2349999999997</text:p>
              </table:table-cell>
              <table:table-cell office:value-type="float" office:value="-13.058">
                <text:p>-13.058</text:p>
              </table:table-cell>
              <table:table-cell office:value-type="float" office:value="37.203">
                <text:p>37.203</text:p>
              </table:table-cell>
              <table:table-cell office:value-type="float" office:value="-22.1349999999998">
                <text:p>-22.1349999999998</text:p>
              </table:table-cell>
              <table:table-cell office:value-type="float" office:value="99.923">
                <text:p>99.9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-58.828">
                <text:p>-58.828</text:p>
              </table:table-cell>
              <table:table-cell office:value-type="float" office:value="-14.3609999999999">
                <text:p>-14.3609999999999</text:p>
              </table:table-cell>
              <table:table-cell office:value-type="float" office:value="-12.564">
                <text:p>-12.564</text:p>
              </table:table-cell>
              <table:table-cell office:value-type="float" office:value="37.769">
                <text:p>37.769</text:p>
              </table:table-cell>
              <table:table-cell office:value-type="float" office:value="-19.9959999999996">
                <text:p>-19.9959999999996</text:p>
              </table:table-cell>
              <table:table-cell office:value-type="float" office:value="100.482">
                <text:p>100.4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-59.593">
                <text:p>-59.593</text:p>
              </table:table-cell>
              <table:table-cell office:value-type="float" office:value="-11.192">
                <text:p>-11.192</text:p>
              </table:table-cell>
              <table:table-cell office:value-type="float" office:value="-11.982">
                <text:p>-11.982</text:p>
              </table:table-cell>
              <table:table-cell office:value-type="float" office:value="37.627">
                <text:p>37.627</text:p>
              </table:table-cell>
              <table:table-cell office:value-type="float" office:value="-18.9309999999996">
                <text:p>-18.9309999999996</text:p>
              </table:table-cell>
              <table:table-cell office:value-type="float" office:value="101.521">
                <text:p>101.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59.826">
                <text:p>-59.826</text:p>
              </table:table-cell>
              <table:table-cell office:value-type="float" office:value="-10.0179999999996">
                <text:p>-10.0179999999996</text:p>
              </table:table-cell>
              <table:table-cell office:value-type="float" office:value="-11.213">
                <text:p>-11.213</text:p>
              </table:table-cell>
              <table:table-cell office:value-type="float" office:value="39.124">
                <text:p>39.124</text:p>
              </table:table-cell>
              <table:table-cell office:value-type="float" office:value="-17.7469999999998">
                <text:p>-17.7469999999998</text:p>
              </table:table-cell>
              <table:table-cell office:value-type="float" office:value="102.763">
                <text:p>102.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-61.203">
                <text:p>-61.203</text:p>
              </table:table-cell>
              <table:table-cell office:value-type="float" office:value="-5.83499999999958">
                <text:p>-5.83499999999958</text:p>
              </table:table-cell>
              <table:table-cell office:value-type="float" office:value="-11.337">
                <text:p>-11.337</text:p>
              </table:table-cell>
              <table:table-cell office:value-type="float" office:value="39.056">
                <text:p>39.056</text:p>
              </table:table-cell>
              <table:table-cell office:value-type="float" office:value="-14.4849999999997">
                <text:p>-14.4849999999997</text:p>
              </table:table-cell>
              <table:table-cell office:value-type="float" office:value="103.785">
                <text:p>103.7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-61.029">
                <text:p>-61.029</text:p>
              </table:table-cell>
              <table:table-cell office:value-type="float" office:value="-2.42599999999993">
                <text:p>-2.42599999999993</text:p>
              </table:table-cell>
              <table:table-cell office:value-type="float" office:value="-11.661">
                <text:p>-11.661</text:p>
              </table:table-cell>
              <table:table-cell office:value-type="float" office:value="38.953">
                <text:p>38.953</text:p>
              </table:table-cell>
              <table:table-cell office:value-type="float" office:value="-10.1609999999996">
                <text:p>-10.1609999999996</text:p>
              </table:table-cell>
              <table:table-cell office:value-type="float" office:value="103.843">
                <text:p>103.8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-61.905">
                <text:p>-61.905</text:p>
              </table:table-cell>
              <table:table-cell office:value-type="float" office:value="-1.13299999999981">
                <text:p>-1.13299999999981</text:p>
              </table:table-cell>
              <table:table-cell office:value-type="float" office:value="-11.568">
                <text:p>-11.568</text:p>
              </table:table-cell>
              <table:table-cell office:value-type="float" office:value="39.069">
                <text:p>39.069</text:p>
              </table:table-cell>
              <table:table-cell office:value-type="float" office:value="-9.16999999999962">
                <text:p>-9.16999999999962</text:p>
              </table:table-cell>
              <table:table-cell office:value-type="float" office:value="104.417">
                <text:p>104.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-62.269">
                <text:p>-62.269</text:p>
              </table:table-cell>
              <table:table-cell office:value-type="float" office:value="0.296000000000276">
                <text:p>0.296000000000276</text:p>
              </table:table-cell>
              <table:table-cell office:value-type="float" office:value="-12.894">
                <text:p>-12.894</text:p>
              </table:table-cell>
              <table:table-cell office:value-type="float" office:value="38.772">
                <text:p>38.772</text:p>
              </table:table-cell>
              <table:table-cell office:value-type="float" office:value="-8.40899999999965">
                <text:p>-8.40899999999965</text:p>
              </table:table-cell>
              <table:table-cell office:value-type="float" office:value="104.515">
                <text:p>104.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-64.207">
                <text:p>-64.207</text:p>
              </table:table-cell>
              <table:table-cell office:value-type="float" office:value="2.9050000000002">
                <text:p>2.9050000000002</text:p>
              </table:table-cell>
              <table:table-cell office:value-type="float" office:value="-11.447">
                <text:p>-11.447</text:p>
              </table:table-cell>
              <table:table-cell office:value-type="float" office:value="39.441">
                <text:p>39.441</text:p>
              </table:table-cell>
              <table:table-cell office:value-type="float" office:value="-6.48199999999997">
                <text:p>-6.48199999999997</text:p>
              </table:table-cell>
              <table:table-cell office:value-type="float" office:value="105.828">
                <text:p>105.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-64.574">
                <text:p>-64.574</text:p>
              </table:table-cell>
              <table:table-cell office:value-type="float" office:value="4.35900000000038">
                <text:p>4.35900000000038</text:p>
              </table:table-cell>
              <table:table-cell office:value-type="float" office:value="-11.893">
                <text:p>-11.893</text:p>
              </table:table-cell>
              <table:table-cell office:value-type="float" office:value="39.309">
                <text:p>39.309</text:p>
              </table:table-cell>
              <table:table-cell office:value-type="float" office:value="-5.26399999999967">
                <text:p>-5.26399999999967</text:p>
              </table:table-cell>
              <table:table-cell office:value-type="float" office:value="106.625">
                <text:p>106.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65.614">
                <text:p>-65.614</text:p>
              </table:table-cell>
              <table:table-cell office:value-type="float" office:value="7.87300000000005">
                <text:p>7.87300000000005</text:p>
              </table:table-cell>
              <table:table-cell office:value-type="float" office:value="-12.389">
                <text:p>-12.389</text:p>
              </table:table-cell>
              <table:table-cell office:value-type="float" office:value="37.379">
                <text:p>37.379</text:p>
              </table:table-cell>
              <table:table-cell office:value-type="float" office:value="-1.61799999999994">
                <text:p>-1.61799999999994</text:p>
              </table:table-cell>
              <table:table-cell office:value-type="float" office:value="106.546">
                <text:p>106.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-65.768">
                <text:p>-65.768</text:p>
              </table:table-cell>
              <table:table-cell office:value-type="float" office:value="8.64200000000028">
                <text:p>8.64200000000028</text:p>
              </table:table-cell>
              <table:table-cell office:value-type="float" office:value="-12.885">
                <text:p>-12.885</text:p>
              </table:table-cell>
              <table:table-cell office:value-type="float" office:value="38.543">
                <text:p>38.543</text:p>
              </table:table-cell>
              <table:table-cell office:value-type="float" office:value="0.394000000000233">
                <text:p>0.394000000000233</text:p>
              </table:table-cell>
              <table:table-cell office:value-type="float" office:value="107.236">
                <text:p>107.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-66.607">
                <text:p>-66.607</text:p>
              </table:table-cell>
              <table:table-cell office:value-type="float" office:value="11.3940000000002">
                <text:p>11.3940000000002</text:p>
              </table:table-cell>
              <table:table-cell office:value-type="float" office:value="-12.839">
                <text:p>-12.839</text:p>
              </table:table-cell>
              <table:table-cell office:value-type="float" office:value="38.845">
                <text:p>38.845</text:p>
              </table:table-cell>
              <table:table-cell office:value-type="float" office:value="2.43700000000035">
                <text:p>2.43700000000035</text:p>
              </table:table-cell>
              <table:table-cell office:value-type="float" office:value="108.126">
                <text:p>108.1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-68.219">
                <text:p>-68.219</text:p>
              </table:table-cell>
              <table:table-cell office:value-type="float" office:value="12.8140000000003">
                <text:p>12.8140000000003</text:p>
              </table:table-cell>
              <table:table-cell office:value-type="float" office:value="-10.691">
                <text:p>-10.691</text:p>
              </table:table-cell>
              <table:table-cell office:value-type="float" office:value="40.973">
                <text:p>40.973</text:p>
              </table:table-cell>
              <table:table-cell office:value-type="float" office:value="3.74900000000025">
                <text:p>3.74900000000025</text:p>
              </table:table-cell>
              <table:table-cell office:value-type="float" office:value="109.917">
                <text:p>109.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-70.207">
                <text:p>-70.207</text:p>
              </table:table-cell>
              <table:table-cell office:value-type="float" office:value="13.895">
                <text:p>13.895</text:p>
              </table:table-cell>
              <table:table-cell office:value-type="float" office:value="-9.435">
                <text:p>-9.435</text:p>
              </table:table-cell>
              <table:table-cell office:value-type="float" office:value="41.188">
                <text:p>41.188</text:p>
              </table:table-cell>
              <table:table-cell office:value-type="float" office:value="4.5890000000004">
                <text:p>4.5890000000004</text:p>
              </table:table-cell>
              <table:table-cell office:value-type="float" office:value="111.923">
                <text:p>111.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-71.44">
                <text:p>-71.44</text:p>
              </table:table-cell>
              <table:table-cell office:value-type="float" office:value="14.4350000000004">
                <text:p>14.4350000000004</text:p>
              </table:table-cell>
              <table:table-cell office:value-type="float" office:value="-8.845">
                <text:p>-8.845</text:p>
              </table:table-cell>
              <table:table-cell office:value-type="float" office:value="42.225">
                <text:p>42.225</text:p>
              </table:table-cell>
              <table:table-cell office:value-type="float" office:value="4.58100000000013">
                <text:p>4.58100000000013</text:p>
              </table:table-cell>
              <table:table-cell office:value-type="float" office:value="113.865">
                <text:p>113.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-71.734">
                <text:p>-71.734</text:p>
              </table:table-cell>
              <table:table-cell office:value-type="float" office:value="18.3220000000001">
                <text:p>18.3220000000001</text:p>
              </table:table-cell>
              <table:table-cell office:value-type="float" office:value="-7.45399999999999">
                <text:p>-7.45399999999999</text:p>
              </table:table-cell>
              <table:table-cell office:value-type="float" office:value="42.324">
                <text:p>42.324</text:p>
              </table:table-cell>
              <table:table-cell office:value-type="float" office:value="8.27400000000034">
                <text:p>8.27400000000034</text:p>
              </table:table-cell>
              <table:table-cell office:value-type="float" office:value="114.062">
                <text:p>114.0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-69.836">
                <text:p>-69.836</text:p>
              </table:table-cell>
              <table:table-cell office:value-type="float" office:value="21.4470000000001">
                <text:p>21.4470000000001</text:p>
              </table:table-cell>
              <table:table-cell office:value-type="float" office:value="-7.298">
                <text:p>-7.298</text:p>
              </table:table-cell>
              <table:table-cell office:value-type="float" office:value="43.439">
                <text:p>43.439</text:p>
              </table:table-cell>
              <table:table-cell office:value-type="float" office:value="10.1710000000003">
                <text:p>10.1710000000003</text:p>
              </table:table-cell>
              <table:table-cell office:value-type="float" office:value="112.227">
                <text:p>112.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-70.127">
                <text:p>-70.127</text:p>
              </table:table-cell>
              <table:table-cell office:value-type="float" office:value="25.8670000000002">
                <text:p>25.8670000000002</text:p>
              </table:table-cell>
              <table:table-cell office:value-type="float" office:value="-6.13999999999999">
                <text:p>-6.13999999999999</text:p>
              </table:table-cell>
              <table:table-cell office:value-type="float" office:value="43.215">
                <text:p>43.215</text:p>
              </table:table-cell>
              <table:table-cell office:value-type="float" office:value="14.6640000000002">
                <text:p>14.6640000000002</text:p>
              </table:table-cell>
              <table:table-cell office:value-type="float" office:value="112.63">
                <text:p>112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72.627">
                <text:p>-72.627</text:p>
              </table:table-cell>
              <table:table-cell office:value-type="float" office:value="26.5990000000002">
                <text:p>26.5990000000002</text:p>
              </table:table-cell>
              <table:table-cell office:value-type="float" office:value="-6.535">
                <text:p>-6.535</text:p>
              </table:table-cell>
              <table:table-cell office:value-type="float" office:value="41.571">
                <text:p>41.571</text:p>
              </table:table-cell>
              <table:table-cell office:value-type="float" office:value="15.6060000000002">
                <text:p>15.6060000000002</text:p>
              </table:table-cell>
              <table:table-cell office:value-type="float" office:value="113.753">
                <text:p>113.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72.801">
                <text:p>-72.801</text:p>
              </table:table-cell>
              <table:table-cell office:value-type="float" office:value="28.5110000000004">
                <text:p>28.5110000000004</text:p>
              </table:table-cell>
              <table:table-cell office:value-type="float" office:value="-6.72499999999999">
                <text:p>-6.72499999999999</text:p>
              </table:table-cell>
              <table:table-cell office:value-type="float" office:value="40.313">
                <text:p>40.313</text:p>
              </table:table-cell>
              <table:table-cell office:value-type="float" office:value="17.1550000000002">
                <text:p>17.1550000000002</text:p>
              </table:table-cell>
              <table:table-cell office:value-type="float" office:value="114.37">
                <text:p>114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-71.668">
                <text:p>-71.668</text:p>
              </table:table-cell>
              <table:table-cell office:value-type="float" office:value="30.5220000000004">
                <text:p>30.5220000000004</text:p>
              </table:table-cell>
              <table:table-cell office:value-type="float" office:value="-6.19799999999999">
                <text:p>-6.19799999999999</text:p>
              </table:table-cell>
              <table:table-cell office:value-type="float" office:value="42.72">
                <text:p>42.72</text:p>
              </table:table-cell>
              <table:table-cell office:value-type="float" office:value="19.0890000000004">
                <text:p>19.0890000000004</text:p>
              </table:table-cell>
              <table:table-cell office:value-type="float" office:value="113.567">
                <text:p>113.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-72.702">
                <text:p>-72.702</text:p>
              </table:table-cell>
              <table:table-cell office:value-type="float" office:value="31.8340000000003">
                <text:p>31.8340000000003</text:p>
              </table:table-cell>
              <table:table-cell office:value-type="float" office:value="-5.307">
                <text:p>-5.307</text:p>
              </table:table-cell>
              <table:table-cell office:value-type="float" office:value="43.115">
                <text:p>43.115</text:p>
              </table:table-cell>
              <table:table-cell office:value-type="float" office:value="20.587">
                <text:p>20.587</text:p>
              </table:table-cell>
              <table:table-cell office:value-type="float" office:value="113.747">
                <text:p>113.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-72.089">
                <text:p>-72.089</text:p>
              </table:table-cell>
              <table:table-cell office:value-type="float" office:value="33.6330000000003">
                <text:p>33.6330000000003</text:p>
              </table:table-cell>
              <table:table-cell office:value-type="float" office:value="-5.60599999999999">
                <text:p>-5.60599999999999</text:p>
              </table:table-cell>
              <table:table-cell office:value-type="float" office:value="44.812">
                <text:p>44.812</text:p>
              </table:table-cell>
              <table:table-cell office:value-type="float" office:value="22.0060000000003">
                <text:p>22.0060000000003</text:p>
              </table:table-cell>
              <table:table-cell office:value-type="float" office:value="112.748">
                <text:p>112.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-72.232">
                <text:p>-72.232</text:p>
              </table:table-cell>
              <table:table-cell office:value-type="float" office:value="34.3760000000002">
                <text:p>34.3760000000002</text:p>
              </table:table-cell>
              <table:table-cell office:value-type="float" office:value="-4.942">
                <text:p>-4.942</text:p>
              </table:table-cell>
              <table:table-cell office:value-type="float" office:value="46.919">
                <text:p>46.919</text:p>
              </table:table-cell>
              <table:table-cell office:value-type="float" office:value="23.2910000000002">
                <text:p>23.2910000000002</text:p>
              </table:table-cell>
              <table:table-cell office:value-type="float" office:value="111.857">
                <text:p>111.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72.96">
                <text:p>-72.96</text:p>
              </table:table-cell>
              <table:table-cell office:value-type="float" office:value="35.0010000000002">
                <text:p>35.0010000000002</text:p>
              </table:table-cell>
              <table:table-cell office:value-type="float" office:value="-1.86">
                <text:p>-1.86</text:p>
              </table:table-cell>
              <table:table-cell office:value-type="float" office:value="51.21">
                <text:p>51.21</text:p>
              </table:table-cell>
              <table:table-cell office:value-type="float" office:value="24.8500000000004">
                <text:p>24.8500000000004</text:p>
              </table:table-cell>
              <table:table-cell office:value-type="float" office:value="113.027">
                <text:p>113.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71.996">
                <text:p>-71.996</text:p>
              </table:table-cell>
              <table:table-cell office:value-type="float" office:value="36.7710000000002">
                <text:p>36.7710000000002</text:p>
              </table:table-cell>
              <table:table-cell office:value-type="float" office:value="0.110000000000007">
                <text:p>0.110000000000007</text:p>
              </table:table-cell>
              <table:table-cell office:value-type="float" office:value="53.342">
                <text:p>53.342</text:p>
              </table:table-cell>
              <table:table-cell office:value-type="float" office:value="29.6480000000001">
                <text:p>29.6480000000001</text:p>
              </table:table-cell>
              <table:table-cell office:value-type="float" office:value="112.16">
                <text:p>112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73.599">
                <text:p>-73.599</text:p>
              </table:table-cell>
              <table:table-cell office:value-type="float" office:value="40.2810000000004">
                <text:p>40.2810000000004</text:p>
              </table:table-cell>
              <table:table-cell office:value-type="float" office:value="-0.829999999999998">
                <text:p>-0.829999999999998</text:p>
              </table:table-cell>
              <table:table-cell office:value-type="float" office:value="52.614">
                <text:p>52.614</text:p>
              </table:table-cell>
              <table:table-cell office:value-type="float" office:value="31.4500000000003">
                <text:p>31.4500000000003</text:p>
              </table:table-cell>
              <table:table-cell office:value-type="float" office:value="113.191">
                <text:p>113.1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74.314">
                <text:p>-74.314</text:p>
              </table:table-cell>
              <table:table-cell office:value-type="float" office:value="42.8040000000001">
                <text:p>42.8040000000001</text:p>
              </table:table-cell>
              <table:table-cell office:value-type="float" office:value="-0.286999999999999">
                <text:p>-0.286999999999999</text:p>
              </table:table-cell>
              <table:table-cell office:value-type="float" office:value="51.442">
                <text:p>51.442</text:p>
              </table:table-cell>
              <table:table-cell office:value-type="float" office:value="34.3890000000001">
                <text:p>34.3890000000001</text:p>
              </table:table-cell>
              <table:table-cell office:value-type="float" office:value="114.092">
                <text:p>114.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74.984">
                <text:p>-74.984</text:p>
              </table:table-cell>
              <table:table-cell office:value-type="float" office:value="44.277">
                <text:p>44.277</text:p>
              </table:table-cell>
              <table:table-cell office:value-type="float" office:value="1.51300000000001">
                <text:p>1.51300000000001</text:p>
              </table:table-cell>
              <table:table-cell office:value-type="float" office:value="54.164">
                <text:p>54.164</text:p>
              </table:table-cell>
              <table:table-cell office:value-type="float" office:value="36.5590000000002">
                <text:p>36.5590000000002</text:p>
              </table:table-cell>
              <table:table-cell office:value-type="float" office:value="114.822">
                <text:p>114.8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77.204">
                <text:p>-77.204</text:p>
              </table:table-cell>
              <table:table-cell office:value-type="float" office:value="45.3800000000001">
                <text:p>45.3800000000001</text:p>
              </table:table-cell>
              <table:table-cell office:value-type="float" office:value="3.51600000000001">
                <text:p>3.51600000000001</text:p>
              </table:table-cell>
              <table:table-cell office:value-type="float" office:value="56.448">
                <text:p>56.448</text:p>
              </table:table-cell>
              <table:table-cell office:value-type="float" office:value="37.5100000000002">
                <text:p>37.5100000000002</text:p>
              </table:table-cell>
              <table:table-cell office:value-type="float" office:value="117.586">
                <text:p>117.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78.233">
                <text:p>-78.233</text:p>
              </table:table-cell>
              <table:table-cell office:value-type="float" office:value="46.5390000000002">
                <text:p>46.5390000000002</text:p>
              </table:table-cell>
              <table:table-cell office:value-type="float" office:value="5.579">
                <text:p>5.579</text:p>
              </table:table-cell>
              <table:table-cell office:value-type="float" office:value="59.379">
                <text:p>59.379</text:p>
              </table:table-cell>
              <table:table-cell office:value-type="float" office:value="39.2370000000001">
                <text:p>39.2370000000001</text:p>
              </table:table-cell>
              <table:table-cell office:value-type="float" office:value="129.022">
                <text:p>129.0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80.11">
                <text:p>-80.11</text:p>
              </table:table-cell>
              <table:table-cell office:value-type="float" office:value="47.6220000000003">
                <text:p>47.6220000000003</text:p>
              </table:table-cell>
              <table:table-cell office:value-type="float" office:value="7.245">
                <text:p>7.245</text:p>
              </table:table-cell>
              <table:table-cell office:value-type="float" office:value="61.079">
                <text:p>61.079</text:p>
              </table:table-cell>
              <table:table-cell office:value-type="float" office:value="39.8590000000004">
                <text:p>39.8590000000004</text:p>
              </table:table-cell>
              <table:table-cell office:value-type="float" office:value="140.457">
                <text:p>140.4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84.753">
                <text:p>-84.753</text:p>
              </table:table-cell>
              <table:table-cell office:value-type="float" office:value="47.096">
                <text:p>47.096</text:p>
              </table:table-cell>
              <table:table-cell office:value-type="float" office:value="7.57">
                <text:p>7.57</text:p>
              </table:table-cell>
              <table:table-cell office:value-type="float" office:value="60.341">
                <text:p>60.341</text:p>
              </table:table-cell>
              <table:table-cell office:value-type="float" office:value="38.248">
                <text:p>38.248</text:p>
              </table:table-cell>
              <table:table-cell office:value-type="float" office:value="144.981">
                <text:p>144.9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85.418">
                <text:p>-85.418</text:p>
              </table:table-cell>
              <table:table-cell office:value-type="float" office:value="50.6170000000002">
                <text:p>50.6170000000002</text:p>
              </table:table-cell>
              <table:table-cell office:value-type="float" office:value="8.261">
                <text:p>8.261</text:p>
              </table:table-cell>
              <table:table-cell office:value-type="float" office:value="60.664">
                <text:p>60.664</text:p>
              </table:table-cell>
              <table:table-cell office:value-type="float" office:value="39.096">
                <text:p>39.096</text:p>
              </table:table-cell>
              <table:table-cell office:value-type="float" office:value="146.581">
                <text:p>146.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84.299">
                <text:p>-84.299</text:p>
              </table:table-cell>
              <table:table-cell office:value-type="float" office:value="54.826">
                <text:p>54.826</text:p>
              </table:table-cell>
              <table:table-cell office:value-type="float" office:value="7.811">
                <text:p>7.811</text:p>
              </table:table-cell>
              <table:table-cell office:value-type="float" office:value="60.609">
                <text:p>60.609</text:p>
              </table:table-cell>
              <table:table-cell office:value-type="float" office:value="41.2620000000002">
                <text:p>41.2620000000002</text:p>
              </table:table-cell>
              <table:table-cell office:value-type="float" office:value="145.544">
                <text:p>145.5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84.845">
                <text:p>-84.845</text:p>
              </table:table-cell>
              <table:table-cell office:value-type="float" office:value="56.489">
                <text:p>56.489</text:p>
              </table:table-cell>
              <table:table-cell office:value-type="float" office:value="8.608">
                <text:p>8.608</text:p>
              </table:table-cell>
              <table:table-cell office:value-type="float" office:value="61.114">
                <text:p>61.114</text:p>
              </table:table-cell>
              <table:table-cell office:value-type="float" office:value="42.902">
                <text:p>42.902</text:p>
              </table:table-cell>
              <table:table-cell office:value-type="float" office:value="145.339">
                <text:p>145.3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84.977">
                <text:p>-84.977</text:p>
              </table:table-cell>
              <table:table-cell office:value-type="float" office:value="61.5800000000004">
                <text:p>61.5800000000004</text:p>
              </table:table-cell>
              <table:table-cell office:value-type="float" office:value="7.759">
                <text:p>7.759</text:p>
              </table:table-cell>
              <table:table-cell office:value-type="float" office:value="60.524">
                <text:p>60.524</text:p>
              </table:table-cell>
              <table:table-cell office:value-type="float" office:value="48.6700000000001">
                <text:p>48.6700000000001</text:p>
              </table:table-cell>
              <table:table-cell office:value-type="float" office:value="143.662">
                <text:p>143.6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86.329">
                <text:p>-86.329</text:p>
              </table:table-cell>
              <table:table-cell office:value-type="float" office:value="61.9670000000001">
                <text:p>61.9670000000001</text:p>
              </table:table-cell>
              <table:table-cell office:value-type="float" office:value="8.078">
                <text:p>8.078</text:p>
              </table:table-cell>
              <table:table-cell office:value-type="float" office:value="60.262">
                <text:p>60.262</text:p>
              </table:table-cell>
              <table:table-cell office:value-type="float" office:value="48.837">
                <text:p>48.837</text:p>
              </table:table-cell>
              <table:table-cell office:value-type="float" office:value="144.791">
                <text:p>144.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87.764">
                <text:p>-87.764</text:p>
              </table:table-cell>
              <table:table-cell office:value-type="float" office:value="61.7530000000002">
                <text:p>61.7530000000002</text:p>
              </table:table-cell>
              <table:table-cell office:value-type="float" office:value="8.444">
                <text:p>8.444</text:p>
              </table:table-cell>
              <table:table-cell office:value-type="float" office:value="61.848">
                <text:p>61.848</text:p>
              </table:table-cell>
              <table:table-cell office:value-type="float" office:value="48.5980000000004">
                <text:p>48.5980000000004</text:p>
              </table:table-cell>
              <table:table-cell office:value-type="float" office:value="145.136">
                <text:p>145.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88.566">
                <text:p>-88.566</text:p>
              </table:table-cell>
              <table:table-cell office:value-type="float" office:value="61.0930000000003">
                <text:p>61.0930000000003</text:p>
              </table:table-cell>
              <table:table-cell office:value-type="float" office:value="9.343">
                <text:p>9.343</text:p>
              </table:table-cell>
              <table:table-cell office:value-type="float" office:value="62.714">
                <text:p>62.714</text:p>
              </table:table-cell>
              <table:table-cell office:value-type="float" office:value="48.2550000000001">
                <text:p>48.2550000000001</text:p>
              </table:table-cell>
              <table:table-cell office:value-type="float" office:value="146.143">
                <text:p>146.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90.369">
                <text:p>-90.369</text:p>
              </table:table-cell>
              <table:table-cell office:value-type="float" office:value="62.3560000000002">
                <text:p>62.3560000000002</text:p>
              </table:table-cell>
              <table:table-cell office:value-type="float" office:value="8.161">
                <text:p>8.161</text:p>
              </table:table-cell>
              <table:table-cell office:value-type="float" office:value="61.239">
                <text:p>61.239</text:p>
              </table:table-cell>
              <table:table-cell office:value-type="float" office:value="49.1320000000001">
                <text:p>49.1320000000001</text:p>
              </table:table-cell>
              <table:table-cell office:value-type="float" office:value="146.699">
                <text:p>146.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88.99">
                <text:p>-88.99</text:p>
              </table:table-cell>
              <table:table-cell office:value-type="float" office:value="64.402">
                <text:p>64.402</text:p>
              </table:table-cell>
              <table:table-cell office:value-type="float" office:value="6.6">
                <text:p>6.6</text:p>
              </table:table-cell>
              <table:table-cell office:value-type="float" office:value="60.206">
                <text:p>60.206</text:p>
              </table:table-cell>
              <table:table-cell office:value-type="float" office:value="52.989">
                <text:p>52.989</text:p>
              </table:table-cell>
              <table:table-cell office:value-type="float" office:value="144.814">
                <text:p>144.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89.192">
                <text:p>-89.192</text:p>
              </table:table-cell>
              <table:table-cell office:value-type="float" office:value="66.3270000000002">
                <text:p>66.3270000000002</text:p>
              </table:table-cell>
              <table:table-cell office:value-type="float" office:value="5.117">
                <text:p>5.117</text:p>
              </table:table-cell>
              <table:table-cell office:value-type="float" office:value="59.46">
                <text:p>59.46</text:p>
              </table:table-cell>
              <table:table-cell office:value-type="float" office:value="55.0650000000001">
                <text:p>55.0650000000001</text:p>
              </table:table-cell>
              <table:table-cell office:value-type="float" office:value="144.158">
                <text:p>144.1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90.559">
                <text:p>-90.559</text:p>
              </table:table-cell>
              <table:table-cell office:value-type="float" office:value="67.2340000000004">
                <text:p>67.2340000000004</text:p>
              </table:table-cell>
              <table:table-cell office:value-type="float" office:value="5.221">
                <text:p>5.221</text:p>
              </table:table-cell>
              <table:table-cell office:value-type="float" office:value="59.702">
                <text:p>59.702</text:p>
              </table:table-cell>
              <table:table-cell office:value-type="float" office:value="56.4440000000004">
                <text:p>56.4440000000004</text:p>
              </table:table-cell>
              <table:table-cell office:value-type="float" office:value="144.884">
                <text:p>144.8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92.25">
                <text:p>-92.25</text:p>
              </table:table-cell>
              <table:table-cell office:value-type="float" office:value="68.1680000000001">
                <text:p>68.1680000000001</text:p>
              </table:table-cell>
              <table:table-cell office:value-type="float" office:value="5.567">
                <text:p>5.567</text:p>
              </table:table-cell>
              <table:table-cell office:value-type="float" office:value="61.507">
                <text:p>61.507</text:p>
              </table:table-cell>
              <table:table-cell office:value-type="float" office:value="57.1650000000004">
                <text:p>57.1650000000004</text:p>
              </table:table-cell>
              <table:table-cell office:value-type="float" office:value="146.368">
                <text:p>146.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93.275">
                <text:p>-93.275</text:p>
              </table:table-cell>
              <table:table-cell office:value-type="float" office:value="69.6170000000002">
                <text:p>69.6170000000002</text:p>
              </table:table-cell>
              <table:table-cell office:value-type="float" office:value="6.237">
                <text:p>6.237</text:p>
              </table:table-cell>
              <table:table-cell office:value-type="float" office:value="61.788">
                <text:p>61.788</text:p>
              </table:table-cell>
              <table:table-cell office:value-type="float" office:value="58.759">
                <text:p>58.759</text:p>
              </table:table-cell>
              <table:table-cell office:value-type="float" office:value="146.734">
                <text:p>146.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93.76">
                <text:p>-93.76</text:p>
              </table:table-cell>
              <table:table-cell office:value-type="float" office:value="73.6880000000001">
                <text:p>73.6880000000001</text:p>
              </table:table-cell>
              <table:table-cell office:value-type="float" office:value="6.96100000000001">
                <text:p>6.96100000000001</text:p>
              </table:table-cell>
              <table:table-cell office:value-type="float" office:value="63.915">
                <text:p>63.915</text:p>
              </table:table-cell>
              <table:table-cell office:value-type="float" office:value="61.4650000000002">
                <text:p>61.4650000000002</text:p>
              </table:table-cell>
              <table:table-cell office:value-type="float" office:value="147.289">
                <text:p>147.2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92.895">
                <text:p>-92.895</text:p>
              </table:table-cell>
              <table:table-cell office:value-type="float" office:value="74.5980000000004">
                <text:p>74.5980000000004</text:p>
              </table:table-cell>
              <table:table-cell office:value-type="float" office:value="6.50400000000001">
                <text:p>6.50400000000001</text:p>
              </table:table-cell>
              <table:table-cell office:value-type="float" office:value="66.744">
                <text:p>66.744</text:p>
              </table:table-cell>
              <table:table-cell office:value-type="float" office:value="62.1320000000001">
                <text:p>62.1320000000001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91.526">
                <text:p>-91.526</text:p>
              </table:table-cell>
              <table:table-cell office:value-type="float" office:value="75.5120000000002">
                <text:p>75.5120000000002</text:p>
              </table:table-cell>
              <table:table-cell office:value-type="float" office:value="7.749">
                <text:p>7.749</text:p>
              </table:table-cell>
              <table:table-cell office:value-type="float" office:value="67.505">
                <text:p>67.505</text:p>
              </table:table-cell>
              <table:table-cell office:value-type="float" office:value="63.9690000000001">
                <text:p>63.9690000000001</text:p>
              </table:table-cell>
              <table:table-cell office:value-type="float" office:value="144.939">
                <text:p>144.9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92.135">
                <text:p>-92.135</text:p>
              </table:table-cell>
              <table:table-cell office:value-type="float" office:value="75.8360000000002">
                <text:p>75.8360000000002</text:p>
              </table:table-cell>
              <table:table-cell office:value-type="float" office:value="8.182">
                <text:p>8.182</text:p>
              </table:table-cell>
              <table:table-cell office:value-type="float" office:value="67.357">
                <text:p>67.357</text:p>
              </table:table-cell>
              <table:table-cell office:value-type="float" office:value="65.683">
                <text:p>65.683</text:p>
              </table:table-cell>
              <table:table-cell office:value-type="float" office:value="144.827">
                <text:p>144.8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92.829">
                <text:p>-92.829</text:p>
              </table:table-cell>
              <table:table-cell office:value-type="float" office:value="76.6080000000002">
                <text:p>76.6080000000002</text:p>
              </table:table-cell>
              <table:table-cell office:value-type="float" office:value="9.395">
                <text:p>9.395</text:p>
              </table:table-cell>
              <table:table-cell office:value-type="float" office:value="70.071">
                <text:p>70.071</text:p>
              </table:table-cell>
              <table:table-cell office:value-type="float" office:value="67.1110000000003">
                <text:p>67.1110000000003</text:p>
              </table:table-cell>
              <table:table-cell office:value-type="float" office:value="145.513">
                <text:p>145.5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93.566">
                <text:p>-93.566</text:p>
              </table:table-cell>
              <table:table-cell office:value-type="float" office:value="77.6370000000002">
                <text:p>77.6370000000002</text:p>
              </table:table-cell>
              <table:table-cell office:value-type="float" office:value="9.77800000000001">
                <text:p>9.77800000000001</text:p>
              </table:table-cell>
              <table:table-cell office:value-type="float" office:value="70.589">
                <text:p>70.589</text:p>
              </table:table-cell>
              <table:table-cell office:value-type="float" office:value="67.7690000000002">
                <text:p>67.7690000000002</text:p>
              </table:table-cell>
              <table:table-cell office:value-type="float" office:value="146.743">
                <text:p>146.7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95.489">
                <text:p>-95.489</text:p>
              </table:table-cell>
              <table:table-cell office:value-type="float" office:value="77.2530000000002">
                <text:p>77.2530000000002</text:p>
              </table:table-cell>
              <table:table-cell office:value-type="float" office:value="13.388">
                <text:p>13.388</text:p>
              </table:table-cell>
              <table:table-cell office:value-type="float" office:value="73.889">
                <text:p>73.889</text:p>
              </table:table-cell>
              <table:table-cell office:value-type="float" office:value="67.8720000000003">
                <text:p>67.8720000000003</text:p>
              </table:table-cell>
              <table:table-cell office:value-type="float" office:value="148.581">
                <text:p>148.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96.303">
                <text:p>-96.303</text:p>
              </table:table-cell>
              <table:table-cell office:value-type="float" office:value="77.5310000000004">
                <text:p>77.5310000000004</text:p>
              </table:table-cell>
              <table:table-cell office:value-type="float" office:value="13.896">
                <text:p>13.896</text:p>
              </table:table-cell>
              <table:table-cell office:value-type="float" office:value="74.134">
                <text:p>74.134</text:p>
              </table:table-cell>
              <table:table-cell office:value-type="float" office:value="68.2930000000001">
                <text:p>68.2930000000001</text:p>
              </table:table-cell>
              <table:table-cell office:value-type="float" office:value="149.448">
                <text:p>149.4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96.918">
                <text:p>-96.918</text:p>
              </table:table-cell>
              <table:table-cell office:value-type="float" office:value="76.9650000000001">
                <text:p>76.9650000000001</text:p>
              </table:table-cell>
              <table:table-cell office:value-type="float" office:value="14.567">
                <text:p>14.567</text:p>
              </table:table-cell>
              <table:table-cell office:value-type="float" office:value="75.341">
                <text:p>75.341</text:p>
              </table:table-cell>
              <table:table-cell office:value-type="float" office:value="68.7420000000002">
                <text:p>68.7420000000002</text:p>
              </table:table-cell>
              <table:table-cell office:value-type="float" office:value="149.548">
                <text:p>149.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95.589">
                <text:p>-95.589</text:p>
              </table:table-cell>
              <table:table-cell office:value-type="float" office:value="78.0400000000004">
                <text:p>78.0400000000004</text:p>
              </table:table-cell>
              <table:table-cell office:value-type="float" office:value="14.487">
                <text:p>14.487</text:p>
              </table:table-cell>
              <table:table-cell office:value-type="float" office:value="76.051">
                <text:p>76.051</text:p>
              </table:table-cell>
              <table:table-cell office:value-type="float" office:value="70.6790000000001">
                <text:p>70.6790000000001</text:p>
              </table:table-cell>
              <table:table-cell office:value-type="float" office:value="148.354">
                <text:p>148.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94.134">
                <text:p>-94.134</text:p>
              </table:table-cell>
              <table:table-cell office:value-type="float" office:value="81.7920000000004">
                <text:p>81.7920000000004</text:p>
              </table:table-cell>
              <table:table-cell office:value-type="float" office:value="16.45">
                <text:p>16.45</text:p>
              </table:table-cell>
              <table:table-cell office:value-type="float" office:value="77.383">
                <text:p>77.383</text:p>
              </table:table-cell>
              <table:table-cell office:value-type="float" office:value="74.1290000000004">
                <text:p>74.1290000000004</text:p>
              </table:table-cell>
              <table:table-cell office:value-type="float" office:value="147.053">
                <text:p>147.0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93.002">
                <text:p>-93.002</text:p>
              </table:table-cell>
              <table:table-cell office:value-type="float" office:value="81.6890000000003">
                <text:p>81.6890000000003</text:p>
              </table:table-cell>
              <table:table-cell office:value-type="float" office:value="18.022">
                <text:p>18.022</text:p>
              </table:table-cell>
              <table:table-cell office:value-type="float" office:value="79.703">
                <text:p>79.703</text:p>
              </table:table-cell>
              <table:table-cell office:value-type="float" office:value="75.241">
                <text:p>75.241</text:p>
              </table:table-cell>
              <table:table-cell office:value-type="float" office:value="146.369">
                <text:p>146.3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92.156">
                <text:p>-92.156</text:p>
              </table:table-cell>
              <table:table-cell office:value-type="float" office:value="84.3480000000004">
                <text:p>84.3480000000004</text:p>
              </table:table-cell>
              <table:table-cell office:value-type="float" office:value="18.115">
                <text:p>18.115</text:p>
              </table:table-cell>
              <table:table-cell office:value-type="float" office:value="80.191">
                <text:p>80.191</text:p>
              </table:table-cell>
              <table:table-cell office:value-type="float" office:value="77.154">
                <text:p>77.154</text:p>
              </table:table-cell>
              <table:table-cell office:value-type="float" office:value="145.038">
                <text:p>145.0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91.141">
                <text:p>-91.141</text:p>
              </table:table-cell>
              <table:table-cell office:value-type="float" office:value="85.7560000000003">
                <text:p>85.7560000000003</text:p>
              </table:table-cell>
              <table:table-cell office:value-type="float" office:value="19.509">
                <text:p>19.509</text:p>
              </table:table-cell>
              <table:table-cell office:value-type="float" office:value="83.802">
                <text:p>83.802</text:p>
              </table:table-cell>
              <table:table-cell office:value-type="float" office:value="79.7530000000002">
                <text:p>79.7530000000002</text:p>
              </table:table-cell>
              <table:table-cell office:value-type="float" office:value="144.865">
                <text:p>144.8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-90.333">
                <text:p>-90.333</text:p>
              </table:table-cell>
              <table:table-cell office:value-type="float" office:value="88.3790000000004">
                <text:p>88.3790000000004</text:p>
              </table:table-cell>
              <table:table-cell office:value-type="float" office:value="19.135">
                <text:p>19.135</text:p>
              </table:table-cell>
              <table:table-cell office:value-type="float" office:value="82.946">
                <text:p>82.946</text:p>
              </table:table-cell>
              <table:table-cell office:value-type="float" office:value="81.902">
                <text:p>81.902</text:p>
              </table:table-cell>
              <table:table-cell office:value-type="float" office:value="142.875">
                <text:p>142.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91.018">
                <text:p>-91.018</text:p>
              </table:table-cell>
              <table:table-cell office:value-type="float" office:value="89.2840000000001">
                <text:p>89.2840000000001</text:p>
              </table:table-cell>
              <table:table-cell office:value-type="float" office:value="19.564">
                <text:p>19.564</text:p>
              </table:table-cell>
              <table:table-cell office:value-type="float" office:value="82.767">
                <text:p>82.767</text:p>
              </table:table-cell>
              <table:table-cell office:value-type="float" office:value="82.9670000000001">
                <text:p>82.9670000000001</text:p>
              </table:table-cell>
              <table:table-cell office:value-type="float" office:value="143.623">
                <text:p>143.6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92.057">
                <text:p>-92.057</text:p>
              </table:table-cell>
              <table:table-cell office:value-type="float" office:value="89.0420000000004">
                <text:p>89.0420000000004</text:p>
              </table:table-cell>
              <table:table-cell office:value-type="float" office:value="22.416">
                <text:p>22.416</text:p>
              </table:table-cell>
              <table:table-cell office:value-type="float" office:value="87.11">
                <text:p>87.11</text:p>
              </table:table-cell>
              <table:table-cell office:value-type="float" office:value="83.1680000000001">
                <text:p>83.1680000000001</text:p>
              </table:table-cell>
              <table:table-cell office:value-type="float" office:value="145.456">
                <text:p>145.4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91.992">
                <text:p>-91.992</text:p>
              </table:table-cell>
              <table:table-cell office:value-type="float" office:value="88.6640000000002">
                <text:p>88.6640000000002</text:p>
              </table:table-cell>
              <table:table-cell office:value-type="float" office:value="21.983">
                <text:p>21.983</text:p>
              </table:table-cell>
              <table:table-cell office:value-type="float" office:value="86.573">
                <text:p>86.573</text:p>
              </table:table-cell>
              <table:table-cell office:value-type="float" office:value="83.5280000000003">
                <text:p>83.5280000000003</text:p>
              </table:table-cell>
              <table:table-cell office:value-type="float" office:value="144.676">
                <text:p>144.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-94.435">
                <text:p>-94.435</text:p>
              </table:table-cell>
              <table:table-cell office:value-type="float" office:value="89.8620000000001">
                <text:p>89.8620000000001</text:p>
              </table:table-cell>
              <table:table-cell office:value-type="float" office:value="22.741">
                <text:p>22.741</text:p>
              </table:table-cell>
              <table:table-cell office:value-type="float" office:value="86.52">
                <text:p>86.52</text:p>
              </table:table-cell>
              <table:table-cell office:value-type="float" office:value="83.788">
                <text:p>83.788</text:p>
              </table:table-cell>
              <table:table-cell office:value-type="float" office:value="146.761">
                <text:p>146.7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-92.54">
                <text:p>-92.54</text:p>
              </table:table-cell>
              <table:table-cell office:value-type="float" office:value="91.8090000000002">
                <text:p>91.8090000000002</text:p>
              </table:table-cell>
              <table:table-cell office:value-type="float" office:value="25.683">
                <text:p>25.683</text:p>
              </table:table-cell>
              <table:table-cell office:value-type="float" office:value="88.785">
                <text:p>88.785</text:p>
              </table:table-cell>
              <table:table-cell office:value-type="float" office:value="86.4080000000004">
                <text:p>86.4080000000004</text:p>
              </table:table-cell>
              <table:table-cell office:value-type="float" office:value="145.059">
                <text:p>145.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92.856">
                <text:p>-92.856</text:p>
              </table:table-cell>
              <table:table-cell office:value-type="float" office:value="92.4470000000001">
                <text:p>92.4470000000001</text:p>
              </table:table-cell>
              <table:table-cell office:value-type="float" office:value="25.731">
                <text:p>25.731</text:p>
              </table:table-cell>
              <table:table-cell office:value-type="float" office:value="89.695">
                <text:p>89.695</text:p>
              </table:table-cell>
              <table:table-cell office:value-type="float" office:value="87.4110000000001">
                <text:p>87.4110000000001</text:p>
              </table:table-cell>
              <table:table-cell office:value-type="float" office:value="146.926">
                <text:p>146.9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93.13">
                <text:p>-93.13</text:p>
              </table:table-cell>
              <table:table-cell office:value-type="float" office:value="95.105">
                <text:p>95.105</text:p>
              </table:table-cell>
              <table:table-cell office:value-type="float" office:value="25.741">
                <text:p>25.741</text:p>
              </table:table-cell>
              <table:table-cell office:value-type="float" office:value="89.236">
                <text:p>89.236</text:p>
              </table:table-cell>
              <table:table-cell office:value-type="float" office:value="88.683">
                <text:p>88.683</text:p>
              </table:table-cell>
              <table:table-cell office:value-type="float" office:value="147.256">
                <text:p>147.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94.785">
                <text:p>-94.785</text:p>
              </table:table-cell>
              <table:table-cell office:value-type="float" office:value="94.4270000000001">
                <text:p>94.4270000000001</text:p>
              </table:table-cell>
              <table:table-cell office:value-type="float" office:value="26.93">
                <text:p>26.93</text:p>
              </table:table-cell>
              <table:table-cell office:value-type="float" office:value="91.591">
                <text:p>91.591</text:p>
              </table:table-cell>
              <table:table-cell office:value-type="float" office:value="88.1760000000004">
                <text:p>88.1760000000004</text:p>
              </table:table-cell>
              <table:table-cell office:value-type="float" office:value="149.818">
                <text:p>149.8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97.619">
                <text:p>-97.619</text:p>
              </table:table-cell>
              <table:table-cell office:value-type="float" office:value="95.0020000000004">
                <text:p>95.0020000000004</text:p>
              </table:table-cell>
              <table:table-cell office:value-type="float" office:value="31.414">
                <text:p>31.414</text:p>
              </table:table-cell>
              <table:table-cell office:value-type="float" office:value="95.513">
                <text:p>95.513</text:p>
              </table:table-cell>
              <table:table-cell office:value-type="float" office:value="88.1300000000001">
                <text:p>88.1300000000001</text:p>
              </table:table-cell>
              <table:table-cell office:value-type="float" office:value="153.26">
                <text:p>153.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99.92">
                <text:p>-99.92</text:p>
              </table:table-cell>
              <table:table-cell office:value-type="float" office:value="96.2800000000002">
                <text:p>96.2800000000002</text:p>
              </table:table-cell>
              <table:table-cell office:value-type="float" office:value="29.601">
                <text:p>29.601</text:p>
              </table:table-cell>
              <table:table-cell office:value-type="float" office:value="94.433">
                <text:p>94.433</text:p>
              </table:table-cell>
              <table:table-cell office:value-type="float" office:value="89.4780000000001">
                <text:p>89.4780000000001</text:p>
              </table:table-cell>
              <table:table-cell office:value-type="float" office:value="154.439">
                <text:p>154.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99.376">
                <text:p>-99.376</text:p>
              </table:table-cell>
              <table:table-cell office:value-type="float" office:value="96.6880000000001">
                <text:p>96.6880000000001</text:p>
              </table:table-cell>
              <table:table-cell office:value-type="float" office:value="28.543">
                <text:p>28.543</text:p>
              </table:table-cell>
              <table:table-cell office:value-type="float" office:value="95.039">
                <text:p>95.039</text:p>
              </table:table-cell>
              <table:table-cell office:value-type="float" office:value="90.558">
                <text:p>90.558</text:p>
              </table:table-cell>
              <table:table-cell office:value-type="float" office:value="154.249">
                <text:p>154.2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100.374">
                <text:p>-100.374</text:p>
              </table:table-cell>
              <table:table-cell office:value-type="float" office:value="96.9830000000002">
                <text:p>96.9830000000002</text:p>
              </table:table-cell>
              <table:table-cell office:value-type="float" office:value="31.581">
                <text:p>31.581</text:p>
              </table:table-cell>
              <table:table-cell office:value-type="float" office:value="95.585">
                <text:p>95.585</text:p>
              </table:table-cell>
              <table:table-cell office:value-type="float" office:value="92.0970000000002">
                <text:p>92.0970000000002</text:p>
              </table:table-cell>
              <table:table-cell office:value-type="float" office:value="154.18">
                <text:p>154.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100.096">
                <text:p>-100.096</text:p>
              </table:table-cell>
              <table:table-cell office:value-type="float" office:value="98.4450000000002">
                <text:p>98.4450000000002</text:p>
              </table:table-cell>
              <table:table-cell office:value-type="float" office:value="34.079">
                <text:p>34.079</text:p>
              </table:table-cell>
              <table:table-cell office:value-type="float" office:value="96.11">
                <text:p>96.11</text:p>
              </table:table-cell>
              <table:table-cell office:value-type="float" office:value="92.7620000000002">
                <text:p>92.7620000000002</text:p>
              </table:table-cell>
              <table:table-cell office:value-type="float" office:value="155.385">
                <text:p>155.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100.265">
                <text:p>-100.265</text:p>
              </table:table-cell>
              <table:table-cell office:value-type="float" office:value="99.0250000000001">
                <text:p>99.0250000000001</text:p>
              </table:table-cell>
              <table:table-cell office:value-type="float" office:value="33.549">
                <text:p>33.549</text:p>
              </table:table-cell>
              <table:table-cell office:value-type="float" office:value="96.837">
                <text:p>96.837</text:p>
              </table:table-cell>
              <table:table-cell office:value-type="float" office:value="93.6300000000001">
                <text:p>93.6300000000001</text:p>
              </table:table-cell>
              <table:table-cell office:value-type="float" office:value="155.384">
                <text:p>155.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99.36">
                <text:p>-99.36</text:p>
              </table:table-cell>
              <table:table-cell office:value-type="float" office:value="103.707">
                <text:p>103.707</text:p>
              </table:table-cell>
              <table:table-cell office:value-type="float" office:value="41.472">
                <text:p>41.472</text:p>
              </table:table-cell>
              <table:table-cell office:value-type="float" office:value="99.001">
                <text:p>99.001</text:p>
              </table:table-cell>
              <table:table-cell office:value-type="float" office:value="96.5430000000001">
                <text:p>96.5430000000001</text:p>
              </table:table-cell>
              <table:table-cell office:value-type="float" office:value="157.108">
                <text:p>157.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99.385">
                <text:p>-99.385</text:p>
              </table:table-cell>
              <table:table-cell office:value-type="float" office:value="103.932">
                <text:p>103.932</text:p>
              </table:table-cell>
              <table:table-cell office:value-type="float" office:value="36.983">
                <text:p>36.983</text:p>
              </table:table-cell>
              <table:table-cell office:value-type="float" office:value="99.977">
                <text:p>99.977</text:p>
              </table:table-cell>
              <table:table-cell office:value-type="float" office:value="96.1100000000001">
                <text:p>96.1100000000001</text:p>
              </table:table-cell>
              <table:table-cell office:value-type="float" office:value="156.637">
                <text:p>156.6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101.017">
                <text:p>-101.017</text:p>
              </table:table-cell>
              <table:table-cell office:value-type="float" office:value="105.133">
                <text:p>105.133</text:p>
              </table:table-cell>
              <table:table-cell office:value-type="float" office:value="34.69">
                <text:p>34.69</text:p>
              </table:table-cell>
              <table:table-cell office:value-type="float" office:value="98.058">
                <text:p>98.058</text:p>
              </table:table-cell>
              <table:table-cell office:value-type="float" office:value="96.835">
                <text:p>96.835</text:p>
              </table:table-cell>
              <table:table-cell office:value-type="float" office:value="157.903">
                <text:p>157.9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103.234">
                <text:p>-103.234</text:p>
              </table:table-cell>
              <table:table-cell office:value-type="float" office:value="104.836">
                <text:p>104.836</text:p>
              </table:table-cell>
              <table:table-cell office:value-type="float" office:value="35.042">
                <text:p>35.042</text:p>
              </table:table-cell>
              <table:table-cell office:value-type="float" office:value="100.091">
                <text:p>100.091</text:p>
              </table:table-cell>
              <table:table-cell office:value-type="float" office:value="96.2950000000001">
                <text:p>96.2950000000001</text:p>
              </table:table-cell>
              <table:table-cell office:value-type="float" office:value="160.782">
                <text:p>160.7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109.743">
                <text:p>-109.743</text:p>
              </table:table-cell>
              <table:table-cell office:value-type="float" office:value="105.294">
                <text:p>105.294</text:p>
              </table:table-cell>
              <table:table-cell office:value-type="float" office:value="39.281">
                <text:p>39.281</text:p>
              </table:table-cell>
              <table:table-cell office:value-type="float" office:value="104.299">
                <text:p>104.299</text:p>
              </table:table-cell>
              <table:table-cell office:value-type="float" office:value="96.1800000000003">
                <text:p>96.1800000000003</text:p>
              </table:table-cell>
              <table:table-cell office:value-type="float" office:value="167.004">
                <text:p>167.0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107.383">
                <text:p>-107.383</text:p>
              </table:table-cell>
              <table:table-cell office:value-type="float" office:value="103.544">
                <text:p>103.544</text:p>
              </table:table-cell>
              <table:table-cell office:value-type="float" office:value="43.455">
                <text:p>43.455</text:p>
              </table:table-cell>
              <table:table-cell office:value-type="float" office:value="106.551">
                <text:p>106.551</text:p>
              </table:table-cell>
              <table:table-cell office:value-type="float" office:value="96.1560000000004">
                <text:p>96.1560000000004</text:p>
              </table:table-cell>
              <table:table-cell office:value-type="float" office:value="165.21">
                <text:p>165.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108.462">
                <text:p>-108.462</text:p>
              </table:table-cell>
              <table:table-cell office:value-type="float" office:value="102.964">
                <text:p>102.964</text:p>
              </table:table-cell>
              <table:table-cell office:value-type="float" office:value="43.845">
                <text:p>43.845</text:p>
              </table:table-cell>
              <table:table-cell office:value-type="float" office:value="106.492">
                <text:p>106.492</text:p>
              </table:table-cell>
              <table:table-cell office:value-type="float" office:value="95.683">
                <text:p>95.683</text:p>
              </table:table-cell>
              <table:table-cell office:value-type="float" office:value="166.435">
                <text:p>166.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109.187">
                <text:p>-109.187</text:p>
              </table:table-cell>
              <table:table-cell office:value-type="float" office:value="103.669">
                <text:p>103.669</text:p>
              </table:table-cell>
              <table:table-cell office:value-type="float" office:value="43.61">
                <text:p>43.61</text:p>
              </table:table-cell>
              <table:table-cell office:value-type="float" office:value="107.072">
                <text:p>107.072</text:p>
              </table:table-cell>
              <table:table-cell office:value-type="float" office:value="96.288">
                <text:p>96.288</text:p>
              </table:table-cell>
              <table:table-cell office:value-type="float" office:value="167.831">
                <text:p>167.8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109.698">
                <text:p>-109.698</text:p>
              </table:table-cell>
              <table:table-cell office:value-type="float" office:value="105.478">
                <text:p>105.478</text:p>
              </table:table-cell>
              <table:table-cell office:value-type="float" office:value="45.055">
                <text:p>45.055</text:p>
              </table:table-cell>
              <table:table-cell office:value-type="float" office:value="106.656">
                <text:p>106.656</text:p>
              </table:table-cell>
              <table:table-cell office:value-type="float" office:value="97.9230000000002">
                <text:p>97.9230000000002</text:p>
              </table:table-cell>
              <table:table-cell office:value-type="float" office:value="165.96">
                <text:p>165.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111.384">
                <text:p>-111.384</text:p>
              </table:table-cell>
              <table:table-cell office:value-type="float" office:value="107.025">
                <text:p>107.025</text:p>
              </table:table-cell>
              <table:table-cell office:value-type="float" office:value="42.224">
                <text:p>42.224</text:p>
              </table:table-cell>
              <table:table-cell office:value-type="float" office:value="107.023">
                <text:p>107.023</text:p>
              </table:table-cell>
              <table:table-cell office:value-type="float" office:value="98.913">
                <text:p>98.913</text:p>
              </table:table-cell>
              <table:table-cell office:value-type="float" office:value="168.62">
                <text:p>168.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110.518">
                <text:p>-110.518</text:p>
              </table:table-cell>
              <table:table-cell office:value-type="float" office:value="112.356">
                <text:p>112.356</text:p>
              </table:table-cell>
              <table:table-cell office:value-type="float" office:value="47.079">
                <text:p>47.079</text:p>
              </table:table-cell>
              <table:table-cell office:value-type="float" office:value="107.301">
                <text:p>107.301</text:p>
              </table:table-cell>
              <table:table-cell office:value-type="float" office:value="103.971">
                <text:p>103.971</text:p>
              </table:table-cell>
              <table:table-cell office:value-type="float" office:value="170.935">
                <text:p>170.9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111.522">
                <text:p>-111.522</text:p>
              </table:table-cell>
              <table:table-cell office:value-type="float" office:value="113.376">
                <text:p>113.376</text:p>
              </table:table-cell>
              <table:table-cell office:value-type="float" office:value="51.356">
                <text:p>51.356</text:p>
              </table:table-cell>
              <table:table-cell office:value-type="float" office:value="108.012">
                <text:p>108.012</text:p>
              </table:table-cell>
              <table:table-cell office:value-type="float" office:value="104.661">
                <text:p>104.661</text:p>
              </table:table-cell>
              <table:table-cell office:value-type="float" office:value="169.592">
                <text:p>169.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112.314">
                <text:p>-112.314</text:p>
              </table:table-cell>
              <table:table-cell office:value-type="float" office:value="114.628">
                <text:p>114.628</text:p>
              </table:table-cell>
              <table:table-cell office:value-type="float" office:value="47.628">
                <text:p>47.628</text:p>
              </table:table-cell>
              <table:table-cell office:value-type="float" office:value="107.785">
                <text:p>107.785</text:p>
              </table:table-cell>
              <table:table-cell office:value-type="float" office:value="105.834">
                <text:p>105.834</text:p>
              </table:table-cell>
              <table:table-cell office:value-type="float" office:value="170.111">
                <text:p>170.1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114.6">
                <text:p>-114.6</text:p>
              </table:table-cell>
              <table:table-cell office:value-type="float" office:value="115.698">
                <text:p>115.698</text:p>
              </table:table-cell>
              <table:table-cell office:value-type="float" office:value="46.995">
                <text:p>46.995</text:p>
              </table:table-cell>
              <table:table-cell office:value-type="float" office:value="106.918">
                <text:p>106.918</text:p>
              </table:table-cell>
              <table:table-cell office:value-type="float" office:value="106.141">
                <text:p>106.141</text:p>
              </table:table-cell>
              <table:table-cell office:value-type="float" office:value="172.649">
                <text:p>172.6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116.092">
                <text:p>-116.092</text:p>
              </table:table-cell>
              <table:table-cell office:value-type="float" office:value="117.691">
                <text:p>117.691</text:p>
              </table:table-cell>
              <table:table-cell office:value-type="float" office:value="48.628">
                <text:p>48.628</text:p>
              </table:table-cell>
              <table:table-cell office:value-type="float" office:value="105.397">
                <text:p>105.397</text:p>
              </table:table-cell>
              <table:table-cell office:value-type="float" office:value="107.113">
                <text:p>107.113</text:p>
              </table:table-cell>
              <table:table-cell office:value-type="float" office:value="172.675">
                <text:p>172.6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117.58">
                <text:p>-117.58</text:p>
              </table:table-cell>
              <table:table-cell office:value-type="float" office:value="117.882">
                <text:p>117.882</text:p>
              </table:table-cell>
              <table:table-cell office:value-type="float" office:value="48.823">
                <text:p>48.823</text:p>
              </table:table-cell>
              <table:table-cell office:value-type="float" office:value="108.102">
                <text:p>108.102</text:p>
              </table:table-cell>
              <table:table-cell office:value-type="float" office:value="106.942">
                <text:p>106.942</text:p>
              </table:table-cell>
              <table:table-cell office:value-type="float" office:value="174.371">
                <text:p>174.3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117.818">
                <text:p>-117.818</text:p>
              </table:table-cell>
              <table:table-cell office:value-type="float" office:value="118.44">
                <text:p>118.44</text:p>
              </table:table-cell>
              <table:table-cell office:value-type="float" office:value="51.313">
                <text:p>51.313</text:p>
              </table:table-cell>
              <table:table-cell office:value-type="float" office:value="111.358">
                <text:p>111.358</text:p>
              </table:table-cell>
              <table:table-cell office:value-type="float" office:value="107.883">
                <text:p>107.883</text:p>
              </table:table-cell>
              <table:table-cell office:value-type="float" office:value="174.881">
                <text:p>174.8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116.528">
                <text:p>-116.528</text:p>
              </table:table-cell>
              <table:table-cell office:value-type="float" office:value="118.439">
                <text:p>118.439</text:p>
              </table:table-cell>
              <table:table-cell office:value-type="float" office:value="52.052">
                <text:p>52.052</text:p>
              </table:table-cell>
              <table:table-cell office:value-type="float" office:value="112.281">
                <text:p>112.281</text:p>
              </table:table-cell>
              <table:table-cell office:value-type="float" office:value="108.625">
                <text:p>108.625</text:p>
              </table:table-cell>
              <table:table-cell office:value-type="float" office:value="174.301">
                <text:p>174.3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118.653">
                <text:p>-118.653</text:p>
              </table:table-cell>
              <table:table-cell office:value-type="float" office:value="119.57">
                <text:p>119.57</text:p>
              </table:table-cell>
              <table:table-cell office:value-type="float" office:value="53.171">
                <text:p>53.171</text:p>
              </table:table-cell>
              <table:table-cell office:value-type="float" office:value="111.647">
                <text:p>111.647</text:p>
              </table:table-cell>
              <table:table-cell office:value-type="float" office:value="109.064">
                <text:p>109.064</text:p>
              </table:table-cell>
              <table:table-cell office:value-type="float" office:value="176.972">
                <text:p>176.9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119.959">
                <text:p>-119.959</text:p>
              </table:table-cell>
              <table:table-cell office:value-type="float" office:value="121.655">
                <text:p>121.655</text:p>
              </table:table-cell>
              <table:table-cell office:value-type="float" office:value="48.486">
                <text:p>48.486</text:p>
              </table:table-cell>
              <table:table-cell office:value-type="float" office:value="111.833">
                <text:p>111.833</text:p>
              </table:table-cell>
              <table:table-cell office:value-type="float" office:value="109.303">
                <text:p>109.303</text:p>
              </table:table-cell>
              <table:table-cell office:value-type="float" office:value="178.942">
                <text:p>178.9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121.803">
                <text:p>-121.803</text:p>
              </table:table-cell>
              <table:table-cell office:value-type="float" office:value="122.758">
                <text:p>122.758</text:p>
              </table:table-cell>
              <table:table-cell office:value-type="float" office:value="60.335">
                <text:p>60.335</text:p>
              </table:table-cell>
              <table:table-cell office:value-type="float" office:value="115.865">
                <text:p>115.865</text:p>
              </table:table-cell>
              <table:table-cell office:value-type="float" office:value="112.435">
                <text:p>112.435</text:p>
              </table:table-cell>
              <table:table-cell office:value-type="float" office:value="181.43">
                <text:p>181.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121.938">
                <text:p>-121.938</text:p>
              </table:table-cell>
              <table:table-cell office:value-type="float" office:value="124.443">
                <text:p>124.443</text:p>
              </table:table-cell>
              <table:table-cell office:value-type="float" office:value="57.562">
                <text:p>57.562</text:p>
              </table:table-cell>
              <table:table-cell office:value-type="float" office:value="115.199">
                <text:p>115.199</text:p>
              </table:table-cell>
              <table:table-cell office:value-type="float" office:value="112.517">
                <text:p>112.517</text:p>
              </table:table-cell>
              <table:table-cell office:value-type="float" office:value="182.528">
                <text:p>182.5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124.087">
                <text:p>-124.087</text:p>
              </table:table-cell>
              <table:table-cell office:value-type="float" office:value="125.739">
                <text:p>125.739</text:p>
              </table:table-cell>
              <table:table-cell office:value-type="float" office:value="51.86">
                <text:p>51.86</text:p>
              </table:table-cell>
              <table:table-cell office:value-type="float" office:value="115.176">
                <text:p>115.176</text:p>
              </table:table-cell>
              <table:table-cell office:value-type="float" office:value="113.503">
                <text:p>113.503</text:p>
              </table:table-cell>
              <table:table-cell office:value-type="float" office:value="185.595">
                <text:p>185.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125.473">
                <text:p>-125.473</text:p>
              </table:table-cell>
              <table:table-cell office:value-type="float" office:value="126.386">
                <text:p>126.386</text:p>
              </table:table-cell>
              <table:table-cell office:value-type="float" office:value="52.77">
                <text:p>52.77</text:p>
              </table:table-cell>
              <table:table-cell office:value-type="float" office:value="113.887">
                <text:p>113.887</text:p>
              </table:table-cell>
              <table:table-cell office:value-type="float" office:value="114.593">
                <text:p>114.593</text:p>
              </table:table-cell>
              <table:table-cell office:value-type="float" office:value="187.324">
                <text:p>187.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125.875">
                <text:p>-125.875</text:p>
              </table:table-cell>
              <table:table-cell office:value-type="float" office:value="128.303">
                <text:p>128.303</text:p>
              </table:table-cell>
              <table:table-cell office:value-type="float" office:value="51.38">
                <text:p>51.38</text:p>
              </table:table-cell>
              <table:table-cell office:value-type="float" office:value="113.092">
                <text:p>113.092</text:p>
              </table:table-cell>
              <table:table-cell office:value-type="float" office:value="116.7">
                <text:p>116.7</text:p>
              </table:table-cell>
              <table:table-cell office:value-type="float" office:value="187.189">
                <text:p>187.1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125.437">
                <text:p>-125.437</text:p>
              </table:table-cell>
              <table:table-cell office:value-type="float" office:value="130.127">
                <text:p>130.127</text:p>
              </table:table-cell>
              <table:table-cell office:value-type="float" office:value="54.223">
                <text:p>54.223</text:p>
              </table:table-cell>
              <table:table-cell office:value-type="float" office:value="113.953">
                <text:p>113.953</text:p>
              </table:table-cell>
              <table:table-cell office:value-type="float" office:value="118.454">
                <text:p>118.454</text:p>
              </table:table-cell>
              <table:table-cell office:value-type="float" office:value="186.04">
                <text:p>186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123.667">
                <text:p>-123.667</text:p>
              </table:table-cell>
              <table:table-cell office:value-type="float" office:value="131.152">
                <text:p>131.152</text:p>
              </table:table-cell>
              <table:table-cell office:value-type="float" office:value="52.122">
                <text:p>52.122</text:p>
              </table:table-cell>
              <table:table-cell office:value-type="float" office:value="114.669">
                <text:p>114.669</text:p>
              </table:table-cell>
              <table:table-cell office:value-type="float" office:value="119.449">
                <text:p>119.449</text:p>
              </table:table-cell>
              <table:table-cell office:value-type="float" office:value="186.827">
                <text:p>186.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124.591">
                <text:p>-124.591</text:p>
              </table:table-cell>
              <table:table-cell office:value-type="float" office:value="131.329">
                <text:p>131.329</text:p>
              </table:table-cell>
              <table:table-cell office:value-type="float" office:value="53.199">
                <text:p>53.199</text:p>
              </table:table-cell>
              <table:table-cell office:value-type="float" office:value="114.575">
                <text:p>114.575</text:p>
              </table:table-cell>
              <table:table-cell office:value-type="float" office:value="120.28">
                <text:p>120.28</text:p>
              </table:table-cell>
              <table:table-cell office:value-type="float" office:value="186.689">
                <text:p>186.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124.056">
                <text:p>-124.056</text:p>
              </table:table-cell>
              <table:table-cell office:value-type="float" office:value="131.107">
                <text:p>131.107</text:p>
              </table:table-cell>
              <table:table-cell office:value-type="float" office:value="64.244">
                <text:p>64.244</text:p>
              </table:table-cell>
              <table:table-cell office:value-type="float" office:value="116.204">
                <text:p>116.204</text:p>
              </table:table-cell>
              <table:table-cell office:value-type="float" office:value="120.85">
                <text:p>120.85</text:p>
              </table:table-cell>
              <table:table-cell office:value-type="float" office:value="186.383">
                <text:p>186.3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124.345">
                <text:p>-124.345</text:p>
              </table:table-cell>
              <table:table-cell office:value-type="float" office:value="133.925">
                <text:p>133.925</text:p>
              </table:table-cell>
              <table:table-cell office:value-type="float" office:value="59.865">
                <text:p>59.865</text:p>
              </table:table-cell>
              <table:table-cell office:value-type="float" office:value="117.648">
                <text:p>117.648</text:p>
              </table:table-cell>
              <table:table-cell office:value-type="float" office:value="123.082">
                <text:p>123.082</text:p>
              </table:table-cell>
              <table:table-cell office:value-type="float" office:value="186.486">
                <text:p>186.4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128.74">
                <text:p>-128.74</text:p>
              </table:table-cell>
              <table:table-cell office:value-type="float" office:value="133.988">
                <text:p>133.988</text:p>
              </table:table-cell>
              <table:table-cell office:value-type="float" office:value="60.901">
                <text:p>60.901</text:p>
              </table:table-cell>
              <table:table-cell office:value-type="float" office:value="116.726">
                <text:p>116.726</text:p>
              </table:table-cell>
              <table:table-cell office:value-type="float" office:value="123.9">
                <text:p>123.9</text:p>
              </table:table-cell>
              <table:table-cell office:value-type="float" office:value="192.899">
                <text:p>192.8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131.092">
                <text:p>-131.092</text:p>
              </table:table-cell>
              <table:table-cell office:value-type="float" office:value="135.183">
                <text:p>135.183</text:p>
              </table:table-cell>
              <table:table-cell office:value-type="float" office:value="64.16">
                <text:p>64.16</text:p>
              </table:table-cell>
              <table:table-cell office:value-type="float" office:value="118.933">
                <text:p>118.933</text:p>
              </table:table-cell>
              <table:table-cell office:value-type="float" office:value="123.385">
                <text:p>123.385</text:p>
              </table:table-cell>
              <table:table-cell office:value-type="float" office:value="196.393">
                <text:p>196.3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131.933">
                <text:p>-131.933</text:p>
              </table:table-cell>
              <table:table-cell office:value-type="float" office:value="136.24">
                <text:p>136.24</text:p>
              </table:table-cell>
              <table:table-cell office:value-type="float" office:value="67.138">
                <text:p>67.138</text:p>
              </table:table-cell>
              <table:table-cell office:value-type="float" office:value="118.194">
                <text:p>118.194</text:p>
              </table:table-cell>
              <table:table-cell office:value-type="float" office:value="125.102">
                <text:p>125.102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134.258">
                <text:p>-134.258</text:p>
              </table:table-cell>
              <table:table-cell office:value-type="float" office:value="137.902">
                <text:p>137.902</text:p>
              </table:table-cell>
              <table:table-cell office:value-type="float" office:value="66.561">
                <text:p>66.561</text:p>
              </table:table-cell>
              <table:table-cell office:value-type="float" office:value="117.704">
                <text:p>117.704</text:p>
              </table:table-cell>
              <table:table-cell office:value-type="float" office:value="126.666">
                <text:p>126.666</text:p>
              </table:table-cell>
              <table:table-cell office:value-type="float" office:value="199.611">
                <text:p>199.6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135.634">
                <text:p>-135.634</text:p>
              </table:table-cell>
              <table:table-cell office:value-type="float" office:value="139.746">
                <text:p>139.746</text:p>
              </table:table-cell>
              <table:table-cell office:value-type="float" office:value="63.917">
                <text:p>63.917</text:p>
              </table:table-cell>
              <table:table-cell office:value-type="float" office:value="115.974">
                <text:p>115.974</text:p>
              </table:table-cell>
              <table:table-cell office:value-type="float" office:value="127.805">
                <text:p>127.805</text:p>
              </table:table-cell>
              <table:table-cell office:value-type="float" office:value="200.589">
                <text:p>200.5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138.193">
                <text:p>-138.193</text:p>
              </table:table-cell>
              <table:table-cell office:value-type="float" office:value="141.552">
                <text:p>141.552</text:p>
              </table:table-cell>
              <table:table-cell office:value-type="float" office:value="64.86">
                <text:p>64.86</text:p>
              </table:table-cell>
              <table:table-cell office:value-type="float" office:value="116.454">
                <text:p>116.454</text:p>
              </table:table-cell>
              <table:table-cell office:value-type="float" office:value="129.273">
                <text:p>129.273</text:p>
              </table:table-cell>
              <table:table-cell office:value-type="float" office:value="202.839">
                <text:p>202.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140.859">
                <text:p>-140.859</text:p>
              </table:table-cell>
              <table:table-cell office:value-type="float" office:value="141.955">
                <text:p>141.955</text:p>
              </table:table-cell>
              <table:table-cell office:value-type="float" office:value="68.641">
                <text:p>68.641</text:p>
              </table:table-cell>
              <table:table-cell office:value-type="float" office:value="116.756">
                <text:p>116.756</text:p>
              </table:table-cell>
              <table:table-cell office:value-type="float" office:value="128.592">
                <text:p>128.592</text:p>
              </table:table-cell>
              <table:table-cell office:value-type="float" office:value="204.508">
                <text:p>204.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139.92">
                <text:p>-139.92</text:p>
              </table:table-cell>
              <table:table-cell office:value-type="float" office:value="143.833">
                <text:p>143.833</text:p>
              </table:table-cell>
              <table:table-cell office:value-type="float" office:value="64.218">
                <text:p>64.218</text:p>
              </table:table-cell>
              <table:table-cell office:value-type="float" office:value="115.787">
                <text:p>115.787</text:p>
              </table:table-cell>
              <table:table-cell office:value-type="float" office:value="130.752">
                <text:p>130.752</text:p>
              </table:table-cell>
              <table:table-cell office:value-type="float" office:value="203.83">
                <text:p>203.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139.148">
                <text:p>-139.148</text:p>
              </table:table-cell>
              <table:table-cell office:value-type="float" office:value="143.877">
                <text:p>143.877</text:p>
              </table:table-cell>
              <table:table-cell office:value-type="float" office:value="66.853">
                <text:p>66.853</text:p>
              </table:table-cell>
              <table:table-cell office:value-type="float" office:value="118.573">
                <text:p>118.573</text:p>
              </table:table-cell>
              <table:table-cell office:value-type="float" office:value="132.542">
                <text:p>132.542</text:p>
              </table:table-cell>
              <table:table-cell office:value-type="float" office:value="204.166">
                <text:p>204.1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137.584">
                <text:p>-137.584</text:p>
              </table:table-cell>
              <table:table-cell office:value-type="float" office:value="146.83">
                <text:p>146.83</text:p>
              </table:table-cell>
              <table:table-cell office:value-type="float" office:value="70.655">
                <text:p>70.655</text:p>
              </table:table-cell>
              <table:table-cell office:value-type="float" office:value="125.051">
                <text:p>125.051</text:p>
              </table:table-cell>
              <table:table-cell office:value-type="float" office:value="135.398">
                <text:p>135.398</text:p>
              </table:table-cell>
              <table:table-cell office:value-type="float" office:value="203.211">
                <text:p>203.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139.888">
                <text:p>-139.888</text:p>
              </table:table-cell>
              <table:table-cell office:value-type="float" office:value="146.89">
                <text:p>146.89</text:p>
              </table:table-cell>
              <table:table-cell office:value-type="float" office:value="70.352">
                <text:p>70.352</text:p>
              </table:table-cell>
              <table:table-cell office:value-type="float" office:value="125.16">
                <text:p>125.16</text:p>
              </table:table-cell>
              <table:table-cell office:value-type="float" office:value="134.041">
                <text:p>134.041</text:p>
              </table:table-cell>
              <table:table-cell office:value-type="float" office:value="206.828">
                <text:p>206.8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139.836">
                <text:p>-139.836</text:p>
              </table:table-cell>
              <table:table-cell office:value-type="float" office:value="148.563">
                <text:p>148.563</text:p>
              </table:table-cell>
              <table:table-cell office:value-type="float" office:value="56.251">
                <text:p>56.251</text:p>
              </table:table-cell>
              <table:table-cell office:value-type="float" office:value="125.535">
                <text:p>125.535</text:p>
              </table:table-cell>
              <table:table-cell office:value-type="float" office:value="135.375">
                <text:p>135.375</text:p>
              </table:table-cell>
              <table:table-cell office:value-type="float" office:value="206.038">
                <text:p>206.0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141.514">
                <text:p>-141.514</text:p>
              </table:table-cell>
              <table:table-cell office:value-type="float" office:value="149.698">
                <text:p>149.698</text:p>
              </table:table-cell>
              <table:table-cell office:value-type="float" office:value="42.149">
                <text:p>42.149</text:p>
              </table:table-cell>
              <table:table-cell office:value-type="float" office:value="126.777">
                <text:p>126.777</text:p>
              </table:table-cell>
              <table:table-cell office:value-type="float" office:value="135.694">
                <text:p>135.694</text:p>
              </table:table-cell>
              <table:table-cell office:value-type="float" office:value="207.478">
                <text:p>207.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141.753">
                <text:p>-141.753</text:p>
              </table:table-cell>
              <table:table-cell office:value-type="float" office:value="150.581">
                <text:p>150.581</text:p>
              </table:table-cell>
              <table:table-cell office:value-type="float" office:value="41.691">
                <text:p>41.691</text:p>
              </table:table-cell>
              <table:table-cell office:value-type="float" office:value="128.24">
                <text:p>128.24</text:p>
              </table:table-cell>
              <table:table-cell office:value-type="float" office:value="136.548">
                <text:p>136.548</text:p>
              </table:table-cell>
              <table:table-cell office:value-type="float" office:value="209.228">
                <text:p>209.2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142.008">
                <text:p>-142.008</text:p>
              </table:table-cell>
              <table:table-cell office:value-type="float" office:value="151.373">
                <text:p>151.373</text:p>
              </table:table-cell>
              <table:table-cell office:value-type="float" office:value="43.368">
                <text:p>43.368</text:p>
              </table:table-cell>
              <table:table-cell office:value-type="float" office:value="130.549">
                <text:p>130.549</text:p>
              </table:table-cell>
              <table:table-cell office:value-type="float" office:value="137.14">
                <text:p>137.14</text:p>
              </table:table-cell>
              <table:table-cell office:value-type="float" office:value="209.591">
                <text:p>209.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141.687">
                <text:p>-141.687</text:p>
              </table:table-cell>
              <table:table-cell office:value-type="float" office:value="152.952">
                <text:p>152.952</text:p>
              </table:table-cell>
              <table:table-cell office:value-type="float" office:value="43.327">
                <text:p>43.327</text:p>
              </table:table-cell>
              <table:table-cell office:value-type="float" office:value="131.604">
                <text:p>131.604</text:p>
              </table:table-cell>
              <table:table-cell office:value-type="float" office:value="138.903">
                <text:p>138.903</text:p>
              </table:table-cell>
              <table:table-cell office:value-type="float" office:value="210.243">
                <text:p>210.2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139.189">
                <text:p>-139.189</text:p>
              </table:table-cell>
              <table:table-cell office:value-type="float" office:value="153.995">
                <text:p>153.995</text:p>
              </table:table-cell>
              <table:table-cell office:value-type="float" office:value="42.798">
                <text:p>42.798</text:p>
              </table:table-cell>
              <table:table-cell office:value-type="float" office:value="133.428">
                <text:p>133.428</text:p>
              </table:table-cell>
              <table:table-cell office:value-type="float" office:value="140.978">
                <text:p>140.978</text:p>
              </table:table-cell>
              <table:table-cell office:value-type="float" office:value="206.779">
                <text:p>206.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139.075">
                <text:p>-139.075</text:p>
              </table:table-cell>
              <table:table-cell office:value-type="float" office:value="154.925">
                <text:p>154.925</text:p>
              </table:table-cell>
              <table:table-cell office:value-type="float" office:value="43.578">
                <text:p>43.578</text:p>
              </table:table-cell>
              <table:table-cell office:value-type="float" office:value="136.419">
                <text:p>136.419</text:p>
              </table:table-cell>
              <table:table-cell office:value-type="float" office:value="142.591">
                <text:p>142.591</text:p>
              </table:table-cell>
              <table:table-cell office:value-type="float" office:value="206.675">
                <text:p>206.6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140.209">
                <text:p>-140.209</text:p>
              </table:table-cell>
              <table:table-cell office:value-type="float" office:value="155.597">
                <text:p>155.597</text:p>
              </table:table-cell>
              <table:table-cell office:value-type="float" office:value="43.947">
                <text:p>43.947</text:p>
              </table:table-cell>
              <table:table-cell office:value-type="float" office:value="136.296">
                <text:p>136.296</text:p>
              </table:table-cell>
              <table:table-cell office:value-type="float" office:value="142.76">
                <text:p>142.76</text:p>
              </table:table-cell>
              <table:table-cell office:value-type="float" office:value="207.128">
                <text:p>207.1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139.071">
                <text:p>-139.071</text:p>
              </table:table-cell>
              <table:table-cell office:value-type="float" office:value="159.972">
                <text:p>159.972</text:p>
              </table:table-cell>
              <table:table-cell office:value-type="float" office:value="46.46">
                <text:p>46.46</text:p>
              </table:table-cell>
              <table:table-cell office:value-type="float" office:value="138.889">
                <text:p>138.889</text:p>
              </table:table-cell>
              <table:table-cell office:value-type="float" office:value="148.01">
                <text:p>148.01</text:p>
              </table:table-cell>
              <table:table-cell office:value-type="float" office:value="207.233">
                <text:p>207.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139.789">
                <text:p>-139.789</text:p>
              </table:table-cell>
              <table:table-cell office:value-type="float" office:value="160.621">
                <text:p>160.621</text:p>
              </table:table-cell>
              <table:table-cell office:value-type="float" office:value="45.373">
                <text:p>45.373</text:p>
              </table:table-cell>
              <table:table-cell office:value-type="float" office:value="137.818">
                <text:p>137.818</text:p>
              </table:table-cell>
              <table:table-cell office:value-type="float" office:value="148.647">
                <text:p>148.647</text:p>
              </table:table-cell>
              <table:table-cell office:value-type="float" office:value="207.55">
                <text:p>207.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139.855">
                <text:p>-139.855</text:p>
              </table:table-cell>
              <table:table-cell office:value-type="float" office:value="162.085">
                <text:p>162.085</text:p>
              </table:table-cell>
              <table:table-cell office:value-type="float" office:value="45.418">
                <text:p>45.418</text:p>
              </table:table-cell>
              <table:table-cell office:value-type="float" office:value="137.735">
                <text:p>137.735</text:p>
              </table:table-cell>
              <table:table-cell office:value-type="float" office:value="149.826">
                <text:p>149.826</text:p>
              </table:table-cell>
              <table:table-cell office:value-type="float" office:value="207.26">
                <text:p>207.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138.546">
                <text:p>-138.546</text:p>
              </table:table-cell>
              <table:table-cell office:value-type="float" office:value="163.758">
                <text:p>163.758</text:p>
              </table:table-cell>
              <table:table-cell office:value-type="float" office:value="45.313">
                <text:p>45.313</text:p>
              </table:table-cell>
              <table:table-cell office:value-type="float" office:value="138.318">
                <text:p>138.318</text:p>
              </table:table-cell>
              <table:table-cell office:value-type="float" office:value="150.996">
                <text:p>150.996</text:p>
              </table:table-cell>
              <table:table-cell office:value-type="float" office:value="206.282">
                <text:p>206.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204.827">
                <text:p>-204.827</text:p>
              </table:table-cell>
              <table:table-cell office:value-type="float" office:value="90.884">
                <text:p>90.884</text:p>
              </table:table-cell>
              <table:table-cell office:value-type="float" office:value="37.316">
                <text:p>37.316</text:p>
              </table:table-cell>
              <table:table-cell office:value-type="float" office:value="188.666">
                <text:p>188.666</text:p>
              </table:table-cell>
              <table:table-cell office:value-type="float" office:value="106.972">
                <text:p>106.972</text:p>
              </table:table-cell>
              <table:table-cell office:value-type="float" office:value="196.06">
                <text:p>196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205.824">
                <text:p>-205.824</text:p>
              </table:table-cell>
              <table:table-cell office:value-type="float" office:value="93.6510000000003">
                <text:p>93.6510000000003</text:p>
              </table:table-cell>
              <table:table-cell office:value-type="float" office:value="35.079">
                <text:p>35.079</text:p>
              </table:table-cell>
              <table:table-cell office:value-type="float" office:value="186.273">
                <text:p>186.273</text:p>
              </table:table-cell>
              <table:table-cell office:value-type="float" office:value="109.517">
                <text:p>109.517</text:p>
              </table:table-cell>
              <table:table-cell office:value-type="float" office:value="199.313">
                <text:p>199.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205.548">
                <text:p>-205.548</text:p>
              </table:table-cell>
              <table:table-cell office:value-type="float" office:value="96.8710000000001">
                <text:p>96.8710000000001</text:p>
              </table:table-cell>
              <table:table-cell office:value-type="float" office:value="36.16">
                <text:p>36.16</text:p>
              </table:table-cell>
              <table:table-cell office:value-type="float" office:value="185.807">
                <text:p>185.807</text:p>
              </table:table-cell>
              <table:table-cell office:value-type="float" office:value="112.459">
                <text:p>112.459</text:p>
              </table:table-cell>
              <table:table-cell office:value-type="float" office:value="203.061">
                <text:p>203.0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205.977">
                <text:p>-205.977</text:p>
              </table:table-cell>
              <table:table-cell office:value-type="float" office:value="99.067">
                <text:p>99.067</text:p>
              </table:table-cell>
              <table:table-cell office:value-type="float" office:value="36.979">
                <text:p>36.979</text:p>
              </table:table-cell>
              <table:table-cell office:value-type="float" office:value="183.731">
                <text:p>183.731</text:p>
              </table:table-cell>
              <table:table-cell office:value-type="float" office:value="115.475">
                <text:p>115.475</text:p>
              </table:table-cell>
              <table:table-cell office:value-type="float" office:value="206.458">
                <text:p>206.4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206.214">
                <text:p>-206.214</text:p>
              </table:table-cell>
              <table:table-cell office:value-type="float" office:value="101.162">
                <text:p>101.162</text:p>
              </table:table-cell>
              <table:table-cell office:value-type="float" office:value="36.106">
                <text:p>36.106</text:p>
              </table:table-cell>
              <table:table-cell office:value-type="float" office:value="180.608">
                <text:p>180.608</text:p>
              </table:table-cell>
              <table:table-cell office:value-type="float" office:value="117.288">
                <text:p>117.288</text:p>
              </table:table-cell>
              <table:table-cell office:value-type="float" office:value="209.847">
                <text:p>209.8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-206.061">
                <text:p>-206.061</text:p>
              </table:table-cell>
              <table:table-cell office:value-type="float" office:value="103.892">
                <text:p>103.892</text:p>
              </table:table-cell>
              <table:table-cell office:value-type="float" office:value="35.537">
                <text:p>35.537</text:p>
              </table:table-cell>
              <table:table-cell office:value-type="float" office:value="179.782">
                <text:p>179.782</text:p>
              </table:table-cell>
              <table:table-cell office:value-type="float" office:value="119.283">
                <text:p>119.283</text:p>
              </table:table-cell>
              <table:table-cell office:value-type="float" office:value="214.235">
                <text:p>214.2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-203.391">
                <text:p>-203.391</text:p>
              </table:table-cell>
              <table:table-cell office:value-type="float" office:value="107.975">
                <text:p>107.975</text:p>
              </table:table-cell>
              <table:table-cell office:value-type="float" office:value="37.418">
                <text:p>37.418</text:p>
              </table:table-cell>
              <table:table-cell office:value-type="float" office:value="177.88">
                <text:p>177.88</text:p>
              </table:table-cell>
              <table:table-cell office:value-type="float" office:value="122.664">
                <text:p>122.664</text:p>
              </table:table-cell>
              <table:table-cell office:value-type="float" office:value="215.289">
                <text:p>215.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-202.374">
                <text:p>-202.374</text:p>
              </table:table-cell>
              <table:table-cell office:value-type="float" office:value="111.461">
                <text:p>111.461</text:p>
              </table:table-cell>
              <table:table-cell office:value-type="float" office:value="35.628">
                <text:p>35.628</text:p>
              </table:table-cell>
              <table:table-cell office:value-type="float" office:value="175.603">
                <text:p>175.603</text:p>
              </table:table-cell>
              <table:table-cell office:value-type="float" office:value="125.905">
                <text:p>125.905</text:p>
              </table:table-cell>
              <table:table-cell office:value-type="float" office:value="217.891">
                <text:p>217.8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-201.081">
                <text:p>-201.081</text:p>
              </table:table-cell>
              <table:table-cell office:value-type="float" office:value="114.36">
                <text:p>114.36</text:p>
              </table:table-cell>
              <table:table-cell office:value-type="float" office:value="34.733">
                <text:p>34.733</text:p>
              </table:table-cell>
              <table:table-cell office:value-type="float" office:value="172.927">
                <text:p>172.927</text:p>
              </table:table-cell>
              <table:table-cell office:value-type="float" office:value="128.733">
                <text:p>128.733</text:p>
              </table:table-cell>
              <table:table-cell office:value-type="float" office:value="219.887">
                <text:p>219.8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-201.975">
                <text:p>-201.975</text:p>
              </table:table-cell>
              <table:table-cell office:value-type="float" office:value="116.105">
                <text:p>116.105</text:p>
              </table:table-cell>
              <table:table-cell office:value-type="float" office:value="34.887">
                <text:p>34.887</text:p>
              </table:table-cell>
              <table:table-cell office:value-type="float" office:value="170.482">
                <text:p>170.482</text:p>
              </table:table-cell>
              <table:table-cell office:value-type="float" office:value="130.253">
                <text:p>130.253</text:p>
              </table:table-cell>
              <table:table-cell office:value-type="float" office:value="223.312">
                <text:p>223.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-203.083">
                <text:p>-203.083</text:p>
              </table:table-cell>
              <table:table-cell office:value-type="float" office:value="117.859">
                <text:p>117.859</text:p>
              </table:table-cell>
              <table:table-cell office:value-type="float" office:value="34.275">
                <text:p>34.275</text:p>
              </table:table-cell>
              <table:table-cell office:value-type="float" office:value="170.966">
                <text:p>170.966</text:p>
              </table:table-cell>
              <table:table-cell office:value-type="float" office:value="131.422">
                <text:p>131.422</text:p>
              </table:table-cell>
              <table:table-cell office:value-type="float" office:value="228.214">
                <text:p>228.2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-201.949">
                <text:p>-201.949</text:p>
              </table:table-cell>
              <table:table-cell office:value-type="float" office:value="120.249">
                <text:p>120.249</text:p>
              </table:table-cell>
              <table:table-cell office:value-type="float" office:value="36.521">
                <text:p>36.521</text:p>
              </table:table-cell>
              <table:table-cell office:value-type="float" office:value="169.485">
                <text:p>169.485</text:p>
              </table:table-cell>
              <table:table-cell office:value-type="float" office:value="134.046">
                <text:p>134.046</text:p>
              </table:table-cell>
              <table:table-cell office:value-type="float" office:value="229.083">
                <text:p>229.0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-200.622">
                <text:p>-200.622</text:p>
              </table:table-cell>
              <table:table-cell office:value-type="float" office:value="123.152">
                <text:p>123.152</text:p>
              </table:table-cell>
              <table:table-cell office:value-type="float" office:value="35.285">
                <text:p>35.285</text:p>
              </table:table-cell>
              <table:table-cell office:value-type="float" office:value="168.195">
                <text:p>168.195</text:p>
              </table:table-cell>
              <table:table-cell office:value-type="float" office:value="137.054">
                <text:p>137.054</text:p>
              </table:table-cell>
              <table:table-cell office:value-type="float" office:value="231.001">
                <text:p>231.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-199.295">
                <text:p>-199.295</text:p>
              </table:table-cell>
              <table:table-cell office:value-type="float" office:value="126.029">
                <text:p>126.029</text:p>
              </table:table-cell>
              <table:table-cell office:value-type="float" office:value="33.464">
                <text:p>33.464</text:p>
              </table:table-cell>
              <table:table-cell office:value-type="float" office:value="166.223">
                <text:p>166.223</text:p>
              </table:table-cell>
              <table:table-cell office:value-type="float" office:value="139.901">
                <text:p>139.901</text:p>
              </table:table-cell>
              <table:table-cell office:value-type="float" office:value="232.853">
                <text:p>232.8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-197.651">
                <text:p>-197.651</text:p>
              </table:table-cell>
              <table:table-cell office:value-type="float" office:value="128.427">
                <text:p>128.427</text:p>
              </table:table-cell>
              <table:table-cell office:value-type="float" office:value="35.302">
                <text:p>35.302</text:p>
              </table:table-cell>
              <table:table-cell office:value-type="float" office:value="164.643">
                <text:p>164.643</text:p>
              </table:table-cell>
              <table:table-cell office:value-type="float" office:value="141.598">
                <text:p>141.598</text:p>
              </table:table-cell>
              <table:table-cell office:value-type="float" office:value="235.86">
                <text:p>235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-193.526">
                <text:p>-193.526</text:p>
              </table:table-cell>
              <table:table-cell office:value-type="float" office:value="130.656">
                <text:p>130.656</text:p>
              </table:table-cell>
              <table:table-cell office:value-type="float" office:value="37.645">
                <text:p>37.645</text:p>
              </table:table-cell>
              <table:table-cell office:value-type="float" office:value="166.196">
                <text:p>166.196</text:p>
              </table:table-cell>
              <table:table-cell office:value-type="float" office:value="144.709">
                <text:p>144.709</text:p>
              </table:table-cell>
              <table:table-cell office:value-type="float" office:value="230.897">
                <text:p>230.8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-193.871">
                <text:p>-193.871</text:p>
              </table:table-cell>
              <table:table-cell office:value-type="float" office:value="132.971">
                <text:p>132.971</text:p>
              </table:table-cell>
              <table:table-cell office:value-type="float" office:value="39.125">
                <text:p>39.125</text:p>
              </table:table-cell>
              <table:table-cell office:value-type="float" office:value="168.076">
                <text:p>168.076</text:p>
              </table:table-cell>
              <table:table-cell office:value-type="float" office:value="146.79">
                <text:p>146.79</text:p>
              </table:table-cell>
              <table:table-cell office:value-type="float" office:value="234.075">
                <text:p>234.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-192.75">
                <text:p>-192.75</text:p>
              </table:table-cell>
              <table:table-cell office:value-type="float" office:value="136.005">
                <text:p>136.005</text:p>
              </table:table-cell>
              <table:table-cell office:value-type="float" office:value="39.294">
                <text:p>39.294</text:p>
              </table:table-cell>
              <table:table-cell office:value-type="float" office:value="168.065">
                <text:p>168.065</text:p>
              </table:table-cell>
              <table:table-cell office:value-type="float" office:value="149.539">
                <text:p>149.539</text:p>
              </table:table-cell>
              <table:table-cell office:value-type="float" office:value="233.235">
                <text:p>233.2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-190.88">
                <text:p>-190.88</text:p>
              </table:table-cell>
              <table:table-cell office:value-type="float" office:value="137.573">
                <text:p>137.573</text:p>
              </table:table-cell>
              <table:table-cell office:value-type="float" office:value="39.241">
                <text:p>39.241</text:p>
              </table:table-cell>
              <table:table-cell office:value-type="float" office:value="168.277">
                <text:p>168.277</text:p>
              </table:table-cell>
              <table:table-cell office:value-type="float" office:value="152.282">
                <text:p>152.282</text:p>
              </table:table-cell>
              <table:table-cell office:value-type="float" office:value="233.302">
                <text:p>233.3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-190.654">
                <text:p>-190.654</text:p>
              </table:table-cell>
              <table:table-cell office:value-type="float" office:value="140.136">
                <text:p>140.136</text:p>
              </table:table-cell>
              <table:table-cell office:value-type="float" office:value="40.803">
                <text:p>40.803</text:p>
              </table:table-cell>
              <table:table-cell office:value-type="float" office:value="168.931">
                <text:p>168.931</text:p>
              </table:table-cell>
              <table:table-cell office:value-type="float" office:value="154.492">
                <text:p>154.492</text:p>
              </table:table-cell>
              <table:table-cell office:value-type="float" office:value="234.101">
                <text:p>234.1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-190.725">
                <text:p>-190.725</text:p>
              </table:table-cell>
              <table:table-cell office:value-type="float" office:value="141.641">
                <text:p>141.641</text:p>
              </table:table-cell>
              <table:table-cell office:value-type="float" office:value="41.659">
                <text:p>41.659</text:p>
              </table:table-cell>
              <table:table-cell office:value-type="float" office:value="169.211">
                <text:p>169.211</text:p>
              </table:table-cell>
              <table:table-cell office:value-type="float" office:value="156.641">
                <text:p>156.641</text:p>
              </table:table-cell>
              <table:table-cell office:value-type="float" office:value="235.839">
                <text:p>235.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190.16">
                <text:p>-190.16</text:p>
              </table:table-cell>
              <table:table-cell office:value-type="float" office:value="142.484">
                <text:p>142.484</text:p>
              </table:table-cell>
              <table:table-cell office:value-type="float" office:value="42.585">
                <text:p>42.585</text:p>
              </table:table-cell>
              <table:table-cell office:value-type="float" office:value="170.517">
                <text:p>170.517</text:p>
              </table:table-cell>
              <table:table-cell office:value-type="float" office:value="157.633">
                <text:p>157.633</text:p>
              </table:table-cell>
              <table:table-cell office:value-type="float" office:value="235.648">
                <text:p>235.6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192.904">
                <text:p>-192.904</text:p>
              </table:table-cell>
              <table:table-cell office:value-type="float" office:value="145.26">
                <text:p>145.26</text:p>
              </table:table-cell>
              <table:table-cell office:value-type="float" office:value="41.804">
                <text:p>41.804</text:p>
              </table:table-cell>
              <table:table-cell office:value-type="float" office:value="167.276">
                <text:p>167.276</text:p>
              </table:table-cell>
              <table:table-cell office:value-type="float" office:value="159.42">
                <text:p>159.42</text:p>
              </table:table-cell>
              <table:table-cell office:value-type="float" office:value="238.948">
                <text:p>238.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-196.225">
                <text:p>-196.225</text:p>
              </table:table-cell>
              <table:table-cell office:value-type="float" office:value="147.963">
                <text:p>147.963</text:p>
              </table:table-cell>
              <table:table-cell office:value-type="float" office:value="41.151">
                <text:p>41.151</text:p>
              </table:table-cell>
              <table:table-cell office:value-type="float" office:value="163.949">
                <text:p>163.949</text:p>
              </table:table-cell>
              <table:table-cell office:value-type="float" office:value="161.756">
                <text:p>161.756</text:p>
              </table:table-cell>
              <table:table-cell office:value-type="float" office:value="243.691">
                <text:p>243.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-194.308">
                <text:p>-194.308</text:p>
              </table:table-cell>
              <table:table-cell office:value-type="float" office:value="151.249">
                <text:p>151.249</text:p>
              </table:table-cell>
              <table:table-cell office:value-type="float" office:value="42.018">
                <text:p>42.018</text:p>
              </table:table-cell>
              <table:table-cell office:value-type="float" office:value="162.923">
                <text:p>162.923</text:p>
              </table:table-cell>
              <table:table-cell office:value-type="float" office:value="164.84">
                <text:p>164.84</text:p>
              </table:table-cell>
              <table:table-cell office:value-type="float" office:value="246.154">
                <text:p>246.1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-192.247">
                <text:p>-192.247</text:p>
              </table:table-cell>
              <table:table-cell office:value-type="float" office:value="155.345">
                <text:p>155.345</text:p>
              </table:table-cell>
              <table:table-cell office:value-type="float" office:value="43.008">
                <text:p>43.008</text:p>
              </table:table-cell>
              <table:table-cell office:value-type="float" office:value="162.005">
                <text:p>162.005</text:p>
              </table:table-cell>
              <table:table-cell office:value-type="float" office:value="169.835">
                <text:p>169.835</text:p>
              </table:table-cell>
              <table:table-cell office:value-type="float" office:value="246.287">
                <text:p>246.2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-187.892">
                <text:p>-187.892</text:p>
              </table:table-cell>
              <table:table-cell office:value-type="float" office:value="157.913">
                <text:p>157.913</text:p>
              </table:table-cell>
              <table:table-cell office:value-type="float" office:value="43.501">
                <text:p>43.501</text:p>
              </table:table-cell>
              <table:table-cell office:value-type="float" office:value="162.099">
                <text:p>162.099</text:p>
              </table:table-cell>
              <table:table-cell office:value-type="float" office:value="172.68">
                <text:p>172.68</text:p>
              </table:table-cell>
              <table:table-cell office:value-type="float" office:value="245.283">
                <text:p>245.2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-186.98">
                <text:p>-186.98</text:p>
              </table:table-cell>
              <table:table-cell office:value-type="float" office:value="160.353">
                <text:p>160.353</text:p>
              </table:table-cell>
              <table:table-cell office:value-type="float" office:value="43.685">
                <text:p>43.685</text:p>
              </table:table-cell>
              <table:table-cell office:value-type="float" office:value="162.607">
                <text:p>162.607</text:p>
              </table:table-cell>
              <table:table-cell office:value-type="float" office:value="175.685">
                <text:p>175.685</text:p>
              </table:table-cell>
              <table:table-cell office:value-type="float" office:value="243.342">
                <text:p>243.3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-187.76">
                <text:p>-187.76</text:p>
              </table:table-cell>
              <table:table-cell office:value-type="float" office:value="163.971">
                <text:p>163.971</text:p>
              </table:table-cell>
              <table:table-cell office:value-type="float" office:value="40.952">
                <text:p>40.952</text:p>
              </table:table-cell>
              <table:table-cell office:value-type="float" office:value="157.374">
                <text:p>157.374</text:p>
              </table:table-cell>
              <table:table-cell office:value-type="float" office:value="177.032">
                <text:p>177.032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-187.303">
                <text:p>-187.303</text:p>
              </table:table-cell>
              <table:table-cell office:value-type="float" office:value="166.47">
                <text:p>166.47</text:p>
              </table:table-cell>
              <table:table-cell office:value-type="float" office:value="41.939">
                <text:p>41.939</text:p>
              </table:table-cell>
              <table:table-cell office:value-type="float" office:value="156.346">
                <text:p>156.346</text:p>
              </table:table-cell>
              <table:table-cell office:value-type="float" office:value="178.073">
                <text:p>178.073</text:p>
              </table:table-cell>
              <table:table-cell office:value-type="float" office:value="246.603">
                <text:p>246.6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-187.174">
                <text:p>-187.174</text:p>
              </table:table-cell>
              <table:table-cell office:value-type="float" office:value="169.774">
                <text:p>169.774</text:p>
              </table:table-cell>
              <table:table-cell office:value-type="float" office:value="41.654">
                <text:p>41.654</text:p>
              </table:table-cell>
              <table:table-cell office:value-type="float" office:value="156.882">
                <text:p>156.882</text:p>
              </table:table-cell>
              <table:table-cell office:value-type="float" office:value="179.705">
                <text:p>179.705</text:p>
              </table:table-cell>
              <table:table-cell office:value-type="float" office:value="246.887">
                <text:p>246.8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-186">
                <text:p>-186</text:p>
              </table:table-cell>
              <table:table-cell office:value-type="float" office:value="173.339">
                <text:p>173.339</text:p>
              </table:table-cell>
              <table:table-cell office:value-type="float" office:value="39.885">
                <text:p>39.885</text:p>
              </table:table-cell>
              <table:table-cell office:value-type="float" office:value="155.139">
                <text:p>155.139</text:p>
              </table:table-cell>
              <table:table-cell office:value-type="float" office:value="182.276">
                <text:p>182.276</text:p>
              </table:table-cell>
              <table:table-cell office:value-type="float" office:value="246.068">
                <text:p>246.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-186.126">
                <text:p>-186.126</text:p>
              </table:table-cell>
              <table:table-cell office:value-type="float" office:value="173.886">
                <text:p>173.886</text:p>
              </table:table-cell>
              <table:table-cell office:value-type="float" office:value="40.969">
                <text:p>40.969</text:p>
              </table:table-cell>
              <table:table-cell office:value-type="float" office:value="156.897">
                <text:p>156.897</text:p>
              </table:table-cell>
              <table:table-cell office:value-type="float" office:value="182.099">
                <text:p>182.099</text:p>
              </table:table-cell>
              <table:table-cell office:value-type="float" office:value="245.945">
                <text:p>245.9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-179.641">
                <text:p>-179.641</text:p>
              </table:table-cell>
              <table:table-cell office:value-type="float" office:value="176.774">
                <text:p>176.774</text:p>
              </table:table-cell>
              <table:table-cell office:value-type="float" office:value="41.497">
                <text:p>41.497</text:p>
              </table:table-cell>
              <table:table-cell office:value-type="float" office:value="158.992">
                <text:p>158.992</text:p>
              </table:table-cell>
              <table:table-cell office:value-type="float" office:value="183.552">
                <text:p>183.552</text:p>
              </table:table-cell>
              <table:table-cell office:value-type="float" office:value="242.85">
                <text:p>242.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-185.44">
                <text:p>-185.44</text:p>
              </table:table-cell>
              <table:table-cell office:value-type="float" office:value="175.295">
                <text:p>175.295</text:p>
              </table:table-cell>
              <table:table-cell office:value-type="float" office:value="44.518">
                <text:p>44.518</text:p>
              </table:table-cell>
              <table:table-cell office:value-type="float" office:value="161.427">
                <text:p>161.427</text:p>
              </table:table-cell>
              <table:table-cell office:value-type="float" office:value="181.121">
                <text:p>181.121</text:p>
              </table:table-cell>
              <table:table-cell office:value-type="float" office:value="246.569">
                <text:p>246.5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-188.677">
                <text:p>-188.677</text:p>
              </table:table-cell>
              <table:table-cell office:value-type="float" office:value="175.581">
                <text:p>175.581</text:p>
              </table:table-cell>
              <table:table-cell office:value-type="float" office:value="44.958">
                <text:p>44.958</text:p>
              </table:table-cell>
              <table:table-cell office:value-type="float" office:value="161.425">
                <text:p>161.425</text:p>
              </table:table-cell>
              <table:table-cell office:value-type="float" office:value="179.108">
                <text:p>179.108</text:p>
              </table:table-cell>
              <table:table-cell office:value-type="float" office:value="250.638">
                <text:p>250.6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-188.257">
                <text:p>-188.257</text:p>
              </table:table-cell>
              <table:table-cell office:value-type="float" office:value="177.604">
                <text:p>177.604</text:p>
              </table:table-cell>
              <table:table-cell office:value-type="float" office:value="44.259">
                <text:p>44.259</text:p>
              </table:table-cell>
              <table:table-cell office:value-type="float" office:value="161.267">
                <text:p>161.267</text:p>
              </table:table-cell>
              <table:table-cell office:value-type="float" office:value="179.035">
                <text:p>179.035</text:p>
              </table:table-cell>
              <table:table-cell office:value-type="float" office:value="250.439">
                <text:p>250.4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-190.421">
                <text:p>-190.421</text:p>
              </table:table-cell>
              <table:table-cell office:value-type="float" office:value="180.004">
                <text:p>180.004</text:p>
              </table:table-cell>
              <table:table-cell office:value-type="float" office:value="44.044">
                <text:p>44.044</text:p>
              </table:table-cell>
              <table:table-cell office:value-type="float" office:value="158.102">
                <text:p>158.102</text:p>
              </table:table-cell>
              <table:table-cell office:value-type="float" office:value="180.094">
                <text:p>180.094</text:p>
              </table:table-cell>
              <table:table-cell office:value-type="float" office:value="252.553">
                <text:p>252.5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-193.051">
                <text:p>-193.051</text:p>
              </table:table-cell>
              <table:table-cell office:value-type="float" office:value="183.626">
                <text:p>183.626</text:p>
              </table:table-cell>
              <table:table-cell office:value-type="float" office:value="42.073">
                <text:p>42.073</text:p>
              </table:table-cell>
              <table:table-cell office:value-type="float" office:value="156.011">
                <text:p>156.011</text:p>
              </table:table-cell>
              <table:table-cell office:value-type="float" office:value="180.583">
                <text:p>180.583</text:p>
              </table:table-cell>
              <table:table-cell office:value-type="float" office:value="252.759">
                <text:p>252.7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193.766">
                <text:p>-193.766</text:p>
              </table:table-cell>
              <table:table-cell office:value-type="float" office:value="185.184">
                <text:p>185.184</text:p>
              </table:table-cell>
              <table:table-cell office:value-type="float" office:value="42.126">
                <text:p>42.126</text:p>
              </table:table-cell>
              <table:table-cell office:value-type="float" office:value="156.003">
                <text:p>156.003</text:p>
              </table:table-cell>
              <table:table-cell office:value-type="float" office:value="180.809">
                <text:p>180.809</text:p>
              </table:table-cell>
              <table:table-cell office:value-type="float" office:value="255.941">
                <text:p>255.9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193.506">
                <text:p>-193.506</text:p>
              </table:table-cell>
              <table:table-cell office:value-type="float" office:value="186.612">
                <text:p>186.612</text:p>
              </table:table-cell>
              <table:table-cell office:value-type="float" office:value="44.942">
                <text:p>44.942</text:p>
              </table:table-cell>
              <table:table-cell office:value-type="float" office:value="158.269">
                <text:p>158.269</text:p>
              </table:table-cell>
              <table:table-cell office:value-type="float" office:value="180.911">
                <text:p>180.911</text:p>
              </table:table-cell>
              <table:table-cell office:value-type="float" office:value="255.864">
                <text:p>255.8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194.572">
                <text:p>-194.572</text:p>
              </table:table-cell>
              <table:table-cell office:value-type="float" office:value="189.055">
                <text:p>189.055</text:p>
              </table:table-cell>
              <table:table-cell office:value-type="float" office:value="44.395">
                <text:p>44.395</text:p>
              </table:table-cell>
              <table:table-cell office:value-type="float" office:value="157.979">
                <text:p>157.979</text:p>
              </table:table-cell>
              <table:table-cell office:value-type="float" office:value="181.805">
                <text:p>181.805</text:p>
              </table:table-cell>
              <table:table-cell office:value-type="float" office:value="256.011">
                <text:p>256.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194.92">
                <text:p>-194.92</text:p>
              </table:table-cell>
              <table:table-cell office:value-type="float" office:value="190.871">
                <text:p>190.871</text:p>
              </table:table-cell>
              <table:table-cell office:value-type="float" office:value="45.2">
                <text:p>45.2</text:p>
              </table:table-cell>
              <table:table-cell office:value-type="float" office:value="158.479">
                <text:p>158.479</text:p>
              </table:table-cell>
              <table:table-cell office:value-type="float" office:value="182.452">
                <text:p>182.452</text:p>
              </table:table-cell>
              <table:table-cell office:value-type="float" office:value="258.127">
                <text:p>258.1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192.146">
                <text:p>-192.146</text:p>
              </table:table-cell>
              <table:table-cell office:value-type="float" office:value="194.201">
                <text:p>194.201</text:p>
              </table:table-cell>
              <table:table-cell office:value-type="float" office:value="47.154">
                <text:p>47.154</text:p>
              </table:table-cell>
              <table:table-cell office:value-type="float" office:value="160.802">
                <text:p>160.802</text:p>
              </table:table-cell>
              <table:table-cell office:value-type="float" office:value="183.956">
                <text:p>183.956</text:p>
              </table:table-cell>
              <table:table-cell office:value-type="float" office:value="256.94">
                <text:p>256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191.438">
                <text:p>-191.438</text:p>
              </table:table-cell>
              <table:table-cell office:value-type="float" office:value="196.902">
                <text:p>196.902</text:p>
              </table:table-cell>
              <table:table-cell office:value-type="float" office:value="45.399">
                <text:p>45.399</text:p>
              </table:table-cell>
              <table:table-cell office:value-type="float" office:value="159.852">
                <text:p>159.852</text:p>
              </table:table-cell>
              <table:table-cell office:value-type="float" office:value="185.838">
                <text:p>185.838</text:p>
              </table:table-cell>
              <table:table-cell office:value-type="float" office:value="255.751">
                <text:p>255.7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191.917">
                <text:p>-191.917</text:p>
              </table:table-cell>
              <table:table-cell office:value-type="float" office:value="197.441">
                <text:p>197.441</text:p>
              </table:table-cell>
              <table:table-cell office:value-type="float" office:value="49.125">
                <text:p>49.125</text:p>
              </table:table-cell>
              <table:table-cell office:value-type="float" office:value="163.01">
                <text:p>163.01</text:p>
              </table:table-cell>
              <table:table-cell office:value-type="float" office:value="186.765">
                <text:p>186.765</text:p>
              </table:table-cell>
              <table:table-cell office:value-type="float" office:value="256.418">
                <text:p>256.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191.607">
                <text:p>-191.607</text:p>
              </table:table-cell>
              <table:table-cell office:value-type="float" office:value="197.906">
                <text:p>197.906</text:p>
              </table:table-cell>
              <table:table-cell office:value-type="float" office:value="49.777">
                <text:p>49.777</text:p>
              </table:table-cell>
              <table:table-cell office:value-type="float" office:value="163.205">
                <text:p>163.205</text:p>
              </table:table-cell>
              <table:table-cell office:value-type="float" office:value="187.229">
                <text:p>187.229</text:p>
              </table:table-cell>
              <table:table-cell office:value-type="float" office:value="257.042">
                <text:p>257.0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192.006">
                <text:p>-192.006</text:p>
              </table:table-cell>
              <table:table-cell office:value-type="float" office:value="197.689">
                <text:p>197.689</text:p>
              </table:table-cell>
              <table:table-cell office:value-type="float" office:value="50.746">
                <text:p>50.746</text:p>
              </table:table-cell>
              <table:table-cell office:value-type="float" office:value="164.078">
                <text:p>164.078</text:p>
              </table:table-cell>
              <table:table-cell office:value-type="float" office:value="187.205">
                <text:p>187.205</text:p>
              </table:table-cell>
              <table:table-cell office:value-type="float" office:value="256.716">
                <text:p>256.7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189.606">
                <text:p>-189.606</text:p>
              </table:table-cell>
              <table:table-cell office:value-type="float" office:value="201.518">
                <text:p>201.518</text:p>
              </table:table-cell>
              <table:table-cell office:value-type="float" office:value="48.612">
                <text:p>48.612</text:p>
              </table:table-cell>
              <table:table-cell office:value-type="float" office:value="162.599">
                <text:p>162.599</text:p>
              </table:table-cell>
              <table:table-cell office:value-type="float" office:value="189.595">
                <text:p>189.595</text:p>
              </table:table-cell>
              <table:table-cell office:value-type="float" office:value="256.627">
                <text:p>256.6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188.986">
                <text:p>-188.986</text:p>
              </table:table-cell>
              <table:table-cell office:value-type="float" office:value="201.967">
                <text:p>201.967</text:p>
              </table:table-cell>
              <table:table-cell office:value-type="float" office:value="48.905">
                <text:p>48.905</text:p>
              </table:table-cell>
              <table:table-cell office:value-type="float" office:value="163.723">
                <text:p>163.723</text:p>
              </table:table-cell>
              <table:table-cell office:value-type="float" office:value="189.881">
                <text:p>189.881</text:p>
              </table:table-cell>
              <table:table-cell office:value-type="float" office:value="251.937">
                <text:p>251.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187.04">
                <text:p>-187.04</text:p>
              </table:table-cell>
              <table:table-cell office:value-type="float" office:value="200.829">
                <text:p>200.829</text:p>
              </table:table-cell>
              <table:table-cell office:value-type="float" office:value="50.729">
                <text:p>50.729</text:p>
              </table:table-cell>
              <table:table-cell office:value-type="float" office:value="166.833">
                <text:p>166.833</text:p>
              </table:table-cell>
              <table:table-cell office:value-type="float" office:value="189.037">
                <text:p>189.037</text:p>
              </table:table-cell>
              <table:table-cell office:value-type="float" office:value="250.687">
                <text:p>250.6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185.277">
                <text:p>-185.277</text:p>
              </table:table-cell>
              <table:table-cell office:value-type="float" office:value="200.501">
                <text:p>200.501</text:p>
              </table:table-cell>
              <table:table-cell office:value-type="float" office:value="51.369">
                <text:p>51.369</text:p>
              </table:table-cell>
              <table:table-cell office:value-type="float" office:value="168.645">
                <text:p>168.645</text:p>
              </table:table-cell>
              <table:table-cell office:value-type="float" office:value="188.908">
                <text:p>188.908</text:p>
              </table:table-cell>
              <table:table-cell office:value-type="float" office:value="248.901">
                <text:p>248.9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186.94">
                <text:p>-186.94</text:p>
              </table:table-cell>
              <table:table-cell office:value-type="float" office:value="199.676">
                <text:p>199.676</text:p>
              </table:table-cell>
              <table:table-cell office:value-type="float" office:value="53.051">
                <text:p>53.051</text:p>
              </table:table-cell>
              <table:table-cell office:value-type="float" office:value="171.106">
                <text:p>171.106</text:p>
              </table:table-cell>
              <table:table-cell office:value-type="float" office:value="188.745">
                <text:p>188.745</text:p>
              </table:table-cell>
              <table:table-cell office:value-type="float" office:value="250.14">
                <text:p>250.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187.551">
                <text:p>-187.551</text:p>
              </table:table-cell>
              <table:table-cell office:value-type="float" office:value="198.985">
                <text:p>198.985</text:p>
              </table:table-cell>
              <table:table-cell office:value-type="float" office:value="51.287">
                <text:p>51.287</text:p>
              </table:table-cell>
              <table:table-cell office:value-type="float" office:value="171.3">
                <text:p>171.3</text:p>
              </table:table-cell>
              <table:table-cell office:value-type="float" office:value="188.571">
                <text:p>188.571</text:p>
              </table:table-cell>
              <table:table-cell office:value-type="float" office:value="250.469">
                <text:p>250.4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190.506">
                <text:p>-190.506</text:p>
              </table:table-cell>
              <table:table-cell office:value-type="float" office:value="198.45">
                <text:p>198.45</text:p>
              </table:table-cell>
              <table:table-cell office:value-type="float" office:value="55.788">
                <text:p>55.788</text:p>
              </table:table-cell>
              <table:table-cell office:value-type="float" office:value="171.205">
                <text:p>171.205</text:p>
              </table:table-cell>
              <table:table-cell office:value-type="float" office:value="188.087">
                <text:p>188.087</text:p>
              </table:table-cell>
              <table:table-cell office:value-type="float" office:value="254.076">
                <text:p>254.0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190.786">
                <text:p>-190.786</text:p>
              </table:table-cell>
              <table:table-cell office:value-type="float" office:value="197.955">
                <text:p>197.955</text:p>
              </table:table-cell>
              <table:table-cell office:value-type="float" office:value="58.245">
                <text:p>58.245</text:p>
              </table:table-cell>
              <table:table-cell office:value-type="float" office:value="172.739">
                <text:p>172.739</text:p>
              </table:table-cell>
              <table:table-cell office:value-type="float" office:value="187.029">
                <text:p>187.029</text:p>
              </table:table-cell>
              <table:table-cell office:value-type="float" office:value="255.618">
                <text:p>255.6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192.056">
                <text:p>-192.056</text:p>
              </table:table-cell>
              <table:table-cell office:value-type="float" office:value="195.496">
                <text:p>195.496</text:p>
              </table:table-cell>
              <table:table-cell office:value-type="float" office:value="60.063">
                <text:p>60.063</text:p>
              </table:table-cell>
              <table:table-cell office:value-type="float" office:value="174.923">
                <text:p>174.923</text:p>
              </table:table-cell>
              <table:table-cell office:value-type="float" office:value="184.97">
                <text:p>184.97</text:p>
              </table:table-cell>
              <table:table-cell office:value-type="float" office:value="257.603">
                <text:p>257.6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188.245">
                <text:p>-188.245</text:p>
              </table:table-cell>
              <table:table-cell office:value-type="float" office:value="196.993">
                <text:p>196.993</text:p>
              </table:table-cell>
              <table:table-cell office:value-type="float" office:value="59.824">
                <text:p>59.824</text:p>
              </table:table-cell>
              <table:table-cell office:value-type="float" office:value="174.373">
                <text:p>174.373</text:p>
              </table:table-cell>
              <table:table-cell office:value-type="float" office:value="187.013">
                <text:p>187.013</text:p>
              </table:table-cell>
              <table:table-cell office:value-type="float" office:value="253.966">
                <text:p>253.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189.186">
                <text:p>-189.186</text:p>
              </table:table-cell>
              <table:table-cell office:value-type="float" office:value="197.886">
                <text:p>197.886</text:p>
              </table:table-cell>
              <table:table-cell office:value-type="float" office:value="58.907">
                <text:p>58.907</text:p>
              </table:table-cell>
              <table:table-cell office:value-type="float" office:value="173.4">
                <text:p>173.4</text:p>
              </table:table-cell>
              <table:table-cell office:value-type="float" office:value="187.959">
                <text:p>187.959</text:p>
              </table:table-cell>
              <table:table-cell office:value-type="float" office:value="254.187">
                <text:p>254.1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189.143">
                <text:p>-189.143</text:p>
              </table:table-cell>
              <table:table-cell office:value-type="float" office:value="198.7">
                <text:p>198.7</text:p>
              </table:table-cell>
              <table:table-cell office:value-type="float" office:value="57.838">
                <text:p>57.838</text:p>
              </table:table-cell>
              <table:table-cell office:value-type="float" office:value="171.355">
                <text:p>171.355</text:p>
              </table:table-cell>
              <table:table-cell office:value-type="float" office:value="188.828">
                <text:p>188.828</text:p>
              </table:table-cell>
              <table:table-cell office:value-type="float" office:value="253.744">
                <text:p>253.7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190.962">
                <text:p>-190.962</text:p>
              </table:table-cell>
              <table:table-cell office:value-type="float" office:value="198.13">
                <text:p>198.13</text:p>
              </table:table-cell>
              <table:table-cell office:value-type="float" office:value="62.279">
                <text:p>62.279</text:p>
              </table:table-cell>
              <table:table-cell office:value-type="float" office:value="173.052">
                <text:p>173.052</text:p>
              </table:table-cell>
              <table:table-cell office:value-type="float" office:value="186.832">
                <text:p>186.832</text:p>
              </table:table-cell>
              <table:table-cell office:value-type="float" office:value="256.054">
                <text:p>256.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191.689">
                <text:p>-191.689</text:p>
              </table:table-cell>
              <table:table-cell office:value-type="float" office:value="197.856">
                <text:p>197.856</text:p>
              </table:table-cell>
              <table:table-cell office:value-type="float" office:value="60.457">
                <text:p>60.457</text:p>
              </table:table-cell>
              <table:table-cell office:value-type="float" office:value="172.89">
                <text:p>172.89</text:p>
              </table:table-cell>
              <table:table-cell office:value-type="float" office:value="187.217">
                <text:p>187.217</text:p>
              </table:table-cell>
              <table:table-cell office:value-type="float" office:value="256.911">
                <text:p>256.9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191.202">
                <text:p>-191.202</text:p>
              </table:table-cell>
              <table:table-cell office:value-type="float" office:value="199.228">
                <text:p>199.228</text:p>
              </table:table-cell>
              <table:table-cell office:value-type="float" office:value="59.39">
                <text:p>59.39</text:p>
              </table:table-cell>
              <table:table-cell office:value-type="float" office:value="171.696">
                <text:p>171.696</text:p>
              </table:table-cell>
              <table:table-cell office:value-type="float" office:value="188.345">
                <text:p>188.345</text:p>
              </table:table-cell>
              <table:table-cell office:value-type="float" office:value="256.069">
                <text:p>256.0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187.533">
                <text:p>-187.533</text:p>
              </table:table-cell>
              <table:table-cell office:value-type="float" office:value="200.033">
                <text:p>200.033</text:p>
              </table:table-cell>
              <table:table-cell office:value-type="float" office:value="56.702">
                <text:p>56.702</text:p>
              </table:table-cell>
              <table:table-cell office:value-type="float" office:value="170.509">
                <text:p>170.509</text:p>
              </table:table-cell>
              <table:table-cell office:value-type="float" office:value="190.104">
                <text:p>190.104</text:p>
              </table:table-cell>
              <table:table-cell office:value-type="float" office:value="252.119">
                <text:p>252.1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186.804">
                <text:p>-186.804</text:p>
              </table:table-cell>
              <table:table-cell office:value-type="float" office:value="201.821">
                <text:p>201.821</text:p>
              </table:table-cell>
              <table:table-cell office:value-type="float" office:value="55.666">
                <text:p>55.666</text:p>
              </table:table-cell>
              <table:table-cell office:value-type="float" office:value="169.973">
                <text:p>169.973</text:p>
              </table:table-cell>
              <table:table-cell office:value-type="float" office:value="191.92">
                <text:p>191.92</text:p>
              </table:table-cell>
              <table:table-cell office:value-type="float" office:value="250.011">
                <text:p>250.0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186.217">
                <text:p>-186.217</text:p>
              </table:table-cell>
              <table:table-cell office:value-type="float" office:value="202.873">
                <text:p>202.873</text:p>
              </table:table-cell>
              <table:table-cell office:value-type="float" office:value="57.76">
                <text:p>57.76</text:p>
              </table:table-cell>
              <table:table-cell office:value-type="float" office:value="170.413">
                <text:p>170.413</text:p>
              </table:table-cell>
              <table:table-cell office:value-type="float" office:value="192.654">
                <text:p>192.654</text:p>
              </table:table-cell>
              <table:table-cell office:value-type="float" office:value="249.901">
                <text:p>249.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186.898">
                <text:p>-186.898</text:p>
              </table:table-cell>
              <table:table-cell office:value-type="float" office:value="204.159">
                <text:p>204.159</text:p>
              </table:table-cell>
              <table:table-cell office:value-type="float" office:value="55.965">
                <text:p>55.965</text:p>
              </table:table-cell>
              <table:table-cell office:value-type="float" office:value="169.988">
                <text:p>169.988</text:p>
              </table:table-cell>
              <table:table-cell office:value-type="float" office:value="193.957">
                <text:p>193.957</text:p>
              </table:table-cell>
              <table:table-cell office:value-type="float" office:value="249.461">
                <text:p>249.4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185.911">
                <text:p>-185.911</text:p>
              </table:table-cell>
              <table:table-cell office:value-type="float" office:value="207.281">
                <text:p>207.281</text:p>
              </table:table-cell>
              <table:table-cell office:value-type="float" office:value="52.82">
                <text:p>52.82</text:p>
              </table:table-cell>
              <table:table-cell office:value-type="float" office:value="167.876">
                <text:p>167.876</text:p>
              </table:table-cell>
              <table:table-cell office:value-type="float" office:value="196.223">
                <text:p>196.223</text:p>
              </table:table-cell>
              <table:table-cell office:value-type="float" office:value="248.394">
                <text:p>248.3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186.094">
                <text:p>-186.094</text:p>
              </table:table-cell>
              <table:table-cell office:value-type="float" office:value="208.418">
                <text:p>208.418</text:p>
              </table:table-cell>
              <table:table-cell office:value-type="float" office:value="49.631">
                <text:p>49.631</text:p>
              </table:table-cell>
              <table:table-cell office:value-type="float" office:value="165.608">
                <text:p>165.608</text:p>
              </table:table-cell>
              <table:table-cell office:value-type="float" office:value="197.224">
                <text:p>197.224</text:p>
              </table:table-cell>
              <table:table-cell office:value-type="float" office:value="246.194">
                <text:p>246.1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185.03">
                <text:p>-185.03</text:p>
              </table:table-cell>
              <table:table-cell office:value-type="float" office:value="209.872">
                <text:p>209.872</text:p>
              </table:table-cell>
              <table:table-cell office:value-type="float" office:value="48.074">
                <text:p>48.074</text:p>
              </table:table-cell>
              <table:table-cell office:value-type="float" office:value="162.897">
                <text:p>162.897</text:p>
              </table:table-cell>
              <table:table-cell office:value-type="float" office:value="198.045">
                <text:p>198.045</text:p>
              </table:table-cell>
              <table:table-cell office:value-type="float" office:value="246.099">
                <text:p>246.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188.217">
                <text:p>-188.217</text:p>
              </table:table-cell>
              <table:table-cell office:value-type="float" office:value="208.813">
                <text:p>208.813</text:p>
              </table:table-cell>
              <table:table-cell office:value-type="float" office:value="47.512">
                <text:p>47.512</text:p>
              </table:table-cell>
              <table:table-cell office:value-type="float" office:value="161.064">
                <text:p>161.064</text:p>
              </table:table-cell>
              <table:table-cell office:value-type="float" office:value="196.458">
                <text:p>196.458</text:p>
              </table:table-cell>
              <table:table-cell office:value-type="float" office:value="248.618">
                <text:p>248.6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187.528">
                <text:p>-187.528</text:p>
              </table:table-cell>
              <table:table-cell office:value-type="float" office:value="208.191">
                <text:p>208.191</text:p>
              </table:table-cell>
              <table:table-cell office:value-type="float" office:value="45.689">
                <text:p>45.689</text:p>
              </table:table-cell>
              <table:table-cell office:value-type="float" office:value="159.496">
                <text:p>159.496</text:p>
              </table:table-cell>
              <table:table-cell office:value-type="float" office:value="197.336">
                <text:p>197.336</text:p>
              </table:table-cell>
              <table:table-cell office:value-type="float" office:value="247.967">
                <text:p>247.9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183.464">
                <text:p>-183.464</text:p>
              </table:table-cell>
              <table:table-cell office:value-type="float" office:value="209.747">
                <text:p>209.747</text:p>
              </table:table-cell>
              <table:table-cell office:value-type="float" office:value="44.483">
                <text:p>44.483</text:p>
              </table:table-cell>
              <table:table-cell office:value-type="float" office:value="161.022">
                <text:p>161.022</text:p>
              </table:table-cell>
              <table:table-cell office:value-type="float" office:value="198.933">
                <text:p>198.933</text:p>
              </table:table-cell>
              <table:table-cell office:value-type="float" office:value="245.255">
                <text:p>245.2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182.643">
                <text:p>-182.643</text:p>
              </table:table-cell>
              <table:table-cell office:value-type="float" office:value="210.621">
                <text:p>210.621</text:p>
              </table:table-cell>
              <table:table-cell office:value-type="float" office:value="43.942">
                <text:p>43.942</text:p>
              </table:table-cell>
              <table:table-cell office:value-type="float" office:value="160.292">
                <text:p>160.292</text:p>
              </table:table-cell>
              <table:table-cell office:value-type="float" office:value="199.876">
                <text:p>199.876</text:p>
              </table:table-cell>
              <table:table-cell office:value-type="float" office:value="243.587">
                <text:p>243.5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-184.441">
                <text:p>-184.441</text:p>
              </table:table-cell>
              <table:table-cell office:value-type="float" office:value="210.205">
                <text:p>210.205</text:p>
              </table:table-cell>
              <table:table-cell office:value-type="float" office:value="46.21">
                <text:p>46.21</text:p>
              </table:table-cell>
              <table:table-cell office:value-type="float" office:value="161.471">
                <text:p>161.471</text:p>
              </table:table-cell>
              <table:table-cell office:value-type="float" office:value="199.155">
                <text:p>199.155</text:p>
              </table:table-cell>
              <table:table-cell office:value-type="float" office:value="245.482">
                <text:p>245.4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-178.861">
                <text:p>-178.861</text:p>
              </table:table-cell>
              <table:table-cell office:value-type="float" office:value="211.53">
                <text:p>211.53</text:p>
              </table:table-cell>
              <table:table-cell office:value-type="float" office:value="44.586">
                <text:p>44.586</text:p>
              </table:table-cell>
              <table:table-cell office:value-type="float" office:value="157.899">
                <text:p>157.899</text:p>
              </table:table-cell>
              <table:table-cell office:value-type="float" office:value="201.65">
                <text:p>201.65</text:p>
              </table:table-cell>
              <table:table-cell office:value-type="float" office:value="238.254">
                <text:p>238.2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-179.077">
                <text:p>-179.077</text:p>
              </table:table-cell>
              <table:table-cell office:value-type="float" office:value="211.312">
                <text:p>211.312</text:p>
              </table:table-cell>
              <table:table-cell office:value-type="float" office:value="44.67">
                <text:p>44.67</text:p>
              </table:table-cell>
              <table:table-cell office:value-type="float" office:value="157.636">
                <text:p>157.636</text:p>
              </table:table-cell>
              <table:table-cell office:value-type="float" office:value="202.161">
                <text:p>202.161</text:p>
              </table:table-cell>
              <table:table-cell office:value-type="float" office:value="231.026">
                <text:p>231.0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-181.249">
                <text:p>-181.249</text:p>
              </table:table-cell>
              <table:table-cell office:value-type="float" office:value="209.221">
                <text:p>209.221</text:p>
              </table:table-cell>
              <table:table-cell office:value-type="float" office:value="47.102">
                <text:p>47.102</text:p>
              </table:table-cell>
              <table:table-cell office:value-type="float" office:value="159.108">
                <text:p>159.108</text:p>
              </table:table-cell>
              <table:table-cell office:value-type="float" office:value="199.873">
                <text:p>199.873</text:p>
              </table:table-cell>
              <table:table-cell office:value-type="float" office:value="223.798">
                <text:p>223.7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-183.215">
                <text:p>-183.215</text:p>
              </table:table-cell>
              <table:table-cell office:value-type="float" office:value="208.648">
                <text:p>208.648</text:p>
              </table:table-cell>
              <table:table-cell office:value-type="float" office:value="47.355">
                <text:p>47.355</text:p>
              </table:table-cell>
              <table:table-cell office:value-type="float" office:value="159.106">
                <text:p>159.106</text:p>
              </table:table-cell>
              <table:table-cell office:value-type="float" office:value="198.867">
                <text:p>198.867</text:p>
              </table:table-cell>
              <table:table-cell office:value-type="float" office:value="226.784">
                <text:p>226.7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-182.831">
                <text:p>-182.831</text:p>
              </table:table-cell>
              <table:table-cell office:value-type="float" office:value="208.628">
                <text:p>208.628</text:p>
              </table:table-cell>
              <table:table-cell office:value-type="float" office:value="47.608">
                <text:p>47.608</text:p>
              </table:table-cell>
              <table:table-cell office:value-type="float" office:value="160.022">
                <text:p>160.022</text:p>
              </table:table-cell>
              <table:table-cell office:value-type="float" office:value="199.517">
                <text:p>199.517</text:p>
              </table:table-cell>
              <table:table-cell office:value-type="float" office:value="226.057">
                <text:p>226.0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-181.797">
                <text:p>-181.797</text:p>
              </table:table-cell>
              <table:table-cell office:value-type="float" office:value="208.043">
                <text:p>208.043</text:p>
              </table:table-cell>
              <table:table-cell office:value-type="float" office:value="47.861">
                <text:p>47.861</text:p>
              </table:table-cell>
              <table:table-cell office:value-type="float" office:value="159.615">
                <text:p>159.615</text:p>
              </table:table-cell>
              <table:table-cell office:value-type="float" office:value="200.052">
                <text:p>200.052</text:p>
              </table:table-cell>
              <table:table-cell office:value-type="float" office:value="223.758">
                <text:p>223.7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-182.586">
                <text:p>-182.586</text:p>
              </table:table-cell>
              <table:table-cell office:value-type="float" office:value="207.553">
                <text:p>207.553</text:p>
              </table:table-cell>
              <table:table-cell office:value-type="float" office:value="46.126">
                <text:p>46.126</text:p>
              </table:table-cell>
              <table:table-cell office:value-type="float" office:value="158.828">
                <text:p>158.828</text:p>
              </table:table-cell>
              <table:table-cell office:value-type="float" office:value="199.208">
                <text:p>199.208</text:p>
              </table:table-cell>
              <table:table-cell office:value-type="float" office:value="224.72">
                <text:p>224.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-182.012">
                <text:p>-182.012</text:p>
              </table:table-cell>
              <table:table-cell office:value-type="float" office:value="208.624">
                <text:p>208.624</text:p>
              </table:table-cell>
              <table:table-cell office:value-type="float" office:value="46.105">
                <text:p>46.105</text:p>
              </table:table-cell>
              <table:table-cell office:value-type="float" office:value="158.789">
                <text:p>158.789</text:p>
              </table:table-cell>
              <table:table-cell office:value-type="float" office:value="199.149">
                <text:p>199.149</text:p>
              </table:table-cell>
              <table:table-cell office:value-type="float" office:value="225.099">
                <text:p>225.0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-181.526">
                <text:p>-181.526</text:p>
              </table:table-cell>
              <table:table-cell office:value-type="float" office:value="209.843">
                <text:p>209.843</text:p>
              </table:table-cell>
              <table:table-cell office:value-type="float" office:value="45.587">
                <text:p>45.587</text:p>
              </table:table-cell>
              <table:table-cell office:value-type="float" office:value="159.226">
                <text:p>159.226</text:p>
              </table:table-cell>
              <table:table-cell office:value-type="float" office:value="200.747">
                <text:p>200.747</text:p>
              </table:table-cell>
              <table:table-cell office:value-type="float" office:value="224.332">
                <text:p>224.3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-180.936">
                <text:p>-180.936</text:p>
              </table:table-cell>
              <table:table-cell office:value-type="float" office:value="211.077">
                <text:p>211.077</text:p>
              </table:table-cell>
              <table:table-cell office:value-type="float" office:value="42.194">
                <text:p>42.194</text:p>
              </table:table-cell>
              <table:table-cell office:value-type="float" office:value="156.453">
                <text:p>156.453</text:p>
              </table:table-cell>
              <table:table-cell office:value-type="float" office:value="200.751">
                <text:p>200.751</text:p>
              </table:table-cell>
              <table:table-cell office:value-type="float" office:value="223.009">
                <text:p>223.0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-179.934">
                <text:p>-179.934</text:p>
              </table:table-cell>
              <table:table-cell office:value-type="float" office:value="212.96">
                <text:p>212.96</text:p>
              </table:table-cell>
              <table:table-cell office:value-type="float" office:value="38.267">
                <text:p>38.267</text:p>
              </table:table-cell>
              <table:table-cell office:value-type="float" office:value="154.848">
                <text:p>154.848</text:p>
              </table:table-cell>
              <table:table-cell office:value-type="float" office:value="202.228">
                <text:p>202.228</text:p>
              </table:table-cell>
              <table:table-cell office:value-type="float" office:value="222.075">
                <text:p>222.0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-179.176">
                <text:p>-179.176</text:p>
              </table:table-cell>
              <table:table-cell office:value-type="float" office:value="212.429">
                <text:p>212.429</text:p>
              </table:table-cell>
              <table:table-cell office:value-type="float" office:value="39.2">
                <text:p>39.2</text:p>
              </table:table-cell>
              <table:table-cell office:value-type="float" office:value="154.614">
                <text:p>154.614</text:p>
              </table:table-cell>
              <table:table-cell office:value-type="float" office:value="202.063">
                <text:p>202.063</text:p>
              </table:table-cell>
              <table:table-cell office:value-type="float" office:value="219.601">
                <text:p>219.6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-180.501">
                <text:p>-180.501</text:p>
              </table:table-cell>
              <table:table-cell office:value-type="float" office:value="210.387">
                <text:p>210.387</text:p>
              </table:table-cell>
              <table:table-cell office:value-type="float" office:value="37.909">
                <text:p>37.909</text:p>
              </table:table-cell>
              <table:table-cell office:value-type="float" office:value="154.048">
                <text:p>154.048</text:p>
              </table:table-cell>
              <table:table-cell office:value-type="float" office:value="200.127">
                <text:p>200.127</text:p>
              </table:table-cell>
              <table:table-cell office:value-type="float" office:value="219.647">
                <text:p>219.6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-178.908">
                <text:p>-178.908</text:p>
              </table:table-cell>
              <table:table-cell office:value-type="float" office:value="208.601">
                <text:p>208.601</text:p>
              </table:table-cell>
              <table:table-cell office:value-type="float" office:value="36.296">
                <text:p>36.296</text:p>
              </table:table-cell>
              <table:table-cell office:value-type="float" office:value="152.985">
                <text:p>152.985</text:p>
              </table:table-cell>
              <table:table-cell office:value-type="float" office:value="200.468">
                <text:p>200.468</text:p>
              </table:table-cell>
              <table:table-cell office:value-type="float" office:value="216.617">
                <text:p>216.6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-177.606">
                <text:p>-177.606</text:p>
              </table:table-cell>
              <table:table-cell office:value-type="float" office:value="205.817">
                <text:p>205.817</text:p>
              </table:table-cell>
              <table:table-cell office:value-type="float" office:value="36.454">
                <text:p>36.454</text:p>
              </table:table-cell>
              <table:table-cell office:value-type="float" office:value="153.447">
                <text:p>153.447</text:p>
              </table:table-cell>
              <table:table-cell office:value-type="float" office:value="200.363">
                <text:p>200.363</text:p>
              </table:table-cell>
              <table:table-cell office:value-type="float" office:value="214.972">
                <text:p>214.9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-181.659">
                <text:p>-181.659</text:p>
              </table:table-cell>
              <table:table-cell office:value-type="float" office:value="207.117">
                <text:p>207.117</text:p>
              </table:table-cell>
              <table:table-cell office:value-type="float" office:value="35.729">
                <text:p>35.729</text:p>
              </table:table-cell>
              <table:table-cell office:value-type="float" office:value="153.042">
                <text:p>153.042</text:p>
              </table:table-cell>
              <table:table-cell office:value-type="float" office:value="197.729">
                <text:p>197.729</text:p>
              </table:table-cell>
              <table:table-cell office:value-type="float" office:value="220.904">
                <text:p>220.9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-179.846">
                <text:p>-179.846</text:p>
              </table:table-cell>
              <table:table-cell office:value-type="float" office:value="208.086">
                <text:p>208.086</text:p>
              </table:table-cell>
              <table:table-cell office:value-type="float" office:value="36.134">
                <text:p>36.134</text:p>
              </table:table-cell>
              <table:table-cell office:value-type="float" office:value="153.345">
                <text:p>153.345</text:p>
              </table:table-cell>
              <table:table-cell office:value-type="float" office:value="198.207">
                <text:p>198.207</text:p>
              </table:table-cell>
              <table:table-cell office:value-type="float" office:value="219.796">
                <text:p>219.7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-178.624">
                <text:p>-178.624</text:p>
              </table:table-cell>
              <table:table-cell office:value-type="float" office:value="207.981">
                <text:p>207.981</text:p>
              </table:table-cell>
              <table:table-cell office:value-type="float" office:value="36.538">
                <text:p>36.538</text:p>
              </table:table-cell>
              <table:table-cell office:value-type="float" office:value="153.531">
                <text:p>153.531</text:p>
              </table:table-cell>
              <table:table-cell office:value-type="float" office:value="198.576">
                <text:p>198.576</text:p>
              </table:table-cell>
              <table:table-cell office:value-type="float" office:value="218.152">
                <text:p>218.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-180.292">
                <text:p>-180.292</text:p>
              </table:table-cell>
              <table:table-cell office:value-type="float" office:value="208.885">
                <text:p>208.885</text:p>
              </table:table-cell>
              <table:table-cell office:value-type="float" office:value="36.943">
                <text:p>36.943</text:p>
              </table:table-cell>
              <table:table-cell office:value-type="float" office:value="151.764">
                <text:p>151.764</text:p>
              </table:table-cell>
              <table:table-cell office:value-type="float" office:value="198.614">
                <text:p>198.614</text:p>
              </table:table-cell>
              <table:table-cell office:value-type="float" office:value="218.383">
                <text:p>218.3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-180.65">
                <text:p>-180.65</text:p>
              </table:table-cell>
              <table:table-cell office:value-type="float" office:value="208.246">
                <text:p>208.246</text:p>
              </table:table-cell>
              <table:table-cell office:value-type="float" office:value="40.349">
                <text:p>40.349</text:p>
              </table:table-cell>
              <table:table-cell office:value-type="float" office:value="151.264">
                <text:p>151.264</text:p>
              </table:table-cell>
              <table:table-cell office:value-type="float" office:value="197.147">
                <text:p>197.147</text:p>
              </table:table-cell>
              <table:table-cell office:value-type="float" office:value="217.851">
                <text:p>217.8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-177.154">
                <text:p>-177.154</text:p>
              </table:table-cell>
              <table:table-cell office:value-type="float" office:value="209.666">
                <text:p>209.666</text:p>
              </table:table-cell>
              <table:table-cell office:value-type="float" office:value="36.664">
                <text:p>36.664</text:p>
              </table:table-cell>
              <table:table-cell office:value-type="float" office:value="151.705">
                <text:p>151.705</text:p>
              </table:table-cell>
              <table:table-cell office:value-type="float" office:value="200.019">
                <text:p>200.019</text:p>
              </table:table-cell>
              <table:table-cell office:value-type="float" office:value="215.418">
                <text:p>215.4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-177.652">
                <text:p>-177.652</text:p>
              </table:table-cell>
              <table:table-cell office:value-type="float" office:value="210.27">
                <text:p>210.27</text:p>
              </table:table-cell>
              <table:table-cell office:value-type="float" office:value="31.412">
                <text:p>31.412</text:p>
              </table:table-cell>
              <table:table-cell office:value-type="float" office:value="149.744">
                <text:p>149.744</text:p>
              </table:table-cell>
              <table:table-cell office:value-type="float" office:value="199.827">
                <text:p>199.827</text:p>
              </table:table-cell>
              <table:table-cell office:value-type="float" office:value="212.985">
                <text:p>212.9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-178.207">
                <text:p>-178.207</text:p>
              </table:table-cell>
              <table:table-cell office:value-type="float" office:value="209.744">
                <text:p>209.744</text:p>
              </table:table-cell>
              <table:table-cell office:value-type="float" office:value="33.355">
                <text:p>33.355</text:p>
              </table:table-cell>
              <table:table-cell office:value-type="float" office:value="150.108">
                <text:p>150.108</text:p>
              </table:table-cell>
              <table:table-cell office:value-type="float" office:value="199.137">
                <text:p>199.137</text:p>
              </table:table-cell>
              <table:table-cell office:value-type="float" office:value="210.551">
                <text:p>210.5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-179.051">
                <text:p>-179.051</text:p>
              </table:table-cell>
              <table:table-cell office:value-type="float" office:value="208.74">
                <text:p>208.74</text:p>
              </table:table-cell>
              <table:table-cell office:value-type="float" office:value="24.871">
                <text:p>24.871</text:p>
              </table:table-cell>
              <table:table-cell office:value-type="float" office:value="149.808">
                <text:p>149.808</text:p>
              </table:table-cell>
              <table:table-cell office:value-type="float" office:value="197.666">
                <text:p>197.666</text:p>
              </table:table-cell>
              <table:table-cell office:value-type="float" office:value="211.354">
                <text:p>211.3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-178.186">
                <text:p>-178.186</text:p>
              </table:table-cell>
              <table:table-cell office:value-type="float" office:value="207.238">
                <text:p>207.238</text:p>
              </table:table-cell>
              <table:table-cell office:value-type="float" office:value="27.125">
                <text:p>27.125</text:p>
              </table:table-cell>
              <table:table-cell office:value-type="float" office:value="147.792">
                <text:p>147.792</text:p>
              </table:table-cell>
              <table:table-cell office:value-type="float" office:value="196.895">
                <text:p>196.895</text:p>
              </table:table-cell>
              <table:table-cell office:value-type="float" office:value="210.178">
                <text:p>210.1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-178.84">
                <text:p>-178.84</text:p>
              </table:table-cell>
              <table:table-cell office:value-type="float" office:value="206.936">
                <text:p>206.936</text:p>
              </table:table-cell>
              <table:table-cell office:value-type="float" office:value="29.024">
                <text:p>29.024</text:p>
              </table:table-cell>
              <table:table-cell office:value-type="float" office:value="146.559">
                <text:p>146.559</text:p>
              </table:table-cell>
              <table:table-cell office:value-type="float" office:value="195.704">
                <text:p>195.704</text:p>
              </table:table-cell>
              <table:table-cell office:value-type="float" office:value="209.879">
                <text:p>209.8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-176.817">
                <text:p>-176.817</text:p>
              </table:table-cell>
              <table:table-cell office:value-type="float" office:value="205.551">
                <text:p>205.551</text:p>
              </table:table-cell>
              <table:table-cell office:value-type="float" office:value="30.082">
                <text:p>30.082</text:p>
              </table:table-cell>
              <table:table-cell office:value-type="float" office:value="146.606">
                <text:p>146.606</text:p>
              </table:table-cell>
              <table:table-cell office:value-type="float" office:value="195.17">
                <text:p>195.17</text:p>
              </table:table-cell>
              <table:table-cell office:value-type="float" office:value="210.45">
                <text:p>210.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-178.395">
                <text:p>-178.395</text:p>
              </table:table-cell>
              <table:table-cell office:value-type="float" office:value="204.912">
                <text:p>204.912</text:p>
              </table:table-cell>
              <table:table-cell office:value-type="float" office:value="27.57">
                <text:p>27.57</text:p>
              </table:table-cell>
              <table:table-cell office:value-type="float" office:value="146.423">
                <text:p>146.423</text:p>
              </table:table-cell>
              <table:table-cell office:value-type="float" office:value="194.55">
                <text:p>194.55</text:p>
              </table:table-cell>
              <table:table-cell office:value-type="float" office:value="210.398">
                <text:p>210.3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-178.783">
                <text:p>-178.783</text:p>
              </table:table-cell>
              <table:table-cell office:value-type="float" office:value="203.995">
                <text:p>203.995</text:p>
              </table:table-cell>
              <table:table-cell office:value-type="float" office:value="28.102">
                <text:p>28.102</text:p>
              </table:table-cell>
              <table:table-cell office:value-type="float" office:value="145.128">
                <text:p>145.128</text:p>
              </table:table-cell>
              <table:table-cell office:value-type="float" office:value="194.133">
                <text:p>194.133</text:p>
              </table:table-cell>
              <table:table-cell office:value-type="float" office:value="210.347">
                <text:p>210.3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-178.512">
                <text:p>-178.512</text:p>
              </table:table-cell>
              <table:table-cell office:value-type="float" office:value="203.471">
                <text:p>203.471</text:p>
              </table:table-cell>
              <table:table-cell office:value-type="float" office:value="33.81">
                <text:p>33.81</text:p>
              </table:table-cell>
              <table:table-cell office:value-type="float" office:value="144.51">
                <text:p>144.51</text:p>
              </table:table-cell>
              <table:table-cell office:value-type="float" office:value="193.491">
                <text:p>193.491</text:p>
              </table:table-cell>
              <table:table-cell office:value-type="float" office:value="210.295">
                <text:p>210.2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-175.752">
                <text:p>-175.752</text:p>
              </table:table-cell>
              <table:table-cell office:value-type="float" office:value="204.168">
                <text:p>204.168</text:p>
              </table:table-cell>
              <table:table-cell office:value-type="float" office:value="39.518">
                <text:p>39.518</text:p>
              </table:table-cell>
              <table:table-cell office:value-type="float" office:value="143.459">
                <text:p>143.459</text:p>
              </table:table-cell>
              <table:table-cell office:value-type="float" office:value="193.816">
                <text:p>193.816</text:p>
              </table:table-cell>
              <table:table-cell office:value-type="float" office:value="208.106">
                <text:p>208.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-177.083">
                <text:p>-177.083</text:p>
              </table:table-cell>
              <table:table-cell office:value-type="float" office:value="203.079">
                <text:p>203.079</text:p>
              </table:table-cell>
              <table:table-cell office:value-type="float" office:value="37.892">
                <text:p>37.892</text:p>
              </table:table-cell>
              <table:table-cell office:value-type="float" office:value="142.654">
                <text:p>142.654</text:p>
              </table:table-cell>
              <table:table-cell office:value-type="float" office:value="192.391">
                <text:p>192.391</text:p>
              </table:table-cell>
              <table:table-cell office:value-type="float" office:value="208.535">
                <text:p>208.5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-176.308">
                <text:p>-176.308</text:p>
              </table:table-cell>
              <table:table-cell office:value-type="float" office:value="203.299">
                <text:p>203.299</text:p>
              </table:table-cell>
              <table:table-cell office:value-type="float" office:value="40.878">
                <text:p>40.878</text:p>
              </table:table-cell>
              <table:table-cell office:value-type="float" office:value="142.301">
                <text:p>142.301</text:p>
              </table:table-cell>
              <table:table-cell office:value-type="float" office:value="191.629">
                <text:p>191.629</text:p>
              </table:table-cell>
              <table:table-cell office:value-type="float" office:value="206.992">
                <text:p>206.9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-175.195">
                <text:p>-175.195</text:p>
              </table:table-cell>
              <table:table-cell office:value-type="float" office:value="202.862">
                <text:p>202.862</text:p>
              </table:table-cell>
              <table:table-cell office:value-type="float" office:value="36.538">
                <text:p>36.538</text:p>
              </table:table-cell>
              <table:table-cell office:value-type="float" office:value="142.399">
                <text:p>142.399</text:p>
              </table:table-cell>
              <table:table-cell office:value-type="float" office:value="191.509">
                <text:p>191.509</text:p>
              </table:table-cell>
              <table:table-cell office:value-type="float" office:value="204.632">
                <text:p>204.6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-175.471">
                <text:p>-175.471</text:p>
              </table:table-cell>
              <table:table-cell office:value-type="float" office:value="201.432">
                <text:p>201.432</text:p>
              </table:table-cell>
              <table:table-cell office:value-type="float" office:value="35.755">
                <text:p>35.755</text:p>
              </table:table-cell>
              <table:table-cell office:value-type="float" office:value="141.654">
                <text:p>141.654</text:p>
              </table:table-cell>
              <table:table-cell office:value-type="float" office:value="190.293">
                <text:p>190.293</text:p>
              </table:table-cell>
              <table:table-cell office:value-type="float" office:value="202.272">
                <text:p>202.2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-176.004">
                <text:p>-176.004</text:p>
              </table:table-cell>
              <table:table-cell office:value-type="float" office:value="198.492">
                <text:p>198.492</text:p>
              </table:table-cell>
              <table:table-cell office:value-type="float" office:value="37.204">
                <text:p>37.204</text:p>
              </table:table-cell>
              <table:table-cell office:value-type="float" office:value="144.115">
                <text:p>144.115</text:p>
              </table:table-cell>
              <table:table-cell office:value-type="float" office:value="185.939">
                <text:p>185.939</text:p>
              </table:table-cell>
              <table:table-cell office:value-type="float" office:value="199.912">
                <text:p>199.9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-176.507">
                <text:p>-176.507</text:p>
              </table:table-cell>
              <table:table-cell office:value-type="float" office:value="201.103">
                <text:p>201.103</text:p>
              </table:table-cell>
              <table:table-cell office:value-type="float" office:value="35.382">
                <text:p>35.382</text:p>
              </table:table-cell>
              <table:table-cell office:value-type="float" office:value="143.059">
                <text:p>143.059</text:p>
              </table:table-cell>
              <table:table-cell office:value-type="float" office:value="187.702">
                <text:p>187.702</text:p>
              </table:table-cell>
              <table:table-cell office:value-type="float" office:value="201.032">
                <text:p>201.0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-175.443">
                <text:p>-175.443</text:p>
              </table:table-cell>
              <table:table-cell office:value-type="float" office:value="198.135">
                <text:p>198.135</text:p>
              </table:table-cell>
              <table:table-cell office:value-type="float" office:value="35.585">
                <text:p>35.585</text:p>
              </table:table-cell>
              <table:table-cell office:value-type="float" office:value="143.73">
                <text:p>143.73</text:p>
              </table:table-cell>
              <table:table-cell office:value-type="float" office:value="185.489">
                <text:p>185.489</text:p>
              </table:table-cell>
              <table:table-cell office:value-type="float" office:value="199.545">
                <text:p>199.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-175.601">
                <text:p>-175.601</text:p>
              </table:table-cell>
              <table:table-cell office:value-type="float" office:value="197.984">
                <text:p>197.984</text:p>
              </table:table-cell>
              <table:table-cell office:value-type="float" office:value="-19.488">
                <text:p>-19.488</text:p>
              </table:table-cell>
              <table:table-cell office:value-type="float" office:value="148.025">
                <text:p>148.025</text:p>
              </table:table-cell>
              <table:table-cell office:value-type="float" office:value="185.543">
                <text:p>185.543</text:p>
              </table:table-cell>
              <table:table-cell office:value-type="float" office:value="203.537">
                <text:p>203.5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-171.358">
                <text:p>-171.358</text:p>
              </table:table-cell>
              <table:table-cell office:value-type="float" office:value="200.199">
                <text:p>200.199</text:p>
              </table:table-cell>
              <table:table-cell office:value-type="float" office:value="-30.954">
                <text:p>-30.954</text:p>
              </table:table-cell>
              <table:table-cell office:value-type="float" office:value="147.845">
                <text:p>147.845</text:p>
              </table:table-cell>
              <table:table-cell office:value-type="float" office:value="187.433">
                <text:p>187.433</text:p>
              </table:table-cell>
              <table:table-cell office:value-type="float" office:value="202.32">
                <text:p>202.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-166.944">
                <text:p>-166.944</text:p>
              </table:table-cell>
              <table:table-cell office:value-type="float" office:value="200.725">
                <text:p>200.725</text:p>
              </table:table-cell>
              <table:table-cell office:value-type="float" office:value="-38.394">
                <text:p>-38.394</text:p>
              </table:table-cell>
              <table:table-cell office:value-type="float" office:value="145.183">
                <text:p>145.183</text:p>
              </table:table-cell>
              <table:table-cell office:value-type="float" office:value="187.353">
                <text:p>187.353</text:p>
              </table:table-cell>
              <table:table-cell office:value-type="float" office:value="197.074">
                <text:p>197.0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-164.57">
                <text:p>-164.57</text:p>
              </table:table-cell>
              <table:table-cell office:value-type="float" office:value="202.42">
                <text:p>202.42</text:p>
              </table:table-cell>
              <table:table-cell office:value-type="float" office:value="-40.005">
                <text:p>-40.005</text:p>
              </table:table-cell>
              <table:table-cell office:value-type="float" office:value="143.845">
                <text:p>143.845</text:p>
              </table:table-cell>
              <table:table-cell office:value-type="float" office:value="188.3">
                <text:p>188.3</text:p>
              </table:table-cell>
              <table:table-cell office:value-type="float" office:value="197.452">
                <text:p>197.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-160.989">
                <text:p>-160.989</text:p>
              </table:table-cell>
              <table:table-cell office:value-type="float" office:value="205.492">
                <text:p>205.492</text:p>
              </table:table-cell>
              <table:table-cell office:value-type="float" office:value="-42.18">
                <text:p>-42.18</text:p>
              </table:table-cell>
              <table:table-cell office:value-type="float" office:value="140.811">
                <text:p>140.811</text:p>
              </table:table-cell>
              <table:table-cell office:value-type="float" office:value="190.572">
                <text:p>190.572</text:p>
              </table:table-cell>
              <table:table-cell office:value-type="float" office:value="293.127">
                <text:p>293.1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-155.885">
                <text:p>-155.885</text:p>
              </table:table-cell>
              <table:table-cell office:value-type="float" office:value="207.939">
                <text:p>207.939</text:p>
              </table:table-cell>
              <table:table-cell office:value-type="float" office:value="-44.459">
                <text:p>-44.459</text:p>
              </table:table-cell>
              <table:table-cell office:value-type="float" office:value="138.249">
                <text:p>138.249</text:p>
              </table:table-cell>
              <table:table-cell office:value-type="float" office:value="191.701">
                <text:p>191.701</text:p>
              </table:table-cell>
              <table:table-cell office:value-type="float" office:value="287.657">
                <text:p>287.6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-150.775">
                <text:p>-150.775</text:p>
              </table:table-cell>
              <table:table-cell office:value-type="float" office:value="211.95">
                <text:p>211.95</text:p>
              </table:table-cell>
              <table:table-cell office:value-type="float" office:value="-56.427">
                <text:p>-56.427</text:p>
              </table:table-cell>
              <table:table-cell office:value-type="float" office:value="136.345">
                <text:p>136.345</text:p>
              </table:table-cell>
              <table:table-cell office:value-type="float" office:value="193.728">
                <text:p>193.728</text:p>
              </table:table-cell>
              <table:table-cell office:value-type="float" office:value="282.755">
                <text:p>282.7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-145.669">
                <text:p>-145.669</text:p>
              </table:table-cell>
              <table:table-cell office:value-type="float" office:value="217.362">
                <text:p>217.362</text:p>
              </table:table-cell>
              <table:table-cell office:value-type="float" office:value="-52.137">
                <text:p>-52.137</text:p>
              </table:table-cell>
              <table:table-cell office:value-type="float" office:value="137.255">
                <text:p>137.255</text:p>
              </table:table-cell>
              <table:table-cell office:value-type="float" office:value="196.084">
                <text:p>196.084</text:p>
              </table:table-cell>
              <table:table-cell office:value-type="float" office:value="282.18">
                <text:p>282.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-140.628">
                <text:p>-140.628</text:p>
              </table:table-cell>
              <table:table-cell office:value-type="float" office:value="224.275">
                <text:p>224.275</text:p>
              </table:table-cell>
              <table:table-cell office:value-type="float" office:value="-79.238">
                <text:p>-79.238</text:p>
              </table:table-cell>
              <table:table-cell office:value-type="float" office:value="139.206">
                <text:p>139.206</text:p>
              </table:table-cell>
              <table:table-cell office:value-type="float" office:value="196.801">
                <text:p>196.801</text:p>
              </table:table-cell>
              <table:table-cell office:value-type="float" office:value="279.619">
                <text:p>279.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